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Sheet1_1" table:style-name="ta1">
        <table:table-column table:style-name="co2" table:default-cell-style-name="ce2"/>
        <table:table-column table:style-name="co1" table:default-cell-style-name="ce8"/>
        <table:table-column table:style-name="co3" table:default-cell-style-name="ce14"/>
        <table:table-row table:style-name="ro1">
          <table:table-cell table:style-name="ce1" office:value-type="string" calcext:value-type="string">
            <text:p>City</text:p>
          </table:table-cell>
          <table:table-cell table:style-name="ce7" office:value-type="string" calcext:value-type="string">
            <text:p>CPovertyLevel</text:p>
          </table:table-cell>
          <table:table-cell table:style-name="ce13" office:value-type="string" calcext:value-type="string">
            <text:p>Sum - NumberOfShootings</text:p>
          </table:table-cell>
        </table:table-row>
        <table:table-row table:style-name="ro1">
          <table:table-cell office:value-type="string" calcext:value-type="string">
            <text:p>ABBEVILLE</text:p>
          </table:table-cell>
          <table:table-cell office:value-type="float" office:value="29.1" calcext:value-type="float">
            <text:p>2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RDEEN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ILENE</text:p>
          </table:table-cell>
          <table:table-cell office:value-type="float" office:value="19.1" calcext:value-type="float">
            <text:p>19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ING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ITA SPRINGS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AMP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WORTH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S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float" office:value="30.3" calcext:value-type="float">
            <text:p>3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ELPHI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FTON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UANG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EA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IKEN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TKIN</text:p>
          </table:table-cell>
          <table:table-cell office:value-type="float" office:value="24.6" calcext:value-type="float">
            <text:p>2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RON</text:p>
          </table:table-cell>
          <table:table-cell office:value-type="float" office:value="26.5" calcext:value-type="float">
            <text:p>26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ABASTER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AMEDA</text:p>
          </table:table-cell>
          <table:table-cell office:value-type="float" office:value="9.8" calcext:value-type="float">
            <text:p>9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AMO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AMO HEIGHTS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LBANY</text:p>
          </table:table-cell>
          <table:table-cell table:style-name="ce9" office:value-type="float" office:value="18.3" calcext:value-type="float">
            <text:p>18.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9.8" calcext:value-type="float">
            <text:p>19.8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6.8" calcext:value-type="float">
            <text:p>26.8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33.8" calcext:value-type="float">
            <text:p>33.8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BERTVILLE</text:p>
          </table:table-cell>
          <table:table-cell office:value-type="float" office:value="26.7" calcext:value-type="float">
            <text:p>2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UQUERQUE</text:p>
          </table:table-cell>
          <table:table-cell office:value-type="float" office:value="19.2" calcext:value-type="float">
            <text:p>19.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26.4" calcext:value-type="float">
            <text:p>2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LEXANDRIA</text:p>
          </table:table-cell>
          <table:table-cell table:style-name="ce9" office:value-type="float" office:value="8.3" calcext:value-type="float">
            <text:p>8.3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table:style-name="ce4"/>
          <table:table-cell table:style-name="ce10" office:value-type="float" office:value="14.7" calcext:value-type="float">
            <text:p>14.7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5.8" calcext:value-type="float">
            <text:p>25.8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XANDRIA VAL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GI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GOMA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HAMBRA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25.1" calcext:value-type="float">
            <text:p>2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ENTOWN</text:p>
          </table:table-cell>
          <table:table-cell office:value-type="float" office:value="26.5" calcext:value-type="float">
            <text:p>26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ALMA</text:p>
          </table:table-cell>
          <table:table-cell table:style-name="ce9" office:value-type="float" office:value="20.5" calcext:value-type="float">
            <text:p>20.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1" calcext:value-type="float">
            <text:p>21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OHA</text:p>
          </table:table-cell>
          <table:table-cell office:value-type="float" office:value="14.9" calcext:value-type="float">
            <text:p>14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PAUGH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TADEN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AMONTE SPRINGS</text:p>
          </table:table-cell>
          <table:table-cell office:value-type="float" office:value="13.1" calcext:value-type="float">
            <text:p>13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TAVISTA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O</text:p>
          </table:table-cell>
          <table:table-cell office:value-type="float" office:value="45.6" calcext:value-type="float">
            <text:p>4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RILLO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MERICAN CANYON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ITE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ORY</text:p>
          </table:table-cell>
          <table:table-cell office:value-type="float" office:value="23.3" calcext:value-type="float">
            <text:p>2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STERDAM-CHURCHI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COCO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HEIM</text:p>
          </table:table-cell>
          <table:table-cell office:value-type="float" office:value="16.5" calcext:value-type="float">
            <text:p>16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CHORAGE</text:p>
          </table:table-cell>
          <table:table-cell office:value-type="float" office:value="8.2" calcext:value-type="float">
            <text:p>8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DALUSIA</text:p>
          </table:table-cell>
          <table:table-cell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ERSON</text:p>
          </table:table-cell>
          <table:table-cell office:value-type="float" office:value="25.3" calcext:value-type="float">
            <text:p>25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DOVER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S CAM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LETO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KENY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MOORE</text:p>
          </table:table-cell>
          <table:table-cell office:value-type="float" office:value="35.1" calcext:value-type="float">
            <text:p>3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ISTON</text:p>
          </table:table-cell>
          <table:table-cell office:value-type="float" office:value="31.7" calcext:value-type="float">
            <text:p>31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TELOP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EM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NTIOCH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5.4" calcext:value-type="float">
            <text:p>15.4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Z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CHE JUNCTION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OPKA</text:p>
          </table:table-cell>
          <table:table-cell office:value-type="float" office:value="14.6" calcext:value-type="float">
            <text:p>1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LE VALLEY</text:p>
          </table:table-cell>
          <table:table-cell office:value-type="float" office:value="20.6" calcext:value-type="float">
            <text:p>20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QUASCO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BI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GON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NSAS</text:p>
          </table:table-cell>
          <table:table-cell office:value-type="float" office:value="18.2" calcext:value-type="float">
            <text:p>1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NSAS PASS</text:p>
          </table:table-cell>
          <table:table-cell office:value-type="float" office:value="18.2" calcext:value-type="float">
            <text:p>1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ADIA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DALE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OLA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DMORE</text:p>
          </table:table-cell>
          <table:table-cell office:value-type="float" office:value="17.1" calcext:value-type="float">
            <text:p>1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ZONA CITY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RLINGTON</text:p>
          </table:table-cell>
          <table:table-cell table:style-name="ce9" office:value-type="float" office:value="3.4" calcext:value-type="float">
            <text:p>3.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2.1" calcext:value-type="float">
            <text:p>12.1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4"/>
          <table:table-cell table:style-name="ce10" office:value-type="float" office:value="17.5" calcext:value-type="float">
            <text:p>17.5</text:p>
          </table:table-cell>
          <table:table-cell table:style-name="ce16" office:value-type="float" office:value="7" calcext:value-type="float">
            <text:p>7</text:p>
          </table:table-cell>
        </table:table-row>
        <table:table-row table:style-name="ro1">
          <table:table-cell table:style-name="ce5"/>
          <table:table-cell table:style-name="ce11" office:value-type="float" office:value="37.5" calcext:value-type="float">
            <text:p>37.5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LINGTON HEIGHTS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MAS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ESIA</text:p>
          </table:table-cell>
          <table:table-cell office:value-type="float" office:value="10.9" calcext:value-type="float">
            <text:p>1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UND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 FORK</text:p>
          </table:table-cell>
          <table:table-cell office:value-type="float" office:value="74.8" calcext:value-type="float">
            <text:p>7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EVILLE</text:p>
          </table:table-cell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FORD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SHLAND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2.4" calcext:value-type="float">
            <text:p>22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TABULA</text:p>
          </table:table-cell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WAUBENON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EN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ARIA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ASCADER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ASCOCITA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HEN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LANTA</text:p>
          </table:table-cell>
          <table:table-cell office:value-type="float" office:value="24.6" calcext:value-type="float">
            <text:p>24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TLANTIC BEACH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ANTIC CITY</text:p>
          </table:table-cell>
          <table:table-cell office:value-type="float" office:value="36.9" calcext:value-type="float">
            <text:p>36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TALLA</text:p>
          </table:table-cell>
          <table:table-cell office:value-type="float" office:value="20.3" calcext:value-type="float">
            <text:p>2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WATER</text:p>
          </table:table-cell>
          <table:table-cell office:value-type="float" office:value="26.2" calcext:value-type="float">
            <text:p>26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WOOD</text:p>
          </table:table-cell>
          <table:table-cell office:value-type="float" office:value="19.9" calcext:value-type="float">
            <text:p>1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BERRY</text:p>
          </table:table-cell>
          <table:table-cell office:value-type="float" office:value="15.1" calcext:value-type="float">
            <text:p>1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UBURN</text:p>
          </table:table-cell>
          <table:table-cell table:style-name="ce9" office:value-type="float" office:value="12.8" calcext:value-type="float">
            <text:p>12.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5.9" calcext:value-type="float">
            <text:p>15.9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table-cell table:style-name="ce4"/>
          <table:table-cell table:style-name="ce10" office:value-type="float" office:value="16.1" calcext:value-type="float">
            <text:p>16.1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7.9" calcext:value-type="float">
            <text:p>17.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1.8" calcext:value-type="float">
            <text:p>31.8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UGUSTA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</table:table-row>
        <table:table-row table:style-name="ro1">
          <table:table-cell table:style-name="ce5"/>
          <table:table-cell table:style-name="ce11" office:value-type="float" office:value="19.7" calcext:value-type="float">
            <text:p>19.7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RORA</text:p>
          </table:table-cell>
          <table:table-cell office:value-type="float" office:value="15.3" calcext:value-type="float">
            <text:p>15.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USTELL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AUSTIN</text:p>
          </table:table-cell>
          <table:table-cell table:style-name="ce9" office:value-type="float" office:value="7.7" calcext:value-type="float">
            <text:p>7.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5.9" calcext:value-type="float">
            <text:p>15.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8" calcext:value-type="float">
            <text:p>18</text:p>
          </table:table-cell>
          <table:table-cell table:style-name="ce17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VELLA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AL</text:p>
          </table:table-cell>
          <table:table-cell office:value-type="float" office:value="36.4" calcext:value-type="float">
            <text:p>3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ONDALE</text:p>
          </table:table-cell>
          <table:table-cell office:value-type="float" office:value="18.6" calcext:value-type="float">
            <text:p>18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VONDALE ESTATES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LE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USA</text:p>
          </table:table-cell>
          <table:table-cell office:value-type="float" office:value="17.6" calcext:value-type="float">
            <text:p>17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BYLON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I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INBRIDGE</text:p>
          </table:table-cell>
          <table:table-cell office:value-type="float" office:value="16.1" calcext:value-type="float">
            <text:p>1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INBRIDGE ISLAND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ERSFIELD</text:p>
          </table:table-cell>
          <table:table-cell office:value-type="float" office:value="19.8" calcext:value-type="float">
            <text:p>19.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ALA CYWY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CH SPRING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DWIN</text:p>
          </table:table-cell>
          <table:table-cell office:value-type="float" office:value="33.1" calcext:value-type="float">
            <text:p>3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DWIN PARK</text:p>
          </table:table-cell>
          <table:table-cell office:value-type="float" office:value="16.7" calcext:value-type="float">
            <text:p>16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LSTON SPA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TIMORE</text:p>
          </table:table-cell>
          <table:table-cell office:value-type="float" office:value="23.7" calcext:value-type="float">
            <text:p>23.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ANGOR</text:p>
          </table:table-cell>
          <table:table-cell office:value-type="float" office:value="26.2" calcext:value-type="float">
            <text:p>26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NING</text:p>
          </table:table-cell>
          <table:table-cell office:value-type="float" office:value="21.2" calcext:value-type="float">
            <text:p>21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ROW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RYVI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STOW</text:p>
          </table:table-cell>
          <table:table-cell office:value-type="float" office:value="33.7" calcext:value-type="float">
            <text:p>33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TLESVILLE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IN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S LAKE</text:p>
          </table:table-cell>
          <table:table-cell office:value-type="float" office:value="27.6" calcext:value-type="float">
            <text:p>2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SFIELD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TROP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AVIA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ON ROUGE</text:p>
          </table:table-cell>
          <table:table-cell office:value-type="float" office:value="25.6" calcext:value-type="float">
            <text:p>25.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TTLE CREEK</text:p>
          </table:table-cell>
          <table:table-cell office:value-type="float" office:value="21.7" calcext:value-type="float">
            <text:p>2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Y CITY</text:p>
          </table:table-cell>
          <table:table-cell office:value-type="float" office:value="22.2" calcext:value-type="float">
            <text:p>22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Y MINETTE</text:p>
          </table:table-cell>
          <table:table-cell office:value-type="float" office:value="26.3" calcext:value-type="float">
            <text:p>2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Y POINT</text:p>
          </table:table-cell>
          <table:table-cell office:value-type="float" office:value="25.1" calcext:value-type="float">
            <text:p>25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Y SHORE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Y ST. LOUI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YTOWN</text:p>
          </table:table-cell>
          <table:table-cell office:value-type="float" office:value="19.6" calcext:value-type="float">
            <text:p>19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AUFORT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UMONT</text:p>
          </table:table-cell>
          <table:table-cell office:value-type="float" office:value="21.8" calcext:value-type="float">
            <text:p>21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AVER DAM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VERCREEK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VERTON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CKLEY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CKVILLE</text:p>
          </table:table-cell>
          <table:table-cell office:value-type="float" office:value="26.3" calcext:value-type="float">
            <text:p>26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BEDFORD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1.7" calcext:value-type="float">
            <text:p>11.7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CHER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VILLE</text:p>
          </table:table-cell>
          <table:table-cell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 AIR</text:p>
          </table:table-cell>
          <table:table-cell office:value-type="float" office:value="28.2" calcext:value-type="float">
            <text:p>2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DING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FAIR</text:p>
          </table:table-cell>
          <table:table-cell office:value-type="float" office:value="21.5" calcext:value-type="float">
            <text:p>2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FIELD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LGRADE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L GARDENS</text:p>
          </table:table-cell>
          <table:table-cell office:value-type="float" office:value="28.1" calcext:value-type="float">
            <text:p>28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LA VISTA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LE GLADE</text:p>
          </table:table-cell>
          <table:table-cell office:value-type="float" office:value="35.9" calcext:value-type="float">
            <text:p>3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LLEVILLE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6.3" calcext:value-type="float">
            <text:p>16.3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8.2" calcext:value-type="float">
            <text:p>18.2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LLEVUE</text:p>
          </table:table-cell>
          <table:table-cell table:style-name="ce9" office:value-type="float" office:value="7.9" calcext:value-type="float">
            <text:p>7.9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11.3" calcext:value-type="float">
            <text:p>11.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LFLOWER</text:p>
          </table:table-cell>
          <table:table-cell office:value-type="float" office:value="17.9" calcext:value-type="float">
            <text:p>17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LLINGHAM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LMAWR</text:p>
          </table:table-cell>
          <table:table-cell office:value-type="float" office:value="14.3" calcext:value-type="float">
            <text:p>14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LMORE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LVILLE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LV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MONT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OIT</text:p>
          </table:table-cell>
          <table:table-cell office:value-type="float" office:value="25.6" calcext:value-type="float">
            <text:p>25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D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BENTON</text:p>
          </table:table-cell>
          <table:table-cell table:style-name="ce9" office:value-type="float" office:value="11.4" calcext:value-type="float">
            <text:p>11.4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float" office:value="23.4" calcext:value-type="float">
            <text:p>23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TON HARBOR</text:p>
          </table:table-cell>
          <table:table-cell office:value-type="float" office:value="50.3" calcext:value-type="float">
            <text:p>5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RKELEY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0.4" calcext:value-type="float">
            <text:p>20.4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11" office:value-type="float" office:value="25.4" calcext:value-type="float">
            <text:p>25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WY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HANY</text:p>
          </table:table-cell>
          <table:table-cell office:value-type="float" office:value="17.1" calcext:value-type="float">
            <text:p>1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THEL</text:p>
          </table:table-cell>
          <table:table-cell table:style-name="ce9" office:value-type="float" office:value="4.2" calcext:value-type="float">
            <text:p>4.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1.4" calcext:value-type="float">
            <text:p>11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HESDA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HLEHEM</text:p>
          </table:table-cell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ULA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VERL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VERLY HILLS</text:p>
          </table:table-cell>
          <table:table-cell office:value-type="float" office:value="8.9" calcext:value-type="float">
            <text:p>8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BIG LAKE</text:p>
          </table:table-cell>
          <table:table-cell table:style-name="ce9" office:value-type="float" office:value="9.6" calcext:value-type="float">
            <text:p>9.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3.6" calcext:value-type="float">
            <text:p>13.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 SANDY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 SPRINGS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GS JUN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LINGS</text:p>
          </table:table-cell>
          <table:table-cell office:value-type="float" office:value="12.8" calcext:value-type="float">
            <text:p>12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ILOXI</text:p>
          </table:table-cell>
          <table:table-cell office:value-type="float" office:value="24.6" calcext:value-type="float">
            <text:p>24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NGHAMP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CH BAY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30.9" calcext:value-type="float">
            <text:p>30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ISBEE</text:p>
          </table:table-cell>
          <table:table-cell office:value-type="float" office:value="29.1" calcext:value-type="float">
            <text:p>2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MARCK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ACKDUCK</text:p>
          </table:table-cell>
          <table:table-cell office:value-type="float" office:value="23.2" calcext:value-type="float">
            <text:p>2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OMFIELD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LOOMINGTON</text:p>
          </table:table-cell>
          <table:table-cell table:style-name="ce9" office:value-type="float" office:value="8.9" calcext:value-type="float">
            <text:p>8.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2" calcext:value-type="float">
            <text:p>22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OMSBURG</text:p>
          </table:table-cell>
          <table:table-cell office:value-type="float" office:value="34.1" calcext:value-type="float">
            <text:p>3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WING ROCK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LAKE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RIDGE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 SPRINGS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UEFIELD</text:p>
          </table:table-cell>
          <table:table-cell office:value-type="float" office:value="23.4" calcext:value-type="float">
            <text:p>23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YTHEVIL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AZ</text:p>
          </table:table-cell>
          <table:table-cell office:value-type="float" office:value="19.4" calcext:value-type="float">
            <text:p>19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CA RAT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ISE</text:p>
          </table:table-cell>
          <table:table-cell office:value-type="float" office:value="14.3" calcext:value-type="float">
            <text:p>14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NAI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ITA SPRINGS</text:p>
          </table:table-cell>
          <table:table-cell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OONE</text:p>
          </table:table-cell>
          <table:table-cell table:style-name="ce9" office:value-type="float" office:value="10.9" calcext:value-type="float">
            <text:p>10.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64.5" calcext:value-type="float">
            <text:p>64.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SSIER CITY</text:p>
          </table:table-cell>
          <table:table-cell office:value-type="float" office:value="16.7" calcext:value-type="float">
            <text:p>16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21.5" calcext:value-type="float">
            <text:p>2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THELL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OULDER</text:p>
          </table:table-cell>
          <table:table-cell table:style-name="ce9" office:value-type="float" office:value="23.1" calcext:value-type="float">
            <text:p>23.1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11" office:value-type="float" office:value="23.3" calcext:value-type="float">
            <text:p>23.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LDER CITY</text:p>
          </table:table-cell>
          <table:table-cell office:value-type="float" office:value="10.3" calcext:value-type="float">
            <text:p>10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ULDER CREEK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NTIFUL</text:p>
          </table:table-cell>
          <table:table-cell office:value-type="float" office:value="7.9" calcext:value-type="float">
            <text:p>7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BON</text:p>
          </table:table-cell>
          <table:table-cell office:value-type="float" office:value="20.9" calcext:value-type="float">
            <text:p>2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WLING GREEN</text:p>
          </table:table-cell>
          <table:table-cell office:value-type="float" office:value="28.1" calcext:value-type="float">
            <text:p>28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YCEVILLE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YLE HEIGHT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YNTON BEACH</text:p>
          </table:table-cell>
          <table:table-cell office:value-type="float" office:value="16.8" calcext:value-type="float">
            <text:p>16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ZEMAN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DENTON</text:p>
          </table:table-cell>
          <table:table-cell office:value-type="float" office:value="18.1" calcext:value-type="float">
            <text:p>18.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INTREE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YWINE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FORD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TTLEBORO</text:p>
          </table:table-cell>
          <table:table-cell office:value-type="float" office:value="19.3" calcext:value-type="float">
            <text:p>1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WLEY</text:p>
          </table:table-cell>
          <table:table-cell office:value-type="float" office:value="25.2" calcext:value-type="float">
            <text:p>25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AUX BRIDGE</text:p>
          </table:table-cell>
          <table:table-cell office:value-type="float" office:value="23.7" calcext:value-type="float">
            <text:p>23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CKENRIDG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MERTON</text:p>
          </table:table-cell>
          <table:table-cell office:value-type="float" office:value="21.5" calcext:value-type="float">
            <text:p>2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VARD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GE CITY</text:p>
          </table:table-cell>
          <table:table-cell office:value-type="float" office:value="26.8" calcext:value-type="float">
            <text:p>2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GEPORT</text:p>
          </table:table-cell>
          <table:table-cell office:value-type="float" office:value="22.9" calcext:value-type="float">
            <text:p>22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IDGETON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BRIGHTON</text:p>
          </table:table-cell>
          <table:table-cell table:style-name="ce9" office:value-type="float" office:value="9.9" calcext:value-type="float">
            <text:p>9.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3" calcext:value-type="float">
            <text:p>3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GHTON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NSO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SB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16.3" calcext:value-type="float">
            <text:p>16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OAD CREE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ADWAY</text:p>
          </table:table-cell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CKTON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KEN BOW</text:p>
          </table:table-cell>
          <table:table-cell office:value-type="float" office:value="33.9" calcext:value-type="float">
            <text:p>3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NX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string" calcext:value-type="string">
            <text:p>BROOKHAVEN</text:p>
          </table:table-cell>
          <table:table-cell table:style-name="ce9" office:value-type="float" office:value="8.7" calcext:value-type="float">
            <text:p>8.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7.1" calcext:value-type="float">
            <text:p>37.1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ROOKLYN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43" calcext:value-type="float">
            <text:p>43</text:p>
          </table:table-cell>
        </table:table-row>
        <table:table-row table:style-name="ro1">
          <table:table-cell table:style-name="ce5"/>
          <table:table-cell table:style-name="ce11" office:value-type="float" office:value="13.4" calcext:value-type="float">
            <text:p>13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OKLYN CENTER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OKSHIRE</text:p>
          </table:table-cell>
          <table:table-cell office:value-type="float" office:value="21.5" calcext:value-type="float">
            <text:p>2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ROOKSVILLE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7.3" calcext:value-type="float">
            <text:p>27.3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OOKVILLE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OMFIELD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OWNING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BROWNSVILLE</text:p>
          </table:table-cell>
          <table:table-cell table:style-name="ce9" office:value-type="float" office:value="30.5" calcext:value-type="float">
            <text:p>30.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3.7" calcext:value-type="float">
            <text:p>33.7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BRUNSWICK</text:p>
          </table:table-cell>
          <table:table-cell table:style-name="ce9" office:value-type="float" office:value="12.5" calcext:value-type="float">
            <text:p>12.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5.3" calcext:value-type="float">
            <text:p>35.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H VAL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ANAN DAM</text:p>
          </table:table-cell>
          <table:table-cell office:value-type="float" office:value="13.6" calcext:value-type="float">
            <text:p>1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KEYE</text:p>
          </table:table-cell>
          <table:table-cell office:value-type="float" office:value="14.8" calcext:value-type="float">
            <text:p>14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CKHEAD</text:p>
          </table:table-cell>
          <table:table-cell office:value-type="float" office:value="17.6" calcext:value-type="float">
            <text:p>1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KLEY</text:p>
          </table:table-cell>
          <table:table-cell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ENA PARK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FFALO</text:p>
          </table:table-cell>
          <table:table-cell office:value-type="float" office:value="31.4" calcext:value-type="float">
            <text:p>31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UFFALO GROVE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FORD</text:p>
          </table:table-cell>
          <table:table-cell office:value-type="float" office:value="19.2" calcext:value-type="float">
            <text:p>19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LLHEAD CITY</text:p>
          </table:table-cell>
          <table:table-cell office:value-type="float" office:value="19.7" calcext:value-type="float">
            <text:p>1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N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BANK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IEN</text:p>
          </table:table-cell>
          <table:table-cell office:value-type="float" office:value="18.2" calcext:value-type="float">
            <text:p>18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RKBURNETT</text:p>
          </table:table-cell>
          <table:table-cell office:value-type="float" office:value="11.3" calcext:value-type="float">
            <text:p>1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LINGAME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URLINGTON</text:p>
          </table:table-cell>
          <table:table-cell table:style-name="ce9" office:value-type="float" office:value="19.6" calcext:value-type="float">
            <text:p>19.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4.8" calcext:value-type="float">
            <text:p>24.8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NEY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NHAM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NSVILLE</text:p>
          </table:table-cell>
          <table:table-cell office:value-type="float" office:value="11.2" calcext:value-type="float">
            <text:p>1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TONSVIL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HNELL</text:p>
          </table:table-cell>
          <table:table-cell office:value-type="float" office:value="27.9" calcext:value-type="float">
            <text:p>2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UTLER</text:p>
          </table:table-cell>
          <table:table-cell table:style-name="ce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3" calcext:value-type="float">
            <text:p>3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HALIA</text:p>
          </table:table-cell>
          <table:table-cell office:value-type="float" office:value="42.2" calcext:value-type="float">
            <text:p>42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YNG</text:p>
          </table:table-cell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YRAM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RAM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RON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–ON 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BAZON</text:p>
          </table:table-cell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DE</text:p>
          </table:table-cell>
          <table:table-cell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CALDWELL</text:p>
          </table:table-cell>
          <table:table-cell table:style-name="ce9" office:value-type="float" office:value="20.6" calcext:value-type="float">
            <text:p>20.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0.9" calcext:value-type="float">
            <text:p>20.9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EXICO</text:p>
          </table:table-cell>
          <table:table-cell office:value-type="float" office:value="27.4" calcext:value-type="float">
            <text:p>27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UMET CITY</text:p>
          </table:table-cell>
          <table:table-cell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ARILLO</text:p>
          </table:table-cell>
          <table:table-cell office:value-type="float" office:value="6.4" calcext:value-type="float">
            <text:p>6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39.9" calcext:value-type="float">
            <text:p>39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INO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 HILL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 SPRINGS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BEL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BELLTOWN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AN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STOTA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BY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ON C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TON</text:p>
          </table:table-cell>
          <table:table-cell office:value-type="float" office:value="32.3" calcext:value-type="float">
            <text:p>32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TON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YON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E CANAVERAL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E CORAL</text:p>
          </table:table-cell>
          <table:table-cell office:value-type="float" office:value="14.2" calcext:value-type="float">
            <text:p>14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PE GIRARDEAU</text:p>
          </table:table-cell>
          <table:table-cell office:value-type="float" office:value="25.9" calcext:value-type="float">
            <text:p>2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ITOL HEIGHT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ITOL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BONDALE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ARLSBAD</text:p>
          </table:table-cell>
          <table:table-cell table:style-name="ce9" office:value-type="float" office:value="9.1" calcext:value-type="float">
            <text:p>9.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3.5" calcext:value-type="float">
            <text:p>13.5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MICHAEL</text:p>
          </table:table-cell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OLLW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RIZOZO</text:p>
          </table:table-cell>
          <table:table-cell office:value-type="float" office:value="34.3" calcext:value-type="float">
            <text:p>3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ARROLLTON</text:p>
          </table:table-cell>
          <table:table-cell table:style-name="ce9" office:value-type="float" office:value="9.5" calcext:value-type="float">
            <text:p>9.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8.7" calcext:value-type="float">
            <text:p>28.7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float" office:value="10.9" calcext:value-type="float">
            <text:p>10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RSON CITY</text:p>
          </table:table-cell>
          <table:table-cell office:value-type="float" office:value="16.8" calcext:value-type="float">
            <text:p>16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TERSVILLE</text:p>
          </table:table-cell>
          <table:table-cell office:value-type="float" office:value="14.9" calcext:value-type="float">
            <text:p>14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THAGE</text:p>
          </table:table-cell>
          <table:table-cell office:value-type="float" office:value="46.9" calcext:value-type="float">
            <text:p>4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A GRANDE</text:p>
          </table:table-cell>
          <table:table-cell office:value-type="float" office:value="16.9" calcext:value-type="float">
            <text:p>16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SPER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SI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SSVILLE</text:p>
          </table:table-cell>
          <table:table-cell office:value-type="float" office:value="16.3" calcext:value-type="float">
            <text:p>1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AIC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TRO VALLEY</text:p>
          </table:table-cell>
          <table:table-cell office:value-type="float" office:value="7.4" calcext:value-type="float">
            <text:p>7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TALIN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ERSVI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HEDRAL CITY</text:p>
          </table:table-cell>
          <table:table-cell office:value-type="float" office:value="23.1" calcext:value-type="float">
            <text:p>2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O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ONSVILLE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VE JUNCTION</text:p>
          </table:table-cell>
          <table:table-cell office:value-type="float" office:value="33.5" calcext:value-type="float">
            <text:p>3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VE SPRING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EDAR HILL</text:p>
          </table:table-cell>
          <table:table-cell table:style-name="ce9" office:value-type="float" office:value="11.5" calcext:value-type="float">
            <text:p>11.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1.8" calcext:value-type="float">
            <text:p>11.8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DAR RAPIDS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DARTOWN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LEBRATION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ELINA</text:p>
          </table:table-cell>
          <table:table-cell table:style-name="ce9" office:value-type="float" office:value="11.9" calcext:value-type="float">
            <text:p>11.9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12.1" calcext:value-type="float">
            <text:p>12.1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ENNI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ENTERVILLE</text:p>
          </table:table-cell>
          <table:table-cell table:style-name="ce9" office:value-type="float" office:value="4.5" calcext:value-type="float">
            <text:p>4.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9.5" calcext:value-type="float">
            <text:p>19.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 FALLS</text:p>
          </table:table-cell>
          <table:table-cell office:value-type="float" office:value="33.2" calcext:value-type="float">
            <text:p>3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 ISLIP</text:p>
          </table:table-cell>
          <table:table-cell office:value-type="float" office:value="13.1" calcext:value-type="float">
            <text:p>1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I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EVIL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ES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RITOS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BERSBURG</text:p>
          </table:table-cell>
          <table:table-cell office:value-type="float" office:value="22.3" calcext:value-type="float">
            <text:p>2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PAIGN</text:p>
          </table:table-cell>
          <table:table-cell office:value-type="float" office:value="28.2" calcext:value-type="float">
            <text:p>2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MP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NNELVIEW</text:p>
          </table:table-cell>
          <table:table-cell office:value-type="float" office:value="21.2" calcext:value-type="float">
            <text:p>2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TILLY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ARRAL</text:p>
          </table:table-cell>
          <table:table-cell office:value-type="float" office:value="42.8" calcext:value-type="float">
            <text:p>4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PMANVILLE</text:p>
          </table:table-cell>
          <table:table-cell office:value-type="float" office:value="21.2" calcext:value-type="float">
            <text:p>2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ENTON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LESTON</text:p>
          </table:table-cell>
          <table:table-cell office:value-type="float" office:value="17.8" calcext:value-type="float">
            <text:p>17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float" office:value="16.8" calcext:value-type="float">
            <text:p>16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ARLOTTESVILLE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SKA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TTANOOGA</text:p>
          </table:table-cell>
          <table:table-cell office:value-type="float" office:value="22.6" calcext:value-type="float">
            <text:p>22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V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RRYLAND</text:p>
          </table:table-cell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SAPEAKE</text:p>
          </table:table-cell>
          <table:table-cell office:value-type="float" office:value="9.7" calcext:value-type="float">
            <text:p>9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SNEE</text:p>
          </table:table-cell>
          <table:table-cell office:value-type="float" office:value="34.9" calcext:value-type="float">
            <text:p>3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HESTER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4.6" calcext:value-type="float">
            <text:p>34.6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WELAH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YENNE</text:p>
          </table:table-cell>
          <table:table-cell office:value-type="float" office:value="11.2" calcext:value-type="float">
            <text:p>1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22.3" calcext:value-type="float">
            <text:p>22.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HICKASHA</text:p>
          </table:table-cell>
          <table:table-cell office:value-type="float" office:value="18.4" calcext:value-type="float">
            <text:p>18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CO</text:p>
          </table:table-cell>
          <table:table-cell office:value-type="float" office:value="24.9" calcext:value-type="float">
            <text:p>24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ILDERSBURG</text:p>
          </table:table-cell>
          <table:table-cell office:value-type="float" office:value="38.6" calcext:value-type="float">
            <text:p>3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NO</text:p>
          </table:table-cell>
          <table:table-cell office:value-type="float" office:value="11.6" calcext:value-type="float">
            <text:p>11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NO HILLS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NO VALLEY</text:p>
          </table:table-cell>
          <table:table-cell office:value-type="float" office:value="18.3" calcext:value-type="float">
            <text:p>1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RIACO SUMM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OWCHILLA</text:p>
          </table:table-cell>
          <table:table-cell office:value-type="float" office:value="32.1" calcext:value-type="float">
            <text:p>3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SBURG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BBUCK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LA VISTA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UNKY</text:p>
          </table:table-cell>
          <table:table-cell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NCINNATI</text:p>
          </table:table-cell>
          <table:table-cell office:value-type="float" office:value="30.5" calcext:value-type="float">
            <text:p>3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ITRONELLE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US HEIGHTS</text:p>
          </table:table-cell>
          <table:table-cell office:value-type="float" office:value="15.4" calcext:value-type="float">
            <text:p>15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TY OF INDUS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Y TERR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CKAM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LLAM</text:p>
          </table:table-cell>
          <table:table-cell office:value-type="float" office:value="49.7" calcext:value-type="float">
            <text:p>4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NTON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REMONT</text:p>
          </table:table-cell>
          <table:table-cell office:value-type="float" office:value="14.1" calcext:value-type="float">
            <text:p>1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RKESVILLE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RKSDAL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RKSVILLE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YMONT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YMOU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LAYTON</text:p>
          </table:table-cell>
          <table:table-cell table:style-name="ce9" office:value-type="float" office:value="7.4" calcext:value-type="float">
            <text:p>7.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9.6" calcext:value-type="float">
            <text:p>19.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ARLAKE</text:p>
          </table:table-cell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ARLAKE OAKS</text:p>
          </table:table-cell>
          <table:table-cell office:value-type="float" office:value="31.4" calcext:value-type="float">
            <text:p>3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ARLAKE PA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ARWATER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EO SPRINGS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ONE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RMONT</text:p>
          </table:table-cell>
          <table:table-cell office:value-type="float" office:value="14.1" calcext:value-type="float">
            <text:p>1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LEVELAND</text:p>
          </table:table-cell>
          <table:table-cell table:style-name="ce9" office:value-type="float" office:value="25" calcext:value-type="float">
            <text:p>2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8" calcext:value-type="float">
            <text:p>28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6.2" calcext:value-type="float">
            <text:p>36.2</text:p>
          </table:table-cell>
          <table:table-cell table:style-name="ce17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LIFTON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LINTON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4.1" calcext:value-type="float">
            <text:p>4.1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7.3" calcext:value-type="float">
            <text:p>7.3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6.1" calcext:value-type="float">
            <text:p>16.1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6.9" calcext:value-type="float">
            <text:p>16.9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TONVI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UTIERVI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VERDALE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VIS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TE</text:p>
          </table:table-cell>
          <table:table-cell office:value-type="float" office:value="19.3" calcext:value-type="float">
            <text:p>1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CHELLA</text:p>
          </table:table-cell>
          <table:table-cell office:value-type="float" office:value="31.6" calcext:value-type="float">
            <text:p>3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L CITY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LINGA</text:p>
          </table:table-cell>
          <table:table-cell office:value-type="float" office:value="23.2" calcext:value-type="float">
            <text:p>2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RSEGOLD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KEYSVILLE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OA</text:p>
          </table:table-cell>
          <table:table-cell office:value-type="float" office:value="29.3" calcext:value-type="float">
            <text:p>2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ONUT CREEK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EBURN</text:p>
          </table:table-cell>
          <table:table-cell office:value-type="float" office:value="36.4" calcext:value-type="float">
            <text:p>3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EUR D'ALEN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FFEEVILLE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K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BER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DWATER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EBROOK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GE PARK</text:p>
          </table:table-cell>
          <table:table-cell office:value-type="float" office:value="38.4" calcext:value-type="float">
            <text:p>38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LEGE STATION</text:p>
          </table:table-cell>
          <table:table-cell office:value-type="float" office:value="34.7" calcext:value-type="float">
            <text:p>3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RADO CITY</text:p>
          </table:table-cell>
          <table:table-cell office:value-type="float" office:value="21.5" calcext:value-type="float">
            <text:p>2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RADO SPRINGS</text:p>
          </table:table-cell>
          <table:table-cell office:value-type="float" office:value="13.4" calcext:value-type="float">
            <text:p>13.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COLTON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2.1" calcext:value-type="float">
            <text:p>22.1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COLUMBIA</text:p>
          </table:table-cell>
          <table:table-cell table:style-name="ce9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3.2" calcext:value-type="float">
            <text:p>23.2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4"/>
          <table:table-cell table:style-name="ce10" office:value-type="float" office:value="24.2" calcext:value-type="float">
            <text:p>24.2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table:style-name="ce4"/>
          <table:table-cell table:style-name="ce10" office:value-type="float" office:value="24.4" calcext:value-type="float">
            <text:p>24.4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41.6" calcext:value-type="float">
            <text:p>41.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UMBIA HEIGHTS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UMBIA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OLUMBUS</text:p>
          </table:table-cell>
          <table:table-cell table:style-name="ce9" office:value-type="float" office:value="4.5" calcext:value-type="float">
            <text:p>4.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0.5" calcext:value-type="float">
            <text:p>20.5</text:p>
          </table:table-cell>
          <table:table-cell table:style-name="ce16" office:value-type="float" office:value="5" calcext:value-type="float">
            <text:p>5</text:p>
          </table:table-cell>
        </table:table-row>
        <table:table-row table:style-name="ro1">
          <table:table-cell table:style-name="ce5"/>
          <table:table-cell table:style-name="ce11" office:value-type="float" office:value="21.7" calcext:value-type="float">
            <text:p>21.7</text:p>
          </table:table-cell>
          <table:table-cell table:style-name="ce17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LVILLE</text:p>
          </table:table-cell>
          <table:table-cell office:value-type="float" office:value="21.7" calcext:value-type="float">
            <text:p>2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 office:value-type="float" office:value="23.2" calcext:value-type="float">
            <text:p>2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RCE CITY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TON</text:p>
          </table:table-cell>
          <table:table-cell office:value-type="float" office:value="26.6" calcext:value-type="float">
            <text:p>26.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CONCORD</text:p>
          </table:table-cell>
          <table:table-cell table:style-name="ce9" office:value-type="float" office:value="1.9" calcext:value-type="float">
            <text:p>1.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1.2" calcext:value-type="float">
            <text:p>11.2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2.8" calcext:value-type="float">
            <text:p>12.8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3.3" calcext:value-type="float">
            <text:p>13.3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ROE</text:p>
          </table:table-cell>
          <table:table-cell office:value-type="float" office:value="19.3" calcext:value-type="float">
            <text:p>19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SHOHOCKEN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ERSE</text:p>
          </table:table-cell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YERS</text:p>
          </table:table-cell>
          <table:table-cell office:value-type="float" office:value="27.8" calcext:value-type="float">
            <text:p>2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OLBAUGH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OS BAY</text:p>
          </table:table-cell>
          <table:table-cell office:value-type="float" office:value="22.7" calcext:value-type="float">
            <text:p>22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PE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PPERAS COVE</text:p>
          </table:table-cell>
          <table:table-cell office:value-type="float" office:value="11.9" calcext:value-type="float">
            <text:p>11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AL GABLES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ALVILLE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AM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INNE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ORINTH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6.3" calcext:value-type="float">
            <text:p>26.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NELIUS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NING</text:p>
          </table:table-cell>
          <table:table-cell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ONA</text:p>
          </table:table-cell>
          <table:table-cell office:value-type="float" office:value="11.7" calcext:value-type="float">
            <text:p>11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RPUS CHRISTI</text:p>
          </table:table-cell>
          <table:table-cell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STA MESA</text:p>
          </table:table-cell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TTAGE GROVE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TONDALE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TONWOOD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CIL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INA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RAIG</text:p>
          </table:table-cell>
          <table:table-cell table:style-name="ce9" office:value-type="float" office:value="12.6" calcext:value-type="float">
            <text:p>12.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3.9" calcext:value-type="float">
            <text:p>13.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4.6" calcext:value-type="float">
            <text:p>34.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IGSVILLE</text:p>
          </table:table-cell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NDON</text:p>
          </table:table-cell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CRESCENT CITY</text:p>
          </table:table-cell>
          <table:table-cell table:style-name="ce9" office:value-type="float" office:value="28.7" calcext:value-type="float">
            <text:p>28.7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float" office:value="37" calcext:value-type="float">
            <text:p>37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SWELL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PPLE CREEK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Y</text:p>
          </table:table-cell>
          <table:table-cell office:value-type="float" office:value="26.8" calcext:value-type="float">
            <text:p>2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SVILLE</text:p>
          </table:table-cell>
          <table:table-cell office:value-type="float" office:value="29.1" calcext:value-type="float">
            <text:p>29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WLEY</text:p>
          </table:table-cell>
          <table:table-cell office:value-type="float" office:value="34.9" calcext:value-type="float">
            <text:p>34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WS LANDING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MP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LAKE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 RIVER</text:p>
          </table:table-cell>
          <table:table-cell office:value-type="float" office:value="26.3" calcext:value-type="float">
            <text:p>26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STAL SPRINGS</text:p>
          </table:table-cell>
          <table:table-cell office:value-type="float" office:value="25.1" calcext:value-type="float">
            <text:p>2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DAHY</text:p>
          </table:table-cell>
          <table:table-cell office:value-type="float" office:value="31.3" calcext:value-type="float">
            <text:p>3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DESAC</text:p>
          </table:table-cell>
          <table:table-cell office:value-type="float" office:value="32.1" calcext:value-type="float">
            <text:p>3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LOWHEE</text:p>
          </table:table-cell>
          <table:table-cell office:value-type="float" office:value="49.1" calcext:value-type="float">
            <text:p>4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float" office:value="13.6" calcext:value-type="float">
            <text:p>1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VER CITY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MBERLAND FURN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MMING</text:p>
          </table:table-cell>
          <table:table-cell office:value-type="float" office:value="20.7" calcext:value-type="float">
            <text:p>2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PERTINO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RR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 BANK</text:p>
          </table:table-cell>
          <table:table-cell office:value-type="float" office:value="20.7" calcext:value-type="float">
            <text:p>2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 OFF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LER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PRES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DE CITY</text:p>
          </table:table-cell>
          <table:table-cell office:value-type="float" office:value="32.2" calcext:value-type="float">
            <text:p>3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DEVILLE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ALLAS</text:p>
          </table:table-cell>
          <table:table-cell table:style-name="ce9" office:value-type="float" office:value="16.4" calcext:value-type="float">
            <text:p>16.4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4"/>
          <table:table-cell table:style-name="ce10" office:value-type="float" office:value="16.7" calcext:value-type="float">
            <text:p>16.7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4" calcext:value-type="float">
            <text:p>24</text:p>
          </table:table-cell>
          <table:table-cell table:style-name="ce17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ALTON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Y CITY</text:p>
          </table:table-cell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MASCUS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A POINT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BUR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PHNE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TMOU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ENPORT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E</text:p>
          </table:table-cell>
          <table:table-cell office:value-type="float" office:value="12.6" calcext:value-type="float">
            <text:p>12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ESS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AYTON</text:p>
          </table:table-cell>
          <table:table-cell table:style-name="ce9" office:value-type="float" office:value="35.1" calcext:value-type="float">
            <text:p>35.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5.5" calcext:value-type="float">
            <text:p>35.5</text:p>
          </table:table-cell>
          <table:table-cell table:style-name="ce17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YTONA BEACH</text:p>
          </table:table-cell>
          <table:table-cell office:value-type="float" office:value="31.7" calcext:value-type="float">
            <text:p>3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ARBORN</text:p>
          </table:table-cell>
          <table:table-cell office:value-type="float" office:value="28.9" calcext:value-type="float">
            <text:p>28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DECATUR</text:p>
          </table:table-cell>
          <table:table-cell table:style-name="ce9" office:value-type="float" office:value="14.9" calcext:value-type="float">
            <text:p>14.9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table:style-name="ce4"/>
          <table:table-cell table:style-name="ce10" office:value-type="float" office:value="18.7" calcext:value-type="float">
            <text:p>18.7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table-cell table:style-name="ce4"/>
          <table:table-cell table:style-name="ce10" office:value-type="float" office:value="21.2" calcext:value-type="float">
            <text:p>21.2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1.9" calcext:value-type="float">
            <text:p>21.9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CATUR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DHAM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R PARK</text:p>
          </table:table-cell>
          <table:table-cell office:value-type="float" office:value="28.1" calcext:value-type="float">
            <text:p>2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RFIELD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RFIELD BEACH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EKALB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2.3" calcext:value-type="float">
            <text:p>32.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 RIO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 VA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ND</text:p>
          </table:table-cell>
          <table:table-cell office:value-type="float" office:value="20.6" calcext:value-type="float">
            <text:p>2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ANO</text:p>
          </table:table-cell>
          <table:table-cell office:value-type="float" office:value="30.3" calcext:value-type="float">
            <text:p>3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ELAWARE</text:p>
          </table:table-cell>
          <table:table-cell table:style-name="ce9" office:value-type="float" office:value="9.3" calcext:value-type="float">
            <text:p>9.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7.5" calcext:value-type="float">
            <text:p>17.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BARTON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EON SPRIN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17.3" calcext:value-type="float">
            <text:p>17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LRAY BEACH</text:p>
          </table:table-cell>
          <table:table-cell office:value-type="float" office:value="17.8" calcext:value-type="float">
            <text:p>17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LTONA</text:p>
          </table:table-cell>
          <table:table-cell office:value-type="float" office:value="16.4" calcext:value-type="float">
            <text:p>16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DEMING</text:p>
          </table:table-cell>
          <table:table-cell table:style-name="ce9" office:value-type="float" office:value="26" calcext:value-type="float">
            <text:p>2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3.1" calcext:value-type="float">
            <text:p>33.1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HAM SPRINGS</text:p>
          </table:table-cell>
          <table:table-cell office:value-type="float" office:value="17.8" calcext:value-type="float">
            <text:p>17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NVER</text:p>
          </table:table-cell>
          <table:table-cell office:value-type="float" office:value="17.3" calcext:value-type="float">
            <text:p>17.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ENVI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QUINCY</text:p>
          </table:table-cell>
          <table:table-cell office:value-type="float" office:value="21.7" calcext:value-type="float">
            <text:p>2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BY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IDDER</text:p>
          </table:table-cell>
          <table:table-cell office:value-type="float" office:value="27.9" calcext:value-type="float">
            <text:p>27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RR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DES MOINES</text:p>
          </table:table-cell>
          <table:table-cell table:style-name="ce9" office:value-type="float" office:value="13.7" calcext:value-type="float">
            <text:p>13.7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20" calcext:value-type="float">
            <text:p>2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 PLAINES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RT HOT SPRINGS</text:p>
          </table:table-cell>
          <table:table-cell office:value-type="float" office:value="34.9" calcext:value-type="float">
            <text:p>34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TROIT</text:p>
          </table:table-cell>
          <table:table-cell office:value-type="float" office:value="40.3" calcext:value-type="float">
            <text:p>40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W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KINSON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KSON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LLO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NG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NOSAUR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IE INN</text:p>
          </table:table-cell>
          <table:table-cell office:value-type="float" office:value="17.1" calcext:value-type="float">
            <text:p>1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IE VAL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DRI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CENTER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LTON</text:p>
          </table:table-cell>
          <table:table-cell office:value-type="float" office:value="24.8" calcext:value-type="float">
            <text:p>24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RCHES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THAN</text:p>
          </table:table-cell>
          <table:table-cell office:value-type="float" office:value="19.1" calcext:value-type="float">
            <text:p>19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TSERO</text:p>
          </table:table-cell>
          <table:table-cell office:value-type="float" office:value="27.1" calcext:value-type="float">
            <text:p>2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OUGLAS</text:p>
          </table:table-cell>
          <table:table-cell table:style-name="ce9" office:value-type="float" office:value="25.8" calcext:value-type="float">
            <text:p>25.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2" calcext:value-type="float">
            <text:p>32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UGLAS CITY</text:p>
          </table:table-cell>
          <table:table-cell office:value-type="float" office:value="40.8" calcext:value-type="float">
            <text:p>4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OVER</text:p>
          </table:table-cell>
          <table:table-cell table:style-name="ce9" office:value-type="float" office:value="13.1" calcext:value-type="float">
            <text:p>13.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0" calcext:value-type="float">
            <text:p>2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3.6" calcext:value-type="float">
            <text:p>23.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VER TOWNSHIP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LING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EY</text:p>
          </table:table-cell>
          <table:table-cell office:value-type="float" office:value="11.4" calcext:value-type="float">
            <text:p>1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EXEL HILL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MMON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UBLIN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11" office:value-type="float" office:value="26.6" calcext:value-type="float">
            <text:p>26.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CHESNE</text:p>
          </table:table-cell>
          <table:table-cell office:value-type="float" office:value="12.2" calcext:value-type="float">
            <text:p>1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LUTH</text:p>
          </table:table-cell>
          <table:table-cell office:value-type="float" office:value="15.4" calcext:value-type="float">
            <text:p>15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MAS</text:p>
          </table:table-cell>
          <table:table-cell office:value-type="float" office:value="21.6" calcext:value-type="float">
            <text:p>2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MFRIES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NCANNON</text:p>
          </table:table-cell>
          <table:table-cell office:value-type="float" office:value="11.3" calcext:value-type="float">
            <text:p>1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NCANVILLE</text:p>
          </table:table-cell>
          <table:table-cell office:value-type="float" office:value="12.7" calcext:value-type="float">
            <text:p>12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NDALK</text:p>
          </table:table-cell>
          <table:table-cell office:value-type="float" office:value="13.7" calcext:value-type="float">
            <text:p>13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NDEE</text:p>
          </table:table-cell>
          <table:table-cell office:value-type="float" office:value="28.6" calcext:value-type="float">
            <text:p>2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NEDI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NLA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NSMUIR</text:p>
          </table:table-cell>
          <table:table-cell office:value-type="float" office:value="24.5" calcext:value-type="float">
            <text:p>24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RHAM</text:p>
          </table:table-cell>
          <table:table-cell office:value-type="float" office:value="19.2" calcext:value-type="float">
            <text:p>19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SON</text:p>
          </table:table-cell>
          <table:table-cell office:value-type="float" office:value="25.6" calcext:value-type="float">
            <text:p>2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GA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GA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GLE MOUNTAIN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RLIMART</text:p>
          </table:table-cell>
          <table:table-cell office:value-type="float" office:value="53.1" calcext:value-type="float">
            <text:p>5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BATON ROU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BERNSTADT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BRIDGEWA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CLEVELAND</text:p>
          </table:table-cell>
          <table:table-cell office:value-type="float" office:value="42.6" calcext:value-type="float">
            <text:p>42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AST DUBLIN</text:p>
          </table:table-cell>
          <table:table-cell office:value-type="float" office:value="32.1" calcext:value-type="float">
            <text:p>3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FLAT ROCK</text:p>
          </table:table-cell>
          <table:table-cell office:value-type="float" office:value="28.7" calcext:value-type="float">
            <text:p>2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GRAND RAPIDS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GREENBUSH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HARTFORD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KNOXVI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LOS ANGELES</text:p>
          </table:table-cell>
          <table:table-cell office:value-type="float" office:value="27.2" calcext:value-type="float">
            <text:p>27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ST MEADOW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ORANGE</text:p>
          </table:table-cell>
          <table:table-cell office:value-type="float" office:value="21.1" calcext:value-type="float">
            <text:p>2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PALO ALTO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PEORIA</text:p>
          </table:table-cell>
          <table:table-cell office:value-type="float" office:value="11.3" calcext:value-type="float">
            <text:p>1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POINT</text:p>
          </table:table-cell>
          <table:table-cell office:value-type="float" office:value="27.9" calcext:value-type="float">
            <text:p>27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ST RIDGE</text:p>
          </table:table-cell>
          <table:table-cell office:value-type="float" office:value="13.3" calcext:value-type="float">
            <text:p>1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STROUDSBURG</text:p>
          </table:table-cell>
          <table:table-cell office:value-type="float" office:value="25.3" calcext:value-type="float">
            <text:p>2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 WINDS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STAB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TONTON</text:p>
          </table:table-cell>
          <table:table-cell office:value-type="float" office:value="29.5" calcext:value-type="float">
            <text:p>2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TONVILLE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U CLAIRE</text:p>
          </table:table-cell>
          <table:table-cell office:value-type="float" office:value="18.7" calcext:value-type="float">
            <text:p>18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EDEN</text:p>
          </table:table-cell>
          <table:table-cell table:style-name="ce9" office:value-type="float" office:value="4.2" calcext:value-type="float">
            <text:p>4.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0.8" calcext:value-type="float">
            <text:p>10.8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EN PRAIRI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GEWATER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NA</text:p>
          </table:table-cell>
          <table:table-cell office:value-type="float" office:value="4.6" calcext:value-type="float">
            <text:p>4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EDINBURG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7.7" calcext:value-type="float">
            <text:p>27.7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MOND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MONTON</text:p>
          </table:table-cell>
          <table:table-cell office:value-type="float" office:value="29.7" calcext:value-type="float">
            <text:p>2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WARDSVILLE</text:p>
          </table:table-cell>
          <table:table-cell office:value-type="float" office:value="12.4" calcext:value-type="float">
            <text:p>1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RENBERG</text:p>
          </table:table-cell>
          <table:table-cell office:value-type="float" office:value="12.4" calcext:value-type="float">
            <text:p>1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 CAJON</text:p>
          </table:table-cell>
          <table:table-cell office:value-type="float" office:value="24.2" calcext:value-type="float">
            <text:p>24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 CENTRO</text:p>
          </table:table-cell>
          <table:table-cell office:value-type="float" office:value="25.2" calcext:value-type="float">
            <text:p>25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 DORADO HILLS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 MONTE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20.9" calcext:value-type="float">
            <text:p>20.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LBERTON</text:p>
          </table:table-cell>
          <table:table-cell office:value-type="float" office:value="32.9" calcext:value-type="float">
            <text:p>3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DERW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DORADO SPRINGS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GIN</text:p>
          </table:table-cell>
          <table:table-cell office:value-type="float" office:value="19.6" calcext:value-type="float">
            <text:p>1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 CITY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TOWN</text:p>
          </table:table-cell>
          <table:table-cell office:value-type="float" office:value="16.3" calcext:value-type="float">
            <text:p>1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K CITY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K GROVE</text:p>
          </table:table-cell>
          <table:table-cell office:value-type="float" office:value="10.4" calcext:value-type="float">
            <text:p>1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K MOUNT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KHART</text:p>
          </table:table-cell>
          <table:table-cell office:value-type="float" office:value="26.7" calcext:value-type="float">
            <text:p>26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KHORN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KINS</text:p>
          </table:table-cell>
          <table:table-cell office:value-type="float" office:value="19.4" calcext:value-type="float">
            <text:p>19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KO</text:p>
          </table:table-cell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KTON</text:p>
          </table:table-cell>
          <table:table-cell office:value-type="float" office:value="17.5" calcext:value-type="float">
            <text:p>17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KVIEW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LIS COUN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OY</text:p>
          </table:table-cell>
          <table:table-cell office:value-type="float" office:value="36.2" calcext:value-type="float">
            <text:p>36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RO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SMERE</text:p>
          </table:table-cell>
          <table:table-cell office:value-type="float" office:value="22.3" calcext:value-type="float">
            <text:p>2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41.8" calcext:value-type="float">
            <text:p>4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INITAS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ENGLEWOOD</text:p>
          </table:table-cell>
          <table:table-cell table:style-name="ce9" office:value-type="float" office:value="10.5" calcext:value-type="float">
            <text:p>10.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6.5" calcext:value-type="float">
            <text:p>16.5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ID</text:p>
          </table:table-cell>
          <table:table-cell office:value-type="float" office:value="13.6" calcext:value-type="float">
            <text:p>1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LEY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ONDIDO</text:p>
          </table:table-cell>
          <table:table-cell office:value-type="float" office:value="18.7" calcext:value-type="float">
            <text:p>18.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PAÌ±OL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TERO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ET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EUFAULA</text:p>
          </table:table-cell>
          <table:table-cell table:style-name="ce9" office:value-type="float" office:value="25.3" calcext:value-type="float">
            <text:p>25.3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30" calcext:value-type="float">
            <text:p>3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GENE</text:p>
          </table:table-cell>
          <table:table-cell office:value-type="float" office:value="24.4" calcext:value-type="float">
            <text:p>24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HARLEE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LESS</text:p>
          </table:table-cell>
          <table:table-cell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UREKA</text:p>
          </table:table-cell>
          <table:table-cell office:value-type="float" office:value="24.5" calcext:value-type="float">
            <text:p>24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USTIS</text:p>
          </table:table-cell>
          <table:table-cell office:value-type="float" office:value="25.3" calcext:value-type="float">
            <text:p>25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float" office:value="16.6" calcext:value-type="float">
            <text:p>16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ANSTON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NSVIL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EVERETT</text:p>
          </table:table-cell>
          <table:table-cell table:style-name="ce9" office:value-type="float" office:value="14.9" calcext:value-type="float">
            <text:p>14.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7.6" calcext:value-type="float">
            <text:p>17.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BENS</text:p>
          </table:table-cell>
          <table:table-cell office:value-type="float" office:value="48.5" calcext:value-type="float">
            <text:p>4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FAIR OAKS</text:p>
          </table:table-cell>
          <table:table-cell table:style-name="ce9" office:value-type="float" office:value="9.3" calcext:value-type="float">
            <text:p>9.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1.9" calcext:value-type="float">
            <text:p>11.9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IRBANKS</text:p>
          </table:table-cell>
          <table:table-cell office:value-type="float" office:value="13.1" calcext:value-type="float">
            <text:p>13.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IRBORN</text:p>
          </table:table-cell>
          <table:table-cell office:value-type="float" office:value="23.1" calcext:value-type="float">
            <text:p>2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RBURN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float" office:value="25.9" calcext:value-type="float">
            <text:p>2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FAIRFIELD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8.3" calcext:value-type="float">
            <text:p>8.3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3.2" calcext:value-type="float">
            <text:p>13.2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table:style-name="ce5"/>
          <table:table-cell table:style-name="ce11" office:value-type="float" office:value="31.9" calcext:value-type="float">
            <text:p>31.9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RVIEW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CON HEIGHTS</text:p>
          </table:table-cell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L RIVER</text:p>
          </table:table-cell>
          <table:table-cell office:value-type="float" office:value="23.2" calcext:value-type="float">
            <text:p>23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LLBROOK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LON</text:p>
          </table:table-cell>
          <table:table-cell office:value-type="float" office:value="23.7" calcext:value-type="float">
            <text:p>2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LS CHURCH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MOUTH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 ROCKA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MERSVILLE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MINGDALE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FARMINGTON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.8" calcext:value-type="float">
            <text:p>2.8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3.7" calcext:value-type="float">
            <text:p>3.7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1.4" calcext:value-type="float">
            <text:p>11.4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4"/>
          <table:table-cell table:style-name="ce10" office:value-type="float" office:value="16.5" calcext:value-type="float">
            <text:p>16.5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28.2" calcext:value-type="float">
            <text:p>28.2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ETTEVILLE</text:p>
          </table:table-cell>
          <table:table-cell office:value-type="float" office:value="18.4" calcext:value-type="float">
            <text:p>18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EATHER FALL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DERAL HEIGHT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DERAL WAY</text:p>
          </table:table-cell>
          <table:table-cell office:value-type="float" office:value="15.4" calcext:value-type="float">
            <text:p>15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ENT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GUS FALLS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GUSON</text:p>
          </table:table-cell>
          <table:table-cell office:value-type="float" office:value="22.1" calcext:value-type="float">
            <text:p>2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NLEY</text:p>
          </table:table-cell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IDAY</text:p>
          </table:table-cell>
          <table:table-cell office:value-type="float" office:value="42.3" calcext:value-type="float">
            <text:p>4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float" office:value="14.8" calcext:value-type="float">
            <text:p>14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ERS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TCHBURG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GSTAFF</text:p>
          </table:table-cell>
          <table:table-cell office:value-type="float" office:value="24.2" calcext:value-type="float">
            <text:p>24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LEMING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INT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AL CITY</text:p>
          </table:table-cell>
          <table:table-cell office:value-type="float" office:value="13.6" calcext:value-type="float">
            <text:p>1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FLORENCE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4"/>
          <table:table-cell table:style-name="ce10" office:value-type="float" office:value="16.8" calcext:value-type="float">
            <text:p>16.8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4.6" calcext:value-type="float">
            <text:p>24.6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SSANT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WOOD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YD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LEY</text:p>
          </table:table-cell>
          <table:table-cell office:value-type="float" office:value="18.9" calcext:value-type="float">
            <text:p>18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LLANSBE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FOLSOM</text:p>
          </table:table-cell>
          <table:table-cell table:style-name="ce9" office:value-type="float" office:value="4.7" calcext:value-type="float">
            <text:p>4.7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float" office:value="23.1" calcext:value-type="float">
            <text:p>23.1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ANA</text:p>
          </table:table-cell>
          <table:table-cell office:value-type="float" office:value="16.1" calcext:value-type="float">
            <text:p>16.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27.8" calcext:value-type="float">
            <text:p>2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ST GROVE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ST HILL</text:p>
          </table:table-cell>
          <table:table-cell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KS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RES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 COLLINS</text:p>
          </table:table-cell>
          <table:table-cell office:value-type="float" office:value="18.6" calcext:value-type="float">
            <text:p>18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T LAUDERDALE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T LITTLE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 MILL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 MORGAN</text:p>
          </table:table-cell>
          <table:table-cell office:value-type="float" office:value="13.6" calcext:value-type="float">
            <text:p>1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 MYERS</text:p>
          </table:table-cell>
          <table:table-cell office:value-type="float" office:value="24.2" calcext:value-type="float">
            <text:p>24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T PIERCE</text:p>
          </table:table-cell>
          <table:table-cell office:value-type="float" office:value="36.6" calcext:value-type="float">
            <text:p>36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T RIPLEY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 STOCKTON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 THOMPSON</text:p>
          </table:table-cell>
          <table:table-cell office:value-type="float" office:value="43.2" calcext:value-type="float">
            <text:p>4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 TOTTEN</text:p>
          </table:table-cell>
          <table:table-cell office:value-type="float" office:value="68.2" calcext:value-type="float">
            <text:p>6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 VALLEY</text:p>
          </table:table-cell>
          <table:table-cell office:value-type="float" office:value="45.2" calcext:value-type="float">
            <text:p>4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 WAYNE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RT WORTH</text:p>
          </table:table-cell>
          <table:table-cell office:value-type="float" office:value="18.8" calcext:value-type="float">
            <text:p>18.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ORT WORTH/HALTOM 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NTAIN HILLS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NTAIN VALLEY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INGHAM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FRANKLIN</text:p>
          </table:table-cell>
          <table:table-cell table:style-name="ce9" office:value-type="float" office:value="3.3" calcext:value-type="float">
            <text:p>3.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6.9" calcext:value-type="float">
            <text:p>6.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9.5" calcext:value-type="float">
            <text:p>29.5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35.9" calcext:value-type="float">
            <text:p>35.9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KLIN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KSTON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ZIER PARK</text:p>
          </table:table-cell>
          <table:table-cell office:value-type="float" office:value="20.8" calcext:value-type="float">
            <text:p>2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DER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float" office:value="11.4" calcext:value-type="float">
            <text:p>11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EDERICKSBURG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FREEPORT</text:p>
          </table:table-cell>
          <table:table-cell table:style-name="ce9" office:value-type="float" office:value="13.3" calcext:value-type="float">
            <text:p>13.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3.8" calcext:value-type="float">
            <text:p>13.8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6.5" calcext:value-type="float">
            <text:p>26.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MONT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NCH LICK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NO</text:p>
          </table:table-cell>
          <table:table-cell office:value-type="float" office:value="29.8" calcext:value-type="float">
            <text:p>29.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RIANT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ENDSWOOD</text:p>
          </table:table-cell>
          <table:table-cell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SCO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TCH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STPROOF</text:p>
          </table:table-cell>
          <table:table-cell office:value-type="float" office:value="21.5" calcext:value-type="float">
            <text:p>2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UITLAND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T. LAUDERDA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ERTON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QU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DSDEN</text:p>
          </table:table-cell>
          <table:table-cell office:value-type="float" office:value="29.4" calcext:value-type="float">
            <text:p>29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GAINESVILLE</text:p>
          </table:table-cell>
          <table:table-cell table:style-name="ce9" office:value-type="float" office:value="22.2" calcext:value-type="float">
            <text:p>22.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8.3" calcext:value-type="float">
            <text:p>28.3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5.6" calcext:value-type="float">
            <text:p>35.6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INSVI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HERSBURG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LENA</text:p>
          </table:table-cell>
          <table:table-cell office:value-type="float" office:value="16.7" calcext:value-type="float">
            <text:p>1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LUP</text:p>
          </table:table-cell>
          <table:table-cell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T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LVESTON</text:p>
          </table:table-cell>
          <table:table-cell office:value-type="float" office:value="24.6" calcext:value-type="float">
            <text:p>24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DEN GROVE</text:p>
          </table:table-cell>
          <table:table-cell office:value-type="float" office:value="17.6" calcext:value-type="float">
            <text:p>17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RDEN VAL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DEN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RDNER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DNERVILLE</text:p>
          </table:table-cell>
          <table:table-cell office:value-type="float" office:value="16.1" calcext:value-type="float">
            <text:p>1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FIELD HEIGHTS</text:p>
          </table:table-cell>
          <table:table-cell office:value-type="float" office:value="18.7" calcext:value-type="float">
            <text:p>1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IBALD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LAND</text:p>
          </table:table-cell>
          <table:table-cell office:value-type="float" office:value="17.2" calcext:value-type="float">
            <text:p>17.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RNERVI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STON</text:p>
          </table:table-cell>
          <table:table-cell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STONIA</text:p>
          </table:table-cell>
          <table:table-cell office:value-type="float" office:value="20.8" calcext:value-type="float">
            <text:p>2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ESEE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GENEVA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.7" calcext:value-type="float">
            <text:p>2.7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0.3" calcext:value-type="float">
            <text:p>30.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VA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YSERVIL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BSON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DDINGS</text:p>
          </table:table-cell>
          <table:table-cell office:value-type="float" office:value="24.6" calcext:value-type="float">
            <text:p>2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FFORD</text:p>
          </table:table-cell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G HARBOR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LA BEND</text:p>
          </table:table-cell>
          <table:table-cell office:value-type="float" office:value="27.9" calcext:value-type="float">
            <text:p>2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LBERT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LLETT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LMER</text:p>
          </table:table-cell>
          <table:table-cell office:value-type="float" office:value="13.1" calcext:value-type="float">
            <text:p>1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LROY</text:p>
          </table:table-cell>
          <table:table-cell office:value-type="float" office:value="15.1" calcext:value-type="float">
            <text:p>15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RARDVILLE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DSTONE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ASGOW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EN AV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EN BURNIE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EN ROSE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EN ST. MARY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ENDALE</text:p>
          </table:table-cell>
          <table:table-cell office:value-type="float" office:value="21.7" calcext:value-type="float">
            <text:p>21.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LENDIVE</text:p>
          </table:table-cell>
          <table:table-cell office:value-type="float" office:value="19.5" calcext:value-type="float">
            <text:p>1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ENDORA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ENN DALE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ENWOOD SPRINGS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 HILL</text:p>
          </table:table-cell>
          <table:table-cell office:value-type="float" office:value="16.1" calcext:value-type="float">
            <text:p>1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LDEN SHORES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SBORO</text:p>
          </table:table-cell>
          <table:table-cell office:value-type="float" office:value="25.4" calcext:value-type="float">
            <text:p>25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LETA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OVIN</text:p>
          </table:table-cell>
          <table:table-cell office:value-type="float" office:value="39.4" calcext:value-type="float">
            <text:p>3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GONZALES</text:p>
          </table:table-cell>
          <table:table-cell table:style-name="ce9" office:value-type="float" office:value="18.6" calcext:value-type="float">
            <text:p>18.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DYEAR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SE CREEK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RHA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RST</text:p>
          </table:table-cell>
          <table:table-cell office:value-type="float" office:value="39.7" calcext:value-type="float">
            <text:p>3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GOSHEN</text:p>
          </table:table-cell>
          <table:table-cell table:style-name="ce9" office:value-type="float" office:value="22.6" calcext:value-type="float">
            <text:p>22.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9.6" calcext:value-type="float">
            <text:p>29.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TON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ADA HIL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BURY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D COTEAU</text:p>
          </table:table-cell>
          <table:table-cell office:value-type="float" office:value="25.6" calcext:value-type="float">
            <text:p>2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D FORKS</text:p>
          </table:table-cell>
          <table:table-cell office:value-type="float" office:value="20.4" calcext:value-type="float">
            <text:p>2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ND JUNCTION</text:p>
          </table:table-cell>
          <table:table-cell office:value-type="float" office:value="18.9" calcext:value-type="float">
            <text:p>18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ND LEDGE</text:p>
          </table:table-cell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D PRAIRIE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D PRAR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D RAPID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ITE BAY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ITE CITY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ITE FALLS</text:p>
          </table:table-cell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NTS PASS</text:p>
          </table:table-cell>
          <table:table-cell office:value-type="float" office:value="21.2" calcext:value-type="float">
            <text:p>2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PEVIEW</text:p>
          </table:table-cell>
          <table:table-cell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PEVINE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SS VALLEY</text:p>
          </table:table-cell>
          <table:table-cell office:value-type="float" office:value="28.4" calcext:value-type="float">
            <text:p>2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SON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AT BEND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AT FALLS</text:p>
          </table:table-cell>
          <table:table-cell office:value-type="float" office:value="17.4" calcext:value-type="float">
            <text:p>17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ATER LANDO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LEY</text:p>
          </table:table-cell>
          <table:table-cell office:value-type="float" office:value="20.2" calcext:value-type="float">
            <text:p>2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N BAY</text:p>
          </table:table-cell>
          <table:table-cell office:value-type="float" office:value="18.2" calcext:value-type="float">
            <text:p>18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N COVE SPRINGS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RIDGE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 VALLEY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BELT</text:p>
          </table:table-cell>
          <table:table-cell office:value-type="float" office:value="11.3" calcext:value-type="float">
            <text:p>1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SBORO</text:p>
          </table:table-cell>
          <table:table-cell office:value-type="float" office:value="19.3" calcext:value-type="float">
            <text:p>19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NSBURG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GREENVILLE</text:p>
          </table:table-cell>
          <table:table-cell table:style-name="ce9" office:value-type="float" office:value="19.3" calcext:value-type="float">
            <text:p>19.3</text:p>
          </table:table-cell>
          <table:table-cell table:style-name="ce15" office:value-type="float" office:value="6" calcext:value-type="float">
            <text:p>6</text:p>
          </table:table-cell>
        </table:table-row>
        <table:table-row table:style-name="ro1">
          <table:table-cell table:style-name="ce4"/>
          <table:table-cell table:style-name="ce10" office:value-type="float" office:value="23.1" calcext:value-type="float">
            <text:p>23.1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5.8" calcext:value-type="float">
            <text:p>25.8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32.5" calcext:value-type="float">
            <text:p>32.5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float" office:value="36.8" calcext:value-type="float">
            <text:p>36.8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GREENWOOD</text:p>
          </table:table-cell>
          <table:table-cell table:style-name="ce9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3.7" calcext:value-type="float">
            <text:p>13.7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4.9" calcext:value-type="float">
            <text:p>34.9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SHAM</text:p>
          </table:table-cell>
          <table:table-cell office:value-type="float" office:value="21.3" calcext:value-type="float">
            <text:p>21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GRETNA</text:p>
          </table:table-cell>
          <table:table-cell table:style-name="ce9" office:value-type="float" office:value="19.6" calcext:value-type="float">
            <text:p>19.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2.7" calcext:value-type="float">
            <text:p>22.7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IDLEY</text:p>
          </table:table-cell>
          <table:table-cell office:value-type="float" office:value="21.6" calcext:value-type="float">
            <text:p>2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RNEVILLE</text:p>
          </table:table-cell>
          <table:table-cell office:value-type="float" office:value="18.2" calcext:value-type="float">
            <text:p>18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LFPORT</text:p>
          </table:table-cell>
          <table:table-cell office:value-type="float" office:value="25.5" calcext:value-type="float">
            <text:p>25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N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TERSVILLE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IENDA HEIGHTS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NSACK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GERSTOWN</text:p>
          </table:table-cell>
          <table:table-cell office:value-type="float" office:value="26.8" calcext:value-type="float">
            <text:p>2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NES CITY</text:p>
          </table:table-cell>
          <table:table-cell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F MOON BAY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LANDALE BEACH</text:p>
          </table:table-cell>
          <table:table-cell office:value-type="float" office:value="22.1" calcext:value-type="float">
            <text:p>22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LLSVILLE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ERSVILLE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HAMILTON</text:p>
          </table:table-cell>
          <table:table-cell table:style-name="ce9" office:value-type="float" office:value="1.2" calcext:value-type="float">
            <text:p>1.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7.8" calcext:value-type="float">
            <text:p>17.8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0" calcext:value-type="float">
            <text:p>2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2.1" calcext:value-type="float">
            <text:p>22.1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24.3" calcext:value-type="float">
            <text:p>24.3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MILTON TOWNSHI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MMET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MOND</text:p>
          </table:table-cell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MONTON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HAMPTON</text:p>
          </table:table-cell>
          <table:table-cell table:style-name="ce9" office:value-type="float" office:value="5.3" calcext:value-type="float">
            <text:p>5.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5.3" calcext:value-type="float">
            <text:p>15.3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32.4" calcext:value-type="float">
            <text:p>32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FORD</text:p>
          </table:table-cell>
          <table:table-cell office:value-type="float" office:value="20.5" calcext:value-type="float">
            <text:p>2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HANOVER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4"/>
          <table:table-cell table:style-name="ce10" office:value-type="float" office:value="17.2" calcext:value-type="float">
            <text:p>17.2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8.4" calcext:value-type="float">
            <text:p>38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PPY VALLEY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BOR 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DEEVILLE</text:p>
          </table:table-cell>
          <table:table-cell office:value-type="float" office:value="24.2" calcext:value-type="float">
            <text:p>24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KER HEIGHTS</text:p>
          </table:table-cell>
          <table:table-cell office:value-type="float" office:value="17.1" calcext:value-type="float">
            <text:p>1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LINGEN</text:p>
          </table:table-cell>
          <table:table-cell office:value-type="float" office:value="32.5" calcext:value-type="float">
            <text:p>3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BURG</text:p>
          </table:table-cell>
          <table:table-cell office:value-type="float" office:value="31.8" calcext:value-type="float">
            <text:p>31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RROL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TFORD</text:p>
          </table:table-cell>
          <table:table-cell office:value-type="float" office:value="33.4" calcext:value-type="float">
            <text:p>33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HARVEY</text:p>
          </table:table-cell>
          <table:table-cell table:style-name="ce9" office:value-type="float" office:value="20.7" calcext:value-type="float">
            <text:p>20.7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36.4" calcext:value-type="float">
            <text:p>36.4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TTIESBURG</text:p>
          </table:table-cell>
          <table:table-cell office:value-type="float" office:value="37.8" calcext:value-type="float">
            <text:p>37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UGHTON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WAIIAN GARDENS</text:p>
          </table:table-cell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WESVILLE</text:p>
          </table:table-cell>
          <table:table-cell office:value-type="float" office:value="22.3" calcext:value-type="float">
            <text:p>2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WTHORNE</text:p>
          </table:table-cell>
          <table:table-cell office:value-type="float" office:value="20.1" calcext:value-type="float">
            <text:p>20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YDEN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YS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YSVILLE</text:p>
          </table:table-cell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YWARD</text:p>
          </table:table-cell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YW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ZARD</text:p>
          </table:table-cell>
          <table:table-cell office:value-type="float" office:value="26.5" calcext:value-type="float">
            <text:p>26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ZEL GREEN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ZELHUR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ZE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ZELWOOD</text:p>
          </table:table-cell>
          <table:table-cell office:value-type="float" office:value="14.6" calcext:value-type="float">
            <text:p>1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ZLETON</text:p>
          </table:table-cell>
          <table:table-cell office:value-type="float" office:value="25.1" calcext:value-type="float">
            <text:p>2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DLAND</text:p>
          </table:table-cell>
          <table:table-cell office:value-type="float" office:value="13.1" calcext:value-type="float">
            <text:p>1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LDTON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RNE</text:p>
          </table:table-cell>
          <table:table-cell office:value-type="float" office:value="19.6" calcext:value-type="float">
            <text:p>19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BER CITY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MET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MPSTEAD</text:p>
          </table:table-cell>
          <table:table-cell office:value-type="float" office:value="36.5" calcext:value-type="float">
            <text:p>36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NAGAR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HENDERSON</text:p>
          </table:table-cell>
          <table:table-cell table:style-name="ce9" office:value-type="float" office:value="9.8" calcext:value-type="float">
            <text:p>9.8</text:p>
          </table:table-cell>
          <table:table-cell table:style-name="ce15" office:value-type="float" office:value="10" calcext:value-type="float">
            <text:p>10</text:p>
          </table:table-cell>
        </table:table-row>
        <table:table-row table:style-name="ro1">
          <table:table-cell table:style-name="ce4"/>
          <table:table-cell table:style-name="ce10" office:value-type="float" office:value="17.4" calcext:value-type="float">
            <text:p>17.4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5.8" calcext:value-type="float">
            <text:p>25.8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3.8" calcext:value-type="float">
            <text:p>33.8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DERSON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DERSONVILLE</text:p>
          </table:table-cell>
          <table:table-cell office:value-type="float" office:value="26.4" calcext:value-type="float">
            <text:p>26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NRIETTA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YETTA</text:p>
          </table:table-cell>
          <table:table-cell office:value-type="float" office:value="24.6" calcext:value-type="float">
            <text:p>2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S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MANTOWN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MANVI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NDON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RIMAN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SPE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SPERIA</text:p>
          </table:table-cell>
          <table:table-cell office:value-type="float" office:value="24.8" calcext:value-type="float">
            <text:p>24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SSTON</text:p>
          </table:table-cell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ALEAH</text:p>
          </table:table-cell>
          <table:table-cell office:value-type="float" office:value="27.1" calcext:value-type="float">
            <text:p>27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CKORY</text:p>
          </table:table-cell>
          <table:table-cell office:value-type="float" office:value="17.5" calcext:value-type="float">
            <text:p>1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GH POINT</text:p>
          </table:table-cell>
          <table:table-cell office:value-type="float" office:value="21.7" calcext:value-type="float">
            <text:p>2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float" office:value="20.7" calcext:value-type="float">
            <text:p>20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GHLAND FALLS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HIGHLAND PARK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6.5" calcext:value-type="float">
            <text:p>6.5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49.3" calcext:value-type="float">
            <text:p>49.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LIARD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HILLSBORO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3.6" calcext:value-type="float">
            <text:p>13.6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LLSDALE</text:p>
          </table:table-cell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M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O</text:p>
          </table:table-cell>
          <table:table-cell office:value-type="float" office:value="18.3" calcext:value-type="float">
            <text:p>18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NTON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RAM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X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BE SOUND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DGENVIL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G VAL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HENWALD</text:p>
          </table:table-cell>
          <table:table-cell office:value-type="float" office:value="29.5" calcext:value-type="float">
            <text:p>29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ISINGTON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21.1" calcext:value-type="float">
            <text:p>21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L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LEY</text:p>
          </table:table-cell>
          <table:table-cell office:value-type="float" office:value="26.3" calcext:value-type="float">
            <text:p>2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LY PON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LY SPRINGS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HOLLYWOOD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4"/>
          <table:table-cell table:style-name="ce10" office:value-type="float" office:value="15.9" calcext:value-type="float">
            <text:p>15.9</text:p>
          </table:table-cell>
          <table:table-cell table:style-name="ce16" office:value-type="float" office:value="5" calcext:value-type="float">
            <text:p>5</text:p>
          </table:table-cell>
        </table:table-row>
        <table:table-row table:style-name="ro1">
          <table:table-cell table:style-name="ce5"/>
          <table:table-cell table:style-name="ce11" office:value-type="float" office:value="20.3" calcext:value-type="float">
            <text:p>20.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LYWOOD HIL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float" office:value="46.4" calcext:value-type="float">
            <text:p>4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STEAD</text:p>
          </table:table-cell>
          <table:table-cell office:value-type="float" office:value="28.8" calcext:value-type="float">
            <text:p>28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METOWN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HOMEWOOD</text:p>
          </table:table-cell>
          <table:table-cell table:style-name="ce9" office:value-type="float" office:value="7.1" calcext:value-type="float">
            <text:p>7.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2.7" calcext:value-type="float">
            <text:p>12.7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OSASSA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OLUL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OV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PEWELL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QUIAM</text:p>
          </table:table-cell>
          <table:table-cell office:value-type="float" office:value="28.6" calcext:value-type="float">
            <text:p>2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NBROOK</text:p>
          </table:table-cell>
          <table:table-cell office:value-type="float" office:value="34.9" calcext:value-type="float">
            <text:p>3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UGHTON LAKE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UMA</text:p>
          </table:table-cell>
          <table:table-cell office:value-type="float" office:value="20.9" calcext:value-type="float">
            <text:p>20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HOUSTON</text:p>
          </table:table-cell>
          <table:table-cell table:style-name="ce9" office:value-type="float" office:value="14.8" calcext:value-type="float">
            <text:p>14.8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4"/>
          <table:table-cell table:style-name="ce10" office:value-type="float" office:value="22.5" calcext:value-type="float">
            <text:p>22.5</text:p>
          </table:table-cell>
          <table:table-cell table:style-name="ce16" office:value-type="float" office:value="147" calcext:value-type="float">
            <text:p>147</text:p>
          </table:table-cell>
        </table:table-row>
        <table:table-row table:style-name="ro1">
          <table:table-cell table:style-name="ce5"/>
          <table:table-cell table:style-name="ce11" office:value-type="float" office:value="26.8" calcext:value-type="float">
            <text:p>26.8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D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HUDSON</text:p>
          </table:table-cell>
          <table:table-cell table:style-name="ce9" office:value-type="float" office:value="14.1" calcext:value-type="float">
            <text:p>14.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6.9" calcext:value-type="float">
            <text:p>16.9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EYTOWN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BLE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BOLDT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MELSTOWN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NTERSVILLE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NTINGDON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NTINGTON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NTINGTON BEACH</text:p>
          </table:table-cell>
          <table:table-cell office:value-type="float" office:value="9.4" calcext:value-type="float">
            <text:p>9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UNTINGTON PARK</text:p>
          </table:table-cell>
          <table:table-cell office:value-type="float" office:value="29.6" calcext:value-type="float">
            <text:p>29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NTL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NTSVILLE</text:p>
          </table:table-cell>
          <table:table-cell office:value-type="float" office:value="18.2" calcext:value-type="float">
            <text:p>18.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RRICANE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RST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TCHINS</text:p>
          </table:table-cell>
          <table:table-cell office:value-type="float" office:value="25.7" calcext:value-type="float">
            <text:p>2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TCHINSON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ATTSVILLE</text:p>
          </table:table-cell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AHO CITY</text:p>
          </table:table-cell>
          <table:table-cell office:value-type="float" office:value="25.2" calcext:value-type="float">
            <text:p>2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AHO FALLS</text:p>
          </table:table-cell>
          <table:table-cell office:value-type="float" office:value="15.9" calcext:value-type="float">
            <text:p>15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EAL BEA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LAY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OKALEE</text:p>
          </table:table-cell>
          <table:table-cell office:value-type="float" office:value="43.9" calcext:value-type="float">
            <text:p>4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ERIAL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INDEPENDENCE</text:p>
          </table:table-cell>
          <table:table-cell table:style-name="ce9" office:value-type="float" office:value="8.4" calcext:value-type="float">
            <text:p>8.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7.9" calcext:value-type="float">
            <text:p>17.9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20.5" calcext:value-type="float">
            <text:p>20.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PENDENCE CHARTER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N ROCKS BEACH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N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NAPOLIS</text:p>
          </table:table-cell>
          <table:table-cell office:value-type="float" office:value="21.3" calcext:value-type="float">
            <text:p>21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NDIO</text:p>
          </table:table-cell>
          <table:table-cell office:value-type="float" office:value="19.5" calcext:value-type="float">
            <text:p>19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LEWOOD</text:p>
          </table:table-cell>
          <table:table-cell office:value-type="float" office:value="22.4" calcext:value-type="float">
            <text:p>22.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NVERNES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NIA</text:p>
          </table:table-cell>
          <table:table-cell office:value-type="float" office:value="29.5" calcext:value-type="float">
            <text:p>2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EDELL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VINE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VING</text:p>
          </table:table-cell>
          <table:table-cell office:value-type="float" office:value="15.1" calcext:value-type="float">
            <text:p>15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HPEMING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LIP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SAQUAH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HACA</text:p>
          </table:table-cell>
          <table:table-cell office:value-type="float" office:value="44.8" calcext:value-type="float">
            <text:p>44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VA</text:p>
          </table:table-cell>
          <table:table-cell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INTO CITY</text:p>
          </table:table-cell>
          <table:table-cell office:value-type="float" office:value="35.5" calcext:value-type="float">
            <text:p>35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K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JACKSON</text:p>
          </table:table-cell>
          <table:table-cell table:style-name="ce9" office:value-type="float" office:value="6.5" calcext:value-type="float">
            <text:p>6.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2.8" calcext:value-type="float">
            <text:p>22.8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4"/>
          <table:table-cell table:style-name="ce10" office:value-type="float" office:value="24" calcext:value-type="float">
            <text:p>24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30.9" calcext:value-type="float">
            <text:p>30.9</text:p>
          </table:table-cell>
          <table:table-cell table:style-name="ce16" office:value-type="float" office:value="12" calcext:value-type="float">
            <text:p>12</text:p>
          </table:table-cell>
        </table:table-row>
        <table:table-row table:style-name="ro1">
          <table:table-cell table:style-name="ce5"/>
          <table:table-cell table:style-name="ce11" office:value-type="float" office:value="38.9" calcext:value-type="float">
            <text:p>38.9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JACKSONVILLE</text:p>
          </table:table-cell>
          <table:table-cell table:style-name="ce9" office:value-type="float" office:value="14.3" calcext:value-type="float">
            <text:p>14.3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4"/>
          <table:table-cell table:style-name="ce10" office:value-type="float" office:value="17.7" calcext:value-type="float">
            <text:p>17.7</text:p>
          </table:table-cell>
          <table:table-cell table:style-name="ce16" office:value-type="float" office:value="46" calcext:value-type="float">
            <text:p>46</text:p>
          </table:table-cell>
        </table:table-row>
        <table:table-row table:style-name="ro1">
          <table:table-cell table:style-name="ce5"/>
          <table:table-cell table:style-name="ce11" office:value-type="float" office:value="18.7" calcext:value-type="float">
            <text:p>18.7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VILLE BEACH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TOWN</text:p>
          </table:table-cell>
          <table:table-cell office:value-type="float" office:value="29.3" calcext:value-type="float">
            <text:p>2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ESVIL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ERSON</text:p>
          </table:table-cell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ERSON CITY</text:p>
          </table:table-cell>
          <table:table-cell office:value-type="float" office:value="23.3" calcext:value-type="float">
            <text:p>2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ERSON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A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JENNINGS</text:p>
          </table:table-cell>
          <table:table-cell table:style-name="ce9" office:value-type="float" office:value="29.9" calcext:value-type="float">
            <text:p>29.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45.5" calcext:value-type="float">
            <text:p>45.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SEN BEACH</text:p>
          </table:table-cell>
          <table:table-cell office:value-type="float" office:value="14.6" calcext:value-type="float">
            <text:p>1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OME</text:p>
          </table:table-cell>
          <table:table-cell office:value-type="float" office:value="23.9" calcext:value-type="float">
            <text:p>2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SEY CITY</text:p>
          </table:table-cell>
          <table:table-cell office:value-type="float" office:value="19.3" calcext:value-type="float">
            <text:p>19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RSEYVILLE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SUP</text:p>
          </table:table-cell>
          <table:table-cell office:value-type="float" office:value="31.6" calcext:value-type="float">
            <text:p>3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AQUIN</text:p>
          </table:table-cell>
          <table:table-cell office:value-type="float" office:value="19.3" calcext:value-type="float">
            <text:p>1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SON CITY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STOWN</text:p>
          </table:table-cell>
          <table:table-cell office:value-type="float" office:value="35.1" calcext:value-type="float">
            <text:p>35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JOLIET</text:p>
          </table:table-cell>
          <table:table-cell table:style-name="ce9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2.2" calcext:value-type="float">
            <text:p>12.2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ESBORO</text:p>
          </table:table-cell>
          <table:table-cell office:value-type="float" office:value="30.6" calcext:value-type="float">
            <text:p>3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NESTOWN</text:p>
          </table:table-cell>
          <table:table-cell office:value-type="float" office:value="19.3" calcext:value-type="float">
            <text:p>1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PHINE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HUA TRE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DSONIA</text:p>
          </table:table-cell>
          <table:table-cell office:value-type="float" office:value="25.7" calcext:value-type="float">
            <text:p>2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NEAU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AMAZOO</text:p>
          </table:table-cell>
          <table:table-cell office:value-type="float" office:value="33.9" calcext:value-type="float">
            <text:p>3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SPELL</text:p>
          </table:table-cell>
          <table:table-cell office:value-type="float" office:value="17.1" calcext:value-type="float">
            <text:p>1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TAG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OSH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KANSAS CITY</text:p>
          </table:table-cell>
          <table:table-cell table:style-name="ce9" office:value-type="float" office:value="19" calcext:value-type="float">
            <text:p>19</text:p>
          </table:table-cell>
          <table:table-cell table:style-name="ce15" office:value-type="float" office:value="25" calcext:value-type="float">
            <text:p>25</text:p>
          </table:table-cell>
        </table:table-row>
        <table:table-row table:style-name="ro1">
          <table:table-cell table:style-name="ce5"/>
          <table:table-cell table:style-name="ce11" office:value-type="float" office:value="24.9" calcext:value-type="float">
            <text:p>24.9</text:p>
          </table:table-cell>
          <table:table-cell table:style-name="ce1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ASOTA</text:p>
          </table:table-cell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HL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Y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UFMAN</text:p>
          </table:table-cell>
          <table:table-cell office:value-type="float" office:value="27.7" calcext:value-type="float">
            <text:p>2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YSVILLE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AAU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ARNY</text:p>
          </table:table-cell>
          <table:table-cell office:value-type="float" office:value="21.2" calcext:value-type="float">
            <text:p>2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EN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LLER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SO</text:p>
          </table:table-cell>
          <table:table-cell office:value-type="float" office:value="30.6" calcext:value-type="float">
            <text:p>3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MP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MPNER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DALL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LY</text:p>
          </table:table-cell>
          <table:table-cell office:value-type="float" office:value="31.3" calcext:value-type="float">
            <text:p>3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NEBUNK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NER</text:p>
          </table:table-cell>
          <table:table-cell office:value-type="float" office:value="15.5" calcext:value-type="float">
            <text:p>15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NNESAW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NNEWICK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OSHA</text:p>
          </table:table-cell>
          <table:table-cell office:value-type="float" office:value="19.5" calcext:value-type="float">
            <text:p>19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KENT</text:p>
          </table:table-cell>
          <table:table-cell table:style-name="ce9" office:value-type="float" office:value="15.5" calcext:value-type="float">
            <text:p>15.5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float" office:value="35.1" calcext:value-type="float">
            <text:p>35.1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NTON</text:p>
          </table:table-cell>
          <table:table-cell office:value-type="float" office:value="23.6" calcext:value-type="float">
            <text:p>2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TWOOD</text:p>
          </table:table-cell>
          <table:table-cell office:value-type="float" office:value="14.6" calcext:value-type="float">
            <text:p>14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RRVILLE</text:p>
          </table:table-cell>
          <table:table-cell office:value-type="float" office:value="15.6" calcext:value-type="float">
            <text:p>15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TCHUM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LGORE</text:p>
          </table:table-cell>
          <table:table-cell office:value-type="float" office:value="15.3" calcext:value-type="float">
            <text:p>15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KILLEEN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5.2" calcext:value-type="float">
            <text:p>15.2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LLING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G CITY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GMAN</text:p>
          </table:table-cell>
          <table:table-cell office:value-type="float" office:value="20.7" calcext:value-type="float">
            <text:p>2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NGSTREE</text:p>
          </table:table-cell>
          <table:table-cell office:value-type="float" office:value="42.5" calcext:value-type="float">
            <text:p>4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OWA</text:p>
          </table:table-cell>
          <table:table-cell office:value-type="float" office:value="19.9" calcext:value-type="float">
            <text:p>1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B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RKLAND</text:p>
          </table:table-cell>
          <table:table-cell office:value-type="float" office:value="6.3" calcext:value-type="float">
            <text:p>6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RKWOOD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SSIMMEE</text:p>
          </table:table-cell>
          <table:table-cell office:value-type="float" office:value="25.6" calcext:value-type="float">
            <text:p>25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LAMATH FALL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NOX</text:p>
          </table:table-cell>
          <table:table-cell office:value-type="float" office:value="20.9" calcext:value-type="float">
            <text:p>2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KNOXVILLE</text:p>
          </table:table-cell>
          <table:table-cell table:style-name="ce9" office:value-type="float" office:value="14.4" calcext:value-type="float">
            <text:p>14.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5.7" calcext:value-type="float">
            <text:p>25.7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KOMO</text:p>
          </table:table-cell>
          <table:table-cell office:value-type="float" office:value="21.3" calcext:value-type="float">
            <text:p>2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TZEBUE</text:p>
          </table:table-cell>
          <table:table-cell office:value-type="float" office:value="16.3" calcext:value-type="float">
            <text:p>1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EMMLING</text:p>
          </table:table-cell>
          <table:table-cell office:value-type="float" office:value="14.1" calcext:value-type="float">
            <text:p>1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UM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float" office:value="57.5" calcext:value-type="float">
            <text:p>5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HABRA</text:p>
          </table:table-cell>
          <table:table-cell office:value-type="float" office:value="13.2" calcext:value-type="float">
            <text:p>13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JOYA</text:p>
          </table:table-cell>
          <table:table-cell office:value-type="float" office:value="30.4" calcext:value-type="float">
            <text:p>3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MARQUE</text:p>
          </table:table-cell>
          <table:table-cell office:value-type="float" office:value="19.6" calcext:value-type="float">
            <text:p>1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MESA</text:p>
          </table:table-cell>
          <table:table-cell office:value-type="float" office:value="12.4" calcext:value-type="float">
            <text:p>12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MIRADA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 PAZ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PORTE</text:p>
          </table:table-cell>
          <table:table-cell office:value-type="float" office:value="10.8" calcext:value-type="float">
            <text:p>1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PUENTE</text:p>
          </table:table-cell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QUINTA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BELLE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CEY'S SPR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AFAYETTE</text:p>
          </table:table-cell>
          <table:table-cell table:style-name="ce9" office:value-type="float" office:value="8.4" calcext:value-type="float">
            <text:p>8.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9.1" calcext:value-type="float">
            <text:p>19.1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GRAN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UNA BEACH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GUNA NIGUEL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 ASBU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 BERRYES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 CHARLES</text:p>
          </table:table-cell>
          <table:table-cell office:value-type="float" office:value="24.1" calcext:value-type="float">
            <text:p>24.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LAKE CITY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7.4" calcext:value-type="float">
            <text:p>27.4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float" office:value="29.7" calcext:value-type="float">
            <text:p>29.7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 CO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 ELSINORE</text:p>
          </table:table-cell>
          <table:table-cell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KE HAMILTON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 ISABELLA</text:p>
          </table:table-cell>
          <table:table-cell office:value-type="float" office:value="39.2" calcext:value-type="float">
            <text:p>3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 JACKSON</text:p>
          </table:table-cell>
          <table:table-cell office:value-type="float" office:value="8.3" calcext:value-type="float">
            <text:p>8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KE OSWEGO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 PARK</text:p>
          </table:table-cell>
          <table:table-cell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 STEVE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 TAPPS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 VIEW</text:p>
          </table:table-cell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 WALES</text:p>
          </table:table-cell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 WORTH</text:p>
          </table:table-cell>
          <table:table-cell office:value-type="float" office:value="27.1" calcext:value-type="float">
            <text:p>27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KEHILL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LAND</text:p>
          </table:table-cell>
          <table:table-cell office:value-type="float" office:value="19.2" calcext:value-type="float">
            <text:p>19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KES CHAR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SHIR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KESIDE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AKEWOOD</text:p>
          </table:table-cell>
          <table:table-cell table:style-name="ce9" office:value-type="float" office:value="7.9" calcext:value-type="float">
            <text:p>7.9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4"/>
          <table:table-cell table:style-name="ce10" office:value-type="float" office:value="11.9" calcext:value-type="float">
            <text:p>11.9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float" office:value="20.7" calcext:value-type="float">
            <text:p>20.7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MO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ANCASTER</text:p>
          </table:table-cell>
          <table:table-cell table:style-name="ce9" office:value-type="float" office:value="7.4" calcext:value-type="float">
            <text:p>7.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0.8" calcext:value-type="float">
            <text:p>10.8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7" calcext:value-type="float">
            <text:p>17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4"/>
          <table:table-cell table:style-name="ce10" office:value-type="float" office:value="23.5" calcext:value-type="float">
            <text:p>23.5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table:style-name="ce5"/>
          <table:table-cell table:style-name="ce11" office:value-type="float" office:value="29" calcext:value-type="float">
            <text:p>29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DOVER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DRUM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T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HAM-SEABROO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ANSING</text:p>
          </table:table-cell>
          <table:table-cell table:style-name="ce9" office:value-type="float" office:value="14.6" calcext:value-type="float">
            <text:p>14.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9.6" calcext:value-type="float">
            <text:p>29.6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PLAC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ABEE VAL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EDO</text:p>
          </table:table-cell>
          <table:table-cell office:value-type="float" office:value="30.8" calcext:value-type="float">
            <text:p>3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GO</text:p>
          </table:table-cell>
          <table:table-cell office:value-type="float" office:value="16.2" calcext:value-type="float">
            <text:p>16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S CRUCES</text:p>
          </table:table-cell>
          <table:table-cell office:value-type="float" office:value="24.4" calcext:value-type="float">
            <text:p>24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S VEGAS</text:p>
          </table:table-cell>
          <table:table-cell office:value-type="float" office:value="17.5" calcext:value-type="float">
            <text:p>17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ATH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UDERDALE LAKES</text:p>
          </table:table-cell>
          <table:table-cell office:value-type="float" office:value="25.8" calcext:value-type="float">
            <text:p>25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UDERHILL</text:p>
          </table:table-cell>
          <table:table-cell office:value-type="float" office:value="23.1" calcext:value-type="float">
            <text:p>23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LAUREL</text:p>
          </table:table-cell>
          <table:table-cell table:style-name="ce9" office:value-type="float" office:value="9.9" calcext:value-type="float">
            <text:p>9.9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28.7" calcext:value-type="float">
            <text:p>28.7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LAWNDALE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7.8" calcext:value-type="float">
            <text:p>17.8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1.4" calcext:value-type="float">
            <text:p>21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WRENCE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WRENCE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WRENCEBURG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WRENCEVILLE</text:p>
          </table:table-cell>
          <table:table-cell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WTON</text:p>
          </table:table-cell>
          <table:table-cell office:value-type="float" office:value="19.9" calcext:value-type="float">
            <text:p>1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10.3" calcext:value-type="float">
            <text:p>10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GUE CITY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LMAN</text:p>
          </table:table-cell>
          <table:table-cell office:value-type="float" office:value="29.1" calcext:value-type="float">
            <text:p>2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VENWORTH</text:p>
          </table:table-cell>
          <table:table-cell office:value-type="float" office:value="16.4" calcext:value-type="float">
            <text:p>16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LEBANON</text:p>
          </table:table-cell>
          <table:table-cell table:style-name="ce9" office:value-type="float" office:value="16.3" calcext:value-type="float">
            <text:p>16.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5.6" calcext:value-type="float">
            <text:p>25.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ESBURG</text:p>
          </table:table-cell>
          <table:table-cell office:value-type="float" office:value="19.9" calcext:value-type="float">
            <text:p>1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HI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HIGH ACRES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ICE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IGHTON</text:p>
          </table:table-cell>
          <table:table-cell office:value-type="float" office:value="25.6" calcext:value-type="float">
            <text:p>2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ITCHFIELD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EXA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OIR CITY</text:p>
          </table:table-cell>
          <table:table-cell office:value-type="float" office:value="27.8" calcext:value-type="float">
            <text:p>2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N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VELLAND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EWISBURG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2" calcext:value-type="float">
            <text:p>22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EXINGTON</text:p>
          </table:table-cell>
          <table:table-cell table:style-name="ce9" office:value-type="float" office:value="11.7" calcext:value-type="float">
            <text:p>11.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2.8" calcext:value-type="float">
            <text:p>12.8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1.3" calcext:value-type="float">
            <text:p>21.3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9.9" calcext:value-type="float">
            <text:p>29.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41.4" calcext:value-type="float">
            <text:p>41.4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LIBERTY</text:p>
          </table:table-cell>
          <table:table-cell table:style-name="ce9" office:value-type="float" office:value="8.8" calcext:value-type="float">
            <text:p>8.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5.6" calcext:value-type="float">
            <text:p>15.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ERTY 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ERTY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ERTYTOWN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LESVILLE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INCOLN</text:p>
          </table:table-cell>
          <table:table-cell table:style-name="ce9" office:value-type="float" office:value="9.1" calcext:value-type="float">
            <text:p>9.1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15.9" calcext:value-type="float">
            <text:p>15.9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COLN ACR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COLNTON</text:p>
          </table:table-cell>
          <table:table-cell office:value-type="float" office:value="28.6" calcext:value-type="float">
            <text:p>2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DENHURST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DSAY</text:p>
          </table:table-cell>
          <table:table-cell office:value-type="float" office:value="37.9" calcext:value-type="float">
            <text:p>37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TCHFIE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TLE AMERI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TLE EGG HARBOR TOWNSHI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LE ELM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TLE FALLS</text:p>
          </table:table-cell>
          <table:table-cell office:value-type="float" office:value="15.3" calcext:value-type="float">
            <text:p>15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TLE HAVA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TLE ROCK</text:p>
          </table:table-cell>
          <table:table-cell office:value-type="float" office:value="17.8" calcext:value-type="float">
            <text:p>17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TTLEFIEL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LITTLEROCK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0.1" calcext:value-type="float">
            <text:p>30.1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TLETON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 OAK</text:p>
          </table:table-cell>
          <table:table-cell office:value-type="float" office:value="13.4" calcext:value-type="float">
            <text:p>13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VERMORE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IVINGSTON</text:p>
          </table:table-cell>
          <table:table-cell table:style-name="ce9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2.7" calcext:value-type="float">
            <text:p>12.7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VINGSTON PARIS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HBUIE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KHART</text:p>
          </table:table-cell>
          <table:table-cell office:value-type="float" office:value="13.1" calcext:value-type="float">
            <text:p>1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K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MA LINDA</text:p>
          </table:table-cell>
          <table:table-cell office:value-type="float" office:value="17.6" calcext:value-type="float">
            <text:p>1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MPOC</text:p>
          </table:table-cell>
          <table:table-cell office:value-type="float" office:value="21.3" calcext:value-type="float">
            <text:p>2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 BEACH</text:p>
          </table:table-cell>
          <table:table-cell office:value-type="float" office:value="20.6" calcext:value-type="float">
            <text:p>20.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ONGMONT</text:p>
          </table:table-cell>
          <table:table-cell office:value-type="float" office:value="14.1" calcext:value-type="float">
            <text:p>1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ONGVIEW</text:p>
          </table:table-cell>
          <table:table-cell table:style-name="ce9" office:value-type="float" office:value="17.9" calcext:value-type="float">
            <text:p>17.9</text:p>
          </table:table-cell>
          <table:table-cell table:style-name="ce15" office:value-type="float" office:value="7" calcext:value-type="float">
            <text:p>7</text:p>
          </table:table-cell>
        </table:table-row>
        <table:table-row table:style-name="ro1">
          <table:table-cell table:style-name="ce5"/>
          <table:table-cell table:style-name="ce11" office:value-type="float" office:value="22.7" calcext:value-type="float">
            <text:p>22.7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AIN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RENA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 ALTOS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float" office:value="22.1" calcext:value-type="float">
            <text:p>22.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LOS BANOS</text:p>
          </table:table-cell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 GATOS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OUISVILLE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</table:table-row>
        <table:table-row table:style-name="ro1">
          <table:table-cell table:style-name="ce4"/>
          <table:table-cell table:style-name="ce10" office:value-type="float" office:value="4.4" calcext:value-type="float">
            <text:p>4.4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3.5" calcext:value-type="float">
            <text:p>13.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LADY</text:p>
          </table:table-cell>
          <table:table-cell office:value-type="float" office:value="22.1" calcext:value-type="float">
            <text:p>2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LAND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INGTON</text:p>
          </table:table-cell>
          <table:table-cell office:value-type="float" office:value="19.7" calcext:value-type="float">
            <text:p>1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XAHATCHEE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XLEY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BBOCK</text:p>
          </table:table-cell>
          <table:table-cell office:value-type="float" office:value="20.7" calcext:value-type="float">
            <text:p>20.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UCEDALE</text:p>
          </table:table-cell>
          <table:table-cell office:value-type="float" office:value="30.9" calcext:value-type="float">
            <text:p>3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INGTON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FKIN</text:p>
          </table:table-cell>
          <table:table-cell office:value-type="float" office:value="23.7" calcext:value-type="float">
            <text:p>23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KACHUKAI</text:p>
          </table:table-cell>
          <table:table-cell office:value-type="float" office:value="40.2" calcext:value-type="float">
            <text:p>4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LA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UMBERTON</text:p>
          </table:table-cell>
          <table:table-cell table:style-name="ce9" office:value-type="float" office:value="7.6" calcext:value-type="float">
            <text:p>7.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4.8" calcext:value-type="float">
            <text:p>34.8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PKIN</text:p>
          </table:table-cell>
          <table:table-cell office:value-type="float" office:value="36.3" calcext:value-type="float">
            <text:p>3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THERVILLE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TZ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ERLY</text:p>
          </table:table-cell>
          <table:table-cell office:value-type="float" office:value="26.6" calcext:value-type="float">
            <text:p>2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NCHBURG</text:p>
          </table:table-cell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NDHUR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NN</text:p>
          </table:table-cell>
          <table:table-cell office:value-type="float" office:value="20.2" calcext:value-type="float">
            <text:p>2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YNNWOO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YNWOOD</text:p>
          </table:table-cell>
          <table:table-cell office:value-type="float" office:value="25.3" calcext:value-type="float">
            <text:p>25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YONS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BELVA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BLETON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C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D RIVER</text:p>
          </table:table-cell>
          <table:table-cell office:value-type="float" office:value="29.9" calcext:value-type="float">
            <text:p>2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ERA</text:p>
          </table:table-cell>
          <table:table-cell office:value-type="float" office:value="27.6" calcext:value-type="float">
            <text:p>27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MADISON</text:p>
          </table:table-cell>
          <table:table-cell table:style-name="ce9" office:value-type="float" office:value="6.7" calcext:value-type="float">
            <text:p>6.7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19" calcext:value-type="float">
            <text:p>19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DISON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ISONVILLE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EYSTOWN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ALIA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A</text:p>
          </table:table-cell>
          <table:table-cell office:value-type="float" office:value="13.6" calcext:value-type="float">
            <text:p>1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OLIA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NOMEN</text:p>
          </table:table-cell>
          <table:table-cell office:value-type="float" office:value="25.3" calcext:value-type="float">
            <text:p>2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DEN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KOFF</text:p>
          </table:table-cell>
          <table:table-cell office:value-type="float" office:value="33.2" calcext:value-type="float">
            <text:p>3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DEN</text:p>
          </table:table-cell>
          <table:table-cell office:value-type="float" office:value="15.6" calcext:value-type="float">
            <text:p>15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ONE</text:p>
          </table:table-cell>
          <table:table-cell office:value-type="float" office:value="31.1" calcext:value-type="float">
            <text:p>3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VERN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MOU</text:p>
          </table:table-cell>
          <table:table-cell office:value-type="float" office:value="41.1" calcext:value-type="float">
            <text:p>4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ATEE</text:p>
          </table:table-cell>
          <table:table-cell office:value-type="float" office:value="27.9" calcext:value-type="float">
            <text:p>27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MANCHESTER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5.3" calcext:value-type="float">
            <text:p>5.3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DEVIL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HATTAN NY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HEIM</text:p>
          </table:table-cell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ILA</text:p>
          </table:table-cell>
          <table:table-cell office:value-type="float" office:value="32.6" calcext:value-type="float">
            <text:p>3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NA</text:p>
          </table:table-cell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GARETVILLE</text:p>
          </table:table-cell>
          <table:table-cell office:value-type="float" office:value="19.4" calcext:value-type="float">
            <text:p>19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float" office:value="33.9" calcext:value-type="float">
            <text:p>33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COPA</text:p>
          </table:table-cell>
          <table:table-cell office:value-type="float" office:value="8.1" calcext:value-type="float">
            <text:p>8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ETTA</text:p>
          </table:table-cell>
          <table:table-cell office:value-type="float" office:value="20.2" calcext:value-type="float">
            <text:p>20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NA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NA DEL REY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ARION</text:p>
          </table:table-cell>
          <table:table-cell table:style-name="ce9" office:value-type="float" office:value="8.5" calcext:value-type="float">
            <text:p>8.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0.9" calcext:value-type="float">
            <text:p>10.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30.2" calcext:value-type="float">
            <text:p>30.2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33" calcext:value-type="float">
            <text:p>33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43.7" calcext:value-type="float">
            <text:p>43.7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HAM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SVILLE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LBOROUGH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RERO</text:p>
          </table:table-cell>
          <table:table-cell office:value-type="float" office:value="24.7" calcext:value-type="float">
            <text:p>24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SHALLTOWN</text:p>
          </table:table-cell>
          <table:table-cell office:value-type="float" office:value="13.6" calcext:value-type="float">
            <text:p>1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EZ</text:p>
          </table:table-cell>
          <table:table-cell office:value-type="float" office:value="6.1" calcext:value-type="float">
            <text:p>6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INSBURG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YSVILLE</text:p>
          </table:table-cell>
          <table:table-cell office:value-type="float" office:value="28.6" calcext:value-type="float">
            <text:p>2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YVA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YVILL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COTTE</text:p>
          </table:table-cell>
          <table:table-cell office:value-type="float" office:value="14.6" calcext:value-type="float">
            <text:p>1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HANTUCKET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APEQUA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ILLON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CE RI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S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WOOD</text:p>
          </table:table-cell>
          <table:table-cell office:value-type="float" office:value="30.1" calcext:value-type="float">
            <text:p>3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ALESTE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ALLEN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DOWE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KINNEY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KINNEYVI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LEANSVILLE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LEMORESVILLE</text:p>
          </table:table-cell>
          <table:table-cell office:value-type="float" office:value="26.8" calcext:value-type="float">
            <text:p>2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MINNVILLE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PHERSON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AD VALLEY</text:p>
          </table:table-cell>
          <table:table-cell office:value-type="float" office:value="33.4" calcext:value-type="float">
            <text:p>3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DOW LAKES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FORD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INE LODGE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NA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EKER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ELBOURNE</text:p>
          </table:table-cell>
          <table:table-cell table:style-name="ce9" office:value-type="float" office:value="15.9" calcext:value-type="float">
            <text:p>15.9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11" office:value-type="float" office:value="29.4" calcext:value-type="float">
            <text:p>29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27.6" calcext:value-type="float">
            <text:p>27.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ENDOCINO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DOTA</text:p>
          </table:table-cell>
          <table:table-cell office:value-type="float" office:value="46.5" calcext:value-type="float">
            <text:p>4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OMONIE</text:p>
          </table:table-cell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D</text:p>
          </table:table-cell>
          <table:table-cell office:value-type="float" office:value="31.9" calcext:value-type="float">
            <text:p>31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RIDEN</text:p>
          </table:table-cell>
          <table:table-cell office:value-type="float" office:value="14.6" calcext:value-type="float">
            <text:p>14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MERIDIAN</text:p>
          </table:table-cell>
          <table:table-cell table:style-name="ce9" office:value-type="float" office:value="9.2" calcext:value-type="float">
            <text:p>9.2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float" office:value="32.9" calcext:value-type="float">
            <text:p>32.9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RILLVILLE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RIMA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A</text:p>
          </table:table-cell>
          <table:table-cell office:value-type="float" office:value="16.5" calcext:value-type="float">
            <text:p>16.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ESQUIT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IRIE</text:p>
          </table:table-cell>
          <table:table-cell office:value-type="float" office:value="13.8" calcext:value-type="float">
            <text:p>13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TROPOLIS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XIA</text:p>
          </table:table-cell>
          <table:table-cell office:value-type="float" office:value="26.8" calcext:value-type="float">
            <text:p>26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28.3" calcext:value-type="float">
            <text:p>28.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IAMI BEACH</text:p>
          </table:table-cell>
          <table:table-cell office:value-type="float" office:value="17.7" calcext:value-type="float">
            <text:p>17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AMI GARDENS</text:p>
          </table:table-cell>
          <table:table-cell office:value-type="float" office:value="23.1" calcext:value-type="float">
            <text:p>23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AMI LAKES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AMI-DA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ANOPY</text:p>
          </table:table-cell>
          <table:table-cell office:value-type="float" office:value="12.7" calcext:value-type="float">
            <text:p>12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DDLE RIVER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DLE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DLEBO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DLEBURG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DLEBURGH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DLEFIEL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DLETON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MIDDLETOWN</text:p>
          </table:table-cell>
          <table:table-cell table:style-name="ce9" office:value-type="float" office:value="5.4" calcext:value-type="float">
            <text:p>5.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8.6" calcext:value-type="float">
            <text:p>18.6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9.6" calcext:value-type="float">
            <text:p>19.6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DLAND</text:p>
          </table:table-cell>
          <table:table-cell office:value-type="float" office:value="9.3" calcext:value-type="float">
            <text:p>9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DLAND CITY</text:p>
          </table:table-cell>
          <table:table-cell office:value-type="float" office:value="31.5" calcext:value-type="float">
            <text:p>3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LOTHIAN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WAY</text:p>
          </table:table-cell>
          <table:table-cell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WEST CITY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CREE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ILFORD</text:p>
          </table:table-cell>
          <table:table-cell table:style-name="ce9" office:value-type="float" office:value="6.6" calcext:value-type="float">
            <text:p>6.6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17" calcext:value-type="float">
            <text:p>17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LL CREEK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LLBROOK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LERSVI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LERTON</text:p>
          </table:table-cell>
          <table:table-cell office:value-type="float" office:value="29.3" calcext:value-type="float">
            <text:p>2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LS RIVER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LSTON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LVILLE</text:p>
          </table:table-cell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ILTON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3.7" calcext:value-type="float">
            <text:p>23.7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WAUKEE</text:p>
          </table:table-cell>
          <table:table-cell office:value-type="float" office:value="28.7" calcext:value-type="float">
            <text:p>28.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LWAUKIE</text:p>
          </table:table-cell>
          <table:table-cell office:value-type="float" office:value="12.9" calcext:value-type="float">
            <text:p>12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RAL WELLS</text:p>
          </table:table-cell>
          <table:table-cell office:value-type="float" office:value="26.3" calcext:value-type="float">
            <text:p>2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NEAPOLIS</text:p>
          </table:table-cell>
          <table:table-cell office:value-type="float" office:value="21.9" calcext:value-type="float">
            <text:p>21.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INNESOTA 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A LO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AMAR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SSION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SSION VIEJO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SOULA</text:p>
          </table:table-cell>
          <table:table-cell office:value-type="float" office:value="19.5" calcext:value-type="float">
            <text:p>1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SOURI CITY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CHELL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AB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ERLY</text:p>
          </table:table-cell>
          <table:table-cell office:value-type="float" office:value="23.7" calcext:value-type="float">
            <text:p>2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23.3" calcext:value-type="float">
            <text:p>23.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ODESTO</text:p>
          </table:table-cell>
          <table:table-cell office:value-type="float" office:value="20.5" calcext:value-type="float">
            <text:p>20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OHAVE VALLEY</text:p>
          </table:table-cell>
          <table:table-cell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JAVE</text:p>
          </table:table-cell>
          <table:table-cell office:value-type="float" office:value="31.1" calcext:value-type="float">
            <text:p>3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CKS CORNER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ON</text:p>
          </table:table-cell>
          <table:table-cell office:value-type="float" office:value="31.1" calcext:value-type="float">
            <text:p>3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ONROE</text:p>
          </table:table-cell>
          <table:table-cell table:style-name="ce9" office:value-type="float" office:value="15.2" calcext:value-type="float">
            <text:p>15.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4.6" calcext:value-type="float">
            <text:p>24.6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5.4" calcext:value-type="float">
            <text:p>35.4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ROEVILLE</text:p>
          </table:table-cell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ROVIA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CLAIR</text:p>
          </table:table-cell>
          <table:table-cell office:value-type="float" office:value="16.9" calcext:value-type="float">
            <text:p>16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TEAG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EBELLO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TEREY PARK</text:p>
          </table:table-cell>
          <table:table-cell office:value-type="float" office:value="17.3" calcext:value-type="float">
            <text:p>17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MONTGOMERY</text:p>
          </table:table-cell>
          <table:table-cell table:style-name="ce9" office:value-type="float" office:value="4.3" calcext:value-type="float">
            <text:p>4.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2.8" calcext:value-type="float">
            <text:p>12.8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4.1" calcext:value-type="float">
            <text:p>24.1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TPELIER</text:p>
          </table:table-cell>
          <table:table-cell office:value-type="float" office:value="19.5" calcext:value-type="float">
            <text:p>1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ONTROSE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2.2" calcext:value-type="float">
            <text:p>22.2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ROSE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ORINGSPORT</text:p>
          </table:table-cell>
          <table:table-cell office:value-type="float" office:value="25.9" calcext:value-type="float">
            <text:p>2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A</text:p>
          </table:table-cell>
          <table:table-cell office:value-type="float" office:value="17.6" calcext:value-type="float">
            <text:p>1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HEAD</text:p>
          </table:table-cell>
          <table:table-cell office:value-type="float" office:value="36.1" calcext:value-type="float">
            <text:p>3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NO VALLEY</text:p>
          </table:table-cell>
          <table:table-cell office:value-type="float" office:value="19.3" calcext:value-type="float">
            <text:p>19.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ORGANTOWN</text:p>
          </table:table-cell>
          <table:table-cell office:value-type="float" office:value="34.1" calcext:value-type="float">
            <text:p>34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RIARTY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ORRIS</text:p>
          </table:table-cell>
          <table:table-cell table:style-name="ce9" office:value-type="float" office:value="18" calcext:value-type="float">
            <text:p>1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7.6" calcext:value-type="float">
            <text:p>27.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ES LAKE</text:p>
          </table:table-cell>
          <table:table-cell office:value-type="float" office:value="14.6" calcext:value-type="float">
            <text:p>1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S POINT</text:p>
          </table:table-cell>
          <table:table-cell office:value-type="float" office:value="21.6" calcext:value-type="float">
            <text:p>21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ULTRI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UND BAYOU</text:p>
          </table:table-cell>
          <table:table-cell office:value-type="float" office:value="43.7" calcext:value-type="float">
            <text:p>4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OUNT AIRY</text:p>
          </table:table-cell>
          <table:table-cell table:style-name="ce9" office:value-type="float" office:value="2.7" calcext:value-type="float">
            <text:p>2.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3.1" calcext:value-type="float">
            <text:p>23.1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NT ID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NTAIN CE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UNTAIN HOM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NTAIN PIN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NTAIN VIEW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NTLAKE TERRACE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 AI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 DO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 PLEAS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 SHAS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 VERN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. AUBUR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. PLEASA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KILTEO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KWONAGO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LAN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NCIE</text:p>
          </table:table-cell>
          <table:table-cell office:value-type="float" office:value="32.2" calcext:value-type="float">
            <text:p>32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NISING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NNSVIL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NROE FALLS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RAY</text:p>
          </table:table-cell>
          <table:table-cell office:value-type="float" office:value="12.7" calcext:value-type="float">
            <text:p>12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SCLE SHOALS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COY</text:p>
          </table:table-cell>
          <table:table-cell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KOGEE</text:p>
          </table:table-cell>
          <table:table-cell office:value-type="float" office:value="25.4" calcext:value-type="float">
            <text:p>25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RTLE BEACH</text:p>
          </table:table-cell>
          <table:table-cell office:value-type="float" office:value="23.7" calcext:value-type="float">
            <text:p>23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RTLE CREEK</text:p>
          </table:table-cell>
          <table:table-cell office:value-type="float" office:value="34.1" calcext:value-type="float">
            <text:p>3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O</text:p>
          </table:table-cell>
          <table:table-cell office:value-type="float" office:value="40.2" calcext:value-type="float">
            <text:p>4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OGDOCHE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MPA</text:p>
          </table:table-cell>
          <table:table-cell office:value-type="float" office:value="23.6" calcext:value-type="float">
            <text:p>23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PLES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POLEONVILL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ASHVILLE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</table:table-row>
        <table:table-row table:style-name="ro1">
          <table:table-cell table:style-name="ce5"/>
          <table:table-cell table:style-name="ce11" office:value-type="float" office:value="21.8" calcext:value-type="float">
            <text:p>21.8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CHEZ</text:p>
          </table:table-cell>
          <table:table-cell office:value-type="float" office:value="31.9" calcext:value-type="float">
            <text:p>31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TCHITOCHES</text:p>
          </table:table-cell>
          <table:table-cell office:value-type="float" office:value="38.6" calcext:value-type="float">
            <text:p>38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TIONAL CITY</text:p>
          </table:table-cell>
          <table:table-cell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OM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ARRE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27.7" calcext:value-type="float">
            <text:p>27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ELYVILLE</text:p>
          </table:table-cell>
          <table:table-cell office:value-type="float" office:value="44.4" calcext:value-type="float">
            <text:p>4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OSHO</text:p>
          </table:table-cell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TLETON</text:p>
          </table:table-cell>
          <table:table-cell office:value-type="float" office:value="27.9" calcext:value-type="float">
            <text:p>2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EW ALBANY</text:p>
          </table:table-cell>
          <table:table-cell table:style-name="ce9" office:value-type="float" office:value="21.6" calcext:value-type="float">
            <text:p>21.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4" calcext:value-type="float">
            <text:p>2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BEDFORD</text:p>
          </table:table-cell>
          <table:table-cell office:value-type="float" office:value="23.4" calcext:value-type="float">
            <text:p>23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 BERLIN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BRIGHTON</text:p>
          </table:table-cell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BRITAIN</text:p>
          </table:table-cell>
          <table:table-cell office:value-type="float" office:value="23.3" calcext:value-type="float">
            <text:p>23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 BRUNSWICK</text:p>
          </table:table-cell>
          <table:table-cell office:value-type="float" office:value="34.7" calcext:value-type="float">
            <text:p>3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CAN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CASTLE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CITY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HARTFORD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HAVEN</text:p>
          </table:table-cell>
          <table:table-cell office:value-type="float" office:value="26.6" calcext:value-type="float">
            <text:p>26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 HOP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HYDE PARK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IBERIA</text:p>
          </table:table-cell>
          <table:table-cell office:value-type="float" office:value="23.3" calcext:value-type="float">
            <text:p>23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W KENSINGTON</text:p>
          </table:table-cell>
          <table:table-cell office:value-type="float" office:value="23.3" calcext:value-type="float">
            <text:p>2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LONDO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ORLEANS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EW PALTZ</text:p>
          </table:table-cell>
          <table:table-cell office:value-type="float" office:value="31.5" calcext:value-type="float">
            <text:p>3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PORT RICHEY</text:p>
          </table:table-cell>
          <table:table-cell office:value-type="float" office:value="24.7" calcext:value-type="float">
            <text:p>2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RIVER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ROCHELLE</text:p>
          </table:table-cell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20.6" calcext:value-type="float">
            <text:p>20.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EWA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EWARK</text:p>
          </table:table-cell>
          <table:table-cell table:style-name="ce9" office:value-type="float" office:value="25.6" calcext:value-type="float">
            <text:p>25.6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float" office:value="29.7" calcext:value-type="float">
            <text:p>29.7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WBERRY SPRIN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BURGH</text:p>
          </table:table-cell>
          <table:table-cell office:value-type="float" office:value="34.2" calcext:value-type="float">
            <text:p>34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MAN</text:p>
          </table:table-cell>
          <table:table-cell office:value-type="float" office:value="19.8" calcext:value-type="float">
            <text:p>19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PORT BEACH</text:p>
          </table:table-cell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PORT NEWS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VILLE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EVIL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OBRARA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PINNAWASEE</text:p>
          </table:table-cell>
          <table:table-cell office:value-type="float" office:value="16.1" calcext:value-type="float">
            <text:p>1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RO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BLE</text:p>
          </table:table-cell>
          <table:table-cell office:value-type="float" office:value="13.1" calcext:value-type="float">
            <text:p>1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GALES</text:p>
          </table:table-cell>
          <table:table-cell office:value-type="float" office:value="32.7" calcext:value-type="float">
            <text:p>32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C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CROSS</text:p>
          </table:table-cell>
          <table:table-cell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FOLK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NORMAN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8" calcext:value-type="float">
            <text:p>18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RISTOWN</text:p>
          </table:table-cell>
          <table:table-cell office:value-type="float" office:value="23.2" calcext:value-type="float">
            <text:p>2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AUGUSTA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BELLPORT</text:p>
          </table:table-cell>
          <table:table-cell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BRANCH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CHARLESTON</text:p>
          </table:table-cell>
          <table:table-cell office:value-type="float" office:value="22.7" calcext:value-type="float">
            <text:p>22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RTH CHARLOT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EAST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TH FORT MYERS</text:p>
          </table:table-cell>
          <table:table-cell office:value-type="float" office:value="13.3" calcext:value-type="float">
            <text:p>13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TH HILL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TH HOLLYWOO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TH LAS VEGAS</text:p>
          </table:table-cell>
          <table:table-cell office:value-type="float" office:value="16.6" calcext:value-type="float">
            <text:p>16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RTH MIAMI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MIAMI BEACH</text:p>
          </table:table-cell>
          <table:table-cell office:value-type="float" office:value="23.2" calcext:value-type="float">
            <text:p>2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RTH MOB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POLE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TH PORT</text:p>
          </table:table-cell>
          <table:table-cell office:value-type="float" office:value="12.8" calcext:value-type="float">
            <text:p>1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TH RIVERSIDE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ROYALTON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SAN JO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SMITHFIE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 ST. LOU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GLEN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LAKE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RI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VILLE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WOO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WALK</text:p>
          </table:table-cell>
          <table:table-cell office:value-type="float" office:value="14.3" calcext:value-type="float">
            <text:p>14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WICH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W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EVO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O'FALLON</text:p>
          </table:table-cell>
          <table:table-cell table:style-name="ce9" office:value-type="float" office:value="4.6" calcext:value-type="float">
            <text:p>4.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8.3" calcext:value-type="float">
            <text:p>8.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AK CLIF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AK HARBOR</text:p>
          </table:table-cell>
          <table:table-cell office:value-type="float" office:value="13.1" calcext:value-type="float">
            <text:p>1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AK RIDGE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AK VA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AK VIEW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AKDALE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AKLAND</text:p>
          </table:table-cell>
          <table:table-cell office:value-type="float" office:value="20.4" calcext:value-type="float">
            <text:p>20.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AKLAND PARK</text:p>
          </table:table-cell>
          <table:table-cell office:value-type="float" office:value="20.2" calcext:value-type="float">
            <text:p>20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AKLEY</text:p>
          </table:table-cell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AKTON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ALA</text:p>
          </table:table-cell>
          <table:table-cell office:value-type="float" office:value="22.6" calcext:value-type="float">
            <text:p>22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CEANSIDE</text:p>
          </table:table-cell>
          <table:table-cell office:value-type="float" office:value="14.1" calcext:value-type="float">
            <text:p>14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DESSA</text:p>
          </table:table-cell>
          <table:table-cell office:value-type="float" office:value="12.1" calcext:value-type="float">
            <text:p>12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OGDEN</text:p>
          </table:table-cell>
          <table:table-cell table:style-name="ce9" office:value-type="float" office:value="8.3" calcext:value-type="float">
            <text:p>8.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2.9" calcext:value-type="float">
            <text:p>22.9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HATCHEE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IL CITY</text:p>
          </table:table-cell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IL SPRIN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ILDALE</text:p>
          </table:table-cell>
          <table:table-cell office:value-type="float" office:value="29.3" calcext:value-type="float">
            <text:p>2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ALOOSA IS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EMAH</text:p>
          </table:table-cell>
          <table:table-cell office:value-type="float" office:value="31.1" calcext:value-type="float">
            <text:p>3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LAHOMA CITY</text:p>
          </table:table-cell>
          <table:table-cell office:value-type="float" office:value="18.3" calcext:value-type="float">
            <text:p>18.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KMULGEE</text:p>
          </table:table-cell>
          <table:table-cell office:value-type="float" office:value="29.5" calcext:value-type="float">
            <text:p>2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MULGEE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A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ATHE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 T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VEHURST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YMPIA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MAHA</text:p>
          </table:table-cell>
          <table:table-cell office:value-type="float" office:value="16.7" calcext:value-type="float">
            <text:p>16.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MA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ALASKA</text:p>
          </table:table-cell>
          <table:table-cell office:value-type="float" office:value="33.2" calcext:value-type="float">
            <text:p>3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IDA</text:p>
          </table:table-cell>
          <table:table-cell office:value-type="float" office:value="29.9" calcext:value-type="float">
            <text:p>2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ARIO</text:p>
          </table:table-cell>
          <table:table-cell office:value-type="float" office:value="18.1" calcext:value-type="float">
            <text:p>18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PA-LOCKA</text:p>
          </table:table-cell>
          <table:table-cell office:value-type="float" office:value="44.8" calcext:value-type="float">
            <text:p>4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LIK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LOUSAS</text:p>
          </table:table-cell>
          <table:table-cell office:value-type="float" office:value="41.9" calcext:value-type="float">
            <text:p>4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3.2" calcext:value-type="float">
            <text:p>13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ANGE PARK</text:p>
          </table:table-cell>
          <table:table-cell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CUTT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EGON CITY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EM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ORLANDO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0.2" calcext:value-type="float">
            <text:p>20.2</text:p>
          </table:table-cell>
          <table:table-cell table:style-name="ce17"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ORLEANS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5.4" calcext:value-type="float">
            <text:p>25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MOND BEACH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OVILLE</text:p>
          </table:table-cell>
          <table:table-cell office:value-type="float" office:value="23.8" calcext:value-type="float">
            <text:p>23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RING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ING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HKOSH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T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ACHITA PARIS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FIELD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LAND PARK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WENSBORO</text:p>
          </table:table-cell>
          <table:table-cell office:value-type="float" office:value="19.8" calcext:value-type="float">
            <text:p>19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WINGS MILLS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OXFORD</text:p>
          </table:table-cell>
          <table:table-cell table:style-name="ce9" office:value-type="float" office:value="11.7" calcext:value-type="float">
            <text:p>11.7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4"/>
          <table:table-cell table:style-name="ce10" office:value-type="float" office:value="19.6" calcext:value-type="float">
            <text:p>19.6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6.6" calcext:value-type="float">
            <text:p>26.6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47" calcext:value-type="float">
            <text:p>47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XNARD</text:p>
          </table:table-cell>
          <table:table-cell office:value-type="float" office:value="16.6" calcext:value-type="float">
            <text:p>16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YSTER CREEK</text:p>
          </table:table-cell>
          <table:table-cell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ZARK</text:p>
          </table:table-cell>
          <table:table-cell office:value-type="float" office:value="23.1" calcext:value-type="float">
            <text:p>2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CIFIC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CIFIC PALISA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COI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DEN</text:p>
          </table:table-cell>
          <table:table-cell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HRUMP</text:p>
          </table:table-cell>
          <table:table-cell office:value-type="float" office:value="18.9" calcext:value-type="float">
            <text:p>18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IA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KALA VILLAGE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ATKA</text:p>
          </table:table-cell>
          <table:table-cell office:value-type="float" office:value="43.2" calcext:value-type="float">
            <text:p>4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ENVILLE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M BAY</text:p>
          </table:table-cell>
          <table:table-cell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LM BEACH GARDENS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LM COAST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M DESERT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M HARBOR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ALM SPRINGS</text:p>
          </table:table-cell>
          <table:table-cell table:style-name="ce9" office:value-type="float" office:value="18.9" calcext:value-type="float">
            <text:p>18.9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table:style-name="ce5"/>
          <table:table-cell table:style-name="ce11" office:value-type="float" office:value="24.4" calcext:value-type="float">
            <text:p>24.4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LMDALE</text:p>
          </table:table-cell>
          <table:table-cell office:value-type="float" office:value="21.3" calcext:value-type="float">
            <text:p>21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LMER</text:p>
          </table:table-cell>
          <table:table-cell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LMETTO BAY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MYRA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O ALTO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A</text:p>
          </table:table-cell>
          <table:table-cell office:value-type="float" office:value="25.3" calcext:value-type="float">
            <text:p>2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AMA CITY</text:p>
          </table:table-cell>
          <table:table-cell office:value-type="float" office:value="21.2" calcext:value-type="float">
            <text:p>21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NAMA CITY BEACH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ORAMA C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DIS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GON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MOUNT</text:p>
          </table:table-cell>
          <table:table-cell office:value-type="float" office:value="23.1" calcext:value-type="float">
            <text:p>23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5.6" calcext:value-type="float">
            <text:p>2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K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K FOREST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KLAND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KVILLE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ASADENA</text:p>
          </table:table-cell>
          <table:table-cell table:style-name="ce9" office:value-type="float" office:value="4.2" calcext:value-type="float">
            <text:p>4.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5.3" calcext:value-type="float">
            <text:p>15.3</text:p>
          </table:table-cell>
          <table:table-cell table:style-name="ce16" office:value-type="float" office:value="5" calcext:value-type="float">
            <text:p>5</text:p>
          </table:table-cell>
        </table:table-row>
        <table:table-row table:style-name="ro1">
          <table:table-cell table:style-name="ce5"/>
          <table:table-cell table:style-name="ce11" office:value-type="float" office:value="19.9" calcext:value-type="float">
            <text:p>19.9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CAGOULA</text:p>
          </table:table-cell>
          <table:table-cell office:value-type="float" office:value="27.2" calcext:value-type="float">
            <text:p>2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O</text:p>
          </table:table-cell>
          <table:table-cell office:value-type="float" office:value="18.8" calcext:value-type="float">
            <text:p>18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O ROBL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AGONIA</text:p>
          </table:table-cell>
          <table:table-cell office:value-type="float" office:value="29.1" calcext:value-type="float">
            <text:p>2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ERSON</text:p>
          </table:table-cell>
          <table:table-cell office:value-type="float" office:value="29.1" calcext:value-type="float">
            <text:p>29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ULDING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VILLIO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WLEYS ISLAND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WNEE</text:p>
          </table:table-cell>
          <table:table-cell office:value-type="float" office:value="19.3" calcext:value-type="float">
            <text:p>1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WTUCKET</text:p>
          </table:table-cell>
          <table:table-cell office:value-type="float" office:value="20.6" calcext:value-type="float">
            <text:p>20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XTONIA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YSON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TREE CITY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RISBURG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RL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ARL CITY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RLAND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EBLES</text:p>
          </table:table-cell>
          <table:table-cell office:value-type="float" office:value="30.3" calcext:value-type="float">
            <text:p>3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LL CITY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MBROKE PINES</text:p>
          </table:table-cell>
          <table:table-cell office:value-type="float" office:value="8.1" calcext:value-type="float">
            <text:p>8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PENDLETON</text:p>
          </table:table-cell>
          <table:table-cell table:style-name="ce9" office:value-type="float" office:value="15.1" calcext:value-type="float">
            <text:p>15.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2.3" calcext:value-type="float">
            <text:p>32.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N HIL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NSAUKEN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SACOLA</text:p>
          </table:table-cell>
          <table:table-cell office:value-type="float" office:value="15.7" calcext:value-type="float">
            <text:p>15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ORIA</text:p>
          </table:table-cell>
          <table:table-cell office:value-type="float" office:value="9.2" calcext:value-type="float">
            <text:p>9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KASIE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RIS</text:p>
          </table:table-cell>
          <table:table-cell office:value-type="float" office:value="25.3" calcext:value-type="float">
            <text:p>25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RY HALL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RY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TH AMBOY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ALUMA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ROLEU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HELPS</text:p>
          </table:table-cell>
          <table:table-cell table:style-name="ce9" office:value-type="float" office:value="11.4" calcext:value-type="float">
            <text:p>11.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1.5" calcext:value-type="float">
            <text:p>21.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ENIX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HILADELPHIA</text:p>
          </table:table-cell>
          <table:table-cell table:style-name="ce9" office:value-type="float" office:value="26.4" calcext:value-type="float">
            <text:p>26.4</text:p>
          </table:table-cell>
          <table:table-cell table:style-name="ce15" office:value-type="float" office:value="28" calcext:value-type="float">
            <text:p>28</text:p>
          </table:table-cell>
        </table:table-row>
        <table:table-row table:style-name="ro1">
          <table:table-cell table:style-name="ce5"/>
          <table:table-cell table:style-name="ce11" office:value-type="float" office:value="30.8" calcext:value-type="float">
            <text:p>30.8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LIPSBURG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23.1" calcext:value-type="float">
            <text:p>23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ICO RIVERA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PIEDMONT</text:p>
          </table:table-cell>
          <table:table-cell table:style-name="ce9" office:value-type="float" office:value="19.6" calcext:value-type="float">
            <text:p>19.6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25.6" calcext:value-type="float">
            <text:p>25.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GEON FORGE</text:p>
          </table:table-cell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KE ROAD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KESVILLE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E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E BLUFF</text:p>
          </table:table-cell>
          <table:table-cell office:value-type="float" office:value="32.1" calcext:value-type="float">
            <text:p>3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E VALLEY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ELLAS PARK</text:p>
          </table:table-cell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INEVILLE</text:p>
          </table:table-cell>
          <table:table-cell table:style-name="ce9" office:value-type="float" office:value="20.5" calcext:value-type="float">
            <text:p>20.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1.3" calcext:value-type="float">
            <text:p>21.3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NION HIL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OLE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NON HIL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GAH</text:p>
          </table:table-cell>
          <table:table-cell office:value-type="float" office:value="31.9" calcext:value-type="float">
            <text:p>3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ITTSBURG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7.9" calcext:value-type="float">
            <text:p>17.9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TTSBURGH</text:p>
          </table:table-cell>
          <table:table-cell office:value-type="float" office:value="22.9" calcext:value-type="float">
            <text:p>22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TTSTON</text:p>
          </table:table-cell>
          <table:table-cell office:value-type="float" office:value="19.5" calcext:value-type="float">
            <text:p>1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CENTIA</text:p>
          </table:table-cell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INFIELD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INVIEW</text:p>
          </table:table-cell>
          <table:table-cell office:value-type="float" office:value="25.2" calcext:value-type="float">
            <text:p>2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O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 CITY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TATION</text:p>
          </table:table-cell>
          <table:table-cell office:value-type="float" office:value="10.7" calcext:value-type="float">
            <text:p>1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QUEMINE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LEASANT GROVE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6.4" calcext:value-type="float">
            <text:p>6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LEASANT HILL</text:p>
          </table:table-cell>
          <table:table-cell table:style-name="ce9" office:value-type="float" office:value="9.9" calcext:value-type="float">
            <text:p>9.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5.3" calcext:value-type="float">
            <text:p>25.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EASANTON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EASANTVILLE</text:p>
          </table:table-cell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LYMOUTH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5.8" calcext:value-type="float">
            <text:p>5.8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10.5" calcext:value-type="float">
            <text:p>10.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 ARENA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 LO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 LOOKO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LOCK PINES</text:p>
          </table:table-cell>
          <table:table-cell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ONA</text:p>
          </table:table-cell>
          <table:table-cell office:value-type="float" office:value="22.1" calcext:value-type="float">
            <text:p>22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OMPANO BEACH</text:p>
          </table:table-cell>
          <table:table-cell office:value-type="float" office:value="23.4" calcext:value-type="float">
            <text:p>23.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ONCA CITY</text:p>
          </table:table-cell>
          <table:table-cell office:value-type="float" office:value="18.3" calcext:value-type="float">
            <text:p>1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D CREEK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DER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DERAY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E VEDRA BEA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OLER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PLAR BLUFF</text:p>
          </table:table-cell>
          <table:table-cell office:value-type="float" office:value="27.7" calcext:value-type="float">
            <text:p>2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 ALLEN</text:p>
          </table:table-cell>
          <table:table-cell office:value-type="float" office:value="25.7" calcext:value-type="float">
            <text:p>25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RT ARTHUR</text:p>
          </table:table-cell>
          <table:table-cell office:value-type="float" office:value="27.3" calcext:value-type="float">
            <text:p>27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RT BARR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 ORANGE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 RICHEY</text:p>
          </table:table-cell>
          <table:table-cell office:value-type="float" office:value="15.1" calcext:value-type="float">
            <text:p>1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 ST. JOE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 ST. LUCI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AG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RVILLE</text:p>
          </table:table-cell>
          <table:table-cell office:value-type="float" office:value="30.9" calcext:value-type="float">
            <text:p>30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PORTLAND</text:p>
          </table:table-cell>
          <table:table-cell table:style-name="ce9" office:value-type="float" office:value="18" calcext:value-type="float">
            <text:p>18</text:p>
          </table:table-cell>
          <table:table-cell table:style-name="ce15" office:value-type="float" office:value="24" calcext:value-type="float">
            <text:p>24</text:p>
          </table:table-cell>
        </table:table-row>
        <table:table-row table:style-name="ro1">
          <table:table-cell table:style-name="ce5"/>
          <table:table-cell table:style-name="ce11" office:value-type="float" office:value="19.7" calcext:value-type="float">
            <text:p>19.7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18.2" calcext:value-type="float">
            <text:p>1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EN</text:p>
          </table:table-cell>
          <table:table-cell office:value-type="float" office:value="27.1" calcext:value-type="float">
            <text:p>2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TAWATOMIE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TS CAMP</text:p>
          </table:table-cell>
          <table:table-cell office:value-type="float" office:value="25.7" calcext:value-type="float">
            <text:p>2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GHKEEPSIE</text:p>
          </table:table-cell>
          <table:table-cell office:value-type="float" office:value="24.1" calcext:value-type="float">
            <text:p>24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ULSBO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COTT</text:p>
          </table:table-cell>
          <table:table-cell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SQUE IS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TTY PRAIRIE</text:p>
          </table:table-cell>
          <table:table-cell office:value-type="float" office:value="26.6" calcext:value-type="float">
            <text:p>2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MRO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RINCETON</text:p>
          </table:table-cell>
          <table:table-cell table:style-name="ce9" office:value-type="float" office:value="24.8" calcext:value-type="float">
            <text:p>24.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6.3" calcext:value-type="float">
            <text:p>26.3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1.6" calcext:value-type="float">
            <text:p>31.6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SPECT HEIGHT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VIDENCE</text:p>
          </table:table-cell>
          <table:table-cell office:value-type="float" office:value="29.1" calcext:value-type="float">
            <text:p>29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VO</text:p>
          </table:table-cell>
          <table:table-cell office:value-type="float" office:value="28.8" calcext:value-type="float">
            <text:p>28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UNEDALE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EBLO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EBLO OF LAG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float" office:value="21.1" calcext:value-type="float">
            <text:p>2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TA GORDA</text:p>
          </table:table-cell>
          <table:table-cell office:value-type="float" office:value="11.3" calcext:value-type="float">
            <text:p>1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YALLUP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RTZSITE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INCY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ELAND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INE</text:p>
          </table:table-cell>
          <table:table-cell office:value-type="float" office:value="21.6" calcext:value-type="float">
            <text:p>2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O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LEIGH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MONA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SEY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CHO CORDOVA</text:p>
          </table:table-cell>
          <table:table-cell office:value-type="float" office:value="17.2" calcext:value-type="float">
            <text:p>17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CHO CUCAMONGA</text:p>
          </table:table-cell>
          <table:table-cell office:value-type="float" office:value="8.8" calcext:value-type="float">
            <text:p>8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NCHO PALOS VERDES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CHO SANTA MARGARIT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ALLSTOW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DLEMAN</text:p>
          </table:table-cell>
          <table:table-cell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TOUL</text:p>
          </table:table-cell>
          <table:table-cell office:value-type="float" office:value="25.1" calcext:value-type="float">
            <text:p>2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D CITY</text:p>
          </table:table-cell>
          <table:table-cell office:value-type="float" office:value="15.2" calcext:value-type="float">
            <text:p>15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PID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HDRUM</text:p>
          </table:table-cell>
          <table:table-cell office:value-type="float" office:value="17.6" calcext:value-type="float">
            <text:p>1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WLINGS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WLINS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MONDVILLE</text:p>
          </table:table-cell>
          <table:table-cell office:value-type="float" office:value="40.9" calcext:value-type="float">
            <text:p>4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TOWN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39.6" calcext:value-type="float">
            <text:p>39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D BLUFF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FEATHER LAK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LAKE</text:p>
          </table:table-cell>
          <table:table-cell office:value-type="float" office:value="37.6" calcext:value-type="float">
            <text:p>3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LODGE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SPRINGS</text:p>
          </table:table-cell>
          <table:table-cell office:value-type="float" office:value="58.1" calcext:value-type="float">
            <text:p>5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VAL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DING</text:p>
          </table:table-cell>
          <table:table-cell office:value-type="float" office:value="18.8" calcext:value-type="float">
            <text:p>18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DLANDS</text:p>
          </table:table-cell>
          <table:table-cell office:value-type="float" office:value="14.3" calcext:value-type="float">
            <text:p>14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DONDO BEACH</text:p>
          </table:table-cell>
          <table:table-cell office:value-type="float" office:value="4.7" calcext:value-type="float">
            <text:p>4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STERSTOWN</text:p>
          </table:table-cell>
          <table:table-cell office:value-type="float" office:value="12.8" calcext:value-type="float">
            <text:p>1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NO</text:p>
          </table:table-cell>
          <table:table-cell office:value-type="float" office:value="18.3" calcext:value-type="float">
            <text:p>18.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PUBLIC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E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XBURG</text:p>
          </table:table-cell>
          <table:table-cell office:value-type="float" office:value="46.1" calcext:value-type="float">
            <text:p>4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INEBECK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ALTO</text:p>
          </table:table-cell>
          <table:table-cell office:value-type="float" office:value="19.7" calcext:value-type="float">
            <text:p>19.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B MOUNTAIN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float" office:value="10.6" calcext:value-type="float">
            <text:p>1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CHLAND</text:p>
          </table:table-cell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ICHMOND</text:p>
          </table:table-cell>
          <table:table-cell table:style-name="ce9" office:value-type="float" office:value="12.5" calcext:value-type="float">
            <text:p>12.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7.5" calcext:value-type="float">
            <text:p>17.5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table:style-name="ce4"/>
          <table:table-cell table:style-name="ce10" office:value-type="float" office:value="21.6" calcext:value-type="float">
            <text:p>21.6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5.5" calcext:value-type="float">
            <text:p>25.5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table:style-name="ce5"/>
          <table:table-cell table:style-name="ce11" office:value-type="float" office:value="31.9" calcext:value-type="float">
            <text:p>31.9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CHMOND HEIGHTS</text:p>
          </table:table-cell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TON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DGE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DGECREST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DGEFIELD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DGELAND</text:p>
          </table:table-cell>
          <table:table-cell office:value-type="float" office:value="10.2" calcext:value-type="float">
            <text:p>10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GBY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O GRANDE CITY</text:p>
          </table:table-cell>
          <table:table-cell office:value-type="float" office:value="30.5" calcext:value-type="float">
            <text:p>3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PON</text:p>
          </table:table-cell>
          <table:table-cell office:value-type="float" office:value="9.8" calcext:value-type="float">
            <text:p>9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SING SUN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 RIDGE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VERHEAD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SIDE</text:p>
          </table:table-cell>
          <table:table-cell office:value-type="float" office:value="18.8" calcext:value-type="float">
            <text:p>18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IVERTON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ERVIEW</text:p>
          </table:table-cell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ANOA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ANOKE RAPIDS</text:p>
          </table:table-cell>
          <table:table-cell office:value-type="float" office:value="22.7" calcext:value-type="float">
            <text:p>22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SVI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INSONVI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OCHESTER</text:p>
          </table:table-cell>
          <table:table-cell table:style-name="ce9" office:value-type="float" office:value="5.5" calcext:value-type="float">
            <text:p>5.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3.2" calcext:value-type="float">
            <text:p>13.2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3.5" calcext:value-type="float">
            <text:p>33.5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CHESTER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 FALLS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 HILL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FORD</text:p>
          </table:table-cell>
          <table:table-cell office:value-type="float" office:value="24.8" calcext:value-type="float">
            <text:p>24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CK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PORT</text:p>
          </table:table-cell>
          <table:table-cell office:value-type="float" office:value="20.7" calcext:value-type="float">
            <text:p>2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VI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Y FORD</text:p>
          </table:table-cell>
          <table:table-cell office:value-type="float" office:value="25.1" calcext:value-type="float">
            <text:p>2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UE RIVER</text:p>
          </table:table-cell>
          <table:table-cell office:value-type="float" office:value="25.2" calcext:value-type="float">
            <text:p>2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HNERT PARK</text:p>
          </table:table-cell>
          <table:table-cell office:value-type="float" office:value="15.2" calcext:value-type="float">
            <text:p>15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LAND</text:p>
          </table:table-cell>
          <table:table-cell office:value-type="float" office:value="30.3" calcext:value-type="float">
            <text:p>3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LLA</text:p>
          </table:table-cell>
          <table:table-cell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D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ALIA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COE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BUD</text:p>
          </table:table-cell>
          <table:table-cell office:value-type="float" office:value="43.7" calcext:value-type="float">
            <text:p>4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BURG</text:p>
          </table:table-cell>
          <table:table-cell office:value-type="float" office:value="20.3" calcext:value-type="float">
            <text:p>20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EMEAD</text:p>
          </table:table-cell>
          <table:table-cell office:value-type="float" office:value="19.3" calcext:value-type="float">
            <text:p>19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ROSEVILLE</text:p>
          </table:table-cell>
          <table:table-cell table:style-name="ce9" office:value-type="float" office:value="8.8" calcext:value-type="float">
            <text:p>8.8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4"/>
          <table:table-cell table:style-name="ce10" office:value-type="float" office:value="11.5" calcext:value-type="float">
            <text:p>11.5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18.1" calcext:value-type="float">
            <text:p>18.1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SMOOR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SVILLE</text:p>
          </table:table-cell>
          <table:table-cell office:value-type="float" office:value="34.3" calcext:value-type="float">
            <text:p>3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WELL</text:p>
          </table:table-cell>
          <table:table-cell office:value-type="float" office:value="22.1" calcext:value-type="float">
            <text:p>22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UGEMONT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ND LAKE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ND ROC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WE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XAND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XBU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OY</text:p>
          </table:table-cell>
          <table:table-cell table:style-name="ce9" office:value-type="float" office:value="12.1" calcext:value-type="float">
            <text:p>12.1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float" office:value="13.4" calcext:value-type="float">
            <text:p>13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YAL CITY</text:p>
          </table:table-cell>
          <table:table-cell office:value-type="float" office:value="39.5" calcext:value-type="float">
            <text:p>3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IDOSO</text:p>
          </table:table-cell>
          <table:table-cell office:value-type="float" office:value="12.1" calcext:value-type="float">
            <text:p>12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MFORD</text:p>
          </table:table-cell>
          <table:table-cell office:value-type="float" office:value="30.1" calcext:value-type="float">
            <text:p>3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USSELLVILLE</text:p>
          </table:table-cell>
          <table:table-cell table:style-name="ce9" office:value-type="float" office:value="26.2" calcext:value-type="float">
            <text:p>26.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7.4" calcext:value-type="float">
            <text:p>27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SIAVILLE</text:p>
          </table:table-cell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TON</text:p>
          </table:table-cell>
          <table:table-cell office:value-type="float" office:value="39.1" calcext:value-type="float">
            <text:p>39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TLAND</text:p>
          </table:table-cell>
          <table:table-cell office:value-type="float" office:value="17.1" calcext:value-type="float">
            <text:p>17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SAGINAW</text:p>
          </table:table-cell>
          <table:table-cell table:style-name="ce9" office:value-type="float" office:value="7.5" calcext:value-type="float">
            <text:p>7.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5.9" calcext:value-type="float">
            <text:p>35.9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INT LOU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INT PAU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INT PAU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INT PETERSBUR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KS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LEM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float" office:value="18.2" calcext:value-type="float">
            <text:p>18.2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LEMBURG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IDA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INA</text:p>
          </table:table-cell>
          <table:table-cell office:value-type="float" office:value="16.7" calcext:value-type="float">
            <text:p>1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INAS</text:p>
          </table:table-cell>
          <table:table-cell office:value-type="float" office:value="20.2" calcext:value-type="float">
            <text:p>20.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SALISBURY</text:p>
          </table:table-cell>
          <table:table-cell table:style-name="ce9" office:value-type="float" office:value="14.1" calcext:value-type="float">
            <text:p>14.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23.3" calcext:value-type="float">
            <text:p>23.3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27.4" calcext:value-type="float">
            <text:p>27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T LAKE</text:p>
          </table:table-cell>
          <table:table-cell office:value-type="float" office:value="20.3" calcext:value-type="float">
            <text:p>2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TILLO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TON CITY</text:p>
          </table:table-cell>
          <table:table-cell office:value-type="float" office:value="26.4" calcext:value-type="float">
            <text:p>2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ANGELO</text:p>
          </table:table-cell>
          <table:table-cell office:value-type="float" office:value="16.1" calcext:value-type="float">
            <text:p>16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 ANSELMO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ANTONIO</text:p>
          </table:table-cell>
          <table:table-cell office:value-type="float" office:value="19.8" calcext:value-type="float">
            <text:p>19.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AN BERNARDINO</text:p>
          </table:table-cell>
          <table:table-cell office:value-type="float" office:value="33.4" calcext:value-type="float">
            <text:p>33.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AN BRUNO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CLEMENT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float" office:value="15.4" calcext:value-type="float">
            <text:p>15.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AN DIEGO-TIJUA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FERNANDO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13.2" calcext:value-type="float">
            <text:p>13.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AN FRANCISCO BAY VIEW DISTRI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GABRIEL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JACINTO</text:p>
          </table:table-cell>
          <table:table-cell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float" office:value="11.3" calcext:value-type="float">
            <text:p>11.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AN JUAN</text:p>
          </table:table-cell>
          <table:table-cell office:value-type="float" office:value="35.1" calcext:value-type="float">
            <text:p>3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LEANDRO</text:p>
          </table:table-cell>
          <table:table-cell office:value-type="float" office:value="10.6" calcext:value-type="float">
            <text:p>10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AN MARCOS</text:p>
          </table:table-cell>
          <table:table-cell table:style-name="ce9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7" calcext:value-type="float">
            <text:p>37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MATEO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PABLO</text:p>
          </table:table-cell>
          <table:table-cell office:value-type="float" office:value="21.3" calcext:value-type="float">
            <text:p>2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PED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RAFAEL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RAMON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YSID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IA PARK</text:p>
          </table:table-cell>
          <table:table-cell office:value-type="float" office:value="38.1" calcext:value-type="float">
            <text:p>3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POINT</text:p>
          </table:table-cell>
          <table:table-cell office:value-type="float" office:value="24.3" calcext:value-type="float">
            <text:p>24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USKY</text:p>
          </table:table-cell>
          <table:table-cell office:value-type="float" office:value="21.3" calcext:value-type="float">
            <text:p>2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FORD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GER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OSTEE</text:p>
          </table:table-cell>
          <table:table-cell office:value-type="float" office:value="43.2" calcext:value-type="float">
            <text:p>4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ANA</text:p>
          </table:table-cell>
          <table:table-cell office:value-type="float" office:value="22.1" calcext:value-type="float">
            <text:p>22.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ANTA BARBARA</text:p>
          </table:table-cell>
          <table:table-cell office:value-type="float" office:value="13.9" calcext:value-type="float">
            <text:p>13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float" office:value="8.4" calcext:value-type="float">
            <text:p>8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TA CLARITA</text:p>
          </table:table-cell>
          <table:table-cell office:value-type="float" office:value="9.3" calcext:value-type="float">
            <text:p>9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FE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A MARIA</text:p>
          </table:table-cell>
          <table:table-cell office:value-type="float" office:value="21.2" calcext:value-type="float">
            <text:p>21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A MONICA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A NELLA</text:p>
          </table:table-cell>
          <table:table-cell office:value-type="float" office:value="58.7" calcext:value-type="float">
            <text:p>5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ROSA</text:p>
          </table:table-cell>
          <table:table-cell office:value-type="float" office:value="12.6" calcext:value-type="float">
            <text:p>12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TA YNEZ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QUI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EE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RASOTA</text:p>
          </table:table-cell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RATOGA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TOGA SPRING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DIS</text:p>
          </table:table-cell>
          <table:table-cell office:value-type="float" office:value="41.1" calcext:value-type="float">
            <text:p>4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CIER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ANNAH</text:p>
          </table:table-cell>
          <table:table-cell office:value-type="float" office:value="26.5" calcext:value-type="float">
            <text:p>26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APPOOSE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ENECTADY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ULTER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OTTSDALE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AFORD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AGOVILLE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L BEACH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SIDE</text:p>
          </table:table-cell>
          <table:table-cell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AT PLEASAN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13.5" calcext:value-type="float">
            <text:p>13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EBASTOPOL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RING</text:p>
          </table:table-cell>
          <table:table-cell office:value-type="float" office:value="30.2" calcext:value-type="float">
            <text:p>3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TION</text:p>
          </table:table-cell>
          <table:table-cell office:value-type="float" office:value="25.9" calcext:value-type="float">
            <text:p>2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DALIA</text:p>
          </table:table-cell>
          <table:table-cell office:value-type="float" office:value="23.9" calcext:value-type="float">
            <text:p>2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FFNER</text:p>
          </table:table-cell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GUIN</text:p>
          </table:table-cell>
          <table:table-cell office:value-type="float" office:value="22.5" calcext:value-type="float">
            <text:p>2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LDEN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LERSVILLE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LS</text:p>
          </table:table-cell>
          <table:table-cell office:value-type="float" office:value="48.5" calcext:value-type="float">
            <text:p>4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ELMA</text:p>
          </table:table-cell>
          <table:table-cell table:style-name="ce9" office:value-type="float" office:value="24.3" calcext:value-type="float">
            <text:p>24.3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41.9" calcext:value-type="float">
            <text:p>41.9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ATH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ATOBIA</text:p>
          </table:table-cell>
          <table:table-cell office:value-type="float" office:value="19.4" calcext:value-type="float">
            <text:p>19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ECA</text:p>
          </table:table-cell>
          <table:table-cell office:value-type="float" office:value="23.3" calcext:value-type="float">
            <text:p>2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QUIM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VEN DEVILS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VERN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VERNA PARK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VIERVILLE</text:p>
          </table:table-cell>
          <table:table-cell office:value-type="float" office:value="25.3" calcext:value-type="float">
            <text:p>2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WICKLEY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YMOU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FTER</text:p>
          </table:table-cell>
          <table:table-cell office:value-type="float" office:value="21.7" calcext:value-type="float">
            <text:p>21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KER HEIGHTS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ON</text:p>
          </table:table-cell>
          <table:table-cell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WNEE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LB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HELBYVILLE</text:p>
          </table:table-cell>
          <table:table-cell table:style-name="ce9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6.9" calcext:value-type="float">
            <text:p>16.9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ELTON</text:p>
          </table:table-cell>
          <table:table-cell office:value-type="float" office:value="28.6" calcext:value-type="float">
            <text:p>28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SHERIDAN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0.2" calcext:value-type="float">
            <text:p>10.2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float" office:value="19.4" calcext:value-type="float">
            <text:p>19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RMAN OA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NGLE SPRINGS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RLEY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RELINE</text:p>
          </table:table-cell>
          <table:table-cell office:value-type="float" office:value="10.6" calcext:value-type="float">
            <text:p>1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REVIEW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W LOW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REVEPORT</text:p>
          </table:table-cell>
          <table:table-cell office:value-type="float" office:value="23.6" calcext:value-type="float">
            <text:p>23.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HREV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ERRA BLANCA</text:p>
          </table:table-cell>
          <table:table-cell office:value-type="float" office:value="28.5" calcext:value-type="float">
            <text:p>2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ERRA MADRE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ERRA VISTA</text:p>
          </table:table-cell>
          <table:table-cell office:value-type="float" office:value="12.7" calcext:value-type="float">
            <text:p>12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LSBEE</text:p>
          </table:table-cell>
          <table:table-cell office:value-type="float" office:value="28.4" calcext:value-type="float">
            <text:p>2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VER SPRING</text:p>
          </table:table-cell>
          <table:table-cell office:value-type="float" office:value="11.7" calcext:value-type="float">
            <text:p>11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LVER SPRINGS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LVERADO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VERTON</text:p>
          </table:table-cell>
          <table:table-cell office:value-type="float" office:value="15.1" calcext:value-type="float">
            <text:p>1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I VALLEY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OUX CITY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OUX FALLS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DELL</text:p>
          </table:table-cell>
          <table:table-cell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HS STATION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YN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YRNA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HOMISH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OW CREE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ETY HILL</text:p>
          </table:table-cell>
          <table:table-cell office:value-type="float" office:value="25.2" calcext:value-type="float">
            <text:p>2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ORRO</text:p>
          </table:table-cell>
          <table:table-cell office:value-type="float" office:value="30.2" calcext:value-type="float">
            <text:p>3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EDAD</text:p>
          </table:table-cell>
          <table:table-cell office:value-type="float" office:value="19.7" calcext:value-type="float">
            <text:p>1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ON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ERSET</text:p>
          </table:table-cell>
          <table:table-cell office:value-type="float" office:value="23.9" calcext:value-type="float">
            <text:p>23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MERTON</text:p>
          </table:table-cell>
          <table:table-cell office:value-type="float" office:value="31.5" calcext:value-type="float">
            <text:p>3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OMERVILLE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6.4" calcext:value-type="float">
            <text:p>6.4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4.7" calcext:value-type="float">
            <text:p>14.7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33.3" calcext:value-type="float">
            <text:p>33.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O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BEND</text:p>
          </table:table-cell>
          <table:table-cell office:value-type="float" office:value="28.3" calcext:value-type="float">
            <text:p>2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BERW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BOSTON</text:p>
          </table:table-cell>
          <table:table-cell office:value-type="float" office:value="28.5" calcext:value-type="float">
            <text:p>2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BRUNSW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DAYTONA</text:p>
          </table:table-cell>
          <table:table-cell office:value-type="float" office:value="20.1" calcext:value-type="float">
            <text:p>2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EL MONTE</text:p>
          </table:table-cell>
          <table:table-cell office:value-type="float" office:value="20.5" calcext:value-type="float">
            <text:p>2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UTH GARDI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GAT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UTH JORDAN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TH LEBANON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OGDEN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RIVER</text:p>
          </table:table-cell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SAN FRANCISCO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TUCSON</text:p>
          </table:table-cell>
          <table:table-cell office:value-type="float" office:value="48.7" calcext:value-type="float">
            <text:p>4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 WINDS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AVEN</text:p>
          </table:table-cell>
          <table:table-cell office:value-type="float" office:value="11.4" calcext:value-type="float">
            <text:p>1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THFIELD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THING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THWEST RANCHES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NAWAY</text:p>
          </table:table-cell>
          <table:table-cell office:value-type="float" office:value="12.8" calcext:value-type="float">
            <text:p>1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NISH FORK</text:p>
          </table:table-cell>
          <table:table-cell office:value-type="float" office:value="7.1" calcext:value-type="float">
            <text:p>7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ANISH FORT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RK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float" office:value="19.9" calcext:value-type="float">
            <text:p>1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RTANBURG</text:p>
          </table:table-cell>
          <table:table-cell office:value-type="float" office:value="27.2" calcext:value-type="float">
            <text:p>27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EN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float" office:value="30.8" calcext:value-type="float">
            <text:p>3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LENDORA</text:p>
          </table:table-cell>
          <table:table-cell office:value-type="float" office:value="31.5" calcext:value-type="float">
            <text:p>3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KANE</text:p>
          </table:table-cell>
          <table:table-cell office:value-type="float" office:value="19.9" calcext:value-type="float">
            <text:p>19.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POKANE VALLEY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ORTSMEN ACRES</text:p>
          </table:table-cell>
          <table:table-cell office:value-type="float" office:value="29.1" calcext:value-type="float">
            <text:p>2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G HILL</text:p>
          </table:table-cell>
          <table:table-cell office:value-type="float" office:value="15.6" calcext:value-type="float">
            <text:p>15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SPRING VALLEY</text:p>
          </table:table-cell>
          <table:table-cell table:style-name="ce9" office:value-type="float" office:value="25.7" calcext:value-type="float">
            <text:p>25.7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31.4" calcext:value-type="float">
            <text:p>31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PRINGFIELD</text:p>
          </table:table-cell>
          <table:table-cell table:style-name="ce9" office:value-type="float" office:value="6.9" calcext:value-type="float">
            <text:p>6.9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4"/>
          <table:table-cell table:style-name="ce10" office:value-type="float" office:value="21.5" calcext:value-type="float">
            <text:p>21.5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table-cell table:style-name="ce4"/>
          <table:table-cell table:style-name="ce10" office:value-type="float" office:value="25.7" calcext:value-type="float">
            <text:p>25.7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table-cell table:style-name="ce4"/>
          <table:table-cell table:style-name="ce10" office:value-type="float" office:value="29" calcext:value-type="float">
            <text:p>2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0" calcext:value-type="float">
            <text:p>3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RINGTOWN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 ALBA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 AUGUSTI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 LOUI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 MARTINVI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 PETERSBUR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ST. ALBANS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3.3" calcext:value-type="float">
            <text:p>13.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AUGUSTINE</text:p>
          </table:table-cell>
          <table:table-cell office:value-type="float" office:value="22.2" calcext:value-type="float">
            <text:p>22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. CHARLES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CLAIR TOWNSH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T. CLOUD</text:p>
          </table:table-cell>
          <table:table-cell table:style-name="ce9" office:value-type="float" office:value="15.1" calcext:value-type="float">
            <text:p>15.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3.3" calcext:value-type="float">
            <text:p>23.3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. DAVID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GEORG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JOHN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ST. JOSEPH</text:p>
          </table:table-cell>
          <table:table-cell table:style-name="ce9" office:value-type="float" office:value="8.7" calcext:value-type="float">
            <text:p>8.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19.9" calcext:value-type="float">
            <text:p>19.9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9.4" calcext:value-type="float">
            <text:p>39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LOUIS</text:p>
          </table:table-cell>
          <table:table-cell office:value-type="float" office:value="27.1" calcext:value-type="float">
            <text:p>27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T. MARTINVILLE</text:p>
          </table:table-cell>
          <table:table-cell office:value-type="float" office:value="30.2" calcext:value-type="float">
            <text:p>30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. PAUL</text:p>
          </table:table-cell>
          <table:table-cell office:value-type="float" office:value="22.3" calcext:value-type="float">
            <text:p>22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. PETERSBURG</text:p>
          </table:table-cell>
          <table:table-cell office:value-type="float" office:value="17.2" calcext:value-type="float">
            <text:p>17.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. REGIS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SIMONS IS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STEPHENS</text:p>
          </table:table-cell>
          <table:table-cell office:value-type="float" office:value="25.9" calcext:value-type="float">
            <text:p>2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THOM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TAFFORD</text:p>
          </table:table-cell>
          <table:table-cell table:style-name="ce9" office:value-type="float" office:value="11.7" calcext:value-type="float">
            <text:p>11.7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float" office:value="12" calcext:value-type="float">
            <text:p>12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TON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TEN IS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TESVILLE</text:p>
          </table:table-cell>
          <table:table-cell office:value-type="float" office:value="28.4" calcext:value-type="float">
            <text:p>2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AMBOAT IS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RLING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TILLWATER</text:p>
          </table:table-cell>
          <table:table-cell table:style-name="ce9" office:value-type="float" office:value="6.6" calcext:value-type="float">
            <text:p>6.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33" calcext:value-type="float">
            <text:p>3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IRLING CITY</text:p>
          </table:table-cell>
          <table:table-cell office:value-type="float" office:value="53.4" calcext:value-type="float">
            <text:p>5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CKBRIDGE</text:p>
          </table:table-cell>
          <table:table-cell office:value-type="float" office:value="15.4" calcext:value-type="float">
            <text:p>15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STOCKTON</text:p>
          </table:table-cell>
          <table:table-cell table:style-name="ce9" office:value-type="float" office:value="16.1" calcext:value-type="float">
            <text:p>16.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5.3" calcext:value-type="float">
            <text:p>25.3</text:p>
          </table:table-cell>
          <table:table-cell table:style-name="ce17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TONE MOUNTAIN</text:p>
          </table:table-cell>
          <table:table-cell office:value-type="float" office:value="20.9" calcext:value-type="float">
            <text:p>20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ASBURG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TFORD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OMSBURG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ART</text:p>
          </table:table-cell>
          <table:table-cell office:value-type="float" office:value="19.2" calcext:value-type="float">
            <text:p>19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FFIELD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GAR CREEK</text:p>
          </table:table-cell>
          <table:table-cell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GAR LAND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TLAND</text:p>
          </table:table-cell>
          <table:table-cell office:value-type="float" office:value="11.4" calcext:value-type="float">
            <text:p>1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LFUR SPRIN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LIVAN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A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MERFIE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UMMERVILLE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3" calcext:value-type="float">
            <text:p>13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UN CITY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8.4" calcext:value-type="float">
            <text:p>8.4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SUN VALLEY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19.6" calcext:value-type="float">
            <text:p>19.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NYSID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NYVALE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NRISE</text:p>
          </table:table-cell>
          <table:table-cell office:value-type="float" office:value="13.1" calcext:value-type="float">
            <text:p>13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float" office:value="25.5" calcext:value-type="float">
            <text:p>25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P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QUAMISH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9.8" calcext:value-type="float">
            <text:p>9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ANZ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EETWATER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LACAUGA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LM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RACUSE</text:p>
          </table:table-cell>
          <table:table-cell office:value-type="float" office:value="34.8" calcext:value-type="float">
            <text:p>34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COM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TAFT</text:p>
          </table:table-cell>
          <table:table-cell table:style-name="ce9" office:value-type="float" office:value="20.6" calcext:value-type="float">
            <text:p>20.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8.3" calcext:value-type="float">
            <text:p>28.3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HLEQUAH</text:p>
          </table:table-cell>
          <table:table-cell office:value-type="float" office:value="34.3" calcext:value-type="float">
            <text:p>3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HOKA</text:p>
          </table:table-cell>
          <table:table-cell office:value-type="float" office:value="18.3" calcext:value-type="float">
            <text:p>1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KOMA PARK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KING ROCK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LAHASSEE</text:p>
          </table:table-cell>
          <table:table-cell office:value-type="float" office:value="29.7" calcext:value-type="float">
            <text:p>29.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LLASSEE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LULAH</text:p>
          </table:table-cell>
          <table:table-cell office:value-type="float" office:value="39.9" calcext:value-type="float">
            <text:p>3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MARAC</text:p>
          </table:table-cell>
          <table:table-cell office:value-type="float" office:value="11.8" calcext:value-type="float">
            <text:p>11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MPA</text:p>
          </table:table-cell>
          <table:table-cell office:value-type="float" office:value="21.8" calcext:value-type="float">
            <text:p>21.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ANEYTOW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GIPAHOA</text:p>
          </table:table-cell>
          <table:table-cell office:value-type="float" office:value="43.7" calcext:value-type="float">
            <text:p>4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OS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BOR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PON SPRING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RANT</text:p>
          </table:table-cell>
          <table:table-cell office:value-type="float" office:value="31.8" calcext:value-type="float">
            <text:p>3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ZA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SINA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UNTON</text:p>
          </table:table-cell>
          <table:table-cell office:value-type="float" office:value="12.4" calcext:value-type="float">
            <text:p>1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 RID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SVILLE</text:p>
          </table:table-cell>
          <table:table-cell office:value-type="float" office:value="11.3" calcext:value-type="float">
            <text:p>1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HACHAP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ECUL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MPE</text:p>
          </table:table-cell>
          <table:table-cell office:value-type="float" office:value="21.6" calcext:value-type="float">
            <text:p>21.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 office:value-type="float" office:value="17.9" calcext:value-type="float">
            <text:p>17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RRA BELLA</text:p>
          </table:table-cell>
          <table:table-cell office:value-type="float" office:value="35.3" calcext:value-type="float">
            <text:p>3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ARKANA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XAS CITY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ALLES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WOODLANDS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DORE</text:p>
          </table:table-cell>
          <table:table-cell office:value-type="float" office:value="12.2" calcext:value-type="float">
            <text:p>1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VILLE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HORNTON</text:p>
          </table:table-cell>
          <table:table-cell table:style-name="ce9" office:value-type="float" office:value="8.9" calcext:value-type="float">
            <text:p>8.9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11" office:value-type="float" office:value="12.9" calcext:value-type="float">
            <text:p>12.9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RNWOOD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USAND OAKS</text:p>
          </table:table-cell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REE FORKS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EE RIVERS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HREE WAY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5.6" calcext:value-type="float">
            <text:p>5.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RSTON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USVILLE</text:p>
          </table:table-cell>
          <table:table-cell office:value-type="float" office:value="18.8" calcext:value-type="float">
            <text:p>18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LEDO</text:p>
          </table:table-cell>
          <table:table-cell office:value-type="float" office:value="27.8" calcext:value-type="float">
            <text:p>27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MS RIVER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ASKET</text:p>
          </table:table-cell>
          <table:table-cell office:value-type="float" office:value="33.1" calcext:value-type="float">
            <text:p>3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OELE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EKA</text:p>
          </table:table-cell>
          <table:table-cell office:value-type="float" office:value="19.2" calcext:value-type="float">
            <text:p>19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RANC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RINGTON</text:p>
          </table:table-cell>
          <table:table-cell office:value-type="float" office:value="20.9" calcext:value-type="float">
            <text:p>2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WANDA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WAOC</text:p>
          </table:table-cell>
          <table:table-cell office:value-type="float" office:value="48.3" calcext:value-type="float">
            <text:p>4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WN CREEK</text:p>
          </table:table-cell>
          <table:table-cell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WN OF P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INER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NTON</text:p>
          </table:table-cell>
          <table:table-cell office:value-type="float" office:value="28.3" calcext:value-type="float">
            <text:p>28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INIDAD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ROY</text:p>
          </table:table-cell>
          <table:table-cell table:style-name="ce9" office:value-type="float" office:value="14.1" calcext:value-type="float">
            <text:p>14.1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4"/>
          <table:table-cell table:style-name="ce10" office:value-type="float" office:value="14.6" calcext:value-type="float">
            <text:p>14.6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6.1" calcext:value-type="float">
            <text:p>26.1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MBULL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SSVILLE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TH OR CONSEQUENCES</text:p>
          </table:table-cell>
          <table:table-cell office:value-type="float" office:value="25.9" calcext:value-type="float">
            <text:p>2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YO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ALATIN</text:p>
          </table:table-cell>
          <table:table-cell office:value-type="float" office:value="11.7" calcext:value-type="float">
            <text:p>11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CKERTON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CSON</text:p>
          </table:table-cell>
          <table:table-cell office:value-type="float" office:value="25.3" calcext:value-type="float">
            <text:p>25.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UKWILA</text:p>
          </table:table-cell>
          <table:table-cell office:value-type="float" office:value="23.7" calcext:value-type="float">
            <text:p>2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LARE</text:p>
          </table:table-cell>
          <table:table-cell office:value-type="float" office:value="21.7" calcext:value-type="float">
            <text:p>21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ULAROSA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LSA</text:p>
          </table:table-cell>
          <table:table-cell office:value-type="float" office:value="20.2" calcext:value-type="float">
            <text:p>2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UPELO</text:p>
          </table:table-cell>
          <table:table-cell office:value-type="float" office:value="23.3" calcext:value-type="float">
            <text:p>23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URLOCK</text:p>
          </table:table-cell>
          <table:table-cell office:value-type="float" office:value="17.5" calcext:value-type="float">
            <text:p>17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USCALOOSA</text:p>
          </table:table-cell>
          <table:table-cell office:value-type="float" office:value="25.1" calcext:value-type="float">
            <text:p>25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USCUMBIA</text:p>
          </table:table-cell>
          <table:table-cell office:value-type="float" office:value="15.3" calcext:value-type="float">
            <text:p>15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STIN</text:p>
          </table:table-cell>
          <table:table-cell office:value-type="float" office:value="13.6" calcext:value-type="float">
            <text:p>13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WENTYNINE PALMS</text:p>
          </table:table-cell>
          <table:table-cell office:value-type="float" office:value="17.9" calcext:value-type="float">
            <text:p>17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WIN FALLS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LER</text:p>
          </table:table-cell>
          <table:table-cell office:value-type="float" office:value="20.9" calcext:value-type="float">
            <text:p>20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YRONE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ALL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INTAH-OURAY RESERV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KIAH</text:p>
          </table:table-cell>
          <table:table-cell office:value-type="float" office:value="26.5" calcext:value-type="float">
            <text:p>26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ALAKLEET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UNION CITY</text:p>
          </table:table-cell>
          <table:table-cell table:style-name="ce9" office:value-type="float" office:value="8.1" calcext:value-type="float">
            <text:p>8.1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11" office:value-type="float" office:value="27.1" calcext:value-type="float">
            <text:p>27.1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ONDALE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UNIONTOWN</text:p>
          </table:table-cell>
          <table:table-cell table:style-name="ce9" office:value-type="float" office:value="7.6" calcext:value-type="float">
            <text:p>7.6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29.4" calcext:value-type="float">
            <text:p>29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AL 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VERSITY PLACE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PPER DAR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PER MARLBORO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BANDALE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VALDE</text:p>
          </table:table-cell>
          <table:table-cell office:value-type="float" office:value="20.9" calcext:value-type="float">
            <text:p>2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CAVILLE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DNAIS HEIGHTS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DOSTA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ENTINE</text:p>
          </table:table-cell>
          <table:table-cell office:value-type="float" office:value="11.3" calcext:value-type="float">
            <text:p>1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NDA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LEJO</text:p>
          </table:table-cell>
          <table:table-cell office:value-type="float" office:value="18.3" calcext:value-type="float">
            <text:p>18.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ALLEY CENTER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NUY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NC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14.8" calcext:value-type="float">
            <text:p>14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NDALIA</text:p>
          </table:table-cell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SSALB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VENICE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8.5" calcext:value-type="float">
            <text:p>8.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T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RGENNES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NA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O BEACH</text:p>
          </table:table-cell>
          <table:table-cell office:value-type="float" office:value="19.9" calcext:value-type="float">
            <text:p>1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SAILLES</text:p>
          </table:table-cell>
          <table:table-cell office:value-type="float" office:value="31.8" calcext:value-type="float">
            <text:p>3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CKSBURG</text:p>
          </table:table-cell>
          <table:table-cell office:value-type="float" office:value="32.6" calcext:value-type="float">
            <text:p>32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CTORVIL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DOR</text:p>
          </table:table-cell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LE PLATT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CENNES</text:p>
          </table:table-cell>
          <table:table-cell office:value-type="float" office:value="23.9" calcext:value-type="float">
            <text:p>2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ELAND</text:p>
          </table:table-cell>
          <table:table-cell office:value-type="float" office:value="31.5" calcext:value-type="float">
            <text:p>3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EMO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EYARD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RGINIA BEACH</text:p>
          </table:table-cell>
          <table:table-cell office:value-type="float" office:value="8.3" calcext:value-type="float">
            <text:p>8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RGINIA CITY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ALIA</text:p>
          </table:table-cell>
          <table:table-cell office:value-type="float" office:value="21.3" calcext:value-type="float">
            <text:p>21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ISTA</text:p>
          </table:table-cell>
          <table:table-cell office:value-type="float" office:value="17.8" calcext:value-type="float">
            <text:p>17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ON ORMY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UEBB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CO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DENA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GONER</text:p>
          </table:table-cell>
          <table:table-cell office:value-type="float" office:value="24.1" calcext:value-type="float">
            <text:p>2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INWRIGHT</text:p>
          </table:table-cell>
          <table:table-cell office:value-type="float" office:value="18.2" calcext:value-type="float">
            <text:p>1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KARUSA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KE FORES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DOBORO</text:p>
          </table:table-cell>
          <table:table-cell office:value-type="float" office:value="42.3" calcext:value-type="float">
            <text:p>4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KER</text:p>
          </table:table-cell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LOWA</text:p>
          </table:table-cell>
          <table:table-cell office:value-type="float" office:value="29.9" calcext:value-type="float">
            <text:p>2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LS</text:p>
          </table:table-cell>
          <table:table-cell office:value-type="float" office:value="18.7" calcext:value-type="float">
            <text:p>1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NUT CREEK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LNUT HI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NUT PARK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NUT RIDGE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SENBURG</text:p>
          </table:table-cell>
          <table:table-cell office:value-type="float" office:value="21.5" calcext:value-type="float">
            <text:p>2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PANUCKA</text:p>
          </table:table-cell>
          <table:table-cell office:value-type="float" office:value="35.1" calcext:value-type="float">
            <text:p>3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PATO</text:p>
          </table:table-cell>
          <table:table-cell office:value-type="float" office:value="36.6" calcext:value-type="float">
            <text:p>36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RMINSTER</text:p>
          </table:table-cell>
          <table:table-cell office:value-type="float" office:value="18.1" calcext:value-type="float">
            <text:p>18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WARREN</text:p>
          </table:table-cell>
          <table:table-cell table:style-name="ce9" office:value-type="float" office:value="0.9" calcext:value-type="float">
            <text:p>0.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9.7" calcext:value-type="float">
            <text:p>19.7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RENSBURG</text:p>
          </table:table-cell>
          <table:table-cell office:value-type="float" office:value="25.3" calcext:value-type="float">
            <text:p>2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RENTON</text:p>
          </table:table-cell>
          <table:table-cell office:value-type="float" office:value="16.7" calcext:value-type="float">
            <text:p>1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float" office:value="18.8" calcext:value-type="float">
            <text:p>18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WARWICK</text:p>
          </table:table-cell>
          <table:table-cell table:style-name="ce9" office:value-type="float" office:value="6.7" calcext:value-type="float">
            <text:p>6.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CO</text:p>
          </table:table-cell>
          <table:table-cell office:value-type="float" office:value="32.7" calcext:value-type="float">
            <text:p>3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WASHINGTON CITY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 PARK</text:p>
          </table:table-cell>
          <table:table-cell office:value-type="float" office:value="41.8" calcext:value-type="float">
            <text:p>4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ILLA</text:p>
          </table:table-cell>
          <table:table-cell office:value-type="float" office:value="11.7" calcext:value-type="float">
            <text:p>11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 VALLEY</text:p>
          </table:table-cell>
          <table:table-cell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BURY</text:p>
          </table:table-cell>
          <table:table-cell office:value-type="float" office:value="25.1" calcext:value-type="float">
            <text:p>25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FLOW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WATERFORD</text:p>
          </table:table-cell>
          <table:table-cell table:style-name="ce9" office:value-type="float" office:value="7.6" calcext:value-type="float">
            <text:p>7.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5" calcext:value-type="float">
            <text:p>2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PROOF</text:p>
          </table:table-cell>
          <table:table-cell office:value-type="float" office:value="53.7" calcext:value-type="float">
            <text:p>5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SONSVI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SONVILLE</text:p>
          </table:table-cell>
          <table:table-cell office:value-type="float" office:value="19.7" calcext:value-type="float">
            <text:p>1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WATTS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53.1" calcext:value-type="float">
            <text:p>53.1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UKENA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UKESHA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XAHACHIE</text:p>
          </table:table-cell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YCROSS</text:p>
          </table:table-cell>
          <table:table-cell office:value-type="float" office:value="36.3" calcext:value-type="float">
            <text:p>3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YNE</text:p>
          </table:table-cell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YNESVILLE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YZA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ATHERFORD</text:p>
          </table:table-cell>
          <table:table-cell office:value-type="float" office:value="10.6" calcext:value-type="float">
            <text:p>1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AVERVILLE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B</text:p>
          </table:table-cell>
          <table:table-cell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STER</text:p>
          </table:table-cell>
          <table:table-cell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DOWEE</text:p>
          </table:table-cell>
          <table:table-cell office:value-type="float" office:value="26.7" calcext:value-type="float">
            <text:p>26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EKI WA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IRTON</text:p>
          </table:table-cell>
          <table:table-cell office:value-type="float" office:value="17.2" calcext:value-type="float">
            <text:p>1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LAKA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WELLINGTON</text:p>
          </table:table-cell>
          <table:table-cell table:style-name="ce9" office:value-type="float" office:value="4.2" calcext:value-type="float">
            <text:p>4.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8.2" calcext:value-type="float">
            <text:p>8.2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LLMAN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NATCHE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ST BRATTLEBORO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COLUMBIA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COVINA</text:p>
          </table:table-cell>
          <table:table-cell office:value-type="float" office:value="10.3" calcext:value-type="float">
            <text:p>10.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ST DES MOIN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FORK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GOSHEN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WEST HAVEN</text:p>
          </table:table-cell>
          <table:table-cell table:style-name="ce9" office:value-type="float" office:value="6.3" calcext:value-type="float">
            <text:p>6.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4.4" calcext:value-type="float">
            <text:p>14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HOLLYWOOD</text:p>
          </table:table-cell>
          <table:table-cell office:value-type="float" office:value="15.3" calcext:value-type="float">
            <text:p>15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ST JORDAN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ST MEMPHIS</text:p>
          </table:table-cell>
          <table:table-cell office:value-type="float" office:value="30.9" calcext:value-type="float">
            <text:p>3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ST PALM BEACH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EST PARK</text:p>
          </table:table-cell>
          <table:table-cell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PERRINE</text:p>
          </table:table-cell>
          <table:table-cell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SEAT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TERRE HAUTE</text:p>
          </table:table-cell>
          <table:table-cell office:value-type="float" office:value="26.6" calcext:value-type="float">
            <text:p>2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VALLEY CITY</text:p>
          </table:table-cell>
          <table:table-cell office:value-type="float" office:value="18.8" calcext:value-type="float">
            <text:p>18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ST WHITTI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 YARMOUTH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FIELD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FIR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LAKE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LAND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WESTMINSTER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</table:table-row>
        <table:table-row table:style-name="ro1">
          <table:table-cell table:style-name="ce5"/>
          <table:table-cell table:style-name="ce11" office:value-type="float" office:value="17.8" calcext:value-type="float">
            <text:p>17.8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ESTWEGO</text:p>
          </table:table-cell>
          <table:table-cell office:value-type="float" office:value="23.7" calcext:value-type="float">
            <text:p>2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WOOD LAKES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THERSFIELD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TUMK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TUMPKA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YMOUTH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EAT RIDGE</text:p>
          </table:table-cell>
          <table:table-cell office:value-type="float" office:value="13.6" calcext:value-type="float">
            <text:p>13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 MARSH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ITE PIGEO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WHITE PLAINS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2.2" calcext:value-type="float">
            <text:p>12.2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HOUSE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FIELD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TIER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CHITA</text:p>
          </table:table-cell>
          <table:table-cell office:value-type="float" office:value="17.3" calcext:value-type="float">
            <text:p>17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CHITA FALLS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DOMA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KES-BARRE</text:p>
          </table:table-cell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KESBORO</text:p>
          </table:table-cell>
          <table:table-cell office:value-type="float" office:value="30.5" calcext:value-type="float">
            <text:p>3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KINSBURG</text:p>
          </table:table-cell>
          <table:table-cell office:value-type="float" office:value="24.1" calcext:value-type="float">
            <text:p>2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WILLARD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2.7" calcext:value-type="float">
            <text:p>2.7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float" office:value="28.1" calcext:value-type="float">
            <text:p>2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SBURG</text:p>
          </table:table-cell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STON</text:p>
          </table:table-cell>
          <table:table-cell office:value-type="float" office:value="20.7" calcext:value-type="float">
            <text:p>2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MANTIC</text:p>
          </table:table-cell>
          <table:table-cell office:value-type="float" office:value="28.2" calcext:value-type="float">
            <text:p>28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S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T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M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WILMINGTON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table:style-name="ce4"/>
          <table:table-cell table:style-name="ce10" office:value-type="float" office:value="23.4" calcext:value-type="float">
            <text:p>23.4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float" office:value="24.5" calcext:value-type="float">
            <text:p>24.5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LTON MANORS</text:p>
          </table:table-cell>
          <table:table-cell office:value-type="float" office:value="11.6" calcext:value-type="float">
            <text:p>11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WINCHESTER</text:p>
          </table:table-cell>
          <table:table-cell table:style-name="ce9" office:value-type="float" office:value="14.1" calcext:value-type="float">
            <text:p>14.1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DERMERE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DOW ROCK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WINDSOR</text:p>
          </table:table-cell>
          <table:table-cell table:style-name="ce9" office:value-type="float" office:value="4.1" calcext:value-type="float">
            <text:p>4.1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1" office:value-type="float" office:value="27.8" calcext:value-type="float">
            <text:p>27.8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FIELD</text:p>
          </table:table-cell>
          <table:table-cell office:value-type="float" office:value="34.1" calcext:value-type="float">
            <text:p>3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GATE</text:p>
          </table:table-cell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K</text:p>
          </table:table-cell>
          <table:table-cell office:value-type="float" office:value="14.6" calcext:value-type="float">
            <text:p>1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EMUCCA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IE</text:p>
          </table:table-cell>
          <table:table-cell office:value-type="float" office:value="13.7" calcext:value-type="float">
            <text:p>13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OOSKI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SLOW</text:p>
          </table:table-cell>
          <table:table-cell office:value-type="float" office:value="30.1" calcext:value-type="float">
            <text:p>3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STON SALE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STON-SALEM</text:p>
          </table:table-cell>
          <table:table-cell office:value-type="float" office:value="24.8" calcext:value-type="float">
            <text:p>24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TER HAVEN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TER PARK</text:p>
          </table:table-cell>
          <table:table-cell office:value-type="float" office:value="12.4" calcext:value-type="float">
            <text:p>1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TERVILLE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LF CREE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NDER LAKE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OD LA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ODBRIDGE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ODBURY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WOODLAND</text:p>
          </table:table-cell>
          <table:table-cell table:style-name="ce9" office:value-type="float" office:value="14" calcext:value-type="float">
            <text:p>1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1" office:value-type="float" office:value="19.4" calcext:value-type="float">
            <text:p>19.4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ODLAND HILL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ODLAWN</text:p>
          </table:table-cell>
          <table:table-cell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ONSOCKET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CESTER</text:p>
          </table:table-cell>
          <table:table-cell office:value-type="float" office:value="22.4" calcext:value-type="float">
            <text:p>22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EN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YANDANCH</text:p>
          </table:table-cell>
          <table:table-cell office:value-type="float" office:value="17.2" calcext:value-type="float">
            <text:p>1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CHATS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KIM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ARNELL</text:p>
          </table:table-cell>
          <table:table-cell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SPRINGS</text:p>
          </table:table-cell>
          <table:table-cell office:value-type="float" office:value="14.6" calcext:value-type="float">
            <text:p>14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RBA LINDA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YORK</text:p>
          </table:table-cell>
          <table:table-cell table:style-name="ce9" office:value-type="float" office:value="37.3" calcext:value-type="float">
            <text:p>37.3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1" office:value-type="float" office:value="46.8" calcext:value-type="float">
            <text:p>46.8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RK COUN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NTVILLE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PSILANTI</text:p>
          </table:table-cell>
          <table:table-cell office:value-type="float" office:value="33.4" calcext:value-type="float">
            <text:p>3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REKA</text:p>
          </table:table-cell>
          <table:table-cell office:value-type="float" office:value="34.3" calcext:value-type="float">
            <text:p>3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BA CITY</text:p>
          </table:table-cell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UCCA VALLE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ULEE</text:p>
          </table:table-cell>
          <table:table-cell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UMA</text:p>
          </table:table-cell>
          <table:table-cell office:value-type="float" office:value="18.4" calcext:value-type="float">
            <text:p>18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ANESVILLE</text:p>
          </table:table-cell>
          <table:table-cell office:value-type="float" office:value="31.4" calcext:value-type="float">
            <text:p>3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EPHYRHILL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ON</text:p>
          </table:table-cell>
          <table:table-cell office:value-type="float" office:value="19.2" calcext:value-type="float">
            <text:p>19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UMBROTA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8" office:value-type="float" office:value="6531" calcext:value-type="float">
            <text:p>6531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C2619" table:buttons="'Pivot Table_Sheet1_1'.A1 'Pivot Table_Sheet1_1'.B1" table:show-filter-button="false" table:drill-down-on-double-click="false">
          <table:database-source-table table:database-name="US_Police_Fatalities_DWH_DM" table:database-table-name="US_Police_Fatalities_DWH_DM.vfatality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ity" table:orientation="row" table:used-hierarchy="0" table:function="auto">
            <table:data-pilot-level table:show-empty="false" calcext:repeat-item-labels="false">
              <table:data-pilot-members>
                <table:data-pilot-member table:name="ABBEVILLE" table:display="true" table:show-details="true"/>
                <table:data-pilot-member table:name="ABERDEEN" table:display="true" table:show-details="true"/>
                <table:data-pilot-member table:name="ABILENE" table:display="true" table:show-details="true"/>
                <table:data-pilot-member table:name="ABINGDON" table:display="true" table:show-details="true"/>
                <table:data-pilot-member table:name="ABITA SPRINGS" table:display="true" table:show-details="true"/>
                <table:data-pilot-member table:name="ACAMPO" table:display="true" table:show-details="true"/>
                <table:data-pilot-member table:name="ACTON" table:display="true" table:show-details="true"/>
                <table:data-pilot-member table:name="ACWORTH" table:display="true" table:show-details="true"/>
                <table:data-pilot-member table:name="ADDIS" table:display="true" table:show-details="true"/>
                <table:data-pilot-member table:name="ADDISON" table:display="true" table:show-details="true"/>
                <table:data-pilot-member table:name="ADEL" table:display="true" table:show-details="true"/>
                <table:data-pilot-member table:name="ADELPHI" table:display="true" table:show-details="true"/>
                <table:data-pilot-member table:name="AFFTON" table:display="true" table:show-details="true"/>
                <table:data-pilot-member table:name="AFTON" table:display="true" table:show-details="true"/>
                <table:data-pilot-member table:name="AGUANGA" table:display="true" table:show-details="true"/>
                <table:data-pilot-member table:name="AIEA" table:display="true" table:show-details="true"/>
                <table:data-pilot-member table:name="AIKEN" table:display="true" table:show-details="true"/>
                <table:data-pilot-member table:name="AITKIN" table:display="true" table:show-details="true"/>
                <table:data-pilot-member table:name="AKRON" table:display="true" table:show-details="true"/>
                <table:data-pilot-member table:name="ALABASTER" table:display="true" table:show-details="true"/>
                <table:data-pilot-member table:name="ALAMEDA" table:display="true" table:show-details="true"/>
                <table:data-pilot-member table:name="ALAMO" table:display="true" table:show-details="true"/>
                <table:data-pilot-member table:name="ALAMO HEIGHTS" table:display="true" table:show-details="true"/>
                <table:data-pilot-member table:name="ALBANY" table:display="true" table:show-details="true"/>
                <table:data-pilot-member table:name="ALBERTVILLE" table:display="true" table:show-details="true"/>
                <table:data-pilot-member table:name="ALBION" table:display="true" table:show-details="true"/>
                <table:data-pilot-member table:name="ALBUQUERQUE" table:display="true" table:show-details="true"/>
                <table:data-pilot-member table:name="ALEXANDER" table:display="true" table:show-details="true"/>
                <table:data-pilot-member table:name="ALEXANDRIA" table:display="true" table:show-details="true"/>
                <table:data-pilot-member table:name="ALEXANDRIA VALLEY" table:display="true" table:show-details="true"/>
                <table:data-pilot-member table:name="ALGIERS" table:display="true" table:show-details="true"/>
                <table:data-pilot-member table:name="ALGOMA TOWNSHIP" table:display="true" table:show-details="true"/>
                <table:data-pilot-member table:name="ALHAMBRA" table:display="true" table:show-details="true"/>
                <table:data-pilot-member table:name="ALICE" table:display="true" table:show-details="true"/>
                <table:data-pilot-member table:name="ALLENTOWN" table:display="true" table:show-details="true"/>
                <table:data-pilot-member table:name="ALMA" table:display="true" table:show-details="true"/>
                <table:data-pilot-member table:name="ALOHA" table:display="true" table:show-details="true"/>
                <table:data-pilot-member table:name="ALPAUGH" table:display="true" table:show-details="true"/>
                <table:data-pilot-member table:name="ALPINE" table:display="true" table:show-details="true"/>
                <table:data-pilot-member table:name="ALTADENA" table:display="true" table:show-details="true"/>
                <table:data-pilot-member table:name="ALTAMONTE SPRINGS" table:display="true" table:show-details="true"/>
                <table:data-pilot-member table:name="ALTAVISTA" table:display="true" table:show-details="true"/>
                <table:data-pilot-member table:name="ALTO" table:display="true" table:show-details="true"/>
                <table:data-pilot-member table:name="AMARILLO" table:display="true" table:show-details="true"/>
                <table:data-pilot-member table:name="AMERICAN CANYON" table:display="true" table:show-details="true"/>
                <table:data-pilot-member table:name="AMHERST" table:display="true" table:show-details="true"/>
                <table:data-pilot-member table:name="AMITE" table:display="true" table:show-details="true"/>
                <table:data-pilot-member table:name="AMORY" table:display="true" table:show-details="true"/>
                <table:data-pilot-member table:name="AMSTERDAM-CHURCHILL" table:display="true" table:show-details="true"/>
                <table:data-pilot-member table:name="ANACOCO" table:display="true" table:show-details="true"/>
                <table:data-pilot-member table:name="ANAHEIM" table:display="true" table:show-details="true"/>
                <table:data-pilot-member table:name="ANCHORAGE" table:display="true" table:show-details="true"/>
                <table:data-pilot-member table:name="ANDALUSIA" table:display="true" table:show-details="true"/>
                <table:data-pilot-member table:name="ANDERSON" table:display="true" table:show-details="true"/>
                <table:data-pilot-member table:name="ANDOVER" table:display="true" table:show-details="true"/>
                <table:data-pilot-member table:name="ANGELS CAMP" table:display="true" table:show-details="true"/>
                <table:data-pilot-member table:name="ANGLETON" table:display="true" table:show-details="true"/>
                <table:data-pilot-member table:name="ANKENY" table:display="true" table:show-details="true"/>
                <table:data-pilot-member table:name="ANMOORE" table:display="true" table:show-details="true"/>
                <table:data-pilot-member table:name="ANNISTON" table:display="true" table:show-details="true"/>
                <table:data-pilot-member table:name="ANTELOPE" table:display="true" table:show-details="true"/>
                <table:data-pilot-member table:name="ANTHEM" table:display="true" table:show-details="true"/>
                <table:data-pilot-member table:name="ANTIOCH" table:display="true" table:show-details="true"/>
                <table:data-pilot-member table:name="ANZA" table:display="true" table:show-details="true"/>
                <table:data-pilot-member table:name="APACHE" table:display="true" table:show-details="true"/>
                <table:data-pilot-member table:name="APACHE JUNCTION" table:display="true" table:show-details="true"/>
                <table:data-pilot-member table:name="APOPKA" table:display="true" table:show-details="true"/>
                <table:data-pilot-member table:name="APPLE VALLEY" table:display="true" table:show-details="true"/>
                <table:data-pilot-member table:name="AQUASCO" table:display="true" table:show-details="true"/>
                <table:data-pilot-member table:name="ARABI" table:display="true" table:show-details="true"/>
                <table:data-pilot-member table:name="ARAGONITE" table:display="true" table:show-details="true"/>
                <table:data-pilot-member table:name="ARANSAS" table:display="true" table:show-details="true"/>
                <table:data-pilot-member table:name="ARANSAS PASS" table:display="true" table:show-details="true"/>
                <table:data-pilot-member table:name="ARCADIA" table:display="true" table:show-details="true"/>
                <table:data-pilot-member table:name="ARCHDALE" table:display="true" table:show-details="true"/>
                <table:data-pilot-member table:name="ARCOLA" table:display="true" table:show-details="true"/>
                <table:data-pilot-member table:name="ARDMORE" table:display="true" table:show-details="true"/>
                <table:data-pilot-member table:name="ARIZONA CITY" table:display="true" table:show-details="true"/>
                <table:data-pilot-member table:name="ARLINGTON" table:display="true" table:show-details="true"/>
                <table:data-pilot-member table:name="ARLINGTON HEIGHTS" table:display="true" table:show-details="true"/>
                <table:data-pilot-member table:name="ARNOLD" table:display="true" table:show-details="true"/>
                <table:data-pilot-member table:name="AROMAS" table:display="true" table:show-details="true"/>
                <table:data-pilot-member table:name="ARTESIA" table:display="true" table:show-details="true"/>
                <table:data-pilot-member table:name="ARUNDEL" table:display="true" table:show-details="true"/>
                <table:data-pilot-member table:name="ASH FORK" table:display="true" table:show-details="true"/>
                <table:data-pilot-member table:name="ASHBY" table:display="true" table:show-details="true"/>
                <table:data-pilot-member table:name="ASHEVILLE" table:display="true" table:show-details="true"/>
                <table:data-pilot-member table:name="ASHFORD" table:display="true" table:show-details="true"/>
                <table:data-pilot-member table:name="ASHLAND" table:display="true" table:show-details="true"/>
                <table:data-pilot-member table:name="ASHTABULA" table:display="true" table:show-details="true"/>
                <table:data-pilot-member table:name="ASHWAUBENON" table:display="true" table:show-details="true"/>
                <table:data-pilot-member table:name="ASPEN" table:display="true" table:show-details="true"/>
                <table:data-pilot-member table:name="ASSARIA" table:display="true" table:show-details="true"/>
                <table:data-pilot-member table:name="ATASCADERO" table:display="true" table:show-details="true"/>
                <table:data-pilot-member table:name="ATASCOCITA" table:display="true" table:show-details="true"/>
                <table:data-pilot-member table:name="ATHENS" table:display="true" table:show-details="true"/>
                <table:data-pilot-member table:name="ATLANTA" table:display="true" table:show-details="true"/>
                <table:data-pilot-member table:name="ATLANTIC BEACH" table:display="true" table:show-details="true"/>
                <table:data-pilot-member table:name="ATLANTIC CITY" table:display="true" table:show-details="true"/>
                <table:data-pilot-member table:name="ATTALLA" table:display="true" table:show-details="true"/>
                <table:data-pilot-member table:name="ATWATER" table:display="true" table:show-details="true"/>
                <table:data-pilot-member table:name="ATWOOD" table:display="true" table:show-details="true"/>
                <table:data-pilot-member table:name="AUBERRY" table:display="true" table:show-details="true"/>
                <table:data-pilot-member table:name="AUBURN" table:display="true" table:show-details="true"/>
                <table:data-pilot-member table:name="AUGUSTA" table:display="true" table:show-details="true"/>
                <table:data-pilot-member table:name="AURORA" table:display="true" table:show-details="true"/>
                <table:data-pilot-member table:name="AUSTELL" table:display="true" table:show-details="true"/>
                <table:data-pilot-member table:name="AUSTIN" table:display="true" table:show-details="true"/>
                <table:data-pilot-member table:name="AVELLA" table:display="true" table:show-details="true"/>
                <table:data-pilot-member table:name="AVENAL" table:display="true" table:show-details="true"/>
                <table:data-pilot-member table:name="AVONDALE" table:display="true" table:show-details="true"/>
                <table:data-pilot-member table:name="AVONDALE ESTATES" table:display="true" table:show-details="true"/>
                <table:data-pilot-member table:name="AZLE" table:display="true" table:show-details="true"/>
                <table:data-pilot-member table:name="AZUSA" table:display="true" table:show-details="true"/>
                <table:data-pilot-member table:name="BABYLON" table:display="true" table:show-details="true"/>
                <table:data-pilot-member table:name="BAILEY" table:display="true" table:show-details="true"/>
                <table:data-pilot-member table:name="BAINBRIDGE" table:display="true" table:show-details="true"/>
                <table:data-pilot-member table:name="BAINBRIDGE ISLAND" table:display="true" table:show-details="true"/>
                <table:data-pilot-member table:name="BAKERSFIELD" table:display="true" table:show-details="true"/>
                <table:data-pilot-member table:name="BALA CYWYD" table:display="true" table:show-details="true"/>
                <table:data-pilot-member table:name="BALCH SPRINGS" table:display="true" table:show-details="true"/>
                <table:data-pilot-member table:name="BALDWIN" table:display="true" table:show-details="true"/>
                <table:data-pilot-member table:name="BALDWIN PARK" table:display="true" table:show-details="true"/>
                <table:data-pilot-member table:name="BALLSTON SPA" table:display="true" table:show-details="true"/>
                <table:data-pilot-member table:name="BALTIMORE" table:display="true" table:show-details="true"/>
                <table:data-pilot-member table:name="BANGOR" table:display="true" table:show-details="true"/>
                <table:data-pilot-member table:name="BANNING" table:display="true" table:show-details="true"/>
                <table:data-pilot-member table:name="BARROW" table:display="true" table:show-details="true"/>
                <table:data-pilot-member table:name="BARRYVILLE" table:display="true" table:show-details="true"/>
                <table:data-pilot-member table:name="BARSTOW" table:display="true" table:show-details="true"/>
                <table:data-pilot-member table:name="BARTLESVILLE" table:display="true" table:show-details="true"/>
                <table:data-pilot-member table:name="BASIN" table:display="true" table:show-details="true"/>
                <table:data-pilot-member table:name="BASS LAKE" table:display="true" table:show-details="true"/>
                <table:data-pilot-member table:name="BASSFIELD" table:display="true" table:show-details="true"/>
                <table:data-pilot-member table:name="BASTROP" table:display="true" table:show-details="true"/>
                <table:data-pilot-member table:name="BATAVIA TOWNSHIP" table:display="true" table:show-details="true"/>
                <table:data-pilot-member table:name="BATON ROUGE" table:display="true" table:show-details="true"/>
                <table:data-pilot-member table:name="BATTLE CREEK" table:display="true" table:show-details="true"/>
                <table:data-pilot-member table:name="BAY CITY" table:display="true" table:show-details="true"/>
                <table:data-pilot-member table:name="BAY MINETTE" table:display="true" table:show-details="true"/>
                <table:data-pilot-member table:name="BAY POINT" table:display="true" table:show-details="true"/>
                <table:data-pilot-member table:name="BAY SHORE" table:display="true" table:show-details="true"/>
                <table:data-pilot-member table:name="BAY ST. LOUIS" table:display="true" table:show-details="true"/>
                <table:data-pilot-member table:name="BAYTOWN" table:display="true" table:show-details="true"/>
                <table:data-pilot-member table:name="BEAUFORT" table:display="true" table:show-details="true"/>
                <table:data-pilot-member table:name="BEAUMONT" table:display="true" table:show-details="true"/>
                <table:data-pilot-member table:name="BEAVER DAM" table:display="true" table:show-details="true"/>
                <table:data-pilot-member table:name="BEAVERCREEK" table:display="true" table:show-details="true"/>
                <table:data-pilot-member table:name="BEAVERTON" table:display="true" table:show-details="true"/>
                <table:data-pilot-member table:name="BECKLEY" table:display="true" table:show-details="true"/>
                <table:data-pilot-member table:name="BECKVILLE" table:display="true" table:show-details="true"/>
                <table:data-pilot-member table:name="BEDFORD" table:display="true" table:show-details="true"/>
                <table:data-pilot-member table:name="BEECHER" table:display="true" table:show-details="true"/>
                <table:data-pilot-member table:name="BEEVILLE" table:display="true" table:show-details="true"/>
                <table:data-pilot-member table:name="BEL AIR" table:display="true" table:show-details="true"/>
                <table:data-pilot-member table:name="BELDING" table:display="true" table:show-details="true"/>
                <table:data-pilot-member table:name="BELFAIR" table:display="true" table:show-details="true"/>
                <table:data-pilot-member table:name="BELFIELD" table:display="true" table:show-details="true"/>
                <table:data-pilot-member table:name="BELGRADE" table:display="true" table:show-details="true"/>
                <table:data-pilot-member table:name="BELL GARDENS" table:display="true" table:show-details="true"/>
                <table:data-pilot-member table:name="BELLA VISTA" table:display="true" table:show-details="true"/>
                <table:data-pilot-member table:name="BELLE GLADE" table:display="true" table:show-details="true"/>
                <table:data-pilot-member table:name="BELLEVILLE" table:display="true" table:show-details="true"/>
                <table:data-pilot-member table:name="BELLEVUE" table:display="true" table:show-details="true"/>
                <table:data-pilot-member table:name="BELLFLOWER" table:display="true" table:show-details="true"/>
                <table:data-pilot-member table:name="BELLINGHAM" table:display="true" table:show-details="true"/>
                <table:data-pilot-member table:name="BELLMAWR" table:display="true" table:show-details="true"/>
                <table:data-pilot-member table:name="BELLMORE" table:display="true" table:show-details="true"/>
                <table:data-pilot-member table:name="BELLVILLE" table:display="true" table:show-details="true"/>
                <table:data-pilot-member table:name="BELLVUE" table:display="true" table:show-details="true"/>
                <table:data-pilot-member table:name="BELMONT" table:display="true" table:show-details="true"/>
                <table:data-pilot-member table:name="BELOIT" table:display="true" table:show-details="true"/>
                <table:data-pilot-member table:name="BEND" table:display="true" table:show-details="true"/>
                <table:data-pilot-member table:name="BENTON" table:display="true" table:show-details="true"/>
                <table:data-pilot-member table:name="BENTON HARBOR" table:display="true" table:show-details="true"/>
                <table:data-pilot-member table:name="BERKELEY" table:display="true" table:show-details="true"/>
                <table:data-pilot-member table:name="BERNE" table:display="true" table:show-details="true"/>
                <table:data-pilot-member table:name="BERWYN" table:display="true" table:show-details="true"/>
                <table:data-pilot-member table:name="BETHANY" table:display="true" table:show-details="true"/>
                <table:data-pilot-member table:name="BETHEL" table:display="true" table:show-details="true"/>
                <table:data-pilot-member table:name="BETHESDA" table:display="true" table:show-details="true"/>
                <table:data-pilot-member table:name="BETHLEHEM" table:display="true" table:show-details="true"/>
                <table:data-pilot-member table:name="BEULAH" table:display="true" table:show-details="true"/>
                <table:data-pilot-member table:name="BEVERLY" table:display="true" table:show-details="true"/>
                <table:data-pilot-member table:name="BEVERLY HILLS" table:display="true" table:show-details="true"/>
                <table:data-pilot-member table:name="BIG LAKE" table:display="true" table:show-details="true"/>
                <table:data-pilot-member table:name="BIG SANDY" table:display="true" table:show-details="true"/>
                <table:data-pilot-member table:name="BIG SPRINGS" table:display="true" table:show-details="true"/>
                <table:data-pilot-member table:name="BIGGS JUNCTION" table:display="true" table:show-details="true"/>
                <table:data-pilot-member table:name="BILLINGS" table:display="true" table:show-details="true"/>
                <table:data-pilot-member table:name="BILOXI" table:display="true" table:show-details="true"/>
                <table:data-pilot-member table:name="BINGHAMPTON" table:display="true" table:show-details="true"/>
                <table:data-pilot-member table:name="BIRCH BAY" table:display="true" table:show-details="true"/>
                <table:data-pilot-member table:name="BIRMINGHAM" table:display="true" table:show-details="true"/>
                <table:data-pilot-member table:name="BISBEE" table:display="true" table:show-details="true"/>
                <table:data-pilot-member table:name="BISMARCK" table:display="true" table:show-details="true"/>
                <table:data-pilot-member table:name="BLACKDUCK" table:display="true" table:show-details="true"/>
                <table:data-pilot-member table:name="BLOOMFIELD TOWNSHIP" table:display="true" table:show-details="true"/>
                <table:data-pilot-member table:name="BLOOMINGTON" table:display="true" table:show-details="true"/>
                <table:data-pilot-member table:name="BLOOMSBURG" table:display="true" table:show-details="true"/>
                <table:data-pilot-member table:name="BLOWING ROCK" table:display="true" table:show-details="true"/>
                <table:data-pilot-member table:name="BLUE LAKE" table:display="true" table:show-details="true"/>
                <table:data-pilot-member table:name="BLUE RIDGE" table:display="true" table:show-details="true"/>
                <table:data-pilot-member table:name="BLUE SPRINGS" table:display="true" table:show-details="true"/>
                <table:data-pilot-member table:name="BLUEFIELD" table:display="true" table:show-details="true"/>
                <table:data-pilot-member table:name="BLYTHEVILLE" table:display="true" table:show-details="true"/>
                <table:data-pilot-member table:name="BOAZ" table:display="true" table:show-details="true"/>
                <table:data-pilot-member table:name="BOCA RATON" table:display="true" table:show-details="true"/>
                <table:data-pilot-member table:name="BOISE" table:display="true" table:show-details="true"/>
                <table:data-pilot-member table:name="BONAIRE" table:display="true" table:show-details="true"/>
                <table:data-pilot-member table:name="BONITA SPRINGS" table:display="true" table:show-details="true"/>
                <table:data-pilot-member table:name="BOONE" table:display="true" table:show-details="true"/>
                <table:data-pilot-member table:name="BORING" table:display="true" table:show-details="true"/>
                <table:data-pilot-member table:name="BOSSIER CITY" table:display="true" table:show-details="true"/>
                <table:data-pilot-member table:name="BOSTON" table:display="true" table:show-details="true"/>
                <table:data-pilot-member table:name="BOTHELL" table:display="true" table:show-details="true"/>
                <table:data-pilot-member table:name="BOULDER" table:display="true" table:show-details="true"/>
                <table:data-pilot-member table:name="BOULDER CITY" table:display="true" table:show-details="true"/>
                <table:data-pilot-member table:name="BOULDER CREEK" table:display="true" table:show-details="true"/>
                <table:data-pilot-member table:name="BOUNTIFUL" table:display="true" table:show-details="true"/>
                <table:data-pilot-member table:name="BOURBON" table:display="true" table:show-details="true"/>
                <table:data-pilot-member table:name="BOWLING GREEN" table:display="true" table:show-details="true"/>
                <table:data-pilot-member table:name="BOYCEVILLE" table:display="true" table:show-details="true"/>
                <table:data-pilot-member table:name="BOYLE HEIGHTS" table:display="true" table:show-details="true"/>
                <table:data-pilot-member table:name="BOYNTON BEACH" table:display="true" table:show-details="true"/>
                <table:data-pilot-member table:name="BOZEMAN" table:display="true" table:show-details="true"/>
                <table:data-pilot-member table:name="BRADENTON" table:display="true" table:show-details="true"/>
                <table:data-pilot-member table:name="BRADFORD" table:display="true" table:show-details="true"/>
                <table:data-pilot-member table:name="BRAINTREE" table:display="true" table:show-details="true"/>
                <table:data-pilot-member table:name="BRANDYWINE" table:display="true" table:show-details="true"/>
                <table:data-pilot-member table:name="BRANFORD" table:display="true" table:show-details="true"/>
                <table:data-pilot-member table:name="BRATTLEBORO" table:display="true" table:show-details="true"/>
                <table:data-pilot-member table:name="BRAWLEY" table:display="true" table:show-details="true"/>
                <table:data-pilot-member table:name="BREAUX BRIDGE" table:display="true" table:show-details="true"/>
                <table:data-pilot-member table:name="BRECKENRIDGE" table:display="true" table:show-details="true"/>
                <table:data-pilot-member table:name="BREMERTON" table:display="true" table:show-details="true"/>
                <table:data-pilot-member table:name="BRENT" table:display="true" table:show-details="true"/>
                <table:data-pilot-member table:name="BREVARD" table:display="true" table:show-details="true"/>
                <table:data-pilot-member table:name="BRIDGE CITY" table:display="true" table:show-details="true"/>
                <table:data-pilot-member table:name="BRIDGEPORT" table:display="true" table:show-details="true"/>
                <table:data-pilot-member table:name="BRIDGETON" table:display="true" table:show-details="true"/>
                <table:data-pilot-member table:name="BRIGHTON" table:display="true" table:show-details="true"/>
                <table:data-pilot-member table:name="BRIGHTON TOWNSHIP" table:display="true" table:show-details="true"/>
                <table:data-pilot-member table:name="BRINSON" table:display="true" table:show-details="true"/>
                <table:data-pilot-member table:name="BRISBEE" table:display="true" table:show-details="true"/>
                <table:data-pilot-member table:name="BRISTOL" table:display="true" table:show-details="true"/>
                <table:data-pilot-member table:name="BROAD CREEK" table:display="true" table:show-details="true"/>
                <table:data-pilot-member table:name="BROADWAY" table:display="true" table:show-details="true"/>
                <table:data-pilot-member table:name="BROCKTON" table:display="true" table:show-details="true"/>
                <table:data-pilot-member table:name="BROKEN BOW" table:display="true" table:show-details="true"/>
                <table:data-pilot-member table:name="BRONX" table:display="true" table:show-details="true"/>
                <table:data-pilot-member table:name="BROOKHAVEN" table:display="true" table:show-details="true"/>
                <table:data-pilot-member table:name="BROOKLYN" table:display="true" table:show-details="true"/>
                <table:data-pilot-member table:name="BROOKLYN CENTER" table:display="true" table:show-details="true"/>
                <table:data-pilot-member table:name="BROOKSHIRE" table:display="true" table:show-details="true"/>
                <table:data-pilot-member table:name="BROOKSVILLE" table:display="true" table:show-details="true"/>
                <table:data-pilot-member table:name="BROOKVILLE" table:display="true" table:show-details="true"/>
                <table:data-pilot-member table:name="BROOMFIELD" table:display="true" table:show-details="true"/>
                <table:data-pilot-member table:name="BROWNING" table:display="true" table:show-details="true"/>
                <table:data-pilot-member table:name="BROWNSVILLE" table:display="true" table:show-details="true"/>
                <table:data-pilot-member table:name="BRUNSWICK" table:display="true" table:show-details="true"/>
                <table:data-pilot-member table:name="BRUSH VALLEY" table:display="true" table:show-details="true"/>
                <table:data-pilot-member table:name="BUCHANAN DAM" table:display="true" table:show-details="true"/>
                <table:data-pilot-member table:name="BUCKEYE" table:display="true" table:show-details="true"/>
                <table:data-pilot-member table:name="BUCKHEAD" table:display="true" table:show-details="true"/>
                <table:data-pilot-member table:name="BUCKLEY" table:display="true" table:show-details="true"/>
                <table:data-pilot-member table:name="BUENA PARK" table:display="true" table:show-details="true"/>
                <table:data-pilot-member table:name="BUFFALO" table:display="true" table:show-details="true"/>
                <table:data-pilot-member table:name="BUFFALO GROVE" table:display="true" table:show-details="true"/>
                <table:data-pilot-member table:name="BUFORD" table:display="true" table:show-details="true"/>
                <table:data-pilot-member table:name="BULLHEAD CITY" table:display="true" table:show-details="true"/>
                <table:data-pilot-member table:name="BUNCH" table:display="true" table:show-details="true"/>
                <table:data-pilot-member table:name="BUNNEL" table:display="true" table:show-details="true"/>
                <table:data-pilot-member table:name="BURBANK" table:display="true" table:show-details="true"/>
                <table:data-pilot-member table:name="BURIEN" table:display="true" table:show-details="true"/>
                <table:data-pilot-member table:name="BURKBURNETT" table:display="true" table:show-details="true"/>
                <table:data-pilot-member table:name="BURLINGAME" table:display="true" table:show-details="true"/>
                <table:data-pilot-member table:name="BURLINGTON" table:display="true" table:show-details="true"/>
                <table:data-pilot-member table:name="BURNEY" table:display="true" table:show-details="true"/>
                <table:data-pilot-member table:name="BURNHAM" table:display="true" table:show-details="true"/>
                <table:data-pilot-member table:name="BURNSVILLE" table:display="true" table:show-details="true"/>
                <table:data-pilot-member table:name="BURTONSVILLE" table:display="true" table:show-details="true"/>
                <table:data-pilot-member table:name="BUSHNELL" table:display="true" table:show-details="true"/>
                <table:data-pilot-member table:name="BUTLER" table:display="true" table:show-details="true"/>
                <table:data-pilot-member table:name="BYHALIA" table:display="true" table:show-details="true"/>
                <table:data-pilot-member table:name="BYNG" table:display="true" table:show-details="true"/>
                <table:data-pilot-member table:name="BYRAM" table:display="true" table:show-details="true"/>
                <table:data-pilot-member table:name="BYRAM TOWNSHIP" table:display="true" table:show-details="true"/>
                <table:data-pilot-member table:name="BYRON" table:display="true" table:show-details="true"/>
                <table:data-pilot-member table:name="CA–ON CITY" table:display="true" table:show-details="true"/>
                <table:data-pilot-member table:name="CABAZON" table:display="true" table:show-details="true"/>
                <table:data-pilot-member table:name="CADE" table:display="true" table:show-details="true"/>
                <table:data-pilot-member table:name="CALDWELL" table:display="true" table:show-details="true"/>
                <table:data-pilot-member table:name="CALEXICO" table:display="true" table:show-details="true"/>
                <table:data-pilot-member table:name="CALUMET CITY" table:display="true" table:show-details="true"/>
                <table:data-pilot-member table:name="CAMARILLO" table:display="true" table:show-details="true"/>
                <table:data-pilot-member table:name="CAMDEN" table:display="true" table:show-details="true"/>
                <table:data-pilot-member table:name="CAMINO" table:display="true" table:show-details="true"/>
                <table:data-pilot-member table:name="CAMP HILL" table:display="true" table:show-details="true"/>
                <table:data-pilot-member table:name="CAMP SPRINGS" table:display="true" table:show-details="true"/>
                <table:data-pilot-member table:name="CAMPBELL" table:display="true" table:show-details="true"/>
                <table:data-pilot-member table:name="CAMPBELLTON" table:display="true" table:show-details="true"/>
                <table:data-pilot-member table:name="CAMPBELLTOWN" table:display="true" table:show-details="true"/>
                <table:data-pilot-member table:name="CANAAN TOWNSHIP" table:display="true" table:show-details="true"/>
                <table:data-pilot-member table:name="CANASTOTA" table:display="true" table:show-details="true"/>
                <table:data-pilot-member table:name="CANBY" table:display="true" table:show-details="true"/>
                <table:data-pilot-member table:name="CANON CITY" table:display="true" table:show-details="true"/>
                <table:data-pilot-member table:name="CANTON" table:display="true" table:show-details="true"/>
                <table:data-pilot-member table:name="CANTONMENT" table:display="true" table:show-details="true"/>
                <table:data-pilot-member table:name="CANYON" table:display="true" table:show-details="true"/>
                <table:data-pilot-member table:name="CAPE CANAVERAL" table:display="true" table:show-details="true"/>
                <table:data-pilot-member table:name="CAPE CORAL" table:display="true" table:show-details="true"/>
                <table:data-pilot-member table:name="CAPE GIRARDEAU" table:display="true" table:show-details="true"/>
                <table:data-pilot-member table:name="CAPITOL HEIGHTS" table:display="true" table:show-details="true"/>
                <table:data-pilot-member table:name="CAPITOLA" table:display="true" table:show-details="true"/>
                <table:data-pilot-member table:name="CARBONDALE" table:display="true" table:show-details="true"/>
                <table:data-pilot-member table:name="CARLSBAD" table:display="true" table:show-details="true"/>
                <table:data-pilot-member table:name="CARMICHAEL" table:display="true" table:show-details="true"/>
                <table:data-pilot-member table:name="CAROLLWOOD" table:display="true" table:show-details="true"/>
                <table:data-pilot-member table:name="CARRIZOZO" table:display="true" table:show-details="true"/>
                <table:data-pilot-member table:name="CARROLLTON" table:display="true" table:show-details="true"/>
                <table:data-pilot-member table:name="CARSON" table:display="true" table:show-details="true"/>
                <table:data-pilot-member table:name="CARSON CITY" table:display="true" table:show-details="true"/>
                <table:data-pilot-member table:name="CARTERSVILLE" table:display="true" table:show-details="true"/>
                <table:data-pilot-member table:name="CARTHAGE" table:display="true" table:show-details="true"/>
                <table:data-pilot-member table:name="CASA GRANDE" table:display="true" table:show-details="true"/>
                <table:data-pilot-member table:name="CASPER" table:display="true" table:show-details="true"/>
                <table:data-pilot-member table:name="CASSIA" table:display="true" table:show-details="true"/>
                <table:data-pilot-member table:name="CASSVILLE" table:display="true" table:show-details="true"/>
                <table:data-pilot-member table:name="CASTAIC" table:display="true" table:show-details="true"/>
                <table:data-pilot-member table:name="CASTRO VALLEY" table:display="true" table:show-details="true"/>
                <table:data-pilot-member table:name="CATALINA" table:display="true" table:show-details="true"/>
                <table:data-pilot-member table:name="CATERSVILLE" table:display="true" table:show-details="true"/>
                <table:data-pilot-member table:name="CATHEDRAL CITY" table:display="true" table:show-details="true"/>
                <table:data-pilot-member table:name="CATO TOWNSHIP" table:display="true" table:show-details="true"/>
                <table:data-pilot-member table:name="CATONSVILLE" table:display="true" table:show-details="true"/>
                <table:data-pilot-member table:name="CAVE JUNCTION" table:display="true" table:show-details="true"/>
                <table:data-pilot-member table:name="CAVE SPRING" table:display="true" table:show-details="true"/>
                <table:data-pilot-member table:name="CEDAR HILL" table:display="true" table:show-details="true"/>
                <table:data-pilot-member table:name="CEDAR RAPIDS" table:display="true" table:show-details="true"/>
                <table:data-pilot-member table:name="CEDARTOWN" table:display="true" table:show-details="true"/>
                <table:data-pilot-member table:name="CELEBRATION" table:display="true" table:show-details="true"/>
                <table:data-pilot-member table:name="CELINA" table:display="true" table:show-details="true"/>
                <table:data-pilot-member table:name="CENTENNIAL" table:display="true" table:show-details="true"/>
                <table:data-pilot-member table:name="CENTER" table:display="true" table:show-details="true"/>
                <table:data-pilot-member table:name="CENTERVILLE" table:display="true" table:show-details="true"/>
                <table:data-pilot-member table:name="CENTRAL FALLS" table:display="true" table:show-details="true"/>
                <table:data-pilot-member table:name="CENTRAL ISLIP" table:display="true" table:show-details="true"/>
                <table:data-pilot-member table:name="CENTRALIA" table:display="true" table:show-details="true"/>
                <table:data-pilot-member table:name="CENTREVILLE" table:display="true" table:show-details="true"/>
                <table:data-pilot-member table:name="CERES" table:display="true" table:show-details="true"/>
                <table:data-pilot-member table:name="CERRITOS" table:display="true" table:show-details="true"/>
                <table:data-pilot-member table:name="CHAMBERSBURG" table:display="true" table:show-details="true"/>
                <table:data-pilot-member table:name="CHAMPAIGN" table:display="true" table:show-details="true"/>
                <table:data-pilot-member table:name="CHAMPION" table:display="true" table:show-details="true"/>
                <table:data-pilot-member table:name="CHANDLER" table:display="true" table:show-details="true"/>
                <table:data-pilot-member table:name="CHANNELVIEW" table:display="true" table:show-details="true"/>
                <table:data-pilot-member table:name="CHANTILLY" table:display="true" table:show-details="true"/>
                <table:data-pilot-member table:name="CHAPARRAL" table:display="true" table:show-details="true"/>
                <table:data-pilot-member table:name="CHAPMANVILLE" table:display="true" table:show-details="true"/>
                <table:data-pilot-member table:name="CHARENTON" table:display="true" table:show-details="true"/>
                <table:data-pilot-member table:name="CHARLESTON" table:display="true" table:show-details="true"/>
                <table:data-pilot-member table:name="CHARLOTTE" table:display="true" table:show-details="true"/>
                <table:data-pilot-member table:name="CHARLOTTESVILLE" table:display="true" table:show-details="true"/>
                <table:data-pilot-member table:name="CHARLTON" table:display="true" table:show-details="true"/>
                <table:data-pilot-member table:name="CHASKA" table:display="true" table:show-details="true"/>
                <table:data-pilot-member table:name="CHATTANOOGA" table:display="true" table:show-details="true"/>
                <table:data-pilot-member table:name="CHAVIES" table:display="true" table:show-details="true"/>
                <table:data-pilot-member table:name="CHERRYLAND" table:display="true" table:show-details="true"/>
                <table:data-pilot-member table:name="CHESAPEAKE" table:display="true" table:show-details="true"/>
                <table:data-pilot-member table:name="CHESNEE" table:display="true" table:show-details="true"/>
                <table:data-pilot-member table:name="CHESTER" table:display="true" table:show-details="true"/>
                <table:data-pilot-member table:name="CHESTERFIELD" table:display="true" table:show-details="true"/>
                <table:data-pilot-member table:name="CHEWELAH" table:display="true" table:show-details="true"/>
                <table:data-pilot-member table:name="CHEYENNE" table:display="true" table:show-details="true"/>
                <table:data-pilot-member table:name="CHICAGO" table:display="true" table:show-details="true"/>
                <table:data-pilot-member table:name="CHICKASHA" table:display="true" table:show-details="true"/>
                <table:data-pilot-member table:name="CHICO" table:display="true" table:show-details="true"/>
                <table:data-pilot-member table:name="CHILDERSBURG" table:display="true" table:show-details="true"/>
                <table:data-pilot-member table:name="CHINO" table:display="true" table:show-details="true"/>
                <table:data-pilot-member table:name="CHINO HILLS" table:display="true" table:show-details="true"/>
                <table:data-pilot-member table:name="CHINO VALLEY" table:display="true" table:show-details="true"/>
                <table:data-pilot-member table:name="CHIRIACO SUMMIT" table:display="true" table:show-details="true"/>
                <table:data-pilot-member table:name="CHOWCHILLA" table:display="true" table:show-details="true"/>
                <table:data-pilot-member table:name="CHRISTIANSBURG" table:display="true" table:show-details="true"/>
                <table:data-pilot-member table:name="CHUBBUCK" table:display="true" table:show-details="true"/>
                <table:data-pilot-member table:name="CHULA VISTA" table:display="true" table:show-details="true"/>
                <table:data-pilot-member table:name="CHUNKY" table:display="true" table:show-details="true"/>
                <table:data-pilot-member table:name="CINCINNATI" table:display="true" table:show-details="true"/>
                <table:data-pilot-member table:name="CITRONELLE" table:display="true" table:show-details="true"/>
                <table:data-pilot-member table:name="CITRUS HEIGHTS" table:display="true" table:show-details="true"/>
                <table:data-pilot-member table:name="CITY OF INDUSTRY" table:display="true" table:show-details="true"/>
                <table:data-pilot-member table:name="CITY TERRACE" table:display="true" table:show-details="true"/>
                <table:data-pilot-member table:name="CLACKAMAS" table:display="true" table:show-details="true"/>
                <table:data-pilot-member table:name="CLALLAM" table:display="true" table:show-details="true"/>
                <table:data-pilot-member table:name="CLANTON" table:display="true" table:show-details="true"/>
                <table:data-pilot-member table:name="CLAREMONT" table:display="true" table:show-details="true"/>
                <table:data-pilot-member table:name="CLARKESVILLE" table:display="true" table:show-details="true"/>
                <table:data-pilot-member table:name="CLARKSDALE" table:display="true" table:show-details="true"/>
                <table:data-pilot-member table:name="CLARKSVILLE" table:display="true" table:show-details="true"/>
                <table:data-pilot-member table:name="CLAY" table:display="true" table:show-details="true"/>
                <table:data-pilot-member table:name="CLAYMONT" table:display="true" table:show-details="true"/>
                <table:data-pilot-member table:name="CLAYMOUNT" table:display="true" table:show-details="true"/>
                <table:data-pilot-member table:name="CLAYTON" table:display="true" table:show-details="true"/>
                <table:data-pilot-member table:name="CLEARLAKE" table:display="true" table:show-details="true"/>
                <table:data-pilot-member table:name="CLEARLAKE OAKS" table:display="true" table:show-details="true"/>
                <table:data-pilot-member table:name="CLEARLAKE PARK" table:display="true" table:show-details="true"/>
                <table:data-pilot-member table:name="CLEARWATER" table:display="true" table:show-details="true"/>
                <table:data-pilot-member table:name="CLEO SPRINGS" table:display="true" table:show-details="true"/>
                <table:data-pilot-member table:name="CLEONE" table:display="true" table:show-details="true"/>
                <table:data-pilot-member table:name="CLERMONT" table:display="true" table:show-details="true"/>
                <table:data-pilot-member table:name="CLEVELAND" table:display="true" table:show-details="true"/>
                <table:data-pilot-member table:name="CLIFTON" table:display="true" table:show-details="true"/>
                <table:data-pilot-member table:name="CLINTON" table:display="true" table:show-details="true"/>
                <table:data-pilot-member table:name="CLINTONVILLE" table:display="true" table:show-details="true"/>
                <table:data-pilot-member table:name="CLOUTIERVILLE" table:display="true" table:show-details="true"/>
                <table:data-pilot-member table:name="CLOVERDALE" table:display="true" table:show-details="true"/>
                <table:data-pilot-member table:name="CLOVIS" table:display="true" table:show-details="true"/>
                <table:data-pilot-member table:name="CLUTE" table:display="true" table:show-details="true"/>
                <table:data-pilot-member table:name="COACHELLA" table:display="true" table:show-details="true"/>
                <table:data-pilot-member table:name="COAL CITY" table:display="true" table:show-details="true"/>
                <table:data-pilot-member table:name="COALINGA" table:display="true" table:show-details="true"/>
                <table:data-pilot-member table:name="COARSEGOLD" table:display="true" table:show-details="true"/>
                <table:data-pilot-member table:name="COCKEYSVILLE" table:display="true" table:show-details="true"/>
                <table:data-pilot-member table:name="COCOA" table:display="true" table:show-details="true"/>
                <table:data-pilot-member table:name="COCONUT CREEK" table:display="true" table:show-details="true"/>
                <table:data-pilot-member table:name="CODY" table:display="true" table:show-details="true"/>
                <table:data-pilot-member table:name="COEBURN" table:display="true" table:show-details="true"/>
                <table:data-pilot-member table:name="COEUR D'ALENE" table:display="true" table:show-details="true"/>
                <table:data-pilot-member table:name="COFFEEVILLE" table:display="true" table:show-details="true"/>
                <table:data-pilot-member table:name="COKER" table:display="true" table:show-details="true"/>
                <table:data-pilot-member table:name="COLBERT" table:display="true" table:show-details="true"/>
                <table:data-pilot-member table:name="COLDWATER" table:display="true" table:show-details="true"/>
                <table:data-pilot-member table:name="COLEBROOK TOWNSHIP" table:display="true" table:show-details="true"/>
                <table:data-pilot-member table:name="COLLEGE PARK" table:display="true" table:show-details="true"/>
                <table:data-pilot-member table:name="COLLEGE STATION" table:display="true" table:show-details="true"/>
                <table:data-pilot-member table:name="COLORADO CITY" table:display="true" table:show-details="true"/>
                <table:data-pilot-member table:name="COLORADO SPRINGS" table:display="true" table:show-details="true"/>
                <table:data-pilot-member table:name="COLTON" table:display="true" table:show-details="true"/>
                <table:data-pilot-member table:name="COLUMBIA" table:display="true" table:show-details="true"/>
                <table:data-pilot-member table:name="COLUMBIA HEIGHTS" table:display="true" table:show-details="true"/>
                <table:data-pilot-member table:name="COLUMBIA TOWNSHIP" table:display="true" table:show-details="true"/>
                <table:data-pilot-member table:name="COLUMBUS" table:display="true" table:show-details="true"/>
                <table:data-pilot-member table:name="COLVILLE" table:display="true" table:show-details="true"/>
                <table:data-pilot-member table:name="COMMERCE" table:display="true" table:show-details="true"/>
                <table:data-pilot-member table:name="COMMERCE CITY" table:display="true" table:show-details="true"/>
                <table:data-pilot-member table:name="COMPTON" table:display="true" table:show-details="true"/>
                <table:data-pilot-member table:name="CONCORD" table:display="true" table:show-details="true"/>
                <table:data-pilot-member table:name="CONROE" table:display="true" table:show-details="true"/>
                <table:data-pilot-member table:name="CONSHOHOCKEN" table:display="true" table:show-details="true"/>
                <table:data-pilot-member table:name="CONVERSE" table:display="true" table:show-details="true"/>
                <table:data-pilot-member table:name="CONWAY" table:display="true" table:show-details="true"/>
                <table:data-pilot-member table:name="CONYERS" table:display="true" table:show-details="true"/>
                <table:data-pilot-member table:name="COOLBAUGH TOWNSHIP" table:display="true" table:show-details="true"/>
                <table:data-pilot-member table:name="COOS BAY" table:display="true" table:show-details="true"/>
                <table:data-pilot-member table:name="COPE" table:display="true" table:show-details="true"/>
                <table:data-pilot-member table:name="COPPERAS COVE" table:display="true" table:show-details="true"/>
                <table:data-pilot-member table:name="CORAL GABLES" table:display="true" table:show-details="true"/>
                <table:data-pilot-member table:name="CORALVILLE" table:display="true" table:show-details="true"/>
                <table:data-pilot-member table:name="CORAM" table:display="true" table:show-details="true"/>
                <table:data-pilot-member table:name="CORINNE" table:display="true" table:show-details="true"/>
                <table:data-pilot-member table:name="CORINTH" table:display="true" table:show-details="true"/>
                <table:data-pilot-member table:name="CORNELIUS" table:display="true" table:show-details="true"/>
                <table:data-pilot-member table:name="CORNING" table:display="true" table:show-details="true"/>
                <table:data-pilot-member table:name="CORONA" table:display="true" table:show-details="true"/>
                <table:data-pilot-member table:name="CORPUS CHRISTI" table:display="true" table:show-details="true"/>
                <table:data-pilot-member table:name="COSTA MESA" table:display="true" table:show-details="true"/>
                <table:data-pilot-member table:name="COTTAGE GROVE" table:display="true" table:show-details="true"/>
                <table:data-pilot-member table:name="COTTONDALE" table:display="true" table:show-details="true"/>
                <table:data-pilot-member table:name="COTTONWOOD" table:display="true" table:show-details="true"/>
                <table:data-pilot-member table:name="COUNCE" table:display="true" table:show-details="true"/>
                <table:data-pilot-member table:name="COUNCIL" table:display="true" table:show-details="true"/>
                <table:data-pilot-member table:name="COVENTRY" table:display="true" table:show-details="true"/>
                <table:data-pilot-member table:name="COVINA" table:display="true" table:show-details="true"/>
                <table:data-pilot-member table:name="CRAIG" table:display="true" table:show-details="true"/>
                <table:data-pilot-member table:name="CRAIGSVILLE" table:display="true" table:show-details="true"/>
                <table:data-pilot-member table:name="CRANDON" table:display="true" table:show-details="true"/>
                <table:data-pilot-member table:name="CRESCENT CITY" table:display="true" table:show-details="true"/>
                <table:data-pilot-member table:name="CRESWELL" table:display="true" table:show-details="true"/>
                <table:data-pilot-member table:name="CRIPPLE CREEK" table:display="true" table:show-details="true"/>
                <table:data-pilot-member table:name="CROSBY" table:display="true" table:show-details="true"/>
                <table:data-pilot-member table:name="CROSSVILLE" table:display="true" table:show-details="true"/>
                <table:data-pilot-member table:name="CROWLEY" table:display="true" table:show-details="true"/>
                <table:data-pilot-member table:name="CROWS LANDING" table:display="true" table:show-details="true"/>
                <table:data-pilot-member table:name="CRUMPLER" table:display="true" table:show-details="true"/>
                <table:data-pilot-member table:name="CRYSTAL LAKE" table:display="true" table:show-details="true"/>
                <table:data-pilot-member table:name="CRYSTAL RIVER" table:display="true" table:show-details="true"/>
                <table:data-pilot-member table:name="CRYSTAL SPRINGS" table:display="true" table:show-details="true"/>
                <table:data-pilot-member table:name="CUDAHY" table:display="true" table:show-details="true"/>
                <table:data-pilot-member table:name="CULDESAC" table:display="true" table:show-details="true"/>
                <table:data-pilot-member table:name="CULLOWHEE" table:display="true" table:show-details="true"/>
                <table:data-pilot-member table:name="CULPEPER" table:display="true" table:show-details="true"/>
                <table:data-pilot-member table:name="CULVER CITY" table:display="true" table:show-details="true"/>
                <table:data-pilot-member table:name="CUMBERLAND FURNACE" table:display="true" table:show-details="true"/>
                <table:data-pilot-member table:name="CUMMING" table:display="true" table:show-details="true"/>
                <table:data-pilot-member table:name="CUPERTINO" table:display="true" table:show-details="true"/>
                <table:data-pilot-member table:name="CURRIE" table:display="true" table:show-details="true"/>
                <table:data-pilot-member table:name="CUT BANK" table:display="true" table:show-details="true"/>
                <table:data-pilot-member table:name="CUT OFF" table:display="true" table:show-details="true"/>
                <table:data-pilot-member table:name="CUTLER" table:display="true" table:show-details="true"/>
                <table:data-pilot-member table:name="CYPRESS" table:display="true" table:show-details="true"/>
                <table:data-pilot-member table:name="DADE CITY" table:display="true" table:show-details="true"/>
                <table:data-pilot-member table:name="DADEVILLE" table:display="true" table:show-details="true"/>
                <table:data-pilot-member table:name="DALLAS" table:display="true" table:show-details="true"/>
                <table:data-pilot-member table:name="DALTON" table:display="true" table:show-details="true"/>
                <table:data-pilot-member table:name="DALY CITY" table:display="true" table:show-details="true"/>
                <table:data-pilot-member table:name="DAMASCUS" table:display="true" table:show-details="true"/>
                <table:data-pilot-member table:name="DANA POINT" table:display="true" table:show-details="true"/>
                <table:data-pilot-member table:name="DANBURY" table:display="true" table:show-details="true"/>
                <table:data-pilot-member table:name="DAPHNE" table:display="true" table:show-details="true"/>
                <table:data-pilot-member table:name="DARTMOUTH" table:display="true" table:show-details="true"/>
                <table:data-pilot-member table:name="DAVENPORT" table:display="true" table:show-details="true"/>
                <table:data-pilot-member table:name="DAVIE" table:display="true" table:show-details="true"/>
                <table:data-pilot-member table:name="DAVIESS COUNTY" table:display="true" table:show-details="true"/>
                <table:data-pilot-member table:name="DAVIS" table:display="true" table:show-details="true"/>
                <table:data-pilot-member table:name="DAYTON" table:display="true" table:show-details="true"/>
                <table:data-pilot-member table:name="DAYTONA BEACH" table:display="true" table:show-details="true"/>
                <table:data-pilot-member table:name="DEARBORN" table:display="true" table:show-details="true"/>
                <table:data-pilot-member table:name="DECATUR" table:display="true" table:show-details="true"/>
                <table:data-pilot-member table:name="DECATUR COUNTY" table:display="true" table:show-details="true"/>
                <table:data-pilot-member table:name="DEDHAM" table:display="true" table:show-details="true"/>
                <table:data-pilot-member table:name="DEER PARK" table:display="true" table:show-details="true"/>
                <table:data-pilot-member table:name="DEERFIELD" table:display="true" table:show-details="true"/>
                <table:data-pilot-member table:name="DEERFIELD BEACH" table:display="true" table:show-details="true"/>
                <table:data-pilot-member table:name="DEKALB" table:display="true" table:show-details="true"/>
                <table:data-pilot-member table:name="DEL RIO" table:display="true" table:show-details="true"/>
                <table:data-pilot-member table:name="DEL VALLE" table:display="true" table:show-details="true"/>
                <table:data-pilot-member table:name="DELAND" table:display="true" table:show-details="true"/>
                <table:data-pilot-member table:name="DELANO" table:display="true" table:show-details="true"/>
                <table:data-pilot-member table:name="DELAWARE" table:display="true" table:show-details="true"/>
                <table:data-pilot-member table:name="DELBARTON" table:display="true" table:show-details="true"/>
                <table:data-pilot-member table:name="DELEON SPRINGS" table:display="true" table:show-details="true"/>
                <table:data-pilot-member table:name="DELHI" table:display="true" table:show-details="true"/>
                <table:data-pilot-member table:name="DELRAY BEACH" table:display="true" table:show-details="true"/>
                <table:data-pilot-member table:name="DELTONA" table:display="true" table:show-details="true"/>
                <table:data-pilot-member table:name="DEMING" table:display="true" table:show-details="true"/>
                <table:data-pilot-member table:name="DENHAM SPRINGS" table:display="true" table:show-details="true"/>
                <table:data-pilot-member table:name="DENVER" table:display="true" table:show-details="true"/>
                <table:data-pilot-member table:name="DENVILLE" table:display="true" table:show-details="true"/>
                <table:data-pilot-member table:name="DEQUINCY" table:display="true" table:show-details="true"/>
                <table:data-pilot-member table:name="DERBY" table:display="true" table:show-details="true"/>
                <table:data-pilot-member table:name="DERIDDER" table:display="true" table:show-details="true"/>
                <table:data-pilot-member table:name="DERRY" table:display="true" table:show-details="true"/>
                <table:data-pilot-member table:name="DES MOINES" table:display="true" table:show-details="true"/>
                <table:data-pilot-member table:name="DES PLAINES" table:display="true" table:show-details="true"/>
                <table:data-pilot-member table:name="DESERT HOT SPRINGS" table:display="true" table:show-details="true"/>
                <table:data-pilot-member table:name="DESHA" table:display="true" table:show-details="true"/>
                <table:data-pilot-member table:name="DETROIT" table:display="true" table:show-details="true"/>
                <table:data-pilot-member table:name="DEWEY" table:display="true" table:show-details="true"/>
                <table:data-pilot-member table:name="DICKINSON" table:display="true" table:show-details="true"/>
                <table:data-pilot-member table:name="DICKSON" table:display="true" table:show-details="true"/>
                <table:data-pilot-member table:name="DILLON" table:display="true" table:show-details="true"/>
                <table:data-pilot-member table:name="DINGESS" table:display="true" table:show-details="true"/>
                <table:data-pilot-member table:name="DINOSAUR" table:display="true" table:show-details="true"/>
                <table:data-pilot-member table:name="DIXIE INN" table:display="true" table:show-details="true"/>
                <table:data-pilot-member table:name="DIXIE VALLEY" table:display="true" table:show-details="true"/>
                <table:data-pilot-member table:name="DODDRIDGE" table:display="true" table:show-details="true"/>
                <table:data-pilot-member table:name="DODGE CENTER" table:display="true" table:show-details="true"/>
                <table:data-pilot-member table:name="DOLTON" table:display="true" table:show-details="true"/>
                <table:data-pilot-member table:name="DORCHESTER" table:display="true" table:show-details="true"/>
                <table:data-pilot-member table:name="DOTHAN" table:display="true" table:show-details="true"/>
                <table:data-pilot-member table:name="DOTSERO" table:display="true" table:show-details="true"/>
                <table:data-pilot-member table:name="DOUGLAS" table:display="true" table:show-details="true"/>
                <table:data-pilot-member table:name="DOUGLAS CITY" table:display="true" table:show-details="true"/>
                <table:data-pilot-member table:name="DOVER" table:display="true" table:show-details="true"/>
                <table:data-pilot-member table:name="DOVER TOWNSHIP" table:display="true" table:show-details="true"/>
                <table:data-pilot-member table:name="DOWLING" table:display="true" table:show-details="true"/>
                <table:data-pilot-member table:name="DOWNEY" table:display="true" table:show-details="true"/>
                <table:data-pilot-member table:name="DREXEL HILL" table:display="true" table:show-details="true"/>
                <table:data-pilot-member table:name="DRUMMONDS" table:display="true" table:show-details="true"/>
                <table:data-pilot-member table:name="DUBLIN" table:display="true" table:show-details="true"/>
                <table:data-pilot-member table:name="DUCHESNE" table:display="true" table:show-details="true"/>
                <table:data-pilot-member table:name="DULUTH" table:display="true" table:show-details="true"/>
                <table:data-pilot-member table:name="DUMAS" table:display="true" table:show-details="true"/>
                <table:data-pilot-member table:name="DUMFRIES" table:display="true" table:show-details="true"/>
                <table:data-pilot-member table:name="DUNCANNON" table:display="true" table:show-details="true"/>
                <table:data-pilot-member table:name="DUNCANVILLE" table:display="true" table:show-details="true"/>
                <table:data-pilot-member table:name="DUNDALK" table:display="true" table:show-details="true"/>
                <table:data-pilot-member table:name="DUNDEE" table:display="true" table:show-details="true"/>
                <table:data-pilot-member table:name="DUNEDIN" table:display="true" table:show-details="true"/>
                <table:data-pilot-member table:name="DUNLAP" table:display="true" table:show-details="true"/>
                <table:data-pilot-member table:name="DUNSMUIR" table:display="true" table:show-details="true"/>
                <table:data-pilot-member table:name="DURHAM" table:display="true" table:show-details="true"/>
                <table:data-pilot-member table:name="DUSON" table:display="true" table:show-details="true"/>
                <table:data-pilot-member table:name="EAGAN" table:display="true" table:show-details="true"/>
                <table:data-pilot-member table:name="EAGAR" table:display="true" table:show-details="true"/>
                <table:data-pilot-member table:name="EAGLE MOUNTAIN" table:display="true" table:show-details="true"/>
                <table:data-pilot-member table:name="EARLIMART" table:display="true" table:show-details="true"/>
                <table:data-pilot-member table:name="EAST BATON ROUGE" table:display="true" table:show-details="true"/>
                <table:data-pilot-member table:name="EAST BERNSTADT" table:display="true" table:show-details="true"/>
                <table:data-pilot-member table:name="EAST BRIDGEWATER" table:display="true" table:show-details="true"/>
                <table:data-pilot-member table:name="EAST CLEVELAND" table:display="true" table:show-details="true"/>
                <table:data-pilot-member table:name="EAST DUBLIN" table:display="true" table:show-details="true"/>
                <table:data-pilot-member table:name="EAST FLAT ROCK" table:display="true" table:show-details="true"/>
                <table:data-pilot-member table:name="EAST GRAND RAPIDS" table:display="true" table:show-details="true"/>
                <table:data-pilot-member table:name="EAST GREENBUSH" table:display="true" table:show-details="true"/>
                <table:data-pilot-member table:name="EAST HARTFORD" table:display="true" table:show-details="true"/>
                <table:data-pilot-member table:name="EAST KNOXVILLE" table:display="true" table:show-details="true"/>
                <table:data-pilot-member table:name="EAST LOS ANGELES" table:display="true" table:show-details="true"/>
                <table:data-pilot-member table:name="EAST MEADOW" table:display="true" table:show-details="true"/>
                <table:data-pilot-member table:name="EAST ORANGE" table:display="true" table:show-details="true"/>
                <table:data-pilot-member table:name="EAST PALO ALTO" table:display="true" table:show-details="true"/>
                <table:data-pilot-member table:name="EAST PEORIA" table:display="true" table:show-details="true"/>
                <table:data-pilot-member table:name="EAST POINT" table:display="true" table:show-details="true"/>
                <table:data-pilot-member table:name="EAST RIDGE" table:display="true" table:show-details="true"/>
                <table:data-pilot-member table:name="EAST STROUDSBURG" table:display="true" table:show-details="true"/>
                <table:data-pilot-member table:name="EAST WINDSOR" table:display="true" table:show-details="true"/>
                <table:data-pilot-member table:name="EASTABOGA" table:display="true" table:show-details="true"/>
                <table:data-pilot-member table:name="EATONTON" table:display="true" table:show-details="true"/>
                <table:data-pilot-member table:name="EATONVILLE" table:display="true" table:show-details="true"/>
                <table:data-pilot-member table:name="EAU CLAIRE" table:display="true" table:show-details="true"/>
                <table:data-pilot-member table:name="EDEN" table:display="true" table:show-details="true"/>
                <table:data-pilot-member table:name="EDEN PRAIRIE" table:display="true" table:show-details="true"/>
                <table:data-pilot-member table:name="EDGEWATER" table:display="true" table:show-details="true"/>
                <table:data-pilot-member table:name="EDINA" table:display="true" table:show-details="true"/>
                <table:data-pilot-member table:name="EDINBURG" table:display="true" table:show-details="true"/>
                <table:data-pilot-member table:name="EDMOND" table:display="true" table:show-details="true"/>
                <table:data-pilot-member table:name="EDMONTON" table:display="true" table:show-details="true"/>
                <table:data-pilot-member table:name="EDWARDSVILLE" table:display="true" table:show-details="true"/>
                <table:data-pilot-member table:name="EHRENBERG" table:display="true" table:show-details="true"/>
                <table:data-pilot-member table:name="EL CAJON" table:display="true" table:show-details="true"/>
                <table:data-pilot-member table:name="EL CENTRO" table:display="true" table:show-details="true"/>
                <table:data-pilot-member table:name="EL DORADO HILLS" table:display="true" table:show-details="true"/>
                <table:data-pilot-member table:name="EL MONTE" table:display="true" table:show-details="true"/>
                <table:data-pilot-member table:name="EL PASO" table:display="true" table:show-details="true"/>
                <table:data-pilot-member table:name="ELBERTON" table:display="true" table:show-details="true"/>
                <table:data-pilot-member table:name="ELDERWOOD" table:display="true" table:show-details="true"/>
                <table:data-pilot-member table:name="ELDORADO SPRINGS" table:display="true" table:show-details="true"/>
                <table:data-pilot-member table:name="ELECTRA" table:display="true" table:show-details="true"/>
                <table:data-pilot-member table:name="ELGIN" table:display="true" table:show-details="true"/>
                <table:data-pilot-member table:name="ELIZABETH CITY" table:display="true" table:show-details="true"/>
                <table:data-pilot-member table:name="ELIZABETHTOWN" table:display="true" table:show-details="true"/>
                <table:data-pilot-member table:name="ELK CITY" table:display="true" table:show-details="true"/>
                <table:data-pilot-member table:name="ELK GROVE" table:display="true" table:show-details="true"/>
                <table:data-pilot-member table:name="ELK MOUNTAIN" table:display="true" table:show-details="true"/>
                <table:data-pilot-member table:name="ELKHART" table:display="true" table:show-details="true"/>
                <table:data-pilot-member table:name="ELKHORN" table:display="true" table:show-details="true"/>
                <table:data-pilot-member table:name="ELKINS" table:display="true" table:show-details="true"/>
                <table:data-pilot-member table:name="ELKO" table:display="true" table:show-details="true"/>
                <table:data-pilot-member table:name="ELKTON" table:display="true" table:show-details="true"/>
                <table:data-pilot-member table:name="ELKVIEW" table:display="true" table:show-details="true"/>
                <table:data-pilot-member table:name="ELLIS COUNTY" table:display="true" table:show-details="true"/>
                <table:data-pilot-member table:name="ELOY" table:display="true" table:show-details="true"/>
                <table:data-pilot-member table:name="ELROY" table:display="true" table:show-details="true"/>
                <table:data-pilot-member table:name="ELSMERE" table:display="true" table:show-details="true"/>
                <table:data-pilot-member table:name="EMPIRE" table:display="true" table:show-details="true"/>
                <table:data-pilot-member table:name="ENCINITAS" table:display="true" table:show-details="true"/>
                <table:data-pilot-member table:name="ENCINO" table:display="true" table:show-details="true"/>
                <table:data-pilot-member table:name="ENFIELD" table:display="true" table:show-details="true"/>
                <table:data-pilot-member table:name="ENGLEWOOD" table:display="true" table:show-details="true"/>
                <table:data-pilot-member table:name="ENID" table:display="true" table:show-details="true"/>
                <table:data-pilot-member table:name="ENSLEY" table:display="true" table:show-details="true"/>
                <table:data-pilot-member table:name="ESCONDIDO" table:display="true" table:show-details="true"/>
                <table:data-pilot-member table:name="ESPAÌ±OLA" table:display="true" table:show-details="true"/>
                <table:data-pilot-member table:name="ESSEX" table:display="true" table:show-details="true"/>
                <table:data-pilot-member table:name="ESTERO" table:display="true" table:show-details="true"/>
                <table:data-pilot-member table:name="ETHETE" table:display="true" table:show-details="true"/>
                <table:data-pilot-member table:name="EUFAULA" table:display="true" table:show-details="true"/>
                <table:data-pilot-member table:name="EUGENE" table:display="true" table:show-details="true"/>
                <table:data-pilot-member table:name="EUHARLEE" table:display="true" table:show-details="true"/>
                <table:data-pilot-member table:name="EULESS" table:display="true" table:show-details="true"/>
                <table:data-pilot-member table:name="EUREKA" table:display="true" table:show-details="true"/>
                <table:data-pilot-member table:name="EUSTIS" table:display="true" table:show-details="true"/>
                <table:data-pilot-member table:name="EVANS" table:display="true" table:show-details="true"/>
                <table:data-pilot-member table:name="EVANSTON" table:display="true" table:show-details="true"/>
                <table:data-pilot-member table:name="EVANSVILLE" table:display="true" table:show-details="true"/>
                <table:data-pilot-member table:name="EVERETT" table:display="true" table:show-details="true"/>
                <table:data-pilot-member table:name="FABENS" table:display="true" table:show-details="true"/>
                <table:data-pilot-member table:name="FAIR OAKS" table:display="true" table:show-details="true"/>
                <table:data-pilot-member table:name="FAIRBANKS" table:display="true" table:show-details="true"/>
                <table:data-pilot-member table:name="FAIRBORN" table:display="true" table:show-details="true"/>
                <table:data-pilot-member table:name="FAIRBURN" table:display="true" table:show-details="true"/>
                <table:data-pilot-member table:name="FAIRFAX" table:display="true" table:show-details="true"/>
                <table:data-pilot-member table:name="FAIRFIELD" table:display="true" table:show-details="true"/>
                <table:data-pilot-member table:name="FAIRVIEW" table:display="true" table:show-details="true"/>
                <table:data-pilot-member table:name="FALCON HEIGHTS" table:display="true" table:show-details="true"/>
                <table:data-pilot-member table:name="FALL RIVER" table:display="true" table:show-details="true"/>
                <table:data-pilot-member table:name="FALLBROOK" table:display="true" table:show-details="true"/>
                <table:data-pilot-member table:name="FALLON" table:display="true" table:show-details="true"/>
                <table:data-pilot-member table:name="FALLS CHURCH" table:display="true" table:show-details="true"/>
                <table:data-pilot-member table:name="FALMOUTH" table:display="true" table:show-details="true"/>
                <table:data-pilot-member table:name="FAR ROCKAWAY" table:display="true" table:show-details="true"/>
                <table:data-pilot-member table:name="FARMERSVILLE" table:display="true" table:show-details="true"/>
                <table:data-pilot-member table:name="FARMINGDALE" table:display="true" table:show-details="true"/>
                <table:data-pilot-member table:name="FARMINGTON" table:display="true" table:show-details="true"/>
                <table:data-pilot-member table:name="FAYETTEVILLE" table:display="true" table:show-details="true"/>
                <table:data-pilot-member table:name="FEATHER FALLS" table:display="true" table:show-details="true"/>
                <table:data-pilot-member table:name="FEDERAL HEIGHTS" table:display="true" table:show-details="true"/>
                <table:data-pilot-member table:name="FEDERAL WAY" table:display="true" table:show-details="true"/>
                <table:data-pilot-member table:name="FENTON" table:display="true" table:show-details="true"/>
                <table:data-pilot-member table:name="FERGUS FALLS" table:display="true" table:show-details="true"/>
                <table:data-pilot-member table:name="FERGUSON" table:display="true" table:show-details="true"/>
                <table:data-pilot-member table:name="FERNLEY" table:display="true" table:show-details="true"/>
                <table:data-pilot-member table:name="FERRIDAY" table:display="true" table:show-details="true"/>
                <table:data-pilot-member table:name="FIFE" table:display="true" table:show-details="true"/>
                <table:data-pilot-member table:name="FISHERS" table:display="true" table:show-details="true"/>
                <table:data-pilot-member table:name="FISTY" table:display="true" table:show-details="true"/>
                <table:data-pilot-member table:name="FITCHBURG" table:display="true" table:show-details="true"/>
                <table:data-pilot-member table:name="FLAGSTAFF" table:display="true" table:show-details="true"/>
                <table:data-pilot-member table:name="FLEMING TOWNSHIP" table:display="true" table:show-details="true"/>
                <table:data-pilot-member table:name="FLINT" table:display="true" table:show-details="true"/>
                <table:data-pilot-member table:name="FLORAL CITY" table:display="true" table:show-details="true"/>
                <table:data-pilot-member table:name="FLORENCE" table:display="true" table:show-details="true"/>
                <table:data-pilot-member table:name="FLORISSANT" table:display="true" table:show-details="true"/>
                <table:data-pilot-member table:name="FLOWOOD" table:display="true" table:show-details="true"/>
                <table:data-pilot-member table:name="FLOYD COUNTY" table:display="true" table:show-details="true"/>
                <table:data-pilot-member table:name="FOLEY" table:display="true" table:show-details="true"/>
                <table:data-pilot-member table:name="FOLLANSBEE" table:display="true" table:show-details="true"/>
                <table:data-pilot-member table:name="FOLSOM" table:display="true" table:show-details="true"/>
                <table:data-pilot-member table:name="FONTANA" table:display="true" table:show-details="true"/>
                <table:data-pilot-member table:name="FOREST" table:display="true" table:show-details="true"/>
                <table:data-pilot-member table:name="FOREST GROVE" table:display="true" table:show-details="true"/>
                <table:data-pilot-member table:name="FOREST HILL" table:display="true" table:show-details="true"/>
                <table:data-pilot-member table:name="FORKS TOWNSHIP" table:display="true" table:show-details="true"/>
                <table:data-pilot-member table:name="FORRESTON" table:display="true" table:show-details="true"/>
                <table:data-pilot-member table:name="FORT COLLINS" table:display="true" table:show-details="true"/>
                <table:data-pilot-member table:name="FORT LAUDERDALE" table:display="true" table:show-details="true"/>
                <table:data-pilot-member table:name="FORT LITTLETON" table:display="true" table:show-details="true"/>
                <table:data-pilot-member table:name="FORT MILL" table:display="true" table:show-details="true"/>
                <table:data-pilot-member table:name="FORT MORGAN" table:display="true" table:show-details="true"/>
                <table:data-pilot-member table:name="FORT MYERS" table:display="true" table:show-details="true"/>
                <table:data-pilot-member table:name="FORT PIERCE" table:display="true" table:show-details="true"/>
                <table:data-pilot-member table:name="FORT RIPLEY" table:display="true" table:show-details="true"/>
                <table:data-pilot-member table:name="FORT STOCKTON" table:display="true" table:show-details="true"/>
                <table:data-pilot-member table:name="FORT THOMPSON" table:display="true" table:show-details="true"/>
                <table:data-pilot-member table:name="FORT TOTTEN" table:display="true" table:show-details="true"/>
                <table:data-pilot-member table:name="FORT VALLEY" table:display="true" table:show-details="true"/>
                <table:data-pilot-member table:name="FORT WAYNE" table:display="true" table:show-details="true"/>
                <table:data-pilot-member table:name="FORT WORTH" table:display="true" table:show-details="true"/>
                <table:data-pilot-member table:name="FORT WORTH/HALTOM CITY" table:display="true" table:show-details="true"/>
                <table:data-pilot-member table:name="FOUNTAIN" table:display="true" table:show-details="true"/>
                <table:data-pilot-member table:name="FOUNTAIN HILLS" table:display="true" table:show-details="true"/>
                <table:data-pilot-member table:name="FOUNTAIN VALLEY" table:display="true" table:show-details="true"/>
                <table:data-pilot-member table:name="FRAMINGHAM" table:display="true" table:show-details="true"/>
                <table:data-pilot-member table:name="FRANKLIN" table:display="true" table:show-details="true"/>
                <table:data-pilot-member table:name="FRANKLIN COUNTY" table:display="true" table:show-details="true"/>
                <table:data-pilot-member table:name="FRANKSTON" table:display="true" table:show-details="true"/>
                <table:data-pilot-member table:name="FRAZIER PARK" table:display="true" table:show-details="true"/>
                <table:data-pilot-member table:name="FREDERIC" table:display="true" table:show-details="true"/>
                <table:data-pilot-member table:name="FREDERICK" table:display="true" table:show-details="true"/>
                <table:data-pilot-member table:name="FREDERICKSBURG" table:display="true" table:show-details="true"/>
                <table:data-pilot-member table:name="FREEPORT" table:display="true" table:show-details="true"/>
                <table:data-pilot-member table:name="FREMONT" table:display="true" table:show-details="true"/>
                <table:data-pilot-member table:name="FRENCH LICK" table:display="true" table:show-details="true"/>
                <table:data-pilot-member table:name="FRESNO" table:display="true" table:show-details="true"/>
                <table:data-pilot-member table:name="FRIANT" table:display="true" table:show-details="true"/>
                <table:data-pilot-member table:name="FRIENDSWOOD" table:display="true" table:show-details="true"/>
                <table:data-pilot-member table:name="FRISCO" table:display="true" table:show-details="true"/>
                <table:data-pilot-member table:name="FRITCH" table:display="true" table:show-details="true"/>
                <table:data-pilot-member table:name="FROG" table:display="true" table:show-details="true"/>
                <table:data-pilot-member table:name="FROSTPROOF" table:display="true" table:show-details="true"/>
                <table:data-pilot-member table:name="FRUITLAND" table:display="true" table:show-details="true"/>
                <table:data-pilot-member table:name="FT. LAUDERDALE" table:display="true" table:show-details="true"/>
                <table:data-pilot-member table:name="FULLERTON" table:display="true" table:show-details="true"/>
                <table:data-pilot-member table:name="FUQUA" table:display="true" table:show-details="true"/>
                <table:data-pilot-member table:name="GADSDEN" table:display="true" table:show-details="true"/>
                <table:data-pilot-member table:name="GAINESVILLE" table:display="true" table:show-details="true"/>
                <table:data-pilot-member table:name="GAINSVILLE" table:display="true" table:show-details="true"/>
                <table:data-pilot-member table:name="GAITHERSBURG" table:display="true" table:show-details="true"/>
                <table:data-pilot-member table:name="GALENA" table:display="true" table:show-details="true"/>
                <table:data-pilot-member table:name="GALLUP" table:display="true" table:show-details="true"/>
                <table:data-pilot-member table:name="GALT" table:display="true" table:show-details="true"/>
                <table:data-pilot-member table:name="GALVESTON" table:display="true" table:show-details="true"/>
                <table:data-pilot-member table:name="GARDEN GROVE" table:display="true" table:show-details="true"/>
                <table:data-pilot-member table:name="GARDEN VALLEY" table:display="true" table:show-details="true"/>
                <table:data-pilot-member table:name="GARDENA" table:display="true" table:show-details="true"/>
                <table:data-pilot-member table:name="GARDNER" table:display="true" table:show-details="true"/>
                <table:data-pilot-member table:name="GARDNERVILLE" table:display="true" table:show-details="true"/>
                <table:data-pilot-member table:name="GARFIELD HEIGHTS" table:display="true" table:show-details="true"/>
                <table:data-pilot-member table:name="GARIBALDI" table:display="true" table:show-details="true"/>
                <table:data-pilot-member table:name="GARLAND" table:display="true" table:show-details="true"/>
                <table:data-pilot-member table:name="GARNERVILLE" table:display="true" table:show-details="true"/>
                <table:data-pilot-member table:name="GASTON" table:display="true" table:show-details="true"/>
                <table:data-pilot-member table:name="GASTONIA" table:display="true" table:show-details="true"/>
                <table:data-pilot-member table:name="GENESEE" table:display="true" table:show-details="true"/>
                <table:data-pilot-member table:name="GENEVA" table:display="true" table:show-details="true"/>
                <table:data-pilot-member table:name="GENEVA TOWNSHIP" table:display="true" table:show-details="true"/>
                <table:data-pilot-member table:name="GEYSERVILLE" table:display="true" table:show-details="true"/>
                <table:data-pilot-member table:name="GIBRALTAR" table:display="true" table:show-details="true"/>
                <table:data-pilot-member table:name="GIBSON COUNTY" table:display="true" table:show-details="true"/>
                <table:data-pilot-member table:name="GIDDINGS" table:display="true" table:show-details="true"/>
                <table:data-pilot-member table:name="GIFFORD" table:display="true" table:show-details="true"/>
                <table:data-pilot-member table:name="GIG HARBOR" table:display="true" table:show-details="true"/>
                <table:data-pilot-member table:name="GILA BEND" table:display="true" table:show-details="true"/>
                <table:data-pilot-member table:name="GILBERT" table:display="true" table:show-details="true"/>
                <table:data-pilot-member table:name="GILLETTE" table:display="true" table:show-details="true"/>
                <table:data-pilot-member table:name="GILMER" table:display="true" table:show-details="true"/>
                <table:data-pilot-member table:name="GILROY" table:display="true" table:show-details="true"/>
                <table:data-pilot-member table:name="GIRARDVILLE" table:display="true" table:show-details="true"/>
                <table:data-pilot-member table:name="GLADSTONE" table:display="true" table:show-details="true"/>
                <table:data-pilot-member table:name="GLASGOW" table:display="true" table:show-details="true"/>
                <table:data-pilot-member table:name="GLEN AVON" table:display="true" table:show-details="true"/>
                <table:data-pilot-member table:name="GLEN BURNIE" table:display="true" table:show-details="true"/>
                <table:data-pilot-member table:name="GLEN ROSE" table:display="true" table:show-details="true"/>
                <table:data-pilot-member table:name="GLEN ST. MARY" table:display="true" table:show-details="true"/>
                <table:data-pilot-member table:name="GLENDALE" table:display="true" table:show-details="true"/>
                <table:data-pilot-member table:name="GLENDIVE" table:display="true" table:show-details="true"/>
                <table:data-pilot-member table:name="GLENDORA" table:display="true" table:show-details="true"/>
                <table:data-pilot-member table:name="GLENN DALE" table:display="true" table:show-details="true"/>
                <table:data-pilot-member table:name="GLENWOOD SPRINGS" table:display="true" table:show-details="true"/>
                <table:data-pilot-member table:name="GOLD HILL" table:display="true" table:show-details="true"/>
                <table:data-pilot-member table:name="GOLDEN" table:display="true" table:show-details="true"/>
                <table:data-pilot-member table:name="GOLDEN SHORES" table:display="true" table:show-details="true"/>
                <table:data-pilot-member table:name="GOLDSBORO" table:display="true" table:show-details="true"/>
                <table:data-pilot-member table:name="GOLETA" table:display="true" table:show-details="true"/>
                <table:data-pilot-member table:name="GOLOVIN" table:display="true" table:show-details="true"/>
                <table:data-pilot-member table:name="GONZALES" table:display="true" table:show-details="true"/>
                <table:data-pilot-member table:name="GOODYEAR" table:display="true" table:show-details="true"/>
                <table:data-pilot-member table:name="GOOSE CREEK" table:display="true" table:show-details="true"/>
                <table:data-pilot-member table:name="GORHAM" table:display="true" table:show-details="true"/>
                <table:data-pilot-member table:name="GORST" table:display="true" table:show-details="true"/>
                <table:data-pilot-member table:name="GOSHEN" table:display="true" table:show-details="true"/>
                <table:data-pilot-member table:name="GRAFTON" table:display="true" table:show-details="true"/>
                <table:data-pilot-member table:name="GRAHAM" table:display="true" table:show-details="true"/>
                <table:data-pilot-member table:name="GRANADA HILLS" table:display="true" table:show-details="true"/>
                <table:data-pilot-member table:name="GRANBURY" table:display="true" table:show-details="true"/>
                <table:data-pilot-member table:name="GRAND COTEAU" table:display="true" table:show-details="true"/>
                <table:data-pilot-member table:name="GRAND FORKS" table:display="true" table:show-details="true"/>
                <table:data-pilot-member table:name="GRAND JUNCTION" table:display="true" table:show-details="true"/>
                <table:data-pilot-member table:name="GRAND LEDGE" table:display="true" table:show-details="true"/>
                <table:data-pilot-member table:name="GRAND PRAIRIE" table:display="true" table:show-details="true"/>
                <table:data-pilot-member table:name="GRAND PRARIE" table:display="true" table:show-details="true"/>
                <table:data-pilot-member table:name="GRAND RAPIDS" table:display="true" table:show-details="true"/>
                <table:data-pilot-member table:name="GRANITE BAY" table:display="true" table:show-details="true"/>
                <table:data-pilot-member table:name="GRANITE CITY" table:display="true" table:show-details="true"/>
                <table:data-pilot-member table:name="GRANITE FALLS" table:display="true" table:show-details="true"/>
                <table:data-pilot-member table:name="GRANTS PASS" table:display="true" table:show-details="true"/>
                <table:data-pilot-member table:name="GRAPEVIEW" table:display="true" table:show-details="true"/>
                <table:data-pilot-member table:name="GRAPEVINE" table:display="true" table:show-details="true"/>
                <table:data-pilot-member table:name="GRASS VALLEY" table:display="true" table:show-details="true"/>
                <table:data-pilot-member table:name="GRAY" table:display="true" table:show-details="true"/>
                <table:data-pilot-member table:name="GRAYSON COUNTY" table:display="true" table:show-details="true"/>
                <table:data-pilot-member table:name="GREAT BEND" table:display="true" table:show-details="true"/>
                <table:data-pilot-member table:name="GREAT FALLS" table:display="true" table:show-details="true"/>
                <table:data-pilot-member table:name="GREATER LANDOVER" table:display="true" table:show-details="true"/>
                <table:data-pilot-member table:name="GREELEY" table:display="true" table:show-details="true"/>
                <table:data-pilot-member table:name="GREEN BAY" table:display="true" table:show-details="true"/>
                <table:data-pilot-member table:name="GREEN COVE SPRINGS" table:display="true" table:show-details="true"/>
                <table:data-pilot-member table:name="GREEN RIDGE" table:display="true" table:show-details="true"/>
                <table:data-pilot-member table:name="GREEN TOWNSHIP" table:display="true" table:show-details="true"/>
                <table:data-pilot-member table:name="GREEN VALLEY" table:display="true" table:show-details="true"/>
                <table:data-pilot-member table:name="GREENBELT" table:display="true" table:show-details="true"/>
                <table:data-pilot-member table:name="GREENLAND" table:display="true" table:show-details="true"/>
                <table:data-pilot-member table:name="GREENSBORO" table:display="true" table:show-details="true"/>
                <table:data-pilot-member table:name="GREENSBURG" table:display="true" table:show-details="true"/>
                <table:data-pilot-member table:name="GREENVILLE" table:display="true" table:show-details="true"/>
                <table:data-pilot-member table:name="GREENWOOD" table:display="true" table:show-details="true"/>
                <table:data-pilot-member table:name="GRESHAM" table:display="true" table:show-details="true"/>
                <table:data-pilot-member table:name="GRETNA" table:display="true" table:show-details="true"/>
                <table:data-pilot-member table:name="GRIDLEY" table:display="true" table:show-details="true"/>
                <table:data-pilot-member table:name="GUERNEVILLE" table:display="true" table:show-details="true"/>
                <table:data-pilot-member table:name="GULFPORT" table:display="true" table:show-details="true"/>
                <table:data-pilot-member table:name="GUNLOCK" table:display="true" table:show-details="true"/>
                <table:data-pilot-member table:name="GUNTERSVILLE" table:display="true" table:show-details="true"/>
                <table:data-pilot-member table:name="HACIENDA HEIGHTS" table:display="true" table:show-details="true"/>
                <table:data-pilot-member table:name="HACKENSACK" table:display="true" table:show-details="true"/>
                <table:data-pilot-member table:name="HAGERSTOWN" table:display="true" table:show-details="true"/>
                <table:data-pilot-member table:name="HAINES CITY" table:display="true" table:show-details="true"/>
                <table:data-pilot-member table:name="HALF MOON BAY" table:display="true" table:show-details="true"/>
                <table:data-pilot-member table:name="HALLANDALE BEACH" table:display="true" table:show-details="true"/>
                <table:data-pilot-member table:name="HALLSVILLE" table:display="true" table:show-details="true"/>
                <table:data-pilot-member table:name="HAMERSVILLE" table:display="true" table:show-details="true"/>
                <table:data-pilot-member table:name="HAMILTON" table:display="true" table:show-details="true"/>
                <table:data-pilot-member table:name="HAMILTON TOWNSHIP" table:display="true" table:show-details="true"/>
                <table:data-pilot-member table:name="HAMMETT" table:display="true" table:show-details="true"/>
                <table:data-pilot-member table:name="HAMMOND" table:display="true" table:show-details="true"/>
                <table:data-pilot-member table:name="HAMMONTON" table:display="true" table:show-details="true"/>
                <table:data-pilot-member table:name="HAMPTON" table:display="true" table:show-details="true"/>
                <table:data-pilot-member table:name="HANFORD" table:display="true" table:show-details="true"/>
                <table:data-pilot-member table:name="HANOVER" table:display="true" table:show-details="true"/>
                <table:data-pilot-member table:name="HAPPY VALLEY" table:display="true" table:show-details="true"/>
                <table:data-pilot-member table:name="HARBOR CITY" table:display="true" table:show-details="true"/>
                <table:data-pilot-member table:name="HARDEEVILLE" table:display="true" table:show-details="true"/>
                <table:data-pilot-member table:name="HARKER HEIGHTS" table:display="true" table:show-details="true"/>
                <table:data-pilot-member table:name="HARLINGEN" table:display="true" table:show-details="true"/>
                <table:data-pilot-member table:name="HARMONY" table:display="true" table:show-details="true"/>
                <table:data-pilot-member table:name="HARRINGTON" table:display="true" table:show-details="true"/>
                <table:data-pilot-member table:name="HARRISBURG" table:display="true" table:show-details="true"/>
                <table:data-pilot-member table:name="HARROLD" table:display="true" table:show-details="true"/>
                <table:data-pilot-member table:name="HARTFORD" table:display="true" table:show-details="true"/>
                <table:data-pilot-member table:name="HARVEY" table:display="true" table:show-details="true"/>
                <table:data-pilot-member table:name="HATTIESBURG" table:display="true" table:show-details="true"/>
                <table:data-pilot-member table:name="HAUGHTON" table:display="true" table:show-details="true"/>
                <table:data-pilot-member table:name="HAWAIIAN GARDENS" table:display="true" table:show-details="true"/>
                <table:data-pilot-member table:name="HAWESVILLE" table:display="true" table:show-details="true"/>
                <table:data-pilot-member table:name="HAWTHORNE" table:display="true" table:show-details="true"/>
                <table:data-pilot-member table:name="HAYDEN" table:display="true" table:show-details="true"/>
                <table:data-pilot-member table:name="HAYS" table:display="true" table:show-details="true"/>
                <table:data-pilot-member table:name="HAYSVILLE" table:display="true" table:show-details="true"/>
                <table:data-pilot-member table:name="HAYWARD" table:display="true" table:show-details="true"/>
                <table:data-pilot-member table:name="HAYWOOD" table:display="true" table:show-details="true"/>
                <table:data-pilot-member table:name="HAZARD" table:display="true" table:show-details="true"/>
                <table:data-pilot-member table:name="HAZEL GREEN" table:display="true" table:show-details="true"/>
                <table:data-pilot-member table:name="HAZELHURST" table:display="true" table:show-details="true"/>
                <table:data-pilot-member table:name="HAZELTON" table:display="true" table:show-details="true"/>
                <table:data-pilot-member table:name="HAZELWOOD" table:display="true" table:show-details="true"/>
                <table:data-pilot-member table:name="HAZLETON" table:display="true" table:show-details="true"/>
                <table:data-pilot-member table:name="HEADLAND" table:display="true" table:show-details="true"/>
                <table:data-pilot-member table:name="HEALDTON" table:display="true" table:show-details="true"/>
                <table:data-pilot-member table:name="HEARNE" table:display="true" table:show-details="true"/>
                <table:data-pilot-member table:name="HEBER CITY" table:display="true" table:show-details="true"/>
                <table:data-pilot-member table:name="HEMET" table:display="true" table:show-details="true"/>
                <table:data-pilot-member table:name="HEMPSTEAD" table:display="true" table:show-details="true"/>
                <table:data-pilot-member table:name="HENAGAR" table:display="true" table:show-details="true"/>
                <table:data-pilot-member table:name="HENDERSON" table:display="true" table:show-details="true"/>
                <table:data-pilot-member table:name="HENDERSON COUNTY" table:display="true" table:show-details="true"/>
                <table:data-pilot-member table:name="HENDERSONVILLE" table:display="true" table:show-details="true"/>
                <table:data-pilot-member table:name="HENRIETTA" table:display="true" table:show-details="true"/>
                <table:data-pilot-member table:name="HENRYETTA" table:display="true" table:show-details="true"/>
                <table:data-pilot-member table:name="HENSLEY" table:display="true" table:show-details="true"/>
                <table:data-pilot-member table:name="HERMANTOWN" table:display="true" table:show-details="true"/>
                <table:data-pilot-member table:name="HERMANVILLE" table:display="true" table:show-details="true"/>
                <table:data-pilot-member table:name="HERNDON" table:display="true" table:show-details="true"/>
                <table:data-pilot-member table:name="HERRIMAN" table:display="true" table:show-details="true"/>
                <table:data-pilot-member table:name="HESPERA" table:display="true" table:show-details="true"/>
                <table:data-pilot-member table:name="HESPERIA" table:display="true" table:show-details="true"/>
                <table:data-pilot-member table:name="HESSTON" table:display="true" table:show-details="true"/>
                <table:data-pilot-member table:name="HIALEAH" table:display="true" table:show-details="true"/>
                <table:data-pilot-member table:name="HICKORY" table:display="true" table:show-details="true"/>
                <table:data-pilot-member table:name="HIGH POINT" table:display="true" table:show-details="true"/>
                <table:data-pilot-member table:name="HIGHLAND" table:display="true" table:show-details="true"/>
                <table:data-pilot-member table:name="HIGHLAND FALLS" table:display="true" table:show-details="true"/>
                <table:data-pilot-member table:name="HIGHLAND PARK" table:display="true" table:show-details="true"/>
                <table:data-pilot-member table:name="HILLIARD" table:display="true" table:show-details="true"/>
                <table:data-pilot-member table:name="HILLSBORO" table:display="true" table:show-details="true"/>
                <table:data-pilot-member table:name="HILLSDALE" table:display="true" table:show-details="true"/>
                <table:data-pilot-member table:name="HILMAR" table:display="true" table:show-details="true"/>
                <table:data-pilot-member table:name="HILO" table:display="true" table:show-details="true"/>
                <table:data-pilot-member table:name="HINTON" table:display="true" table:show-details="true"/>
                <table:data-pilot-member table:name="HIRAM" table:display="true" table:show-details="true"/>
                <table:data-pilot-member table:name="HIXSON" table:display="true" table:show-details="true"/>
                <table:data-pilot-member table:name="HOBE SOUND" table:display="true" table:show-details="true"/>
                <table:data-pilot-member table:name="HODGENVILLE" table:display="true" table:show-details="true"/>
                <table:data-pilot-member table:name="HOG VALLEY" table:display="true" table:show-details="true"/>
                <table:data-pilot-member table:name="HOHENWALD" table:display="true" table:show-details="true"/>
                <table:data-pilot-member table:name="HOISINGTON" table:display="true" table:show-details="true"/>
                <table:data-pilot-member table:name="HOLIDAY" table:display="true" table:show-details="true"/>
                <table:data-pilot-member table:name="HOLLAND" table:display="true" table:show-details="true"/>
                <table:data-pilot-member table:name="HOLLEY" table:display="true" table:show-details="true"/>
                <table:data-pilot-member table:name="HOLLY POND" table:display="true" table:show-details="true"/>
                <table:data-pilot-member table:name="HOLLY SPRINGS" table:display="true" table:show-details="true"/>
                <table:data-pilot-member table:name="HOLLYWOOD" table:display="true" table:show-details="true"/>
                <table:data-pilot-member table:name="HOLLYWOOD HILLS" table:display="true" table:show-details="true"/>
                <table:data-pilot-member table:name="HOLT" table:display="true" table:show-details="true"/>
                <table:data-pilot-member table:name="HOMER" table:display="true" table:show-details="true"/>
                <table:data-pilot-member table:name="HOMESTEAD" table:display="true" table:show-details="true"/>
                <table:data-pilot-member table:name="HOMETOWN" table:display="true" table:show-details="true"/>
                <table:data-pilot-member table:name="HOMEWOOD" table:display="true" table:show-details="true"/>
                <table:data-pilot-member table:name="HOMOSASSA" table:display="true" table:show-details="true"/>
                <table:data-pilot-member table:name="HONOLULU" table:display="true" table:show-details="true"/>
                <table:data-pilot-member table:name="HOOVER" table:display="true" table:show-details="true"/>
                <table:data-pilot-member table:name="HOPEWELL" table:display="true" table:show-details="true"/>
                <table:data-pilot-member table:name="HOQUIAM" table:display="true" table:show-details="true"/>
                <table:data-pilot-member table:name="HORNBROOK" table:display="true" table:show-details="true"/>
                <table:data-pilot-member table:name="HOUGHTON LAKE" table:display="true" table:show-details="true"/>
                <table:data-pilot-member table:name="HOUMA" table:display="true" table:show-details="true"/>
                <table:data-pilot-member table:name="HOUSTON" table:display="true" table:show-details="true"/>
                <table:data-pilot-member table:name="HUDGINS" table:display="true" table:show-details="true"/>
                <table:data-pilot-member table:name="HUDSON" table:display="true" table:show-details="true"/>
                <table:data-pilot-member table:name="HUEYTOWN" table:display="true" table:show-details="true"/>
                <table:data-pilot-member table:name="HUMBLE" table:display="true" table:show-details="true"/>
                <table:data-pilot-member table:name="HUMBOLDT" table:display="true" table:show-details="true"/>
                <table:data-pilot-member table:name="HUMMELSTOWN" table:display="true" table:show-details="true"/>
                <table:data-pilot-member table:name="HUNTERSVILLE" table:display="true" table:show-details="true"/>
                <table:data-pilot-member table:name="HUNTINGDON COUNTY" table:display="true" table:show-details="true"/>
                <table:data-pilot-member table:name="HUNTINGTON" table:display="true" table:show-details="true"/>
                <table:data-pilot-member table:name="HUNTINGTON BEACH" table:display="true" table:show-details="true"/>
                <table:data-pilot-member table:name="HUNTINGTON PARK" table:display="true" table:show-details="true"/>
                <table:data-pilot-member table:name="HUNTLEY" table:display="true" table:show-details="true"/>
                <table:data-pilot-member table:name="HUNTSVILLE" table:display="true" table:show-details="true"/>
                <table:data-pilot-member table:name="HURRICANE" table:display="true" table:show-details="true"/>
                <table:data-pilot-member table:name="HURST" table:display="true" table:show-details="true"/>
                <table:data-pilot-member table:name="HUTCHINS" table:display="true" table:show-details="true"/>
                <table:data-pilot-member table:name="HUTCHINSON" table:display="true" table:show-details="true"/>
                <table:data-pilot-member table:name="HYATTSVILLE" table:display="true" table:show-details="true"/>
                <table:data-pilot-member table:name="IDAHO CITY" table:display="true" table:show-details="true"/>
                <table:data-pilot-member table:name="IDAHO FALLS" table:display="true" table:show-details="true"/>
                <table:data-pilot-member table:name="IDEAL BEACH" table:display="true" table:show-details="true"/>
                <table:data-pilot-member table:name="IMLAY" table:display="true" table:show-details="true"/>
                <table:data-pilot-member table:name="IMMOKALEE" table:display="true" table:show-details="true"/>
                <table:data-pilot-member table:name="IMPERIAL" table:display="true" table:show-details="true"/>
                <table:data-pilot-member table:name="INDEPENDENCE" table:display="true" table:show-details="true"/>
                <table:data-pilot-member table:name="INDEPENDENCE CHARTER TOWNSHIP" table:display="true" table:show-details="true"/>
                <table:data-pilot-member table:name="INDIAN ROCKS BEACH" table:display="true" table:show-details="true"/>
                <table:data-pilot-member table:name="INDIAN TOWNSHIP" table:display="true" table:show-details="true"/>
                <table:data-pilot-member table:name="INDIANAPOLIS" table:display="true" table:show-details="true"/>
                <table:data-pilot-member table:name="INDIO" table:display="true" table:show-details="true"/>
                <table:data-pilot-member table:name="INDUSTRY" table:display="true" table:show-details="true"/>
                <table:data-pilot-member table:name="INGLEWOOD" table:display="true" table:show-details="true"/>
                <table:data-pilot-member table:name="INVERNESS" table:display="true" table:show-details="true"/>
                <table:data-pilot-member table:name="IONIA" table:display="true" table:show-details="true"/>
                <table:data-pilot-member table:name="IREDELL COUNTY" table:display="true" table:show-details="true"/>
                <table:data-pilot-member table:name="IRVINE" table:display="true" table:show-details="true"/>
                <table:data-pilot-member table:name="IRVING" table:display="true" table:show-details="true"/>
                <table:data-pilot-member table:name="ISHPEMING TOWNSHIP" table:display="true" table:show-details="true"/>
                <table:data-pilot-member table:name="ISLIP" table:display="true" table:show-details="true"/>
                <table:data-pilot-member table:name="ISSAQUAH" table:display="true" table:show-details="true"/>
                <table:data-pilot-member table:name="ITHACA" table:display="true" table:show-details="true"/>
                <table:data-pilot-member table:name="IVA" table:display="true" table:show-details="true"/>
                <table:data-pilot-member table:name="JACINTO CITY" table:display="true" table:show-details="true"/>
                <table:data-pilot-member table:name="JACKMAN" table:display="true" table:show-details="true"/>
                <table:data-pilot-member table:name="JACKSON" table:display="true" table:show-details="true"/>
                <table:data-pilot-member table:name="JACKSONVILLE" table:display="true" table:show-details="true"/>
                <table:data-pilot-member table:name="JACKSONVILLE BEACH" table:display="true" table:show-details="true"/>
                <table:data-pilot-member table:name="JAL" table:display="true" table:show-details="true"/>
                <table:data-pilot-member table:name="JAMAICA" table:display="true" table:show-details="true"/>
                <table:data-pilot-member table:name="JAMESTOWN" table:display="true" table:show-details="true"/>
                <table:data-pilot-member table:name="JANESVILLE" table:display="true" table:show-details="true"/>
                <table:data-pilot-member table:name="JASPER" table:display="true" table:show-details="true"/>
                <table:data-pilot-member table:name="JEAN" table:display="true" table:show-details="true"/>
                <table:data-pilot-member table:name="JEFFERSON" table:display="true" table:show-details="true"/>
                <table:data-pilot-member table:name="JEFFERSON CITY" table:display="true" table:show-details="true"/>
                <table:data-pilot-member table:name="JEFFERSON COUNTY" table:display="true" table:show-details="true"/>
                <table:data-pilot-member table:name="JENA" table:display="true" table:show-details="true"/>
                <table:data-pilot-member table:name="JENNINGS" table:display="true" table:show-details="true"/>
                <table:data-pilot-member table:name="JENSEN BEACH" table:display="true" table:show-details="true"/>
                <table:data-pilot-member table:name="JEROME" table:display="true" table:show-details="true"/>
                <table:data-pilot-member table:name="JERSEY CITY" table:display="true" table:show-details="true"/>
                <table:data-pilot-member table:name="JERSEYVILLE" table:display="true" table:show-details="true"/>
                <table:data-pilot-member table:name="JESUP" table:display="true" table:show-details="true"/>
                <table:data-pilot-member table:name="JOAQUIN" table:display="true" table:show-details="true"/>
                <table:data-pilot-member table:name="JOHNSON CITY" table:display="true" table:show-details="true"/>
                <table:data-pilot-member table:name="JOHNSTOWN" table:display="true" table:show-details="true"/>
                <table:data-pilot-member table:name="JOLIET" table:display="true" table:show-details="true"/>
                <table:data-pilot-member table:name="JONESBORO" table:display="true" table:show-details="true"/>
                <table:data-pilot-member table:name="JONESTOWN" table:display="true" table:show-details="true"/>
                <table:data-pilot-member table:name="JOSEPHINE COUNTY" table:display="true" table:show-details="true"/>
                <table:data-pilot-member table:name="JOSHUA TREE" table:display="true" table:show-details="true"/>
                <table:data-pilot-member table:name="JUDSONIA" table:display="true" table:show-details="true"/>
                <table:data-pilot-member table:name="JUNEAU" table:display="true" table:show-details="true"/>
                <table:data-pilot-member table:name="JUPITER" table:display="true" table:show-details="true"/>
                <table:data-pilot-member table:name="KALAMAZOO" table:display="true" table:show-details="true"/>
                <table:data-pilot-member table:name="KALISPELL" table:display="true" table:show-details="true"/>
                <table:data-pilot-member table:name="KALTAG" table:display="true" table:show-details="true"/>
                <table:data-pilot-member table:name="KANOSH" table:display="true" table:show-details="true"/>
                <table:data-pilot-member table:name="KANSAS CITY" table:display="true" table:show-details="true"/>
                <table:data-pilot-member table:name="KASOTA" table:display="true" table:show-details="true"/>
                <table:data-pilot-member table:name="KATHLEEN" table:display="true" table:show-details="true"/>
                <table:data-pilot-member table:name="KATY" table:display="true" table:show-details="true"/>
                <table:data-pilot-member table:name="KAUFMAN" table:display="true" table:show-details="true"/>
                <table:data-pilot-member table:name="KAYSVILLE" table:display="true" table:show-details="true"/>
                <table:data-pilot-member table:name="KEAAU" table:display="true" table:show-details="true"/>
                <table:data-pilot-member table:name="KEARNY" table:display="true" table:show-details="true"/>
                <table:data-pilot-member table:name="KEENE" table:display="true" table:show-details="true"/>
                <table:data-pilot-member table:name="KELLER" table:display="true" table:show-details="true"/>
                <table:data-pilot-member table:name="KELSO" table:display="true" table:show-details="true"/>
                <table:data-pilot-member table:name="KEMP" table:display="true" table:show-details="true"/>
                <table:data-pilot-member table:name="KEMPNER" table:display="true" table:show-details="true"/>
                <table:data-pilot-member table:name="KENDALL" table:display="true" table:show-details="true"/>
                <table:data-pilot-member table:name="KENLY" table:display="true" table:show-details="true"/>
                <table:data-pilot-member table:name="KENNEBUNK" table:display="true" table:show-details="true"/>
                <table:data-pilot-member table:name="KENNER" table:display="true" table:show-details="true"/>
                <table:data-pilot-member table:name="KENNESAW" table:display="true" table:show-details="true"/>
                <table:data-pilot-member table:name="KENNEWICK" table:display="true" table:show-details="true"/>
                <table:data-pilot-member table:name="KENOSHA" table:display="true" table:show-details="true"/>
                <table:data-pilot-member table:name="KENT" table:display="true" table:show-details="true"/>
                <table:data-pilot-member table:name="KENTON" table:display="true" table:show-details="true"/>
                <table:data-pilot-member table:name="KENTWOOD" table:display="true" table:show-details="true"/>
                <table:data-pilot-member table:name="KERRVILLE" table:display="true" table:show-details="true"/>
                <table:data-pilot-member table:name="KETCHUM" table:display="true" table:show-details="true"/>
                <table:data-pilot-member table:name="KILGORE" table:display="true" table:show-details="true"/>
                <table:data-pilot-member table:name="KILLEEN" table:display="true" table:show-details="true"/>
                <table:data-pilot-member table:name="KILLINGLY" table:display="true" table:show-details="true"/>
                <table:data-pilot-member table:name="KING CITY" table:display="true" table:show-details="true"/>
                <table:data-pilot-member table:name="KINGMAN" table:display="true" table:show-details="true"/>
                <table:data-pilot-member table:name="KINGSTREE" table:display="true" table:show-details="true"/>
                <table:data-pilot-member table:name="KIOWA" table:display="true" table:show-details="true"/>
                <table:data-pilot-member table:name="KIRBY" table:display="true" table:show-details="true"/>
                <table:data-pilot-member table:name="KIRKLAND" table:display="true" table:show-details="true"/>
                <table:data-pilot-member table:name="KIRKWOOD" table:display="true" table:show-details="true"/>
                <table:data-pilot-member table:name="KISSIMMEE" table:display="true" table:show-details="true"/>
                <table:data-pilot-member table:name="KLAMATH FALLS" table:display="true" table:show-details="true"/>
                <table:data-pilot-member table:name="KNOX" table:display="true" table:show-details="true"/>
                <table:data-pilot-member table:name="KNOXVILLE" table:display="true" table:show-details="true"/>
                <table:data-pilot-member table:name="KOKOMO" table:display="true" table:show-details="true"/>
                <table:data-pilot-member table:name="KOTZEBUE" table:display="true" table:show-details="true"/>
                <table:data-pilot-member table:name="KREMMLING" table:display="true" table:show-details="true"/>
                <table:data-pilot-member table:name="KRUM" table:display="true" table:show-details="true"/>
                <table:data-pilot-member table:name="KYLE" table:display="true" table:show-details="true"/>
                <table:data-pilot-member table:name="LA HABRA" table:display="true" table:show-details="true"/>
                <table:data-pilot-member table:name="LA JOYA" table:display="true" table:show-details="true"/>
                <table:data-pilot-member table:name="LA MARQUE" table:display="true" table:show-details="true"/>
                <table:data-pilot-member table:name="LA MESA" table:display="true" table:show-details="true"/>
                <table:data-pilot-member table:name="LA MIRADA" table:display="true" table:show-details="true"/>
                <table:data-pilot-member table:name="LA PAZ COUNTY" table:display="true" table:show-details="true"/>
                <table:data-pilot-member table:name="LA PORTE" table:display="true" table:show-details="true"/>
                <table:data-pilot-member table:name="LA PUENTE" table:display="true" table:show-details="true"/>
                <table:data-pilot-member table:name="LA QUINTA" table:display="true" table:show-details="true"/>
                <table:data-pilot-member table:name="LABELLE" table:display="true" table:show-details="true"/>
                <table:data-pilot-member table:name="LACEY'S SPRING" table:display="true" table:show-details="true"/>
                <table:data-pilot-member table:name="LAFAYETTE" table:display="true" table:show-details="true"/>
                <table:data-pilot-member table:name="LAGRANGE" table:display="true" table:show-details="true"/>
                <table:data-pilot-member table:name="LAGUNA BEACH" table:display="true" table:show-details="true"/>
                <table:data-pilot-member table:name="LAGUNA NIGUEL" table:display="true" table:show-details="true"/>
                <table:data-pilot-member table:name="LAKE ASBURY" table:display="true" table:show-details="true"/>
                <table:data-pilot-member table:name="LAKE BERRYESSA" table:display="true" table:show-details="true"/>
                <table:data-pilot-member table:name="LAKE CHARLES" table:display="true" table:show-details="true"/>
                <table:data-pilot-member table:name="LAKE CITY" table:display="true" table:show-details="true"/>
                <table:data-pilot-member table:name="LAKE COMO" table:display="true" table:show-details="true"/>
                <table:data-pilot-member table:name="LAKE ELSINORE" table:display="true" table:show-details="true"/>
                <table:data-pilot-member table:name="LAKE HAMILTON" table:display="true" table:show-details="true"/>
                <table:data-pilot-member table:name="LAKE ISABELLA" table:display="true" table:show-details="true"/>
                <table:data-pilot-member table:name="LAKE JACKSON" table:display="true" table:show-details="true"/>
                <table:data-pilot-member table:name="LAKE OSWEGO" table:display="true" table:show-details="true"/>
                <table:data-pilot-member table:name="LAKE PARK" table:display="true" table:show-details="true"/>
                <table:data-pilot-member table:name="LAKE STEVENS" table:display="true" table:show-details="true"/>
                <table:data-pilot-member table:name="LAKE TAPPS" table:display="true" table:show-details="true"/>
                <table:data-pilot-member table:name="LAKE VIEW" table:display="true" table:show-details="true"/>
                <table:data-pilot-member table:name="LAKE WALES" table:display="true" table:show-details="true"/>
                <table:data-pilot-member table:name="LAKE WORTH" table:display="true" table:show-details="true"/>
                <table:data-pilot-member table:name="LAKEHILLS" table:display="true" table:show-details="true"/>
                <table:data-pilot-member table:name="LAKELAND" table:display="true" table:show-details="true"/>
                <table:data-pilot-member table:name="LAKES CHARLES" table:display="true" table:show-details="true"/>
                <table:data-pilot-member table:name="LAKESHIRE" table:display="true" table:show-details="true"/>
                <table:data-pilot-member table:name="LAKESIDE" table:display="true" table:show-details="true"/>
                <table:data-pilot-member table:name="LAKEWOOD" table:display="true" table:show-details="true"/>
                <table:data-pilot-member table:name="LAMOINE" table:display="true" table:show-details="true"/>
                <table:data-pilot-member table:name="LAMPE" table:display="true" table:show-details="true"/>
                <table:data-pilot-member table:name="LANCASTER" table:display="true" table:show-details="true"/>
                <table:data-pilot-member table:name="LANDOVER" table:display="true" table:show-details="true"/>
                <table:data-pilot-member table:name="LANDRUM" table:display="true" table:show-details="true"/>
                <table:data-pilot-member table:name="LANGTOWN" table:display="true" table:show-details="true"/>
                <table:data-pilot-member table:name="LANHAM-SEABROOK" table:display="true" table:show-details="true"/>
                <table:data-pilot-member table:name="LANSING" table:display="true" table:show-details="true"/>
                <table:data-pilot-member table:name="LAPLACE" table:display="true" table:show-details="true"/>
                <table:data-pilot-member table:name="LARABEE VALLEY" table:display="true" table:show-details="true"/>
                <table:data-pilot-member table:name="LAREDO" table:display="true" table:show-details="true"/>
                <table:data-pilot-member table:name="LARGO" table:display="true" table:show-details="true"/>
                <table:data-pilot-member table:name="LAS CRUCES" table:display="true" table:show-details="true"/>
                <table:data-pilot-member table:name="LAS VEGAS" table:display="true" table:show-details="true"/>
                <table:data-pilot-member table:name="LATHAM" table:display="true" table:show-details="true"/>
                <table:data-pilot-member table:name="LAUDERDALE LAKES" table:display="true" table:show-details="true"/>
                <table:data-pilot-member table:name="LAUDERHILL" table:display="true" table:show-details="true"/>
                <table:data-pilot-member table:name="LAUREL" table:display="true" table:show-details="true"/>
                <table:data-pilot-member table:name="LAWNDALE" table:display="true" table:show-details="true"/>
                <table:data-pilot-member table:name="LAWRENCE" table:display="true" table:show-details="true"/>
                <table:data-pilot-member table:name="LAWRENCE COUNTY" table:display="true" table:show-details="true"/>
                <table:data-pilot-member table:name="LAWRENCEBURG" table:display="true" table:show-details="true"/>
                <table:data-pilot-member table:name="LAWRENCEVILLE" table:display="true" table:show-details="true"/>
                <table:data-pilot-member table:name="LAWTON" table:display="true" table:show-details="true"/>
                <table:data-pilot-member table:name="LEAD" table:display="true" table:show-details="true"/>
                <table:data-pilot-member table:name="LEAGUE CITY" table:display="true" table:show-details="true"/>
                <table:data-pilot-member table:name="LEALMAN" table:display="true" table:show-details="true"/>
                <table:data-pilot-member table:name="LEAVENWORTH" table:display="true" table:show-details="true"/>
                <table:data-pilot-member table:name="LEBANON" table:display="true" table:show-details="true"/>
                <table:data-pilot-member table:name="LEESBURG" table:display="true" table:show-details="true"/>
                <table:data-pilot-member table:name="LEHI" table:display="true" table:show-details="true"/>
                <table:data-pilot-member table:name="LEHIGH ACRES" table:display="true" table:show-details="true"/>
                <table:data-pilot-member table:name="LEICESTER" table:display="true" table:show-details="true"/>
                <table:data-pilot-member table:name="LEIGHTON" table:display="true" table:show-details="true"/>
                <table:data-pilot-member table:name="LEITCHFIELD" table:display="true" table:show-details="true"/>
                <table:data-pilot-member table:name="LENEXA" table:display="true" table:show-details="true"/>
                <table:data-pilot-member table:name="LENOIR CITY" table:display="true" table:show-details="true"/>
                <table:data-pilot-member table:name="LEON COUNTY" table:display="true" table:show-details="true"/>
                <table:data-pilot-member table:name="LEVELLAND" table:display="true" table:show-details="true"/>
                <table:data-pilot-member table:name="LEWISBURG" table:display="true" table:show-details="true"/>
                <table:data-pilot-member table:name="LEXINGTON" table:display="true" table:show-details="true"/>
                <table:data-pilot-member table:name="LIBERTY" table:display="true" table:show-details="true"/>
                <table:data-pilot-member table:name="LIBERTY CITY" table:display="true" table:show-details="true"/>
                <table:data-pilot-member table:name="LIBERTY TOWNSHIP" table:display="true" table:show-details="true"/>
                <table:data-pilot-member table:name="LIBERTYTOWN" table:display="true" table:show-details="true"/>
                <table:data-pilot-member table:name="LILESVILLE" table:display="true" table:show-details="true"/>
                <table:data-pilot-member table:name="LINCOLN" table:display="true" table:show-details="true"/>
                <table:data-pilot-member table:name="LINCOLN ACRES" table:display="true" table:show-details="true"/>
                <table:data-pilot-member table:name="LINCOLNTON" table:display="true" table:show-details="true"/>
                <table:data-pilot-member table:name="LINDENHURST" table:display="true" table:show-details="true"/>
                <table:data-pilot-member table:name="LINDSAY" table:display="true" table:show-details="true"/>
                <table:data-pilot-member table:name="LITCHFIELD" table:display="true" table:show-details="true"/>
                <table:data-pilot-member table:name="LITTLE AMERICA" table:display="true" table:show-details="true"/>
                <table:data-pilot-member table:name="LITTLE EGG HARBOR TOWNSHIP" table:display="true" table:show-details="true"/>
                <table:data-pilot-member table:name="LITTLE ELM" table:display="true" table:show-details="true"/>
                <table:data-pilot-member table:name="LITTLE FALLS" table:display="true" table:show-details="true"/>
                <table:data-pilot-member table:name="LITTLE HAVANA" table:display="true" table:show-details="true"/>
                <table:data-pilot-member table:name="LITTLE ROCK" table:display="true" table:show-details="true"/>
                <table:data-pilot-member table:name="LITTLEFIELD" table:display="true" table:show-details="true"/>
                <table:data-pilot-member table:name="LITTLEROCK" table:display="true" table:show-details="true"/>
                <table:data-pilot-member table:name="LITTLETON" table:display="true" table:show-details="true"/>
                <table:data-pilot-member table:name="LIVE OAK" table:display="true" table:show-details="true"/>
                <table:data-pilot-member table:name="LIVERMORE" table:display="true" table:show-details="true"/>
                <table:data-pilot-member table:name="LIVERPOOL" table:display="true" table:show-details="true"/>
                <table:data-pilot-member table:name="LIVINGSTON" table:display="true" table:show-details="true"/>
                <table:data-pilot-member table:name="LIVINGSTON PARISH" table:display="true" table:show-details="true"/>
                <table:data-pilot-member table:name="LOCHBUIE" table:display="true" table:show-details="true"/>
                <table:data-pilot-member table:name="LOCKHART" table:display="true" table:show-details="true"/>
                <table:data-pilot-member table:name="LOCKPORT" table:display="true" table:show-details="true"/>
                <table:data-pilot-member table:name="LOGAN" table:display="true" table:show-details="true"/>
                <table:data-pilot-member table:name="LOMA LINDA" table:display="true" table:show-details="true"/>
                <table:data-pilot-member table:name="LOMPOC" table:display="true" table:show-details="true"/>
                <table:data-pilot-member table:name="LONDON" table:display="true" table:show-details="true"/>
                <table:data-pilot-member table:name="LONG BEACH" table:display="true" table:show-details="true"/>
                <table:data-pilot-member table:name="LONGMONT" table:display="true" table:show-details="true"/>
                <table:data-pilot-member table:name="LONGVIEW" table:display="true" table:show-details="true"/>
                <table:data-pilot-member table:name="LORAIN" table:display="true" table:show-details="true"/>
                <table:data-pilot-member table:name="LORENA" table:display="true" table:show-details="true"/>
                <table:data-pilot-member table:name="LOS ALTOS" table:display="true" table:show-details="true"/>
                <table:data-pilot-member table:name="LOS ANGELES" table:display="true" table:show-details="true"/>
                <table:data-pilot-member table:name="LOS BANOS" table:display="true" table:show-details="true"/>
                <table:data-pilot-member table:name="LOS GATOS" table:display="true" table:show-details="true"/>
                <table:data-pilot-member table:name="LOUISVILLE" table:display="true" table:show-details="true"/>
                <table:data-pilot-member table:name="LOVELADY" table:display="true" table:show-details="true"/>
                <table:data-pilot-member table:name="LOVELAND" table:display="true" table:show-details="true"/>
                <table:data-pilot-member table:name="LOVINGTON" table:display="true" table:show-details="true"/>
                <table:data-pilot-member table:name="LOXAHATCHEE" table:display="true" table:show-details="true"/>
                <table:data-pilot-member table:name="LOXLEY" table:display="true" table:show-details="true"/>
                <table:data-pilot-member table:name="LUBBOCK" table:display="true" table:show-details="true"/>
                <table:data-pilot-member table:name="LUCEDALE" table:display="true" table:show-details="true"/>
                <table:data-pilot-member table:name="LUDINGTON" table:display="true" table:show-details="true"/>
                <table:data-pilot-member table:name="LUDLOW" table:display="true" table:show-details="true"/>
                <table:data-pilot-member table:name="LUFKIN" table:display="true" table:show-details="true"/>
                <table:data-pilot-member table:name="LUKACHUKAI" table:display="true" table:show-details="true"/>
                <table:data-pilot-member table:name="LULA" table:display="true" table:show-details="true"/>
                <table:data-pilot-member table:name="LUMBERTON" table:display="true" table:show-details="true"/>
                <table:data-pilot-member table:name="LUMPKIN" table:display="true" table:show-details="true"/>
                <table:data-pilot-member table:name="LUTHERVILLE" table:display="true" table:show-details="true"/>
                <table:data-pilot-member table:name="LUTZ" table:display="true" table:show-details="true"/>
                <table:data-pilot-member table:name="LYERLY" table:display="true" table:show-details="true"/>
                <table:data-pilot-member table:name="LYMAN" table:display="true" table:show-details="true"/>
                <table:data-pilot-member table:name="LYNCHBURG" table:display="true" table:show-details="true"/>
                <table:data-pilot-member table:name="LYNDHURST" table:display="true" table:show-details="true"/>
                <table:data-pilot-member table:name="LYNN" table:display="true" table:show-details="true"/>
                <table:data-pilot-member table:name="LYNNWOOD" table:display="true" table:show-details="true"/>
                <table:data-pilot-member table:name="LYNWOOD" table:display="true" table:show-details="true"/>
                <table:data-pilot-member table:name="LYONS" table:display="true" table:show-details="true"/>
                <table:data-pilot-member table:name="MABELVALE" table:display="true" table:show-details="true"/>
                <table:data-pilot-member table:name="MABLETON" table:display="true" table:show-details="true"/>
                <table:data-pilot-member table:name="MACON" table:display="true" table:show-details="true"/>
                <table:data-pilot-member table:name="MAD RIVER" table:display="true" table:show-details="true"/>
                <table:data-pilot-member table:name="MADERA" table:display="true" table:show-details="true"/>
                <table:data-pilot-member table:name="MADISON" table:display="true" table:show-details="true"/>
                <table:data-pilot-member table:name="MADISON TOWNSHIP" table:display="true" table:show-details="true"/>
                <table:data-pilot-member table:name="MADISONVILLE" table:display="true" table:show-details="true"/>
                <table:data-pilot-member table:name="MAEYSTOWN" table:display="true" table:show-details="true"/>
                <table:data-pilot-member table:name="MAGALIA" table:display="true" table:show-details="true"/>
                <table:data-pilot-member table:name="MAGNA" table:display="true" table:show-details="true"/>
                <table:data-pilot-member table:name="MAGNOLIA" table:display="true" table:show-details="true"/>
                <table:data-pilot-member table:name="MAHNOMEN" table:display="true" table:show-details="true"/>
                <table:data-pilot-member table:name="MAIDEN" table:display="true" table:show-details="true"/>
                <table:data-pilot-member table:name="MAITLAND" table:display="true" table:show-details="true"/>
                <table:data-pilot-member table:name="MALAKOFF" table:display="true" table:show-details="true"/>
                <table:data-pilot-member table:name="MALDEN" table:display="true" table:show-details="true"/>
                <table:data-pilot-member table:name="MALONE" table:display="true" table:show-details="true"/>
                <table:data-pilot-member table:name="MALVERN" table:display="true" table:show-details="true"/>
                <table:data-pilot-member table:name="MAMOU" table:display="true" table:show-details="true"/>
                <table:data-pilot-member table:name="MANATEE" table:display="true" table:show-details="true"/>
                <table:data-pilot-member table:name="MANCHESTER" table:display="true" table:show-details="true"/>
                <table:data-pilot-member table:name="MANDEVILLE" table:display="true" table:show-details="true"/>
                <table:data-pilot-member table:name="MANHATTAN NYC" table:display="true" table:show-details="true"/>
                <table:data-pilot-member table:name="MANHEIM" table:display="true" table:show-details="true"/>
                <table:data-pilot-member table:name="MANILA" table:display="true" table:show-details="true"/>
                <table:data-pilot-member table:name="MARANA" table:display="true" table:show-details="true"/>
                <table:data-pilot-member table:name="MARGARETVILLE" table:display="true" table:show-details="true"/>
                <table:data-pilot-member table:name="MARIANNA" table:display="true" table:show-details="true"/>
                <table:data-pilot-member table:name="MARICOPA" table:display="true" table:show-details="true"/>
                <table:data-pilot-member table:name="MARIETTA" table:display="true" table:show-details="true"/>
                <table:data-pilot-member table:name="MARINA" table:display="true" table:show-details="true"/>
                <table:data-pilot-member table:name="MARINA DEL REY" table:display="true" table:show-details="true"/>
                <table:data-pilot-member table:name="MARION" table:display="true" table:show-details="true"/>
                <table:data-pilot-member table:name="MARKHAM" table:display="true" table:show-details="true"/>
                <table:data-pilot-member table:name="MARKSVILLE" table:display="true" table:show-details="true"/>
                <table:data-pilot-member table:name="MARLBOROUGH" table:display="true" table:show-details="true"/>
                <table:data-pilot-member table:name="MARRERO" table:display="true" table:show-details="true"/>
                <table:data-pilot-member table:name="MARSHALLTOWN" table:display="true" table:show-details="true"/>
                <table:data-pilot-member table:name="MARTINEZ" table:display="true" table:show-details="true"/>
                <table:data-pilot-member table:name="MARTINSBURG" table:display="true" table:show-details="true"/>
                <table:data-pilot-member table:name="MARYSVILLE" table:display="true" table:show-details="true"/>
                <table:data-pilot-member table:name="MARYVALE" table:display="true" table:show-details="true"/>
                <table:data-pilot-member table:name="MARYVILLE" table:display="true" table:show-details="true"/>
                <table:data-pilot-member table:name="MASCOTTE" table:display="true" table:show-details="true"/>
                <table:data-pilot-member table:name="MASHANTUCKET" table:display="true" table:show-details="true"/>
                <table:data-pilot-member table:name="MASSAPEQUA" table:display="true" table:show-details="true"/>
                <table:data-pilot-member table:name="MASSILLON" table:display="true" table:show-details="true"/>
                <table:data-pilot-member table:name="MAURICE RIVER" table:display="true" table:show-details="true"/>
                <table:data-pilot-member table:name="MAYSEL" table:display="true" table:show-details="true"/>
                <table:data-pilot-member table:name="MAYWOOD" table:display="true" table:show-details="true"/>
                <table:data-pilot-member table:name="MCALESTER" table:display="true" table:show-details="true"/>
                <table:data-pilot-member table:name="MCALLEN" table:display="true" table:show-details="true"/>
                <table:data-pilot-member table:name="MCDOWELL" table:display="true" table:show-details="true"/>
                <table:data-pilot-member table:name="MCKINNEY" table:display="true" table:show-details="true"/>
                <table:data-pilot-member table:name="MCKINNEYVILLE" table:display="true" table:show-details="true"/>
                <table:data-pilot-member table:name="MCLEANSVILLE" table:display="true" table:show-details="true"/>
                <table:data-pilot-member table:name="MCLEMORESVILLE" table:display="true" table:show-details="true"/>
                <table:data-pilot-member table:name="MCMINNVILLE" table:display="true" table:show-details="true"/>
                <table:data-pilot-member table:name="MCPHERSON" table:display="true" table:show-details="true"/>
                <table:data-pilot-member table:name="MEAD VALLEY" table:display="true" table:show-details="true"/>
                <table:data-pilot-member table:name="MEADOW LAKES" table:display="true" table:show-details="true"/>
                <table:data-pilot-member table:name="MEDFORD" table:display="true" table:show-details="true"/>
                <table:data-pilot-member table:name="MEDICINE LODGE" table:display="true" table:show-details="true"/>
                <table:data-pilot-member table:name="MEDINA" table:display="true" table:show-details="true"/>
                <table:data-pilot-member table:name="MEEKER" table:display="true" table:show-details="true"/>
                <table:data-pilot-member table:name="MELBOURNE" table:display="true" table:show-details="true"/>
                <table:data-pilot-member table:name="MEMPHIS" table:display="true" table:show-details="true"/>
                <table:data-pilot-member table:name="MENDOCINO" table:display="true" table:show-details="true"/>
                <table:data-pilot-member table:name="MENDOTA" table:display="true" table:show-details="true"/>
                <table:data-pilot-member table:name="MENOMONIE" table:display="true" table:show-details="true"/>
                <table:data-pilot-member table:name="MERCED" table:display="true" table:show-details="true"/>
                <table:data-pilot-member table:name="MERIDEN" table:display="true" table:show-details="true"/>
                <table:data-pilot-member table:name="MERIDIAN" table:display="true" table:show-details="true"/>
                <table:data-pilot-member table:name="MERRILLVILLE" table:display="true" table:show-details="true"/>
                <table:data-pilot-member table:name="MERRIMACK" table:display="true" table:show-details="true"/>
                <table:data-pilot-member table:name="MESA" table:display="true" table:show-details="true"/>
                <table:data-pilot-member table:name="MESQUITE" table:display="true" table:show-details="true"/>
                <table:data-pilot-member table:name="METAIRIE" table:display="true" table:show-details="true"/>
                <table:data-pilot-member table:name="METROPOLIS" table:display="true" table:show-details="true"/>
                <table:data-pilot-member table:name="MEXIA" table:display="true" table:show-details="true"/>
                <table:data-pilot-member table:name="MIAMI" table:display="true" table:show-details="true"/>
                <table:data-pilot-member table:name="MIAMI BEACH" table:display="true" table:show-details="true"/>
                <table:data-pilot-member table:name="MIAMI GARDENS" table:display="true" table:show-details="true"/>
                <table:data-pilot-member table:name="MIAMI LAKES" table:display="true" table:show-details="true"/>
                <table:data-pilot-member table:name="MIAMI-DADE" table:display="true" table:show-details="true"/>
                <table:data-pilot-member table:name="MICANOPY" table:display="true" table:show-details="true"/>
                <table:data-pilot-member table:name="MIDDLE RIVER" table:display="true" table:show-details="true"/>
                <table:data-pilot-member table:name="MIDDLE TOWNSHIP" table:display="true" table:show-details="true"/>
                <table:data-pilot-member table:name="MIDDLEBORO" table:display="true" table:show-details="true"/>
                <table:data-pilot-member table:name="MIDDLEBURG" table:display="true" table:show-details="true"/>
                <table:data-pilot-member table:name="MIDDLEBURGH" table:display="true" table:show-details="true"/>
                <table:data-pilot-member table:name="MIDDLEFIELD" table:display="true" table:show-details="true"/>
                <table:data-pilot-member table:name="MIDDLETON" table:display="true" table:show-details="true"/>
                <table:data-pilot-member table:name="MIDDLETOWN" table:display="true" table:show-details="true"/>
                <table:data-pilot-member table:name="MIDLAND" table:display="true" table:show-details="true"/>
                <table:data-pilot-member table:name="MIDLAND CITY" table:display="true" table:show-details="true"/>
                <table:data-pilot-member table:name="MIDLOTHIAN" table:display="true" table:show-details="true"/>
                <table:data-pilot-member table:name="MIDWAY" table:display="true" table:show-details="true"/>
                <table:data-pilot-member table:name="MIDWEST CITY" table:display="true" table:show-details="true"/>
                <table:data-pilot-member table:name="MILAN" table:display="true" table:show-details="true"/>
                <table:data-pilot-member table:name="MILCREEK" table:display="true" table:show-details="true"/>
                <table:data-pilot-member table:name="MILFORD" table:display="true" table:show-details="true"/>
                <table:data-pilot-member table:name="MILL CREEK" table:display="true" table:show-details="true"/>
                <table:data-pilot-member table:name="MILLBROOK" table:display="true" table:show-details="true"/>
                <table:data-pilot-member table:name="MILLERSVILLE" table:display="true" table:show-details="true"/>
                <table:data-pilot-member table:name="MILLERTON" table:display="true" table:show-details="true"/>
                <table:data-pilot-member table:name="MILLS RIVER" table:display="true" table:show-details="true"/>
                <table:data-pilot-member table:name="MILLSTON" table:display="true" table:show-details="true"/>
                <table:data-pilot-member table:name="MILLVILLE" table:display="true" table:show-details="true"/>
                <table:data-pilot-member table:name="MILTON" table:display="true" table:show-details="true"/>
                <table:data-pilot-member table:name="MILWAUKEE" table:display="true" table:show-details="true"/>
                <table:data-pilot-member table:name="MILWAUKIE" table:display="true" table:show-details="true"/>
                <table:data-pilot-member table:name="MINERAL WELLS" table:display="true" table:show-details="true"/>
                <table:data-pilot-member table:name="MINNEAPOLIS" table:display="true" table:show-details="true"/>
                <table:data-pilot-member table:name="MINNESOTA CITY" table:display="true" table:show-details="true"/>
                <table:data-pilot-member table:name="MIRA LOMA" table:display="true" table:show-details="true"/>
                <table:data-pilot-member table:name="MIRAMAR" table:display="true" table:show-details="true"/>
                <table:data-pilot-member table:name="MISSION" table:display="true" table:show-details="true"/>
                <table:data-pilot-member table:name="MISSION VIEJO" table:display="true" table:show-details="true"/>
                <table:data-pilot-member table:name="MISSOULA" table:display="true" table:show-details="true"/>
                <table:data-pilot-member table:name="MISSOURI CITY" table:display="true" table:show-details="true"/>
                <table:data-pilot-member table:name="MITCHELL" table:display="true" table:show-details="true"/>
                <table:data-pilot-member table:name="MOAB" table:display="true" table:show-details="true"/>
                <table:data-pilot-member table:name="MOBERLY" table:display="true" table:show-details="true"/>
                <table:data-pilot-member table:name="MOBILE" table:display="true" table:show-details="true"/>
                <table:data-pilot-member table:name="MODESTO" table:display="true" table:show-details="true"/>
                <table:data-pilot-member table:name="MOHAVE VALLEY" table:display="true" table:show-details="true"/>
                <table:data-pilot-member table:name="MOJAVE" table:display="true" table:show-details="true"/>
                <table:data-pilot-member table:name="MONCKS CORNER" table:display="true" table:show-details="true"/>
                <table:data-pilot-member table:name="MONON" table:display="true" table:show-details="true"/>
                <table:data-pilot-member table:name="MONROE" table:display="true" table:show-details="true"/>
                <table:data-pilot-member table:name="MONROEVILLE" table:display="true" table:show-details="true"/>
                <table:data-pilot-member table:name="MONROVIA" table:display="true" table:show-details="true"/>
                <table:data-pilot-member table:name="MONTCLAIR" table:display="true" table:show-details="true"/>
                <table:data-pilot-member table:name="MONTEAGLE" table:display="true" table:show-details="true"/>
                <table:data-pilot-member table:name="MONTEBELLO" table:display="true" table:show-details="true"/>
                <table:data-pilot-member table:name="MONTEREY PARK" table:display="true" table:show-details="true"/>
                <table:data-pilot-member table:name="MONTGOMERY" table:display="true" table:show-details="true"/>
                <table:data-pilot-member table:name="MONTPELIER" table:display="true" table:show-details="true"/>
                <table:data-pilot-member table:name="MONTROSE" table:display="true" table:show-details="true"/>
                <table:data-pilot-member table:name="MONTROSE COUNTY" table:display="true" table:show-details="true"/>
                <table:data-pilot-member table:name="MOORINGSPORT" table:display="true" table:show-details="true"/>
                <table:data-pilot-member table:name="MORA" table:display="true" table:show-details="true"/>
                <table:data-pilot-member table:name="MOREHEAD" table:display="true" table:show-details="true"/>
                <table:data-pilot-member table:name="MORENO VALLEY" table:display="true" table:show-details="true"/>
                <table:data-pilot-member table:name="MORGANTOWN" table:display="true" table:show-details="true"/>
                <table:data-pilot-member table:name="MORIARTY" table:display="true" table:show-details="true"/>
                <table:data-pilot-member table:name="MORRIS" table:display="true" table:show-details="true"/>
                <table:data-pilot-member table:name="MOSES LAKE" table:display="true" table:show-details="true"/>
                <table:data-pilot-member table:name="MOSS POINT" table:display="true" table:show-details="true"/>
                <table:data-pilot-member table:name="MOULTRIE" table:display="true" table:show-details="true"/>
                <table:data-pilot-member table:name="MOUND BAYOU" table:display="true" table:show-details="true"/>
                <table:data-pilot-member table:name="MOUNT AIRY" table:display="true" table:show-details="true"/>
                <table:data-pilot-member table:name="MOUNT IDA" table:display="true" table:show-details="true"/>
                <table:data-pilot-member table:name="MOUNTAIN CENTER" table:display="true" table:show-details="true"/>
                <table:data-pilot-member table:name="MOUNTAIN HOME" table:display="true" table:show-details="true"/>
                <table:data-pilot-member table:name="MOUNTAIN PINE" table:display="true" table:show-details="true"/>
                <table:data-pilot-member table:name="MOUNTAIN VIEW" table:display="true" table:show-details="true"/>
                <table:data-pilot-member table:name="MOUNTLAKE TERRACE" table:display="true" table:show-details="true"/>
                <table:data-pilot-member table:name="MT AIRY" table:display="true" table:show-details="true"/>
                <table:data-pilot-member table:name="MT DORA" table:display="true" table:show-details="true"/>
                <table:data-pilot-member table:name="MT PLEASANT" table:display="true" table:show-details="true"/>
                <table:data-pilot-member table:name="MT SHASTA" table:display="true" table:show-details="true"/>
                <table:data-pilot-member table:name="MT VERNON" table:display="true" table:show-details="true"/>
                <table:data-pilot-member table:name="MT. AUBURN" table:display="true" table:show-details="true"/>
                <table:data-pilot-member table:name="MT. PLEASANT" table:display="true" table:show-details="true"/>
                <table:data-pilot-member table:name="MUKILTEO" table:display="true" table:show-details="true"/>
                <table:data-pilot-member table:name="MUKWONAGO" table:display="true" table:show-details="true"/>
                <table:data-pilot-member table:name="MULLAN" table:display="true" table:show-details="true"/>
                <table:data-pilot-member table:name="MUNCIE" table:display="true" table:show-details="true"/>
                <table:data-pilot-member table:name="MUNISING TOWNSHIP" table:display="true" table:show-details="true"/>
                <table:data-pilot-member table:name="MUNNSVILLE" table:display="true" table:show-details="true"/>
                <table:data-pilot-member table:name="MUNROE FALLS" table:display="true" table:show-details="true"/>
                <table:data-pilot-member table:name="MURRAY" table:display="true" table:show-details="true"/>
                <table:data-pilot-member table:name="MUSCLE SHOALS" table:display="true" table:show-details="true"/>
                <table:data-pilot-member table:name="MUSCOY" table:display="true" table:show-details="true"/>
                <table:data-pilot-member table:name="MUSKOGEE" table:display="true" table:show-details="true"/>
                <table:data-pilot-member table:name="MYRA" table:display="true" table:show-details="true"/>
                <table:data-pilot-member table:name="MYRTLE BEACH" table:display="true" table:show-details="true"/>
                <table:data-pilot-member table:name="MYRTLE CREEK" table:display="true" table:show-details="true"/>
                <table:data-pilot-member table:name="NACO" table:display="true" table:show-details="true"/>
                <table:data-pilot-member table:name="NACOGDOCHES" table:display="true" table:show-details="true"/>
                <table:data-pilot-member table:name="NAMPA" table:display="true" table:show-details="true"/>
                <table:data-pilot-member table:name="NAPLES" table:display="true" table:show-details="true"/>
                <table:data-pilot-member table:name="NAPOLEONVILLE" table:display="true" table:show-details="true"/>
                <table:data-pilot-member table:name="NASHVILLE" table:display="true" table:show-details="true"/>
                <table:data-pilot-member table:name="NATCHEZ" table:display="true" table:show-details="true"/>
                <table:data-pilot-member table:name="NATCHITOCHES" table:display="true" table:show-details="true"/>
                <table:data-pilot-member table:name="NATIONAL CITY" table:display="true" table:show-details="true"/>
                <table:data-pilot-member table:name="NATOMAS" table:display="true" table:show-details="true"/>
                <table:data-pilot-member table:name="NAVARRE" table:display="true" table:show-details="true"/>
                <table:data-pilot-member table:name="NEEDLES" table:display="true" table:show-details="true"/>
                <table:data-pilot-member table:name="NEELYVILLE" table:display="true" table:show-details="true"/>
                <table:data-pilot-member table:name="NEOSHO" table:display="true" table:show-details="true"/>
                <table:data-pilot-member table:name="NETTLETON" table:display="true" table:show-details="true"/>
                <table:data-pilot-member table:name="NEW ALBANY" table:display="true" table:show-details="true"/>
                <table:data-pilot-member table:name="NEW BEDFORD" table:display="true" table:show-details="true"/>
                <table:data-pilot-member table:name="NEW BERLIN" table:display="true" table:show-details="true"/>
                <table:data-pilot-member table:name="NEW BRIGHTON" table:display="true" table:show-details="true"/>
                <table:data-pilot-member table:name="NEW BRITAIN" table:display="true" table:show-details="true"/>
                <table:data-pilot-member table:name="NEW BRUNSWICK" table:display="true" table:show-details="true"/>
                <table:data-pilot-member table:name="NEW CANEY" table:display="true" table:show-details="true"/>
                <table:data-pilot-member table:name="NEW CASTLE" table:display="true" table:show-details="true"/>
                <table:data-pilot-member table:name="NEW CITY" table:display="true" table:show-details="true"/>
                <table:data-pilot-member table:name="NEW HARTFORD" table:display="true" table:show-details="true"/>
                <table:data-pilot-member table:name="NEW HAVEN" table:display="true" table:show-details="true"/>
                <table:data-pilot-member table:name="NEW HOPE" table:display="true" table:show-details="true"/>
                <table:data-pilot-member table:name="NEW HYDE PARK" table:display="true" table:show-details="true"/>
                <table:data-pilot-member table:name="NEW IBERIA" table:display="true" table:show-details="true"/>
                <table:data-pilot-member table:name="NEW KENSINGTON" table:display="true" table:show-details="true"/>
                <table:data-pilot-member table:name="NEW LONDON" table:display="true" table:show-details="true"/>
                <table:data-pilot-member table:name="NEW ORLEANS" table:display="true" table:show-details="true"/>
                <table:data-pilot-member table:name="NEW PALTZ" table:display="true" table:show-details="true"/>
                <table:data-pilot-member table:name="NEW PORT RICHEY" table:display="true" table:show-details="true"/>
                <table:data-pilot-member table:name="NEW RIVER" table:display="true" table:show-details="true"/>
                <table:data-pilot-member table:name="NEW ROCHELLE" table:display="true" table:show-details="true"/>
                <table:data-pilot-member table:name="NEW YORK" table:display="true" table:show-details="true"/>
                <table:data-pilot-member table:name="NEWALLA" table:display="true" table:show-details="true"/>
                <table:data-pilot-member table:name="NEWARK" table:display="true" table:show-details="true"/>
                <table:data-pilot-member table:name="NEWBERRY SPRINGS" table:display="true" table:show-details="true"/>
                <table:data-pilot-member table:name="NEWBURGH" table:display="true" table:show-details="true"/>
                <table:data-pilot-member table:name="NEWMAN" table:display="true" table:show-details="true"/>
                <table:data-pilot-member table:name="NEWPORT BEACH" table:display="true" table:show-details="true"/>
                <table:data-pilot-member table:name="NEWPORT NEWS" table:display="true" table:show-details="true"/>
                <table:data-pilot-member table:name="NEWTON" table:display="true" table:show-details="true"/>
                <table:data-pilot-member table:name="NEWVILLE" table:display="true" table:show-details="true"/>
                <table:data-pilot-member table:name="NICEVILLE" table:display="true" table:show-details="true"/>
                <table:data-pilot-member table:name="NIOBRARA" table:display="true" table:show-details="true"/>
                <table:data-pilot-member table:name="NIPINNAWASEE" table:display="true" table:show-details="true"/>
                <table:data-pilot-member table:name="NITRO" table:display="true" table:show-details="true"/>
                <table:data-pilot-member table:name="NOBLE" table:display="true" table:show-details="true"/>
                <table:data-pilot-member table:name="NOGALES" table:display="true" table:show-details="true"/>
                <table:data-pilot-member table:name="NORCO" table:display="true" table:show-details="true"/>
                <table:data-pilot-member table:name="NORCROSS" table:display="true" table:show-details="true"/>
                <table:data-pilot-member table:name="NORFOLK" table:display="true" table:show-details="true"/>
                <table:data-pilot-member table:name="NORMAN" table:display="true" table:show-details="true"/>
                <table:data-pilot-member table:name="NORRISTOWN" table:display="true" table:show-details="true"/>
                <table:data-pilot-member table:name="NORTH AUGUSTA" table:display="true" table:show-details="true"/>
                <table:data-pilot-member table:name="NORTH BELLPORT" table:display="true" table:show-details="true"/>
                <table:data-pilot-member table:name="NORTH BRANCH" table:display="true" table:show-details="true"/>
                <table:data-pilot-member table:name="NORTH CHARLESTON" table:display="true" table:show-details="true"/>
                <table:data-pilot-member table:name="NORTH CHARLOTTE" table:display="true" table:show-details="true"/>
                <table:data-pilot-member table:name="NORTH EAST" table:display="true" table:show-details="true"/>
                <table:data-pilot-member table:name="NORTH FORT MYERS" table:display="true" table:show-details="true"/>
                <table:data-pilot-member table:name="NORTH HILLS" table:display="true" table:show-details="true"/>
                <table:data-pilot-member table:name="NORTH HOLLYWOOD" table:display="true" table:show-details="true"/>
                <table:data-pilot-member table:name="NORTH LAS VEGAS" table:display="true" table:show-details="true"/>
                <table:data-pilot-member table:name="NORTH MIAMI" table:display="true" table:show-details="true"/>
                <table:data-pilot-member table:name="NORTH MIAMI BEACH" table:display="true" table:show-details="true"/>
                <table:data-pilot-member table:name="NORTH MOBILE" table:display="true" table:show-details="true"/>
                <table:data-pilot-member table:name="NORTH POLE" table:display="true" table:show-details="true"/>
                <table:data-pilot-member table:name="NORTH PORT" table:display="true" table:show-details="true"/>
                <table:data-pilot-member table:name="NORTH RIVERSIDE" table:display="true" table:show-details="true"/>
                <table:data-pilot-member table:name="NORTH ROYALTON" table:display="true" table:show-details="true"/>
                <table:data-pilot-member table:name="NORTH SAN JOSE" table:display="true" table:show-details="true"/>
                <table:data-pilot-member table:name="NORTH SMITHFIELD" table:display="true" table:show-details="true"/>
                <table:data-pilot-member table:name="NORTH ST. LOUIS" table:display="true" table:show-details="true"/>
                <table:data-pilot-member table:name="NORTHGLENN" table:display="true" table:show-details="true"/>
                <table:data-pilot-member table:name="NORTHLAKE" table:display="true" table:show-details="true"/>
                <table:data-pilot-member table:name="NORTHRIDGE" table:display="true" table:show-details="true"/>
                <table:data-pilot-member table:name="NORTHVILLE" table:display="true" table:show-details="true"/>
                <table:data-pilot-member table:name="NORTHWOOD" table:display="true" table:show-details="true"/>
                <table:data-pilot-member table:name="NORWALK" table:display="true" table:show-details="true"/>
                <table:data-pilot-member table:name="NORWICH" table:display="true" table:show-details="true"/>
                <table:data-pilot-member table:name="NORWOOD" table:display="true" table:show-details="true"/>
                <table:data-pilot-member table:name="NUEVO" table:display="true" table:show-details="true"/>
                <table:data-pilot-member table:name="NYC" table:display="true" table:show-details="true"/>
                <table:data-pilot-member table:name="O'FALLON" table:display="true" table:show-details="true"/>
                <table:data-pilot-member table:name="OAK CLIFF" table:display="true" table:show-details="true"/>
                <table:data-pilot-member table:name="OAK HARBOR" table:display="true" table:show-details="true"/>
                <table:data-pilot-member table:name="OAK RIDGE" table:display="true" table:show-details="true"/>
                <table:data-pilot-member table:name="OAK VALE" table:display="true" table:show-details="true"/>
                <table:data-pilot-member table:name="OAK VIEW" table:display="true" table:show-details="true"/>
                <table:data-pilot-member table:name="OAKDALE" table:display="true" table:show-details="true"/>
                <table:data-pilot-member table:name="OAKLAND" table:display="true" table:show-details="true"/>
                <table:data-pilot-member table:name="OAKLAND PARK" table:display="true" table:show-details="true"/>
                <table:data-pilot-member table:name="OAKLEY" table:display="true" table:show-details="true"/>
                <table:data-pilot-member table:name="OAKTON" table:display="true" table:show-details="true"/>
                <table:data-pilot-member table:name="OCALA" table:display="true" table:show-details="true"/>
                <table:data-pilot-member table:name="OCEANSIDE" table:display="true" table:show-details="true"/>
                <table:data-pilot-member table:name="ODESSA" table:display="true" table:show-details="true"/>
                <table:data-pilot-member table:name="OGDEN" table:display="true" table:show-details="true"/>
                <table:data-pilot-member table:name="OHATCHEE" table:display="true" table:show-details="true"/>
                <table:data-pilot-member table:name="OIL CITY" table:display="true" table:show-details="true"/>
                <table:data-pilot-member table:name="OIL SPRINGS" table:display="true" table:show-details="true"/>
                <table:data-pilot-member table:name="OILDALE" table:display="true" table:show-details="true"/>
                <table:data-pilot-member table:name="OKALOOSA ISLAND" table:display="true" table:show-details="true"/>
                <table:data-pilot-member table:name="OKEMAH" table:display="true" table:show-details="true"/>
                <table:data-pilot-member table:name="OKLAHOMA CITY" table:display="true" table:show-details="true"/>
                <table:data-pilot-member table:name="OKMULGEE" table:display="true" table:show-details="true"/>
                <table:data-pilot-member table:name="OKMULGEE COUNTY" table:display="true" table:show-details="true"/>
                <table:data-pilot-member table:name="OLALLA" table:display="true" table:show-details="true"/>
                <table:data-pilot-member table:name="OLATHE" table:display="true" table:show-details="true"/>
                <table:data-pilot-member table:name="OLD TOWN" table:display="true" table:show-details="true"/>
                <table:data-pilot-member table:name="OLIVEHURST" table:display="true" table:show-details="true"/>
                <table:data-pilot-member table:name="OLYMPIA" table:display="true" table:show-details="true"/>
                <table:data-pilot-member table:name="OMAHA" table:display="true" table:show-details="true"/>
                <table:data-pilot-member table:name="OMAO" table:display="true" table:show-details="true"/>
                <table:data-pilot-member table:name="ONALASKA" table:display="true" table:show-details="true"/>
                <table:data-pilot-member table:name="ONEIDA" table:display="true" table:show-details="true"/>
                <table:data-pilot-member table:name="ONTARIO" table:display="true" table:show-details="true"/>
                <table:data-pilot-member table:name="OPA-LOCKA" table:display="true" table:show-details="true"/>
                <table:data-pilot-member table:name="OPELIKA" table:display="true" table:show-details="true"/>
                <table:data-pilot-member table:name="OPELOUSAS" table:display="true" table:show-details="true"/>
                <table:data-pilot-member table:name="ORANGE" table:display="true" table:show-details="true"/>
                <table:data-pilot-member table:name="ORANGE PARK" table:display="true" table:show-details="true"/>
                <table:data-pilot-member table:name="ORCUTT" table:display="true" table:show-details="true"/>
                <table:data-pilot-member table:name="OREGON CITY" table:display="true" table:show-details="true"/>
                <table:data-pilot-member table:name="OREM" table:display="true" table:show-details="true"/>
                <table:data-pilot-member table:name="ORLANDO" table:display="true" table:show-details="true"/>
                <table:data-pilot-member table:name="ORLEANS" table:display="true" table:show-details="true"/>
                <table:data-pilot-member table:name="ORMOND BEACH" table:display="true" table:show-details="true"/>
                <table:data-pilot-member table:name="OROVILLE" table:display="true" table:show-details="true"/>
                <table:data-pilot-member table:name="ORRINGTON" table:display="true" table:show-details="true"/>
                <table:data-pilot-member table:name="ORTING" table:display="true" table:show-details="true"/>
                <table:data-pilot-member table:name="OSHKOSH" table:display="true" table:show-details="true"/>
                <table:data-pilot-member table:name="OSTEEN" table:display="true" table:show-details="true"/>
                <table:data-pilot-member table:name="OUACHITA PARISH" table:display="true" table:show-details="true"/>
                <table:data-pilot-member table:name="OVERFIELD TOWNSHIP" table:display="true" table:show-details="true"/>
                <table:data-pilot-member table:name="OVERLAND PARK" table:display="true" table:show-details="true"/>
                <table:data-pilot-member table:name="OWENSBORO" table:display="true" table:show-details="true"/>
                <table:data-pilot-member table:name="OWINGS MILLS" table:display="true" table:show-details="true"/>
                <table:data-pilot-member table:name="OXFORD" table:display="true" table:show-details="true"/>
                <table:data-pilot-member table:name="OXNARD" table:display="true" table:show-details="true"/>
                <table:data-pilot-member table:name="OYSTER CREEK" table:display="true" table:show-details="true"/>
                <table:data-pilot-member table:name="OZARK" table:display="true" table:show-details="true"/>
                <table:data-pilot-member table:name="PACIFIC" table:display="true" table:show-details="true"/>
                <table:data-pilot-member table:name="PACIFIC PALISADES" table:display="true" table:show-details="true"/>
                <table:data-pilot-member table:name="PACOIMA" table:display="true" table:show-details="true"/>
                <table:data-pilot-member table:name="PADEN" table:display="true" table:show-details="true"/>
                <table:data-pilot-member table:name="PAHRUMP" table:display="true" table:show-details="true"/>
                <table:data-pilot-member table:name="PAIA" table:display="true" table:show-details="true"/>
                <table:data-pilot-member table:name="PAKALA VILLAGE" table:display="true" table:show-details="true"/>
                <table:data-pilot-member table:name="PALATKA" table:display="true" table:show-details="true"/>
                <table:data-pilot-member table:name="PALENVILLE" table:display="true" table:show-details="true"/>
                <table:data-pilot-member table:name="PALESTINE" table:display="true" table:show-details="true"/>
                <table:data-pilot-member table:name="PALM BAY" table:display="true" table:show-details="true"/>
                <table:data-pilot-member table:name="PALM BEACH GARDENS" table:display="true" table:show-details="true"/>
                <table:data-pilot-member table:name="PALM COAST" table:display="true" table:show-details="true"/>
                <table:data-pilot-member table:name="PALM DESERT" table:display="true" table:show-details="true"/>
                <table:data-pilot-member table:name="PALM HARBOR" table:display="true" table:show-details="true"/>
                <table:data-pilot-member table:name="PALM SPRINGS" table:display="true" table:show-details="true"/>
                <table:data-pilot-member table:name="PALMDALE" table:display="true" table:show-details="true"/>
                <table:data-pilot-member table:name="PALMER" table:display="true" table:show-details="true"/>
                <table:data-pilot-member table:name="PALMETTO BAY" table:display="true" table:show-details="true"/>
                <table:data-pilot-member table:name="PALMYRA" table:display="true" table:show-details="true"/>
                <table:data-pilot-member table:name="PALO ALTO" table:display="true" table:show-details="true"/>
                <table:data-pilot-member table:name="PANA" table:display="true" table:show-details="true"/>
                <table:data-pilot-member table:name="PANAMA CITY" table:display="true" table:show-details="true"/>
                <table:data-pilot-member table:name="PANAMA CITY BEACH" table:display="true" table:show-details="true"/>
                <table:data-pilot-member table:name="PANORAMA CITY" table:display="true" table:show-details="true"/>
                <table:data-pilot-member table:name="PARADISE" table:display="true" table:show-details="true"/>
                <table:data-pilot-member table:name="PARAGON" table:display="true" table:show-details="true"/>
                <table:data-pilot-member table:name="PARAMOUNT" table:display="true" table:show-details="true"/>
                <table:data-pilot-member table:name="PARIS" table:display="true" table:show-details="true"/>
                <table:data-pilot-member table:name="PARK COUNTY" table:display="true" table:show-details="true"/>
                <table:data-pilot-member table:name="PARK FOREST" table:display="true" table:show-details="true"/>
                <table:data-pilot-member table:name="PARKER" table:display="true" table:show-details="true"/>
                <table:data-pilot-member table:name="PARKLAND" table:display="true" table:show-details="true"/>
                <table:data-pilot-member table:name="PARKVILLE" table:display="true" table:show-details="true"/>
                <table:data-pilot-member table:name="PASADENA" table:display="true" table:show-details="true"/>
                <table:data-pilot-member table:name="PASCAGOULA" table:display="true" table:show-details="true"/>
                <table:data-pilot-member table:name="PASCO" table:display="true" table:show-details="true"/>
                <table:data-pilot-member table:name="PASO ROBLES" table:display="true" table:show-details="true"/>
                <table:data-pilot-member table:name="PATAGONIA" table:display="true" table:show-details="true"/>
                <table:data-pilot-member table:name="PATERSON" table:display="true" table:show-details="true"/>
                <table:data-pilot-member table:name="PAULDING COUNTY" table:display="true" table:show-details="true"/>
                <table:data-pilot-member table:name="PAVILLION" table:display="true" table:show-details="true"/>
                <table:data-pilot-member table:name="PAWLEYS ISLAND" table:display="true" table:show-details="true"/>
                <table:data-pilot-member table:name="PAWNEE" table:display="true" table:show-details="true"/>
                <table:data-pilot-member table:name="PAWTUCKET" table:display="true" table:show-details="true"/>
                <table:data-pilot-member table:name="PAXTONIA" table:display="true" table:show-details="true"/>
                <table:data-pilot-member table:name="PAYSON" table:display="true" table:show-details="true"/>
                <table:data-pilot-member table:name="PEACHTREE CITY" table:display="true" table:show-details="true"/>
                <table:data-pilot-member table:name="PEARISBURG" table:display="true" table:show-details="true"/>
                <table:data-pilot-member table:name="PEARL" table:display="true" table:show-details="true"/>
                <table:data-pilot-member table:name="PEARL CITY" table:display="true" table:show-details="true"/>
                <table:data-pilot-member table:name="PEARLAND" table:display="true" table:show-details="true"/>
                <table:data-pilot-member table:name="PEEBLES" table:display="true" table:show-details="true"/>
                <table:data-pilot-member table:name="PELL CITY" table:display="true" table:show-details="true"/>
                <table:data-pilot-member table:name="PEMBROKE PINES" table:display="true" table:show-details="true"/>
                <table:data-pilot-member table:name="PENDLETON" table:display="true" table:show-details="true"/>
                <table:data-pilot-member table:name="PENN HILLS" table:display="true" table:show-details="true"/>
                <table:data-pilot-member table:name="PENNSAUKEN TOWNSHIP" table:display="true" table:show-details="true"/>
                <table:data-pilot-member table:name="PENSACOLA" table:display="true" table:show-details="true"/>
                <table:data-pilot-member table:name="PEORIA" table:display="true" table:show-details="true"/>
                <table:data-pilot-member table:name="PERKASIE" table:display="true" table:show-details="true"/>
                <table:data-pilot-member table:name="PERRIS" table:display="true" table:show-details="true"/>
                <table:data-pilot-member table:name="PERRY HALL" table:display="true" table:show-details="true"/>
                <table:data-pilot-member table:name="PERRY TOWNSHIP" table:display="true" table:show-details="true"/>
                <table:data-pilot-member table:name="PERTH AMBOY" table:display="true" table:show-details="true"/>
                <table:data-pilot-member table:name="PETALUMA" table:display="true" table:show-details="true"/>
                <table:data-pilot-member table:name="PETERBOROUGH" table:display="true" table:show-details="true"/>
                <table:data-pilot-member table:name="PETERSON" table:display="true" table:show-details="true"/>
                <table:data-pilot-member table:name="PETROLEUM" table:display="true" table:show-details="true"/>
                <table:data-pilot-member table:name="PHELPS" table:display="true" table:show-details="true"/>
                <table:data-pilot-member table:name="PHENIX" table:display="true" table:show-details="true"/>
                <table:data-pilot-member table:name="PHILADELPHIA" table:display="true" table:show-details="true"/>
                <table:data-pilot-member table:name="PHILLIPSBURG" table:display="true" table:show-details="true"/>
                <table:data-pilot-member table:name="PHOENIX" table:display="true" table:show-details="true"/>
                <table:data-pilot-member table:name="PICO RIVERA" table:display="true" table:show-details="true"/>
                <table:data-pilot-member table:name="PIEDMONT" table:display="true" table:show-details="true"/>
                <table:data-pilot-member table:name="PIGEON FORGE" table:display="true" table:show-details="true"/>
                <table:data-pilot-member table:name="PIKE ROAD" table:display="true" table:show-details="true"/>
                <table:data-pilot-member table:name="PIKESVILLE" table:display="true" table:show-details="true"/>
                <table:data-pilot-member table:name="PIMA" table:display="true" table:show-details="true"/>
                <table:data-pilot-member table:name="PINE" table:display="true" table:show-details="true"/>
                <table:data-pilot-member table:name="PINE BLUFF" table:display="true" table:show-details="true"/>
                <table:data-pilot-member table:name="PINE VALLEY" table:display="true" table:show-details="true"/>
                <table:data-pilot-member table:name="PINELLAS PARK" table:display="true" table:show-details="true"/>
                <table:data-pilot-member table:name="PINEVILLE" table:display="true" table:show-details="true"/>
                <table:data-pilot-member table:name="PINION HILLS" table:display="true" table:show-details="true"/>
                <table:data-pilot-member table:name="PINOLE" table:display="true" table:show-details="true"/>
                <table:data-pilot-member table:name="PINON HILLS" table:display="true" table:show-details="true"/>
                <table:data-pilot-member table:name="PISGAH" table:display="true" table:show-details="true"/>
                <table:data-pilot-member table:name="PITTSBURG" table:display="true" table:show-details="true"/>
                <table:data-pilot-member table:name="PITTSBURGH" table:display="true" table:show-details="true"/>
                <table:data-pilot-member table:name="PITTSTON" table:display="true" table:show-details="true"/>
                <table:data-pilot-member table:name="PLACENTIA" table:display="true" table:show-details="true"/>
                <table:data-pilot-member table:name="PLAINFIELD" table:display="true" table:show-details="true"/>
                <table:data-pilot-member table:name="PLAINVIEW" table:display="true" table:show-details="true"/>
                <table:data-pilot-member table:name="PLANO" table:display="true" table:show-details="true"/>
                <table:data-pilot-member table:name="PLANT CITY" table:display="true" table:show-details="true"/>
                <table:data-pilot-member table:name="PLANTATION" table:display="true" table:show-details="true"/>
                <table:data-pilot-member table:name="PLAQUEMINE" table:display="true" table:show-details="true"/>
                <table:data-pilot-member table:name="PLEASANT GROVE" table:display="true" table:show-details="true"/>
                <table:data-pilot-member table:name="PLEASANT HILL" table:display="true" table:show-details="true"/>
                <table:data-pilot-member table:name="PLEASANTON" table:display="true" table:show-details="true"/>
                <table:data-pilot-member table:name="PLEASANTVILLE" table:display="true" table:show-details="true"/>
                <table:data-pilot-member table:name="PLYMOUTH" table:display="true" table:show-details="true"/>
                <table:data-pilot-member table:name="POINT ARENA" table:display="true" table:show-details="true"/>
                <table:data-pilot-member table:name="POINT LOMA" table:display="true" table:show-details="true"/>
                <table:data-pilot-member table:name="POINT LOOKOUT" table:display="true" table:show-details="true"/>
                <table:data-pilot-member table:name="POLLOCK PINES" table:display="true" table:show-details="true"/>
                <table:data-pilot-member table:name="POMONA" table:display="true" table:show-details="true"/>
                <table:data-pilot-member table:name="POMPANO BEACH" table:display="true" table:show-details="true"/>
                <table:data-pilot-member table:name="PONCA CITY" table:display="true" table:show-details="true"/>
                <table:data-pilot-member table:name="POND CREEK" table:display="true" table:show-details="true"/>
                <table:data-pilot-member table:name="PONDER" table:display="true" table:show-details="true"/>
                <table:data-pilot-member table:name="PONDERAY" table:display="true" table:show-details="true"/>
                <table:data-pilot-member table:name="PONTE VEDRA BEACH" table:display="true" table:show-details="true"/>
                <table:data-pilot-member table:name="POOLER" table:display="true" table:show-details="true"/>
                <table:data-pilot-member table:name="POPLAR BLUFF" table:display="true" table:show-details="true"/>
                <table:data-pilot-member table:name="PORT ALLEN" table:display="true" table:show-details="true"/>
                <table:data-pilot-member table:name="PORT ARTHUR" table:display="true" table:show-details="true"/>
                <table:data-pilot-member table:name="PORT BARRE" table:display="true" table:show-details="true"/>
                <table:data-pilot-member table:name="PORT ORANGE" table:display="true" table:show-details="true"/>
                <table:data-pilot-member table:name="PORT RICHEY" table:display="true" table:show-details="true"/>
                <table:data-pilot-member table:name="PORT ST. JOE" table:display="true" table:show-details="true"/>
                <table:data-pilot-member table:name="PORT ST. LUCIE" table:display="true" table:show-details="true"/>
                <table:data-pilot-member table:name="PORTAGE" table:display="true" table:show-details="true"/>
                <table:data-pilot-member table:name="PORTERVILLE" table:display="true" table:show-details="true"/>
                <table:data-pilot-member table:name="PORTLAND" table:display="true" table:show-details="true"/>
                <table:data-pilot-member table:name="PORTSMOUTH" table:display="true" table:show-details="true"/>
                <table:data-pilot-member table:name="POSEN" table:display="true" table:show-details="true"/>
                <table:data-pilot-member table:name="POTTAWATOMIE COUNTY" table:display="true" table:show-details="true"/>
                <table:data-pilot-member table:name="POTTS CAMP" table:display="true" table:show-details="true"/>
                <table:data-pilot-member table:name="POUGHKEEPSIE" table:display="true" table:show-details="true"/>
                <table:data-pilot-member table:name="POULSBO" table:display="true" table:show-details="true"/>
                <table:data-pilot-member table:name="POWAY" table:display="true" table:show-details="true"/>
                <table:data-pilot-member table:name="POWHATAN" table:display="true" table:show-details="true"/>
                <table:data-pilot-member table:name="POWNAL" table:display="true" table:show-details="true"/>
                <table:data-pilot-member table:name="PRESCOTT" table:display="true" table:show-details="true"/>
                <table:data-pilot-member table:name="PRESQUE ISLE" table:display="true" table:show-details="true"/>
                <table:data-pilot-member table:name="PRETTY PRAIRIE" table:display="true" table:show-details="true"/>
                <table:data-pilot-member table:name="PRICE" table:display="true" table:show-details="true"/>
                <table:data-pilot-member table:name="PRIDE" table:display="true" table:show-details="true"/>
                <table:data-pilot-member table:name="PRIMROSE" table:display="true" table:show-details="true"/>
                <table:data-pilot-member table:name="PRINCETON" table:display="true" table:show-details="true"/>
                <table:data-pilot-member table:name="PROSPECT HEIGHTS" table:display="true" table:show-details="true"/>
                <table:data-pilot-member table:name="PROVIDENCE" table:display="true" table:show-details="true"/>
                <table:data-pilot-member table:name="PROVO" table:display="true" table:show-details="true"/>
                <table:data-pilot-member table:name="PRUNEDALE" table:display="true" table:show-details="true"/>
                <table:data-pilot-member table:name="PUEBLO" table:display="true" table:show-details="true"/>
                <table:data-pilot-member table:name="PUEBLO OF LAGUNA" table:display="true" table:show-details="true"/>
                <table:data-pilot-member table:name="PULASKI" table:display="true" table:show-details="true"/>
                <table:data-pilot-member table:name="PUNTA GORDA" table:display="true" table:show-details="true"/>
                <table:data-pilot-member table:name="PUYALLUP" table:display="true" table:show-details="true"/>
                <table:data-pilot-member table:name="QUARTZSITE" table:display="true" table:show-details="true"/>
                <table:data-pilot-member table:name="QUEENS" table:display="true" table:show-details="true"/>
                <table:data-pilot-member table:name="QUINCY" table:display="true" table:show-details="true"/>
                <table:data-pilot-member table:name="RACELAND" table:display="true" table:show-details="true"/>
                <table:data-pilot-member table:name="RACINE" table:display="true" table:show-details="true"/>
                <table:data-pilot-member table:name="RACOINE" table:display="true" table:show-details="true"/>
                <table:data-pilot-member table:name="RALEIGH" table:display="true" table:show-details="true"/>
                <table:data-pilot-member table:name="RAMONA" table:display="true" table:show-details="true"/>
                <table:data-pilot-member table:name="RAMSEY" table:display="true" table:show-details="true"/>
                <table:data-pilot-member table:name="RANCHO CORDOVA" table:display="true" table:show-details="true"/>
                <table:data-pilot-member table:name="RANCHO CUCAMONGA" table:display="true" table:show-details="true"/>
                <table:data-pilot-member table:name="RANCHO PALOS VERDES" table:display="true" table:show-details="true"/>
                <table:data-pilot-member table:name="RANCHO SANTA MARGARITA" table:display="true" table:show-details="true"/>
                <table:data-pilot-member table:name="RANDALLSTOWN" table:display="true" table:show-details="true"/>
                <table:data-pilot-member table:name="RANDLEMAN" table:display="true" table:show-details="true"/>
                <table:data-pilot-member table:name="RANTOUL" table:display="true" table:show-details="true"/>
                <table:data-pilot-member table:name="RAPID CITY" table:display="true" table:show-details="true"/>
                <table:data-pilot-member table:name="RAPIDAN" table:display="true" table:show-details="true"/>
                <table:data-pilot-member table:name="RATHDRUM" table:display="true" table:show-details="true"/>
                <table:data-pilot-member table:name="RAWLINGS" table:display="true" table:show-details="true"/>
                <table:data-pilot-member table:name="RAWLINS" table:display="true" table:show-details="true"/>
                <table:data-pilot-member table:name="RAYMONDVILLE" table:display="true" table:show-details="true"/>
                <table:data-pilot-member table:name="RAYTOWN" table:display="true" table:show-details="true"/>
                <table:data-pilot-member table:name="READING" table:display="true" table:show-details="true"/>
                <table:data-pilot-member table:name="RED BLUFF" table:display="true" table:show-details="true"/>
                <table:data-pilot-member table:name="RED FEATHER LAKES" table:display="true" table:show-details="true"/>
                <table:data-pilot-member table:name="RED LAKE" table:display="true" table:show-details="true"/>
                <table:data-pilot-member table:name="RED LODGE" table:display="true" table:show-details="true"/>
                <table:data-pilot-member table:name="RED SPRINGS" table:display="true" table:show-details="true"/>
                <table:data-pilot-member table:name="RED VALLEY" table:display="true" table:show-details="true"/>
                <table:data-pilot-member table:name="REDDING" table:display="true" table:show-details="true"/>
                <table:data-pilot-member table:name="REDLANDS" table:display="true" table:show-details="true"/>
                <table:data-pilot-member table:name="REDONDO BEACH" table:display="true" table:show-details="true"/>
                <table:data-pilot-member table:name="REISTERSTOWN" table:display="true" table:show-details="true"/>
                <table:data-pilot-member table:name="RENO" table:display="true" table:show-details="true"/>
                <table:data-pilot-member table:name="REPUBLIC" table:display="true" table:show-details="true"/>
                <table:data-pilot-member table:name="RESEDA" table:display="true" table:show-details="true"/>
                <table:data-pilot-member table:name="RESERVE" table:display="true" table:show-details="true"/>
                <table:data-pilot-member table:name="REXBURG" table:display="true" table:show-details="true"/>
                <table:data-pilot-member table:name="RHINEBECK" table:display="true" table:show-details="true"/>
                <table:data-pilot-member table:name="RIALTO" table:display="true" table:show-details="true"/>
                <table:data-pilot-member table:name="RIB MOUNTAIN" table:display="true" table:show-details="true"/>
                <table:data-pilot-member table:name="RICE" table:display="true" table:show-details="true"/>
                <table:data-pilot-member table:name="RICHARDSON" table:display="true" table:show-details="true"/>
                <table:data-pilot-member table:name="RICHLAND" table:display="true" table:show-details="true"/>
                <table:data-pilot-member table:name="RICHMOND" table:display="true" table:show-details="true"/>
                <table:data-pilot-member table:name="RICHMOND HEIGHTS" table:display="true" table:show-details="true"/>
                <table:data-pilot-member table:name="RICHTON" table:display="true" table:show-details="true"/>
                <table:data-pilot-member table:name="RIDGE" table:display="true" table:show-details="true"/>
                <table:data-pilot-member table:name="RIDGECREST" table:display="true" table:show-details="true"/>
                <table:data-pilot-member table:name="RIDGEFIELD" table:display="true" table:show-details="true"/>
                <table:data-pilot-member table:name="RIDGELAND" table:display="true" table:show-details="true"/>
                <table:data-pilot-member table:name="RIGBY" table:display="true" table:show-details="true"/>
                <table:data-pilot-member table:name="RIO GRANDE CITY" table:display="true" table:show-details="true"/>
                <table:data-pilot-member table:name="RIPON" table:display="true" table:show-details="true"/>
                <table:data-pilot-member table:name="RISING SUN" table:display="true" table:show-details="true"/>
                <table:data-pilot-member table:name="RIVER RIDGE" table:display="true" table:show-details="true"/>
                <table:data-pilot-member table:name="RIVERHEAD" table:display="true" table:show-details="true"/>
                <table:data-pilot-member table:name="RIVERSIDE" table:display="true" table:show-details="true"/>
                <table:data-pilot-member table:name="RIVERTON" table:display="true" table:show-details="true"/>
                <table:data-pilot-member table:name="RIVERVIEW" table:display="true" table:show-details="true"/>
                <table:data-pilot-member table:name="ROANOAKE" table:display="true" table:show-details="true"/>
                <table:data-pilot-member table:name="ROANOKE" table:display="true" table:show-details="true"/>
                <table:data-pilot-member table:name="ROANOKE RAPIDS" table:display="true" table:show-details="true"/>
                <table:data-pilot-member table:name="ROBBINS" table:display="true" table:show-details="true"/>
                <table:data-pilot-member table:name="ROBERTSVILLE" table:display="true" table:show-details="true"/>
                <table:data-pilot-member table:name="ROBINSONVILLE" table:display="true" table:show-details="true"/>
                <table:data-pilot-member table:name="ROCHESTER" table:display="true" table:show-details="true"/>
                <table:data-pilot-member table:name="ROCHESTER." table:display="true" table:show-details="true"/>
                <table:data-pilot-member table:name="ROCK FALLS" table:display="true" table:show-details="true"/>
                <table:data-pilot-member table:name="ROCK HILL" table:display="true" table:show-details="true"/>
                <table:data-pilot-member table:name="ROCKFORD" table:display="true" table:show-details="true"/>
                <table:data-pilot-member table:name="ROCKLAND" table:display="true" table:show-details="true"/>
                <table:data-pilot-member table:name="ROCKPORT" table:display="true" table:show-details="true"/>
                <table:data-pilot-member table:name="ROCKVILLE" table:display="true" table:show-details="true"/>
                <table:data-pilot-member table:name="ROCKY FORD" table:display="true" table:show-details="true"/>
                <table:data-pilot-member table:name="ROGERS" table:display="true" table:show-details="true"/>
                <table:data-pilot-member table:name="ROGUE RIVER" table:display="true" table:show-details="true"/>
                <table:data-pilot-member table:name="ROHNERT PARK" table:display="true" table:show-details="true"/>
                <table:data-pilot-member table:name="ROLAND" table:display="true" table:show-details="true"/>
                <table:data-pilot-member table:name="ROLLA" table:display="true" table:show-details="true"/>
                <table:data-pilot-member table:name="ROMULUS" table:display="true" table:show-details="true"/>
                <table:data-pilot-member table:name="RONDA" table:display="true" table:show-details="true"/>
                <table:data-pilot-member table:name="ROOSEVELT" table:display="true" table:show-details="true"/>
                <table:data-pilot-member table:name="ROSALIA" table:display="true" table:show-details="true"/>
                <table:data-pilot-member table:name="ROSCOE" table:display="true" table:show-details="true"/>
                <table:data-pilot-member table:name="ROSEBUD" table:display="true" table:show-details="true"/>
                <table:data-pilot-member table:name="ROSEBURG" table:display="true" table:show-details="true"/>
                <table:data-pilot-member table:name="ROSEMEAD" table:display="true" table:show-details="true"/>
                <table:data-pilot-member table:name="ROSEVILLE" table:display="true" table:show-details="true"/>
                <table:data-pilot-member table:name="ROSSMOOR" table:display="true" table:show-details="true"/>
                <table:data-pilot-member table:name="ROSSVILLE" table:display="true" table:show-details="true"/>
                <table:data-pilot-member table:name="ROSWELL" table:display="true" table:show-details="true"/>
                <table:data-pilot-member table:name="ROUGEMONT" table:display="true" table:show-details="true"/>
                <table:data-pilot-member table:name="ROUND LAKE" table:display="true" table:show-details="true"/>
                <table:data-pilot-member table:name="ROUND ROCK" table:display="true" table:show-details="true"/>
                <table:data-pilot-member table:name="ROWE" table:display="true" table:show-details="true"/>
                <table:data-pilot-member table:name="ROXAND TOWNSHIP" table:display="true" table:show-details="true"/>
                <table:data-pilot-member table:name="ROXBURY" table:display="true" table:show-details="true"/>
                <table:data-pilot-member table:name="ROY" table:display="true" table:show-details="true"/>
                <table:data-pilot-member table:name="ROYAL CITY" table:display="true" table:show-details="true"/>
                <table:data-pilot-member table:name="RUFE" table:display="true" table:show-details="true"/>
                <table:data-pilot-member table:name="RUGBY" table:display="true" table:show-details="true"/>
                <table:data-pilot-member table:name="RUIDOSO" table:display="true" table:show-details="true"/>
                <table:data-pilot-member table:name="RUMFORD" table:display="true" table:show-details="true"/>
                <table:data-pilot-member table:name="RUSSELLVILLE" table:display="true" table:show-details="true"/>
                <table:data-pilot-member table:name="RUSSIAVILLE" table:display="true" table:show-details="true"/>
                <table:data-pilot-member table:name="RUSTON" table:display="true" table:show-details="true"/>
                <table:data-pilot-member table:name="RUTH" table:display="true" table:show-details="true"/>
                <table:data-pilot-member table:name="RUTLAND" table:display="true" table:show-details="true"/>
                <table:data-pilot-member table:name="SACRAMENTO" table:display="true" table:show-details="true"/>
                <table:data-pilot-member table:name="SAGINAW" table:display="true" table:show-details="true"/>
                <table:data-pilot-member table:name="SAINT LOUIS" table:display="true" table:show-details="true"/>
                <table:data-pilot-member table:name="SAINT PAUL" table:display="true" table:show-details="true"/>
                <table:data-pilot-member table:name="SAINT PAULS" table:display="true" table:show-details="true"/>
                <table:data-pilot-member table:name="SAINT PETERSBURG" table:display="true" table:show-details="true"/>
                <table:data-pilot-member table:name="SAKS" table:display="true" table:show-details="true"/>
                <table:data-pilot-member table:name="SALEM" table:display="true" table:show-details="true"/>
                <table:data-pilot-member table:name="SALEMBURG" table:display="true" table:show-details="true"/>
                <table:data-pilot-member table:name="SALIDA" table:display="true" table:show-details="true"/>
                <table:data-pilot-member table:name="SALINA" table:display="true" table:show-details="true"/>
                <table:data-pilot-member table:name="SALINAS" table:display="true" table:show-details="true"/>
                <table:data-pilot-member table:name="SALISBURY" table:display="true" table:show-details="true"/>
                <table:data-pilot-member table:name="SALT LAKE" table:display="true" table:show-details="true"/>
                <table:data-pilot-member table:name="SALTILLO" table:display="true" table:show-details="true"/>
                <table:data-pilot-member table:name="SALTON CITY" table:display="true" table:show-details="true"/>
                <table:data-pilot-member table:name="SAN ANGELO" table:display="true" table:show-details="true"/>
                <table:data-pilot-member table:name="SAN ANSELMO" table:display="true" table:show-details="true"/>
                <table:data-pilot-member table:name="SAN ANTONIO" table:display="true" table:show-details="true"/>
                <table:data-pilot-member table:name="SAN BERNARDINO" table:display="true" table:show-details="true"/>
                <table:data-pilot-member table:name="SAN BRUNO" table:display="true" table:show-details="true"/>
                <table:data-pilot-member table:name="SAN CLEMENTE" table:display="true" table:show-details="true"/>
                <table:data-pilot-member table:name="SAN DIEGO" table:display="true" table:show-details="true"/>
                <table:data-pilot-member table:name="SAN DIEGO-TIJUANA" table:display="true" table:show-details="true"/>
                <table:data-pilot-member table:name="SAN FERNANDO" table:display="true" table:show-details="true"/>
                <table:data-pilot-member table:name="SAN FRANCISCO" table:display="true" table:show-details="true"/>
                <table:data-pilot-member table:name="SAN FRANCISCO BAY VIEW DISTRICT" table:display="true" table:show-details="true"/>
                <table:data-pilot-member table:name="SAN GABRIEL" table:display="true" table:show-details="true"/>
                <table:data-pilot-member table:name="SAN JACINTO" table:display="true" table:show-details="true"/>
                <table:data-pilot-member table:name="SAN JOSE" table:display="true" table:show-details="true"/>
                <table:data-pilot-member table:name="SAN JUAN" table:display="true" table:show-details="true"/>
                <table:data-pilot-member table:name="SAN LEANDRO" table:display="true" table:show-details="true"/>
                <table:data-pilot-member table:name="SAN MARCOS" table:display="true" table:show-details="true"/>
                <table:data-pilot-member table:name="SAN MATEO" table:display="true" table:show-details="true"/>
                <table:data-pilot-member table:name="SAN PABLO" table:display="true" table:show-details="true"/>
                <table:data-pilot-member table:name="SAN PEDRO" table:display="true" table:show-details="true"/>
                <table:data-pilot-member table:name="SAN RAFAEL" table:display="true" table:show-details="true"/>
                <table:data-pilot-member table:name="SAN RAMON" table:display="true" table:show-details="true"/>
                <table:data-pilot-member table:name="SAN YSIDRO" table:display="true" table:show-details="true"/>
                <table:data-pilot-member table:name="SANDIA PARK" table:display="true" table:show-details="true"/>
                <table:data-pilot-member table:name="SANDPOINT" table:display="true" table:show-details="true"/>
                <table:data-pilot-member table:name="SANDUSKY" table:display="true" table:show-details="true"/>
                <table:data-pilot-member table:name="SANFORD" table:display="true" table:show-details="true"/>
                <table:data-pilot-member table:name="SANGER" table:display="true" table:show-details="true"/>
                <table:data-pilot-member table:name="SANOSTEE" table:display="true" table:show-details="true"/>
                <table:data-pilot-member table:name="SANTA ANA" table:display="true" table:show-details="true"/>
                <table:data-pilot-member table:name="SANTA BARBARA" table:display="true" table:show-details="true"/>
                <table:data-pilot-member table:name="SANTA CLARA" table:display="true" table:show-details="true"/>
                <table:data-pilot-member table:name="SANTA CLARITA" table:display="true" table:show-details="true"/>
                <table:data-pilot-member table:name="SANTA CRUZ" table:display="true" table:show-details="true"/>
                <table:data-pilot-member table:name="SANTA FE" table:display="true" table:show-details="true"/>
                <table:data-pilot-member table:name="SANTA MARIA" table:display="true" table:show-details="true"/>
                <table:data-pilot-member table:name="SANTA MONICA" table:display="true" table:show-details="true"/>
                <table:data-pilot-member table:name="SANTA NELLA" table:display="true" table:show-details="true"/>
                <table:data-pilot-member table:name="SANTA ROSA" table:display="true" table:show-details="true"/>
                <table:data-pilot-member table:name="SANTA YNEZ" table:display="true" table:show-details="true"/>
                <table:data-pilot-member table:name="SANTAQUIN" table:display="true" table:show-details="true"/>
                <table:data-pilot-member table:name="SANTEE" table:display="true" table:show-details="true"/>
                <table:data-pilot-member table:name="SARASOTA" table:display="true" table:show-details="true"/>
                <table:data-pilot-member table:name="SARATOGA" table:display="true" table:show-details="true"/>
                <table:data-pilot-member table:name="SARATOGA SPRINGS" table:display="true" table:show-details="true"/>
                <table:data-pilot-member table:name="SARDIS" table:display="true" table:show-details="true"/>
                <table:data-pilot-member table:name="SAUCIER" table:display="true" table:show-details="true"/>
                <table:data-pilot-member table:name="SAVANNAH" table:display="true" table:show-details="true"/>
                <table:data-pilot-member table:name="SCAPPOOSE" table:display="true" table:show-details="true"/>
                <table:data-pilot-member table:name="SCHENECTADY" table:display="true" table:show-details="true"/>
                <table:data-pilot-member table:name="SCHULTER" table:display="true" table:show-details="true"/>
                <table:data-pilot-member table:name="SCOTT" table:display="true" table:show-details="true"/>
                <table:data-pilot-member table:name="SCOTTSDALE" table:display="true" table:show-details="true"/>
                <table:data-pilot-member table:name="SEAFORD" table:display="true" table:show-details="true"/>
                <table:data-pilot-member table:name="SEAGOVILLE" table:display="true" table:show-details="true"/>
                <table:data-pilot-member table:name="SEAL BEACH" table:display="true" table:show-details="true"/>
                <table:data-pilot-member table:name="SEALE" table:display="true" table:show-details="true"/>
                <table:data-pilot-member table:name="SEASIDE" table:display="true" table:show-details="true"/>
                <table:data-pilot-member table:name="SEAT PLEASANT" table:display="true" table:show-details="true"/>
                <table:data-pilot-member table:name="SEATTLE" table:display="true" table:show-details="true"/>
                <table:data-pilot-member table:name="SEBASTOPOL" table:display="true" table:show-details="true"/>
                <table:data-pilot-member table:name="SEBRING" table:display="true" table:show-details="true"/>
                <table:data-pilot-member table:name="SECTION" table:display="true" table:show-details="true"/>
                <table:data-pilot-member table:name="SEDALIA" table:display="true" table:show-details="true"/>
                <table:data-pilot-member table:name="SEFFNER" table:display="true" table:show-details="true"/>
                <table:data-pilot-member table:name="SEGUIN" table:display="true" table:show-details="true"/>
                <table:data-pilot-member table:name="SELDEN" table:display="true" table:show-details="true"/>
                <table:data-pilot-member table:name="SELLERSVILLE" table:display="true" table:show-details="true"/>
                <table:data-pilot-member table:name="SELLS" table:display="true" table:show-details="true"/>
                <table:data-pilot-member table:name="SELMA" table:display="true" table:show-details="true"/>
                <table:data-pilot-member table:name="SENATH" table:display="true" table:show-details="true"/>
                <table:data-pilot-member table:name="SENATOBIA" table:display="true" table:show-details="true"/>
                <table:data-pilot-member table:name="SENECA" table:display="true" table:show-details="true"/>
                <table:data-pilot-member table:name="SEQUIM" table:display="true" table:show-details="true"/>
                <table:data-pilot-member table:name="SEVEN DEVILS" table:display="true" table:show-details="true"/>
                <table:data-pilot-member table:name="SEVERN" table:display="true" table:show-details="true"/>
                <table:data-pilot-member table:name="SEVERNA PARK" table:display="true" table:show-details="true"/>
                <table:data-pilot-member table:name="SEVIERVILLE" table:display="true" table:show-details="true"/>
                <table:data-pilot-member table:name="SEWICKLEY" table:display="true" table:show-details="true"/>
                <table:data-pilot-member table:name="SEYMOUR" table:display="true" table:show-details="true"/>
                <table:data-pilot-member table:name="SHAFTER" table:display="true" table:show-details="true"/>
                <table:data-pilot-member table:name="SHAKER HEIGHTS" table:display="true" table:show-details="true"/>
                <table:data-pilot-member table:name="SHARON" table:display="true" table:show-details="true"/>
                <table:data-pilot-member table:name="SHAWNEE" table:display="true" table:show-details="true"/>
                <table:data-pilot-member table:name="SHELBY" table:display="true" table:show-details="true"/>
                <table:data-pilot-member table:name="SHELBYVILLE" table:display="true" table:show-details="true"/>
                <table:data-pilot-member table:name="SHELTON" table:display="true" table:show-details="true"/>
                <table:data-pilot-member table:name="SHERIDAN" table:display="true" table:show-details="true"/>
                <table:data-pilot-member table:name="SHERMAN OAKS" table:display="true" table:show-details="true"/>
                <table:data-pilot-member table:name="SHINGLE SPRINGS" table:display="true" table:show-details="true"/>
                <table:data-pilot-member table:name="SHIRLEY" table:display="true" table:show-details="true"/>
                <table:data-pilot-member table:name="SHORELINE" table:display="true" table:show-details="true"/>
                <table:data-pilot-member table:name="SHOREVIEW" table:display="true" table:show-details="true"/>
                <table:data-pilot-member table:name="SHOW LOW" table:display="true" table:show-details="true"/>
                <table:data-pilot-member table:name="SHREVEPORT" table:display="true" table:show-details="true"/>
                <table:data-pilot-member table:name="SHREVPORT" table:display="true" table:show-details="true"/>
                <table:data-pilot-member table:name="SIERRA BLANCA" table:display="true" table:show-details="true"/>
                <table:data-pilot-member table:name="SIERRA MADRE" table:display="true" table:show-details="true"/>
                <table:data-pilot-member table:name="SIERRA VISTA" table:display="true" table:show-details="true"/>
                <table:data-pilot-member table:name="SILSBEE" table:display="true" table:show-details="true"/>
                <table:data-pilot-member table:name="SILVER SPRING" table:display="true" table:show-details="true"/>
                <table:data-pilot-member table:name="SILVER SPRINGS" table:display="true" table:show-details="true"/>
                <table:data-pilot-member table:name="SILVERADO" table:display="true" table:show-details="true"/>
                <table:data-pilot-member table:name="SILVERTON" table:display="true" table:show-details="true"/>
                <table:data-pilot-member table:name="SIMI VALLEY" table:display="true" table:show-details="true"/>
                <table:data-pilot-member table:name="SIOUX CITY" table:display="true" table:show-details="true"/>
                <table:data-pilot-member table:name="SIOUX FALLS" table:display="true" table:show-details="true"/>
                <table:data-pilot-member table:name="SLIDELL" table:display="true" table:show-details="true"/>
                <table:data-pilot-member table:name="SMITHS STATION" table:display="true" table:show-details="true"/>
                <table:data-pilot-member table:name="SMYNRA" table:display="true" table:show-details="true"/>
                <table:data-pilot-member table:name="SMYRNA" table:display="true" table:show-details="true"/>
                <table:data-pilot-member table:name="SNOHOMISH" table:display="true" table:show-details="true"/>
                <table:data-pilot-member table:name="SNOW CREEK" table:display="true" table:show-details="true"/>
                <table:data-pilot-member table:name="SNYDER" table:display="true" table:show-details="true"/>
                <table:data-pilot-member table:name="SOCIETY HILL" table:display="true" table:show-details="true"/>
                <table:data-pilot-member table:name="SOCORRO" table:display="true" table:show-details="true"/>
                <table:data-pilot-member table:name="SOLEDAD" table:display="true" table:show-details="true"/>
                <table:data-pilot-member table:name="SOLON" table:display="true" table:show-details="true"/>
                <table:data-pilot-member table:name="SOMERSET" table:display="true" table:show-details="true"/>
                <table:data-pilot-member table:name="SOMERTON" table:display="true" table:show-details="true"/>
                <table:data-pilot-member table:name="SOMERVILLE" table:display="true" table:show-details="true"/>
                <table:data-pilot-member table:name="SONORA" table:display="true" table:show-details="true"/>
                <table:data-pilot-member table:name="SOUTH BEND" table:display="true" table:show-details="true"/>
                <table:data-pilot-member table:name="SOUTH BERWICK" table:display="true" table:show-details="true"/>
                <table:data-pilot-member table:name="SOUTH BOSTON" table:display="true" table:show-details="true"/>
                <table:data-pilot-member table:name="SOUTH BRUNSWICK" table:display="true" table:show-details="true"/>
                <table:data-pilot-member table:name="SOUTH DAYTONA" table:display="true" table:show-details="true"/>
                <table:data-pilot-member table:name="SOUTH EL MONTE" table:display="true" table:show-details="true"/>
                <table:data-pilot-member table:name="SOUTH GARDINER" table:display="true" table:show-details="true"/>
                <table:data-pilot-member table:name="SOUTH GATE" table:display="true" table:show-details="true"/>
                <table:data-pilot-member table:name="SOUTH JORDAN" table:display="true" table:show-details="true"/>
                <table:data-pilot-member table:name="SOUTH LEBANON" table:display="true" table:show-details="true"/>
                <table:data-pilot-member table:name="SOUTH OGDEN" table:display="true" table:show-details="true"/>
                <table:data-pilot-member table:name="SOUTH RIVER" table:display="true" table:show-details="true"/>
                <table:data-pilot-member table:name="SOUTH SAN FRANCISCO" table:display="true" table:show-details="true"/>
                <table:data-pilot-member table:name="SOUTH TUCSON" table:display="true" table:show-details="true"/>
                <table:data-pilot-member table:name="SOUTH WINDSOR" table:display="true" table:show-details="true"/>
                <table:data-pilot-member table:name="SOUTHAVEN" table:display="true" table:show-details="true"/>
                <table:data-pilot-member table:name="SOUTHFIELD" table:display="true" table:show-details="true"/>
                <table:data-pilot-member table:name="SOUTHINGTON" table:display="true" table:show-details="true"/>
                <table:data-pilot-member table:name="SOUTHWEST RANCHES" table:display="true" table:show-details="true"/>
                <table:data-pilot-member table:name="SPANAWAY" table:display="true" table:show-details="true"/>
                <table:data-pilot-member table:name="SPANISH FORK" table:display="true" table:show-details="true"/>
                <table:data-pilot-member table:name="SPANISH FORT" table:display="true" table:show-details="true"/>
                <table:data-pilot-member table:name="SPARKS" table:display="true" table:show-details="true"/>
                <table:data-pilot-member table:name="SPARTA" table:display="true" table:show-details="true"/>
                <table:data-pilot-member table:name="SPARTANBURG" table:display="true" table:show-details="true"/>
                <table:data-pilot-member table:name="SPENARD" table:display="true" table:show-details="true"/>
                <table:data-pilot-member table:name="SPENCER" table:display="true" table:show-details="true"/>
                <table:data-pilot-member table:name="SPLENDORA" table:display="true" table:show-details="true"/>
                <table:data-pilot-member table:name="SPOKANE" table:display="true" table:show-details="true"/>
                <table:data-pilot-member table:name="SPOKANE VALLEY" table:display="true" table:show-details="true"/>
                <table:data-pilot-member table:name="SPORTSMEN ACRES" table:display="true" table:show-details="true"/>
                <table:data-pilot-member table:name="SPRING" table:display="true" table:show-details="true"/>
                <table:data-pilot-member table:name="SPRING HILL" table:display="true" table:show-details="true"/>
                <table:data-pilot-member table:name="SPRING VALLEY" table:display="true" table:show-details="true"/>
                <table:data-pilot-member table:name="SPRINGFIELD" table:display="true" table:show-details="true"/>
                <table:data-pilot-member table:name="SPRINGTOWN" table:display="true" table:show-details="true"/>
                <table:data-pilot-member table:name="ST ALBANS" table:display="true" table:show-details="true"/>
                <table:data-pilot-member table:name="ST AUGUSTINE" table:display="true" table:show-details="true"/>
                <table:data-pilot-member table:name="ST LOUIS" table:display="true" table:show-details="true"/>
                <table:data-pilot-member table:name="ST MARTINVILLE" table:display="true" table:show-details="true"/>
                <table:data-pilot-member table:name="ST PETERSBURG" table:display="true" table:show-details="true"/>
                <table:data-pilot-member table:name="ST. ALBANS" table:display="true" table:show-details="true"/>
                <table:data-pilot-member table:name="ST. AUGUSTINE" table:display="true" table:show-details="true"/>
                <table:data-pilot-member table:name="ST. CHARLES" table:display="true" table:show-details="true"/>
                <table:data-pilot-member table:name="ST. CLAIR TOWNSHIP" table:display="true" table:show-details="true"/>
                <table:data-pilot-member table:name="ST. CLOUD" table:display="true" table:show-details="true"/>
                <table:data-pilot-member table:name="ST. DAVID" table:display="true" table:show-details="true"/>
                <table:data-pilot-member table:name="ST. GEORGE" table:display="true" table:show-details="true"/>
                <table:data-pilot-member table:name="ST. JOHNS" table:display="true" table:show-details="true"/>
                <table:data-pilot-member table:name="ST. JOSEPH" table:display="true" table:show-details="true"/>
                <table:data-pilot-member table:name="ST. LOUIS" table:display="true" table:show-details="true"/>
                <table:data-pilot-member table:name="ST. MARTINVILLE" table:display="true" table:show-details="true"/>
                <table:data-pilot-member table:name="ST. PAUL" table:display="true" table:show-details="true"/>
                <table:data-pilot-member table:name="ST. PETERSBURG" table:display="true" table:show-details="true"/>
                <table:data-pilot-member table:name="ST. REGIS" table:display="true" table:show-details="true"/>
                <table:data-pilot-member table:name="ST. SIMONS ISLAND" table:display="true" table:show-details="true"/>
                <table:data-pilot-member table:name="ST. STEPHENS" table:display="true" table:show-details="true"/>
                <table:data-pilot-member table:name="ST. THOMAS" table:display="true" table:show-details="true"/>
                <table:data-pilot-member table:name="STAFFORD" table:display="true" table:show-details="true"/>
                <table:data-pilot-member table:name="STANTON" table:display="true" table:show-details="true"/>
                <table:data-pilot-member table:name="STATEN ISLAND" table:display="true" table:show-details="true"/>
                <table:data-pilot-member table:name="STATESVILLE" table:display="true" table:show-details="true"/>
                <table:data-pilot-member table:name="STEAMBOAT ISLAND" table:display="true" table:show-details="true"/>
                <table:data-pilot-member table:name="STERLING" table:display="true" table:show-details="true"/>
                <table:data-pilot-member table:name="STILLWATER" table:display="true" table:show-details="true"/>
                <table:data-pilot-member table:name="STIRLING CITY" table:display="true" table:show-details="true"/>
                <table:data-pilot-member table:name="STOCKBRIDGE" table:display="true" table:show-details="true"/>
                <table:data-pilot-member table:name="STOCKTON" table:display="true" table:show-details="true"/>
                <table:data-pilot-member table:name="STONE MOUNTAIN" table:display="true" table:show-details="true"/>
                <table:data-pilot-member table:name="STRASBURG" table:display="true" table:show-details="true"/>
                <table:data-pilot-member table:name="STRATFORD" table:display="true" table:show-details="true"/>
                <table:data-pilot-member table:name="STROMSBURG" table:display="true" table:show-details="true"/>
                <table:data-pilot-member table:name="STUART" table:display="true" table:show-details="true"/>
                <table:data-pilot-member table:name="SUFFIELD" table:display="true" table:show-details="true"/>
                <table:data-pilot-member table:name="SUGAR CREEK" table:display="true" table:show-details="true"/>
                <table:data-pilot-member table:name="SUGAR LAND" table:display="true" table:show-details="true"/>
                <table:data-pilot-member table:name="SUITLAND" table:display="true" table:show-details="true"/>
                <table:data-pilot-member table:name="SULFUR SPRINGS" table:display="true" table:show-details="true"/>
                <table:data-pilot-member table:name="SULLIVAN" table:display="true" table:show-details="true"/>
                <table:data-pilot-member table:name="SUMAS" table:display="true" table:show-details="true"/>
                <table:data-pilot-member table:name="SUMMERFIELD" table:display="true" table:show-details="true"/>
                <table:data-pilot-member table:name="SUMMERVILLE" table:display="true" table:show-details="true"/>
                <table:data-pilot-member table:name="SUMNER" table:display="true" table:show-details="true"/>
                <table:data-pilot-member table:name="SUN CITY" table:display="true" table:show-details="true"/>
                <table:data-pilot-member table:name="SUN VALLEY" table:display="true" table:show-details="true"/>
                <table:data-pilot-member table:name="SUNNYSIDE" table:display="true" table:show-details="true"/>
                <table:data-pilot-member table:name="SUNNYVALE" table:display="true" table:show-details="true"/>
                <table:data-pilot-member table:name="SUNRISE" table:display="true" table:show-details="true"/>
                <table:data-pilot-member table:name="SUNSET" table:display="true" table:show-details="true"/>
                <table:data-pilot-member table:name="SUPERIOR" table:display="true" table:show-details="true"/>
                <table:data-pilot-member table:name="SUPPLY" table:display="true" table:show-details="true"/>
                <table:data-pilot-member table:name="SUQUAMISH" table:display="true" table:show-details="true"/>
                <table:data-pilot-member table:name="SURPRISE" table:display="true" table:show-details="true"/>
                <table:data-pilot-member table:name="SWANZEY" table:display="true" table:show-details="true"/>
                <table:data-pilot-member table:name="SWEETWATER" table:display="true" table:show-details="true"/>
                <table:data-pilot-member table:name="SYLACAUGA" table:display="true" table:show-details="true"/>
                <table:data-pilot-member table:name="SYLMAR" table:display="true" table:show-details="true"/>
                <table:data-pilot-member table:name="SYRACUSE" table:display="true" table:show-details="true"/>
                <table:data-pilot-member table:name="TACOMA" table:display="true" table:show-details="true"/>
                <table:data-pilot-member table:name="TAFT" table:display="true" table:show-details="true"/>
                <table:data-pilot-member table:name="TAHLEQUAH" table:display="true" table:show-details="true"/>
                <table:data-pilot-member table:name="TAHOKA" table:display="true" table:show-details="true"/>
                <table:data-pilot-member table:name="TAKOMA PARK" table:display="true" table:show-details="true"/>
                <table:data-pilot-member table:name="TALKING ROCK" table:display="true" table:show-details="true"/>
                <table:data-pilot-member table:name="TALLAHASSEE" table:display="true" table:show-details="true"/>
                <table:data-pilot-member table:name="TALLASSEE" table:display="true" table:show-details="true"/>
                <table:data-pilot-member table:name="TALLULAH" table:display="true" table:show-details="true"/>
                <table:data-pilot-member table:name="TAMARAC" table:display="true" table:show-details="true"/>
                <table:data-pilot-member table:name="TAMPA" table:display="true" table:show-details="true"/>
                <table:data-pilot-member table:name="TANEYTOWN" table:display="true" table:show-details="true"/>
                <table:data-pilot-member table:name="TANGIPAHOA" table:display="true" table:show-details="true"/>
                <table:data-pilot-member table:name="TANNER" table:display="true" table:show-details="true"/>
                <table:data-pilot-member table:name="TAOS" table:display="true" table:show-details="true"/>
                <table:data-pilot-member table:name="TARBORO" table:display="true" table:show-details="true"/>
                <table:data-pilot-member table:name="TARPON SPRINGS" table:display="true" table:show-details="true"/>
                <table:data-pilot-member table:name="TARRANT" table:display="true" table:show-details="true"/>
                <table:data-pilot-member table:name="TARZANA" table:display="true" table:show-details="true"/>
                <table:data-pilot-member table:name="TASSINARI" table:display="true" table:show-details="true"/>
                <table:data-pilot-member table:name="TAUNTON" table:display="true" table:show-details="true"/>
                <table:data-pilot-member table:name="TAYLOR RIDGE" table:display="true" table:show-details="true"/>
                <table:data-pilot-member table:name="TAYLORSVILLE" table:display="true" table:show-details="true"/>
                <table:data-pilot-member table:name="TEHACHAPI" table:display="true" table:show-details="true"/>
                <table:data-pilot-member table:name="TEMECULA" table:display="true" table:show-details="true"/>
                <table:data-pilot-member table:name="TEMPE" table:display="true" table:show-details="true"/>
                <table:data-pilot-member table:name="TEMPLE" table:display="true" table:show-details="true"/>
                <table:data-pilot-member table:name="TERRA BELLA" table:display="true" table:show-details="true"/>
                <table:data-pilot-member table:name="TEXARKANA" table:display="true" table:show-details="true"/>
                <table:data-pilot-member table:name="TEXAS CITY" table:display="true" table:show-details="true"/>
                <table:data-pilot-member table:name="THE DALLES" table:display="true" table:show-details="true"/>
                <table:data-pilot-member table:name="THE WOODLANDS" table:display="true" table:show-details="true"/>
                <table:data-pilot-member table:name="THEODORE" table:display="true" table:show-details="true"/>
                <table:data-pilot-member table:name="THOMASVILLE" table:display="true" table:show-details="true"/>
                <table:data-pilot-member table:name="THORNTON" table:display="true" table:show-details="true"/>
                <table:data-pilot-member table:name="THORNWOOD" table:display="true" table:show-details="true"/>
                <table:data-pilot-member table:name="THOUSAND OAKS" table:display="true" table:show-details="true"/>
                <table:data-pilot-member table:name="THREE FORKS" table:display="true" table:show-details="true"/>
                <table:data-pilot-member table:name="THREE RIVERS" table:display="true" table:show-details="true"/>
                <table:data-pilot-member table:name="THREE WAY" table:display="true" table:show-details="true"/>
                <table:data-pilot-member table:name="THURSTON COUNTY" table:display="true" table:show-details="true"/>
                <table:data-pilot-member table:name="TITUSVILLE" table:display="true" table:show-details="true"/>
                <table:data-pilot-member table:name="TOLEDO" table:display="true" table:show-details="true"/>
                <table:data-pilot-member table:name="TOMS RIVER" table:display="true" table:show-details="true"/>
                <table:data-pilot-member table:name="TONASKET" table:display="true" table:show-details="true"/>
                <table:data-pilot-member table:name="TOOELE" table:display="true" table:show-details="true"/>
                <table:data-pilot-member table:name="TOPEKA" table:display="true" table:show-details="true"/>
                <table:data-pilot-member table:name="TORRANCE" table:display="true" table:show-details="true"/>
                <table:data-pilot-member table:name="TORRINGTON" table:display="true" table:show-details="true"/>
                <table:data-pilot-member table:name="TOWANDA" table:display="true" table:show-details="true"/>
                <table:data-pilot-member table:name="TOWAOC" table:display="true" table:show-details="true"/>
                <table:data-pilot-member table:name="TOWN CREEK" table:display="true" table:show-details="true"/>
                <table:data-pilot-member table:name="TOWN OF POUND" table:display="true" table:show-details="true"/>
                <table:data-pilot-member table:name="TRAINER" table:display="true" table:show-details="true"/>
                <table:data-pilot-member table:name="TRENTON" table:display="true" table:show-details="true"/>
                <table:data-pilot-member table:name="TRINIDAD" table:display="true" table:show-details="true"/>
                <table:data-pilot-member table:name="TRINITY" table:display="true" table:show-details="true"/>
                <table:data-pilot-member table:name="TROY" table:display="true" table:show-details="true"/>
                <table:data-pilot-member table:name="TRUMBULL" table:display="true" table:show-details="true"/>
                <table:data-pilot-member table:name="TRUSSVILLE" table:display="true" table:show-details="true"/>
                <table:data-pilot-member table:name="TRUTH OR CONSEQUENCES" table:display="true" table:show-details="true"/>
                <table:data-pilot-member table:name="TRYON" table:display="true" table:show-details="true"/>
                <table:data-pilot-member table:name="TUALATIN" table:display="true" table:show-details="true"/>
                <table:data-pilot-member table:name="TUCKERTON" table:display="true" table:show-details="true"/>
                <table:data-pilot-member table:name="TUCSON" table:display="true" table:show-details="true"/>
                <table:data-pilot-member table:name="TUKWILA" table:display="true" table:show-details="true"/>
                <table:data-pilot-member table:name="TULARE" table:display="true" table:show-details="true"/>
                <table:data-pilot-member table:name="TULAROSA" table:display="true" table:show-details="true"/>
                <table:data-pilot-member table:name="TULSA" table:display="true" table:show-details="true"/>
                <table:data-pilot-member table:name="TUPELO" table:display="true" table:show-details="true"/>
                <table:data-pilot-member table:name="TURLOCK" table:display="true" table:show-details="true"/>
                <table:data-pilot-member table:name="TUSCALOOSA" table:display="true" table:show-details="true"/>
                <table:data-pilot-member table:name="TUSCUMBIA" table:display="true" table:show-details="true"/>
                <table:data-pilot-member table:name="TUSTIN" table:display="true" table:show-details="true"/>
                <table:data-pilot-member table:name="TWENTYNINE PALMS" table:display="true" table:show-details="true"/>
                <table:data-pilot-member table:name="TWIN FALLS" table:display="true" table:show-details="true"/>
                <table:data-pilot-member table:name="TYLER" table:display="true" table:show-details="true"/>
                <table:data-pilot-member table:name="TYRONE" table:display="true" table:show-details="true"/>
                <table:data-pilot-member table:name="UDALL" table:display="true" table:show-details="true"/>
                <table:data-pilot-member table:name="UINTAH-OURAY RESERVATION" table:display="true" table:show-details="true"/>
                <table:data-pilot-member table:name="UKIAH" table:display="true" table:show-details="true"/>
                <table:data-pilot-member table:name="UNALAKLEET" table:display="true" table:show-details="true"/>
                <table:data-pilot-member table:name="UNION CITY" table:display="true" table:show-details="true"/>
                <table:data-pilot-member table:name="UNIONDALE" table:display="true" table:show-details="true"/>
                <table:data-pilot-member table:name="UNIONTOWN" table:display="true" table:show-details="true"/>
                <table:data-pilot-member table:name="UNIVERSAL CITY" table:display="true" table:show-details="true"/>
                <table:data-pilot-member table:name="UNIVERSITY CITY" table:display="true" table:show-details="true"/>
                <table:data-pilot-member table:name="UNIVERSITY PLACE" table:display="true" table:show-details="true"/>
                <table:data-pilot-member table:name="UNKNOWN" table:display="true" table:show-details="true"/>
                <table:data-pilot-member table:name="UPPER DARBY" table:display="true" table:show-details="true"/>
                <table:data-pilot-member table:name="UPPER MARLBORO" table:display="true" table:show-details="true"/>
                <table:data-pilot-member table:name="URBANDALE" table:display="true" table:show-details="true"/>
                <table:data-pilot-member table:name="UVALDE" table:display="true" table:show-details="true"/>
                <table:data-pilot-member table:name="VACAVILLE" table:display="true" table:show-details="true"/>
                <table:data-pilot-member table:name="VADNAIS HEIGHTS" table:display="true" table:show-details="true"/>
                <table:data-pilot-member table:name="VALDOSTA" table:display="true" table:show-details="true"/>
                <table:data-pilot-member table:name="VALENTINE" table:display="true" table:show-details="true"/>
                <table:data-pilot-member table:name="VALINDA" table:display="true" table:show-details="true"/>
                <table:data-pilot-member table:name="VALLEJO" table:display="true" table:show-details="true"/>
                <table:data-pilot-member table:name="VALLEY CENTER" table:display="true" table:show-details="true"/>
                <table:data-pilot-member table:name="VAN NUYS" table:display="true" table:show-details="true"/>
                <table:data-pilot-member table:name="VANCE" table:display="true" table:show-details="true"/>
                <table:data-pilot-member table:name="VANCOUVER" table:display="true" table:show-details="true"/>
                <table:data-pilot-member table:name="VANDALIA" table:display="true" table:show-details="true"/>
                <table:data-pilot-member table:name="VASSALBORO" table:display="true" table:show-details="true"/>
                <table:data-pilot-member table:name="VENICE" table:display="true" table:show-details="true"/>
                <table:data-pilot-member table:name="VENTURA" table:display="true" table:show-details="true"/>
                <table:data-pilot-member table:name="VERGENNES" table:display="true" table:show-details="true"/>
                <table:data-pilot-member table:name="VERNAL" table:display="true" table:show-details="true"/>
                <table:data-pilot-member table:name="VERO BEACH" table:display="true" table:show-details="true"/>
                <table:data-pilot-member table:name="VERSAILLES" table:display="true" table:show-details="true"/>
                <table:data-pilot-member table:name="VICKSBURG" table:display="true" table:show-details="true"/>
                <table:data-pilot-member table:name="VICTORVILLE" table:display="true" table:show-details="true"/>
                <table:data-pilot-member table:name="VIDOR" table:display="true" table:show-details="true"/>
                <table:data-pilot-member table:name="VIENNA" table:display="true" table:show-details="true"/>
                <table:data-pilot-member table:name="VILLE PLATTE" table:display="true" table:show-details="true"/>
                <table:data-pilot-member table:name="VINCENNES" table:display="true" table:show-details="true"/>
                <table:data-pilot-member table:name="VINELAND" table:display="true" table:show-details="true"/>
                <table:data-pilot-member table:name="VINEMONT" table:display="true" table:show-details="true"/>
                <table:data-pilot-member table:name="VINEYARD" table:display="true" table:show-details="true"/>
                <table:data-pilot-member table:name="VIRGINIA BEACH" table:display="true" table:show-details="true"/>
                <table:data-pilot-member table:name="VIRGINIA CITY" table:display="true" table:show-details="true"/>
                <table:data-pilot-member table:name="VISALIA" table:display="true" table:show-details="true"/>
                <table:data-pilot-member table:name="VISTA" table:display="true" table:show-details="true"/>
                <table:data-pilot-member table:name="VON ORMY" table:display="true" table:show-details="true"/>
                <table:data-pilot-member table:name="VUEBBA" table:display="true" table:show-details="true"/>
                <table:data-pilot-member table:name="WACO" table:display="true" table:show-details="true"/>
                <table:data-pilot-member table:name="WADENA" table:display="true" table:show-details="true"/>
                <table:data-pilot-member table:name="WAGONER" table:display="true" table:show-details="true"/>
                <table:data-pilot-member table:name="WAINWRIGHT" table:display="true" table:show-details="true"/>
                <table:data-pilot-member table:name="WAKARUSA" table:display="true" table:show-details="true"/>
                <table:data-pilot-member table:name="WAKE FOREST" table:display="true" table:show-details="true"/>
                <table:data-pilot-member table:name="WALDOBORO" table:display="true" table:show-details="true"/>
                <table:data-pilot-member table:name="WALKER" table:display="true" table:show-details="true"/>
                <table:data-pilot-member table:name="WALLOWA" table:display="true" table:show-details="true"/>
                <table:data-pilot-member table:name="WALLS" table:display="true" table:show-details="true"/>
                <table:data-pilot-member table:name="WALNUT CREEK" table:display="true" table:show-details="true"/>
                <table:data-pilot-member table:name="WALNUT HILL" table:display="true" table:show-details="true"/>
                <table:data-pilot-member table:name="WALNUT PARK" table:display="true" table:show-details="true"/>
                <table:data-pilot-member table:name="WALNUT RIDGE" table:display="true" table:show-details="true"/>
                <table:data-pilot-member table:name="WALSENBURG" table:display="true" table:show-details="true"/>
                <table:data-pilot-member table:name="WAPANUCKA" table:display="true" table:show-details="true"/>
                <table:data-pilot-member table:name="WAPATO" table:display="true" table:show-details="true"/>
                <table:data-pilot-member table:name="WARMINSTER" table:display="true" table:show-details="true"/>
                <table:data-pilot-member table:name="WARREN" table:display="true" table:show-details="true"/>
                <table:data-pilot-member table:name="WARRENSBURG" table:display="true" table:show-details="true"/>
                <table:data-pilot-member table:name="WARRENTON" table:display="true" table:show-details="true"/>
                <table:data-pilot-member table:name="WARRIOR" table:display="true" table:show-details="true"/>
                <table:data-pilot-member table:name="WARWICK" table:display="true" table:show-details="true"/>
                <table:data-pilot-member table:name="WASCO" table:display="true" table:show-details="true"/>
                <table:data-pilot-member table:name="WASHINGTON" table:display="true" table:show-details="true"/>
                <table:data-pilot-member table:name="WASHINGTON CITY" table:display="true" table:show-details="true"/>
                <table:data-pilot-member table:name="WASHINGTON COUNTY" table:display="true" table:show-details="true"/>
                <table:data-pilot-member table:name="WASHINGTON PARK" table:display="true" table:show-details="true"/>
                <table:data-pilot-member table:name="WASILLA" table:display="true" table:show-details="true"/>
                <table:data-pilot-member table:name="WATER VALLEY" table:display="true" table:show-details="true"/>
                <table:data-pilot-member table:name="WATERBURY" table:display="true" table:show-details="true"/>
                <table:data-pilot-member table:name="WATERFLOW" table:display="true" table:show-details="true"/>
                <table:data-pilot-member table:name="WATERFORD" table:display="true" table:show-details="true"/>
                <table:data-pilot-member table:name="WATERPROOF" table:display="true" table:show-details="true"/>
                <table:data-pilot-member table:name="WATSONSVILLE" table:display="true" table:show-details="true"/>
                <table:data-pilot-member table:name="WATSONVILLE" table:display="true" table:show-details="true"/>
                <table:data-pilot-member table:name="WATTS" table:display="true" table:show-details="true"/>
                <table:data-pilot-member table:name="WAUKENA" table:display="true" table:show-details="true"/>
                <table:data-pilot-member table:name="WAUKESHA" table:display="true" table:show-details="true"/>
                <table:data-pilot-member table:name="WAXAHACHIE" table:display="true" table:show-details="true"/>
                <table:data-pilot-member table:name="WAYCROSS" table:display="true" table:show-details="true"/>
                <table:data-pilot-member table:name="WAYNE" table:display="true" table:show-details="true"/>
                <table:data-pilot-member table:name="WAYNESVILLE" table:display="true" table:show-details="true"/>
                <table:data-pilot-member table:name="WAYZATA" table:display="true" table:show-details="true"/>
                <table:data-pilot-member table:name="WEATHERFORD" table:display="true" table:show-details="true"/>
                <table:data-pilot-member table:name="WEAVERVILLE" table:display="true" table:show-details="true"/>
                <table:data-pilot-member table:name="WEBB" table:display="true" table:show-details="true"/>
                <table:data-pilot-member table:name="WEBSTER" table:display="true" table:show-details="true"/>
                <table:data-pilot-member table:name="WEDOWEE" table:display="true" table:show-details="true"/>
                <table:data-pilot-member table:name="WEEKI WACHI" table:display="true" table:show-details="true"/>
                <table:data-pilot-member table:name="WEIRTON" table:display="true" table:show-details="true"/>
                <table:data-pilot-member table:name="WELAKA" table:display="true" table:show-details="true"/>
                <table:data-pilot-member table:name="WELLINGTON" table:display="true" table:show-details="true"/>
                <table:data-pilot-member table:name="WELLMAN" table:display="true" table:show-details="true"/>
                <table:data-pilot-member table:name="WENATCHEE" table:display="true" table:show-details="true"/>
                <table:data-pilot-member table:name="WEST BRATTLEBORO" table:display="true" table:show-details="true"/>
                <table:data-pilot-member table:name="WEST COLUMBIA" table:display="true" table:show-details="true"/>
                <table:data-pilot-member table:name="WEST COVINA" table:display="true" table:show-details="true"/>
                <table:data-pilot-member table:name="WEST DES MOINES" table:display="true" table:show-details="true"/>
                <table:data-pilot-member table:name="WEST FORK" table:display="true" table:show-details="true"/>
                <table:data-pilot-member table:name="WEST GOSHEN" table:display="true" table:show-details="true"/>
                <table:data-pilot-member table:name="WEST HAVEN" table:display="true" table:show-details="true"/>
                <table:data-pilot-member table:name="WEST HOLLYWOOD" table:display="true" table:show-details="true"/>
                <table:data-pilot-member table:name="WEST JORDAN" table:display="true" table:show-details="true"/>
                <table:data-pilot-member table:name="WEST MEMPHIS" table:display="true" table:show-details="true"/>
                <table:data-pilot-member table:name="WEST PALM BEACH" table:display="true" table:show-details="true"/>
                <table:data-pilot-member table:name="WEST PARK" table:display="true" table:show-details="true"/>
                <table:data-pilot-member table:name="WEST PERRINE" table:display="true" table:show-details="true"/>
                <table:data-pilot-member table:name="WEST SEATTLE" table:display="true" table:show-details="true"/>
                <table:data-pilot-member table:name="WEST TERRE HAUTE" table:display="true" table:show-details="true"/>
                <table:data-pilot-member table:name="WEST VALLEY CITY" table:display="true" table:show-details="true"/>
                <table:data-pilot-member table:name="WEST WHITTIER" table:display="true" table:show-details="true"/>
                <table:data-pilot-member table:name="WEST YARMOUTH" table:display="true" table:show-details="true"/>
                <table:data-pilot-member table:name="WESTFIELD" table:display="true" table:show-details="true"/>
                <table:data-pilot-member table:name="WESTFIR" table:display="true" table:show-details="true"/>
                <table:data-pilot-member table:name="WESTLAKE" table:display="true" table:show-details="true"/>
                <table:data-pilot-member table:name="WESTLAND" table:display="true" table:show-details="true"/>
                <table:data-pilot-member table:name="WESTMINSTER" table:display="true" table:show-details="true"/>
                <table:data-pilot-member table:name="WESTWEGO" table:display="true" table:show-details="true"/>
                <table:data-pilot-member table:name="WESTWOOD LAKES" table:display="true" table:show-details="true"/>
                <table:data-pilot-member table:name="WETHERSFIELD" table:display="true" table:show-details="true"/>
                <table:data-pilot-member table:name="WETUMKA" table:display="true" table:show-details="true"/>
                <table:data-pilot-member table:name="WETUMPKA" table:display="true" table:show-details="true"/>
                <table:data-pilot-member table:name="WEYMOUTH" table:display="true" table:show-details="true"/>
                <table:data-pilot-member table:name="WHEAT RIDGE" table:display="true" table:show-details="true"/>
                <table:data-pilot-member table:name="WHITE MARSH" table:display="true" table:show-details="true"/>
                <table:data-pilot-member table:name="WHITE PIGEON" table:display="true" table:show-details="true"/>
                <table:data-pilot-member table:name="WHITE PLAINS" table:display="true" table:show-details="true"/>
                <table:data-pilot-member table:name="WHITEHOUSE" table:display="true" table:show-details="true"/>
                <table:data-pilot-member table:name="WHITFIELD COUNTY" table:display="true" table:show-details="true"/>
                <table:data-pilot-member table:name="WHITTIER" table:display="true" table:show-details="true"/>
                <table:data-pilot-member table:name="WICHITA" table:display="true" table:show-details="true"/>
                <table:data-pilot-member table:name="WICHITA FALLS" table:display="true" table:show-details="true"/>
                <table:data-pilot-member table:name="WILDOMAR" table:display="true" table:show-details="true"/>
                <table:data-pilot-member table:name="WILKES-BARRE" table:display="true" table:show-details="true"/>
                <table:data-pilot-member table:name="WILKESBORO" table:display="true" table:show-details="true"/>
                <table:data-pilot-member table:name="WILKINSBURG" table:display="true" table:show-details="true"/>
                <table:data-pilot-member table:name="WILLARD" table:display="true" table:show-details="true"/>
                <table:data-pilot-member table:name="WILLIAMS" table:display="true" table:show-details="true"/>
                <table:data-pilot-member table:name="WILLIAMSBURG" table:display="true" table:show-details="true"/>
                <table:data-pilot-member table:name="WILLIAMSTON" table:display="true" table:show-details="true"/>
                <table:data-pilot-member table:name="WILLIMANTIC" table:display="true" table:show-details="true"/>
                <table:data-pilot-member table:name="WILLISTON" table:display="true" table:show-details="true"/>
                <table:data-pilot-member table:name="WILLITZ" table:display="true" table:show-details="true"/>
                <table:data-pilot-member table:name="WILMER" table:display="true" table:show-details="true"/>
                <table:data-pilot-member table:name="WILMINGTON" table:display="true" table:show-details="true"/>
                <table:data-pilot-member table:name="WILTON MANORS" table:display="true" table:show-details="true"/>
                <table:data-pilot-member table:name="WINCHESTER" table:display="true" table:show-details="true"/>
                <table:data-pilot-member table:name="WINDERMERE" table:display="true" table:show-details="true"/>
                <table:data-pilot-member table:name="WINDOW ROCK" table:display="true" table:show-details="true"/>
                <table:data-pilot-member table:name="WINDSOR" table:display="true" table:show-details="true"/>
                <table:data-pilot-member table:name="WINFIELD" table:display="true" table:show-details="true"/>
                <table:data-pilot-member table:name="WINGATE" table:display="true" table:show-details="true"/>
                <table:data-pilot-member table:name="WINK" table:display="true" table:show-details="true"/>
                <table:data-pilot-member table:name="WINNEMUCCA" table:display="true" table:show-details="true"/>
                <table:data-pilot-member table:name="WINNIE" table:display="true" table:show-details="true"/>
                <table:data-pilot-member table:name="WINOOSKI" table:display="true" table:show-details="true"/>
                <table:data-pilot-member table:name="WINSLOW" table:display="true" table:show-details="true"/>
                <table:data-pilot-member table:name="WINSTON SALEM" table:display="true" table:show-details="true"/>
                <table:data-pilot-member table:name="WINSTON-SALEM" table:display="true" table:show-details="true"/>
                <table:data-pilot-member table:name="WINTER HAVEN" table:display="true" table:show-details="true"/>
                <table:data-pilot-member table:name="WINTER PARK" table:display="true" table:show-details="true"/>
                <table:data-pilot-member table:name="WINTERVILLE" table:display="true" table:show-details="true"/>
                <table:data-pilot-member table:name="WOLF CREEK" table:display="true" table:show-details="true"/>
                <table:data-pilot-member table:name="WONDER LAKE" table:display="true" table:show-details="true"/>
                <table:data-pilot-member table:name="WOOD LAKE" table:display="true" table:show-details="true"/>
                <table:data-pilot-member table:name="WOODBRIDGE" table:display="true" table:show-details="true"/>
                <table:data-pilot-member table:name="WOODBURY" table:display="true" table:show-details="true"/>
                <table:data-pilot-member table:name="WOODLAND" table:display="true" table:show-details="true"/>
                <table:data-pilot-member table:name="WOODLAND HILLS" table:display="true" table:show-details="true"/>
                <table:data-pilot-member table:name="WOODLAWN" table:display="true" table:show-details="true"/>
                <table:data-pilot-member table:name="WOODSTOCK" table:display="true" table:show-details="true"/>
                <table:data-pilot-member table:name="WOONSOCKET" table:display="true" table:show-details="true"/>
                <table:data-pilot-member table:name="WORCESTER" table:display="true" table:show-details="true"/>
                <table:data-pilot-member table:name="WORDEN" table:display="true" table:show-details="true"/>
                <table:data-pilot-member table:name="WYANDANCH" table:display="true" table:show-details="true"/>
                <table:data-pilot-member table:name="WYOMING" table:display="true" table:show-details="true"/>
                <table:data-pilot-member table:name="YACHATS" table:display="true" table:show-details="true"/>
                <table:data-pilot-member table:name="YAKIMA" table:display="true" table:show-details="true"/>
                <table:data-pilot-member table:name="YARNELL" table:display="true" table:show-details="true"/>
                <table:data-pilot-member table:name="YELLOW SPRINGS" table:display="true" table:show-details="true"/>
                <table:data-pilot-member table:name="YORBA LINDA" table:display="true" table:show-details="true"/>
                <table:data-pilot-member table:name="YORK" table:display="true" table:show-details="true"/>
                <table:data-pilot-member table:name="YORK COUNTY" table:display="true" table:show-details="true"/>
                <table:data-pilot-member table:name="YOUNTVILLE" table:display="true" table:show-details="true"/>
                <table:data-pilot-member table:name="YPSILANTI" table:display="true" table:show-details="true"/>
                <table:data-pilot-member table:name="YREKA" table:display="true" table:show-details="true"/>
                <table:data-pilot-member table:name="YUBA CITY" table:display="true" table:show-details="true"/>
                <table:data-pilot-member table:name="YUCCA VALLEY" table:display="true" table:show-details="true"/>
                <table:data-pilot-member table:name="YULEE" table:display="true" table:show-details="true"/>
                <table:data-pilot-member table:name="YUMA" table:display="true" table:show-details="true"/>
                <table:data-pilot-member table:name="ZANESVILLE" table:display="true" table:show-details="true"/>
                <table:data-pilot-member table:name="ZEPHYRHILLS" table:display="true" table:show-details="true"/>
                <table:data-pilot-member table:name="ZION" table:display="true" table:show-details="true"/>
                <table:data-pilot-member table:name="ZUMBROT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overtyLevel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6" table:display="true" table:show-details="true"/>
                <table:data-pilot-member table:name="0.9" table:display="true" table:show-details="true"/>
                <table:data-pilot-member table:name="1" table:display="true" table:show-details="true"/>
                <table:data-pilot-member table:name="1.1" table:display="true" table:show-details="true"/>
                <table:data-pilot-member table:name="1.2" table:display="true" table:show-details="true"/>
                <table:data-pilot-member table:name="1.3" table:display="true" table:show-details="true"/>
                <table:data-pilot-member table:name="1.5" table:display="true" table:show-details="true"/>
                <table:data-pilot-member table:name="1.6" table:display="true" table:show-details="true"/>
                <table:data-pilot-member table:name="1.7" table:display="true" table:show-details="true"/>
                <table:data-pilot-member table:name="1.9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6" table:display="true" table:show-details="true"/>
                <table:data-pilot-member table:name="2.7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1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" table:display="true" table:show-details="true"/>
                <table:data-pilot-member table:name="3.5" table:display="true" table:show-details="true"/>
                <table:data-pilot-member table:name="3.6" table:display="true" table:show-details="true"/>
                <table:data-pilot-member table:name="3.7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" table:display="true" table:show-details="true"/>
                <table:data-pilot-member table:name="4.1" table:display="true" table:show-details="true"/>
                <table:data-pilot-member table:name="4.2" table:display="true" table:show-details="true"/>
                <table:data-pilot-member table:name="4.3" table:display="true" table:show-details="true"/>
                <table:data-pilot-member table:name="4.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4.7" table:display="true" table:show-details="true"/>
                <table:data-pilot-member table:name="4.8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4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5.8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3" table:display="true" table:show-details="true"/>
                <table:data-pilot-member table:name="6.4" table:display="true" table:show-details="true"/>
                <table:data-pilot-member table:name="6.5" table:display="true" table:show-details="true"/>
                <table:data-pilot-member table:name="6.6" table:display="true" table:show-details="true"/>
                <table:data-pilot-member table:name="6.7" table:display="true" table:show-details="true"/>
                <table:data-pilot-member table:name="6.8" table:display="true" table:show-details="true"/>
                <table:data-pilot-member table:name="6.9" table:display="true" table:show-details="true"/>
                <table:data-pilot-member table:name="7" table:display="true" table:show-details="true"/>
                <table:data-pilot-member table:name="7.1" table:display="true" table:show-details="true"/>
                <table:data-pilot-member table:name="7.2" table:display="true" table:show-details="true"/>
                <table:data-pilot-member table:name="7.3" table:display="true" table:show-details="true"/>
                <table:data-pilot-member table:name="7.4" table:display="true" table:show-details="true"/>
                <table:data-pilot-member table:name="7.5" table:display="true" table:show-details="true"/>
                <table:data-pilot-member table:name="7.6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7.9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8.2" table:display="true" table:show-details="true"/>
                <table:data-pilot-member table:name="8.3" table:display="true" table:show-details="true"/>
                <table:data-pilot-member table:name="8.4" table:display="true" table:show-details="true"/>
                <table:data-pilot-member table:name="8.5" table:display="true" table:show-details="true"/>
                <table:data-pilot-member table:name="8.6" table:display="true" table:show-details="true"/>
                <table:data-pilot-member table:name="8.7" table:display="true" table:show-details="true"/>
                <table:data-pilot-member table:name="8.8" table:display="true" table:show-details="true"/>
                <table:data-pilot-member table:name="8.9" table:display="true" table:show-details="true"/>
                <table:data-pilot-member table:name="9" table:display="true" table:show-details="true"/>
                <table:data-pilot-member table:name="9.1" table:display="true" table:show-details="true"/>
                <table:data-pilot-member table:name="9.2" table:display="true" table:show-details="true"/>
                <table:data-pilot-member table:name="9.3" table:display="true" table:show-details="true"/>
                <table:data-pilot-member table:name="9.4" table:display="true" table:show-details="true"/>
                <table:data-pilot-member table:name="9.5" table:display="true" table:show-details="true"/>
                <table:data-pilot-member table:name="9.6" table:display="true" table:show-details="true"/>
                <table:data-pilot-member table:name="9.7" table:display="true" table:show-details="true"/>
                <table:data-pilot-member table:name="9.8" table:display="true" table:show-details="true"/>
                <table:data-pilot-member table:name="9.9" table:display="true" table:show-details="true"/>
                <table:data-pilot-member table:name="10" table:display="true" table:show-details="true"/>
                <table:data-pilot-member table:name="10.1" table:display="true" table:show-details="true"/>
                <table:data-pilot-member table:name="10.2" table:display="true" table:show-details="true"/>
                <table:data-pilot-member table:name="10.3" table:display="true" table:show-details="true"/>
                <table:data-pilot-member table:name="10.4" table:display="true" table:show-details="true"/>
                <table:data-pilot-member table:name="10.5" table:display="true" table:show-details="true"/>
                <table:data-pilot-member table:name="10.6" table:display="true" table:show-details="true"/>
                <table:data-pilot-member table:name="10.7" table:display="true" table:show-details="true"/>
                <table:data-pilot-member table:name="10.8" table:display="true" table:show-details="true"/>
                <table:data-pilot-member table:name="10.9" table:display="true" table:show-details="true"/>
                <table:data-pilot-member table:name="11" table:display="true" table:show-details="true"/>
                <table:data-pilot-member table:name="11.1" table:display="true" table:show-details="true"/>
                <table:data-pilot-member table:name="11.2" table:display="true" table:show-details="true"/>
                <table:data-pilot-member table:name="11.3" table:display="true" table:show-details="true"/>
                <table:data-pilot-member table:name="11.4" table:display="true" table:show-details="true"/>
                <table:data-pilot-member table:name="11.5" table:display="true" table:show-details="true"/>
                <table:data-pilot-member table:name="11.6" table:display="true" table:show-details="true"/>
                <table:data-pilot-member table:name="11.7" table:display="true" table:show-details="true"/>
                <table:data-pilot-member table:name="11.8" table:display="true" table:show-details="true"/>
                <table:data-pilot-member table:name="11.9" table:display="true" table:show-details="true"/>
                <table:data-pilot-member table:name="12" table:display="true" table:show-details="true"/>
                <table:data-pilot-member table:name="12.1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2.6" table:display="true" table:show-details="true"/>
                <table:data-pilot-member table:name="12.7" table:display="true" table:show-details="true"/>
                <table:data-pilot-member table:name="12.8" table:display="true" table:show-details="true"/>
                <table:data-pilot-member table:name="12.9" table:display="true" table:show-details="true"/>
                <table:data-pilot-member table:name="13" table:display="true" table:show-details="true"/>
                <table:data-pilot-member table:name="13.1" table:display="true" table:show-details="true"/>
                <table:data-pilot-member table:name="13.2" table:display="true" table:show-details="true"/>
                <table:data-pilot-member table:name="13.3" table:display="true" table:show-details="true"/>
                <table:data-pilot-member table:name="13.4" table:display="true" table:show-details="true"/>
                <table:data-pilot-member table:name="13.5" table:display="true" table:show-details="true"/>
                <table:data-pilot-member table:name="13.6" table:display="true" table:show-details="true"/>
                <table:data-pilot-member table:name="13.7" table:display="true" table:show-details="true"/>
                <table:data-pilot-member table:name="13.8" table:display="true" table:show-details="true"/>
                <table:data-pilot-member table:name="13.9" table:display="true" table:show-details="true"/>
                <table:data-pilot-member table:name="14" table:display="true" table:show-details="true"/>
                <table:data-pilot-member table:name="14.1" table:display="true" table:show-details="true"/>
                <table:data-pilot-member table:name="14.2" table:display="true" table:show-details="true"/>
                <table:data-pilot-member table:name="14.3" table:display="true" table:show-details="true"/>
                <table:data-pilot-member table:name="14.4" table:display="true" table:show-details="true"/>
                <table:data-pilot-member table:name="14.5" table:display="true" table:show-details="true"/>
                <table:data-pilot-member table:name="14.6" table:display="true" table:show-details="true"/>
                <table:data-pilot-member table:name="14.7" table:display="true" table:show-details="true"/>
                <table:data-pilot-member table:name="14.8" table:display="true" table:show-details="true"/>
                <table:data-pilot-member table:name="14.9" table:display="true" table:show-details="true"/>
                <table:data-pilot-member table:name="15" table:display="true" table:show-details="true"/>
                <table:data-pilot-member table:name="15.1" table:display="true" table:show-details="true"/>
                <table:data-pilot-member table:name="15.2" table:display="true" table:show-details="true"/>
                <table:data-pilot-member table:name="15.3" table:display="true" table:show-details="true"/>
                <table:data-pilot-member table:name="15.4" table:display="true" table:show-details="true"/>
                <table:data-pilot-member table:name="15.5" table:display="true" table:show-details="true"/>
                <table:data-pilot-member table:name="15.6" table:display="true" table:show-details="true"/>
                <table:data-pilot-member table:name="15.7" table:display="true" table:show-details="true"/>
                <table:data-pilot-member table:name="15.8" table:display="true" table:show-details="true"/>
                <table:data-pilot-member table:name="15.9" table:display="true" table:show-details="true"/>
                <table:data-pilot-member table:name="16" table:display="true" table:show-details="true"/>
                <table:data-pilot-member table:name="16.1" table:display="true" table:show-details="true"/>
                <table:data-pilot-member table:name="16.2" table:display="true" table:show-details="true"/>
                <table:data-pilot-member table:name="16.3" table:display="true" table:show-details="true"/>
                <table:data-pilot-member table:name="16.4" table:display="true" table:show-details="true"/>
                <table:data-pilot-member table:name="16.5" table:display="true" table:show-details="true"/>
                <table:data-pilot-member table:name="16.6" table:display="true" table:show-details="true"/>
                <table:data-pilot-member table:name="16.7" table:display="true" table:show-details="true"/>
                <table:data-pilot-member table:name="16.8" table:display="true" table:show-details="true"/>
                <table:data-pilot-member table:name="16.9" table:display="true" table:show-details="true"/>
                <table:data-pilot-member table:name="17" table:display="true" table:show-details="true"/>
                <table:data-pilot-member table:name="17.1" table:display="true" table:show-details="true"/>
                <table:data-pilot-member table:name="17.2" table:display="true" table:show-details="true"/>
                <table:data-pilot-member table:name="17.3" table:display="true" table:show-details="true"/>
                <table:data-pilot-member table:name="17.4" table:display="true" table:show-details="true"/>
                <table:data-pilot-member table:name="17.5" table:display="true" table:show-details="true"/>
                <table:data-pilot-member table:name="17.6" table:display="true" table:show-details="true"/>
                <table:data-pilot-member table:name="17.7" table:display="true" table:show-details="true"/>
                <table:data-pilot-member table:name="17.8" table:display="true" table:show-details="true"/>
                <table:data-pilot-member table:name="17.9" table:display="true" table:show-details="true"/>
                <table:data-pilot-member table:name="18" table:display="true" table:show-details="true"/>
                <table:data-pilot-member table:name="18.1" table:display="true" table:show-details="true"/>
                <table:data-pilot-member table:name="18.2" table:display="true" table:show-details="true"/>
                <table:data-pilot-member table:name="18.3" table:display="true" table:show-details="true"/>
                <table:data-pilot-member table:name="18.4" table:display="true" table:show-details="true"/>
                <table:data-pilot-member table:name="18.5" table:display="true" table:show-details="true"/>
                <table:data-pilot-member table:name="18.6" table:display="true" table:show-details="true"/>
                <table:data-pilot-member table:name="18.7" table:display="true" table:show-details="true"/>
                <table:data-pilot-member table:name="18.8" table:display="true" table:show-details="true"/>
                <table:data-pilot-member table:name="18.9" table:display="true" table:show-details="true"/>
                <table:data-pilot-member table:name="19" table:display="true" table:show-details="true"/>
                <table:data-pilot-member table:name="19.1" table:display="true" table:show-details="true"/>
                <table:data-pilot-member table:name="19.2" table:display="true" table:show-details="true"/>
                <table:data-pilot-member table:name="19.3" table:display="true" table:show-details="true"/>
                <table:data-pilot-member table:name="19.4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7" table:display="true" table:show-details="true"/>
                <table:data-pilot-member table:name="19.8" table:display="true" table:show-details="true"/>
                <table:data-pilot-member table:name="19.9" table:display="true" table:show-details="true"/>
                <table:data-pilot-member table:name="20" table:display="true" table:show-details="true"/>
                <table:data-pilot-member table:name="20.1" table:display="true" table:show-details="true"/>
                <table:data-pilot-member table:name="20.2" table:display="true" table:show-details="true"/>
                <table:data-pilot-member table:name="20.3" table:display="true" table:show-details="true"/>
                <table:data-pilot-member table:name="20.4" table:display="true" table:show-details="true"/>
                <table:data-pilot-member table:name="20.5" table:display="true" table:show-details="true"/>
                <table:data-pilot-member table:name="20.6" table:display="true" table:show-details="true"/>
                <table:data-pilot-member table:name="20.7" table:display="true" table:show-details="true"/>
                <table:data-pilot-member table:name="20.8" table:display="true" table:show-details="true"/>
                <table:data-pilot-member table:name="20.9" table:display="true" table:show-details="true"/>
                <table:data-pilot-member table:name="21" table:display="true" table:show-details="true"/>
                <table:data-pilot-member table:name="21.1" table:display="true" table:show-details="true"/>
                <table:data-pilot-member table:name="21.2" table:display="true" table:show-details="true"/>
                <table:data-pilot-member table:name="21.3" table:display="true" table:show-details="true"/>
                <table:data-pilot-member table:name="21.4" table:display="true" table:show-details="true"/>
                <table:data-pilot-member table:name="21.5" table:display="true" table:show-details="true"/>
                <table:data-pilot-member table:name="21.6" table:display="true" table:show-details="true"/>
                <table:data-pilot-member table:name="21.7" table:display="true" table:show-details="true"/>
                <table:data-pilot-member table:name="21.8" table:display="true" table:show-details="true"/>
                <table:data-pilot-member table:name="21.9" table:display="true" table:show-details="true"/>
                <table:data-pilot-member table:name="22" table:display="true" table:show-details="true"/>
                <table:data-pilot-member table:name="22.1" table:display="true" table:show-details="true"/>
                <table:data-pilot-member table:name="22.2" table:display="true" table:show-details="true"/>
                <table:data-pilot-member table:name="22.3" table:display="true" table:show-details="true"/>
                <table:data-pilot-member table:name="22.4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2.7" table:display="true" table:show-details="true"/>
                <table:data-pilot-member table:name="22.8" table:display="true" table:show-details="true"/>
                <table:data-pilot-member table:name="22.9" table:display="true" table:show-details="true"/>
                <table:data-pilot-member table:name="23" table:display="true" table:show-details="true"/>
                <table:data-pilot-member table:name="23.1" table:display="true" table:show-details="true"/>
                <table:data-pilot-member table:name="23.2" table:display="true" table:show-details="true"/>
                <table:data-pilot-member table:name="23.3" table:display="true" table:show-details="true"/>
                <table:data-pilot-member table:name="23.4" table:display="true" table:show-details="true"/>
                <table:data-pilot-member table:name="23.5" table:display="true" table:show-details="true"/>
                <table:data-pilot-member table:name="23.6" table:display="true" table:show-details="true"/>
                <table:data-pilot-member table:name="23.7" table:display="true" table:show-details="true"/>
                <table:data-pilot-member table:name="23.8" table:display="true" table:show-details="true"/>
                <table:data-pilot-member table:name="23.9" table:display="true" table:show-details="true"/>
                <table:data-pilot-member table:name="24" table:display="true" table:show-details="true"/>
                <table:data-pilot-member table:name="24.1" table:display="true" table:show-details="true"/>
                <table:data-pilot-member table:name="24.2" table:display="true" table:show-details="true"/>
                <table:data-pilot-member table:name="24.3" table:display="true" table:show-details="true"/>
                <table:data-pilot-member table:name="24.4" table:display="true" table:show-details="true"/>
                <table:data-pilot-member table:name="24.5" table:display="true" table:show-details="true"/>
                <table:data-pilot-member table:name="24.6" table:display="true" table:show-details="true"/>
                <table:data-pilot-member table:name="24.7" table:display="true" table:show-details="true"/>
                <table:data-pilot-member table:name="24.8" table:display="true" table:show-details="true"/>
                <table:data-pilot-member table:name="24.9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25.2" table:display="true" table:show-details="true"/>
                <table:data-pilot-member table:name="25.3" table:display="true" table:show-details="true"/>
                <table:data-pilot-member table:name="25.4" table:display="true" table:show-details="true"/>
                <table:data-pilot-member table:name="25.5" table:display="true" table:show-details="true"/>
                <table:data-pilot-member table:name="25.6" table:display="true" table:show-details="true"/>
                <table:data-pilot-member table:name="25.7" table:display="true" table:show-details="true"/>
                <table:data-pilot-member table:name="25.8" table:display="true" table:show-details="true"/>
                <table:data-pilot-member table:name="25.9" table:display="true" table:show-details="true"/>
                <table:data-pilot-member table:name="26" table:display="true" table:show-details="true"/>
                <table:data-pilot-member table:name="26.1" table:display="true" table:show-details="true"/>
                <table:data-pilot-member table:name="26.2" table:display="true" table:show-details="true"/>
                <table:data-pilot-member table:name="26.3" table:display="true" table:show-details="true"/>
                <table:data-pilot-member table:name="26.4" table:display="true" table:show-details="true"/>
                <table:data-pilot-member table:name="26.5" table:display="true" table:show-details="true"/>
                <table:data-pilot-member table:name="26.6" table:display="true" table:show-details="true"/>
                <table:data-pilot-member table:name="26.7" table:display="true" table:show-details="true"/>
                <table:data-pilot-member table:name="26.8" table:display="true" table:show-details="true"/>
                <table:data-pilot-member table:name="26.9" table:display="true" table:show-details="true"/>
                <table:data-pilot-member table:name="27" table:display="true" table:show-details="true"/>
                <table:data-pilot-member table:name="27.1" table:display="true" table:show-details="true"/>
                <table:data-pilot-member table:name="27.2" table:display="true" table:show-details="true"/>
                <table:data-pilot-member table:name="27.3" table:display="true" table:show-details="true"/>
                <table:data-pilot-member table:name="27.4" table:display="true" table:show-details="true"/>
                <table:data-pilot-member table:name="27.5" table:display="true" table:show-details="true"/>
                <table:data-pilot-member table:name="27.6" table:display="true" table:show-details="true"/>
                <table:data-pilot-member table:name="27.7" table:display="true" table:show-details="true"/>
                <table:data-pilot-member table:name="27.8" table:display="true" table:show-details="true"/>
                <table:data-pilot-member table:name="27.9" table:display="true" table:show-details="true"/>
                <table:data-pilot-member table:name="28" table:display="true" table:show-details="true"/>
                <table:data-pilot-member table:name="28.1" table:display="true" table:show-details="true"/>
                <table:data-pilot-member table:name="28.2" table:display="true" table:show-details="true"/>
                <table:data-pilot-member table:name="28.3" table:display="true" table:show-details="true"/>
                <table:data-pilot-member table:name="28.4" table:display="true" table:show-details="true"/>
                <table:data-pilot-member table:name="28.5" table:display="true" table:show-details="true"/>
                <table:data-pilot-member table:name="28.6" table:display="true" table:show-details="true"/>
                <table:data-pilot-member table:name="28.7" table:display="true" table:show-details="true"/>
                <table:data-pilot-member table:name="28.8" table:display="true" table:show-details="true"/>
                <table:data-pilot-member table:name="28.9" table:display="true" table:show-details="true"/>
                <table:data-pilot-member table:name="29" table:display="true" table:show-details="true"/>
                <table:data-pilot-member table:name="29.1" table:display="true" table:show-details="true"/>
                <table:data-pilot-member table:name="29.2" table:display="true" table:show-details="true"/>
                <table:data-pilot-member table:name="29.3" table:display="true" table:show-details="true"/>
                <table:data-pilot-member table:name="29.4" table:display="true" table:show-details="true"/>
                <table:data-pilot-member table:name="29.5" table:display="true" table:show-details="true"/>
                <table:data-pilot-member table:name="29.6" table:display="true" table:show-details="true"/>
                <table:data-pilot-member table:name="29.7" table:display="true" table:show-details="true"/>
                <table:data-pilot-member table:name="29.8" table:display="true" table:show-details="true"/>
                <table:data-pilot-member table:name="29.9" table:display="true" table:show-details="true"/>
                <table:data-pilot-member table:name="30" table:display="true" table:show-details="true"/>
                <table:data-pilot-member table:name="30.1" table:display="true" table:show-details="true"/>
                <table:data-pilot-member table:name="30.2" table:display="true" table:show-details="true"/>
                <table:data-pilot-member table:name="30.3" table:display="true" table:show-details="true"/>
                <table:data-pilot-member table:name="30.4" table:display="true" table:show-details="true"/>
                <table:data-pilot-member table:name="30.5" table:display="true" table:show-details="true"/>
                <table:data-pilot-member table:name="30.6" table:display="true" table:show-details="true"/>
                <table:data-pilot-member table:name="30.7" table:display="true" table:show-details="true"/>
                <table:data-pilot-member table:name="30.8" table:display="true" table:show-details="true"/>
                <table:data-pilot-member table:name="30.9" table:display="true" table:show-details="true"/>
                <table:data-pilot-member table:name="31" table:display="true" table:show-details="true"/>
                <table:data-pilot-member table:name="31.1" table:display="true" table:show-details="true"/>
                <table:data-pilot-member table:name="31.2" table:display="true" table:show-details="true"/>
                <table:data-pilot-member table:name="31.3" table:display="true" table:show-details="true"/>
                <table:data-pilot-member table:name="31.4" table:display="true" table:show-details="true"/>
                <table:data-pilot-member table:name="31.5" table:display="true" table:show-details="true"/>
                <table:data-pilot-member table:name="31.6" table:display="true" table:show-details="true"/>
                <table:data-pilot-member table:name="31.7" table:display="true" table:show-details="true"/>
                <table:data-pilot-member table:name="31.8" table:display="true" table:show-details="true"/>
                <table:data-pilot-member table:name="31.9" table:display="true" table:show-details="true"/>
                <table:data-pilot-member table:name="32" table:display="true" table:show-details="true"/>
                <table:data-pilot-member table:name="32.1" table:display="true" table:show-details="true"/>
                <table:data-pilot-member table:name="32.2" table:display="true" table:show-details="true"/>
                <table:data-pilot-member table:name="32.3" table:display="true" table:show-details="true"/>
                <table:data-pilot-member table:name="32.4" table:display="true" table:show-details="true"/>
                <table:data-pilot-member table:name="32.5" table:display="true" table:show-details="true"/>
                <table:data-pilot-member table:name="32.6" table:display="true" table:show-details="true"/>
                <table:data-pilot-member table:name="32.7" table:display="true" table:show-details="true"/>
                <table:data-pilot-member table:name="32.9" table:display="true" table:show-details="true"/>
                <table:data-pilot-member table:name="33" table:display="true" table:show-details="true"/>
                <table:data-pilot-member table:name="33.1" table:display="true" table:show-details="true"/>
                <table:data-pilot-member table:name="33.2" table:display="true" table:show-details="true"/>
                <table:data-pilot-member table:name="33.3" table:display="true" table:show-details="true"/>
                <table:data-pilot-member table:name="33.4" table:display="true" table:show-details="true"/>
                <table:data-pilot-member table:name="33.5" table:display="true" table:show-details="true"/>
                <table:data-pilot-member table:name="33.7" table:display="true" table:show-details="true"/>
                <table:data-pilot-member table:name="33.8" table:display="true" table:show-details="true"/>
                <table:data-pilot-member table:name="33.9" table:display="true" table:show-details="true"/>
                <table:data-pilot-member table:name="34.1" table:display="true" table:show-details="true"/>
                <table:data-pilot-member table:name="34.2" table:display="true" table:show-details="true"/>
                <table:data-pilot-member table:name="34.3" table:display="true" table:show-details="true"/>
                <table:data-pilot-member table:name="34.6" table:display="true" table:show-details="true"/>
                <table:data-pilot-member table:name="34.7" table:display="true" table:show-details="true"/>
                <table:data-pilot-member table:name="34.8" table:display="true" table:show-details="true"/>
                <table:data-pilot-member table:name="34.9" table:display="true" table:show-details="true"/>
                <table:data-pilot-member table:name="35" table:display="true" table:show-details="true"/>
                <table:data-pilot-member table:name="35.1" table:display="true" table:show-details="true"/>
                <table:data-pilot-member table:name="35.3" table:display="true" table:show-details="true"/>
                <table:data-pilot-member table:name="35.4" table:display="true" table:show-details="true"/>
                <table:data-pilot-member table:name="35.5" table:display="true" table:show-details="true"/>
                <table:data-pilot-member table:name="35.6" table:display="true" table:show-details="true"/>
                <table:data-pilot-member table:name="35.9" table:display="true" table:show-details="true"/>
                <table:data-pilot-member table:name="36" table:display="true" table:show-details="true"/>
                <table:data-pilot-member table:name="36.1" table:display="true" table:show-details="true"/>
                <table:data-pilot-member table:name="36.2" table:display="true" table:show-details="true"/>
                <table:data-pilot-member table:name="36.3" table:display="true" table:show-details="true"/>
                <table:data-pilot-member table:name="36.4" table:display="true" table:show-details="true"/>
                <table:data-pilot-member table:name="36.5" table:display="true" table:show-details="true"/>
                <table:data-pilot-member table:name="36.6" table:display="true" table:show-details="true"/>
                <table:data-pilot-member table:name="36.7" table:display="true" table:show-details="true"/>
                <table:data-pilot-member table:name="36.8" table:display="true" table:show-details="true"/>
                <table:data-pilot-member table:name="36.9" table:display="true" table:show-details="true"/>
                <table:data-pilot-member table:name="37" table:display="true" table:show-details="true"/>
                <table:data-pilot-member table:name="37.1" table:display="true" table:show-details="true"/>
                <table:data-pilot-member table:name="37.3" table:display="true" table:show-details="true"/>
                <table:data-pilot-member table:name="37.5" table:display="true" table:show-details="true"/>
                <table:data-pilot-member table:name="37.6" table:display="true" table:show-details="true"/>
                <table:data-pilot-member table:name="37.8" table:display="true" table:show-details="true"/>
                <table:data-pilot-member table:name="37.9" table:display="true" table:show-details="true"/>
                <table:data-pilot-member table:name="38" table:display="true" table:show-details="true"/>
                <table:data-pilot-member table:name="38.1" table:display="true" table:show-details="true"/>
                <table:data-pilot-member table:name="38.4" table:display="true" table:show-details="true"/>
                <table:data-pilot-member table:name="38.6" table:display="true" table:show-details="true"/>
                <table:data-pilot-member table:name="38.9" table:display="true" table:show-details="true"/>
                <table:data-pilot-member table:name="39.1" table:display="true" table:show-details="true"/>
                <table:data-pilot-member table:name="39.2" table:display="true" table:show-details="true"/>
                <table:data-pilot-member table:name="39.4" table:display="true" table:show-details="true"/>
                <table:data-pilot-member table:name="39.5" table:display="true" table:show-details="true"/>
                <table:data-pilot-member table:name="39.6" table:display="true" table:show-details="true"/>
                <table:data-pilot-member table:name="39.7" table:display="true" table:show-details="true"/>
                <table:data-pilot-member table:name="39.9" table:display="true" table:show-details="true"/>
                <table:data-pilot-member table:name="40" table:display="true" table:show-details="true"/>
                <table:data-pilot-member table:name="40.2" table:display="true" table:show-details="true"/>
                <table:data-pilot-member table:name="40.3" table:display="true" table:show-details="true"/>
                <table:data-pilot-member table:name="40.8" table:display="true" table:show-details="true"/>
                <table:data-pilot-member table:name="40.9" table:display="true" table:show-details="true"/>
                <table:data-pilot-member table:name="41" table:display="true" table:show-details="true"/>
                <table:data-pilot-member table:name="41.1" table:display="true" table:show-details="true"/>
                <table:data-pilot-member table:name="41.2" table:display="true" table:show-details="true"/>
                <table:data-pilot-member table:name="41.4" table:display="true" table:show-details="true"/>
                <table:data-pilot-member table:name="41.6" table:display="true" table:show-details="true"/>
                <table:data-pilot-member table:name="41.8" table:display="true" table:show-details="true"/>
                <table:data-pilot-member table:name="41.9" table:display="true" table:show-details="true"/>
                <table:data-pilot-member table:name="42.2" table:display="true" table:show-details="true"/>
                <table:data-pilot-member table:name="42.3" table:display="true" table:show-details="true"/>
                <table:data-pilot-member table:name="42.5" table:display="true" table:show-details="true"/>
                <table:data-pilot-member table:name="42.6" table:display="true" table:show-details="true"/>
                <table:data-pilot-member table:name="42.8" table:display="true" table:show-details="true"/>
                <table:data-pilot-member table:name="43" table:display="true" table:show-details="true"/>
                <table:data-pilot-member table:name="43.2" table:display="true" table:show-details="true"/>
                <table:data-pilot-member table:name="43.7" table:display="true" table:show-details="true"/>
                <table:data-pilot-member table:name="43.9" table:display="true" table:show-details="true"/>
                <table:data-pilot-member table:name="44" table:display="true" table:show-details="true"/>
                <table:data-pilot-member table:name="44.4" table:display="true" table:show-details="true"/>
                <table:data-pilot-member table:name="44.8" table:display="true" table:show-details="true"/>
                <table:data-pilot-member table:name="45.2" table:display="true" table:show-details="true"/>
                <table:data-pilot-member table:name="45.5" table:display="true" table:show-details="true"/>
                <table:data-pilot-member table:name="45.6" table:display="true" table:show-details="true"/>
                <table:data-pilot-member table:name="46.1" table:display="true" table:show-details="true"/>
                <table:data-pilot-member table:name="46.4" table:display="true" table:show-details="true"/>
                <table:data-pilot-member table:name="46.5" table:display="true" table:show-details="true"/>
                <table:data-pilot-member table:name="46.8" table:display="true" table:show-details="true"/>
                <table:data-pilot-member table:name="46.9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8.3" table:display="true" table:show-details="true"/>
                <table:data-pilot-member table:name="48.5" table:display="true" table:show-details="true"/>
                <table:data-pilot-member table:name="48.7" table:display="true" table:show-details="true"/>
                <table:data-pilot-member table:name="49.1" table:display="true" table:show-details="true"/>
                <table:data-pilot-member table:name="49.3" table:display="true" table:show-details="true"/>
                <table:data-pilot-member table:name="49.7" table:display="true" table:show-details="true"/>
                <table:data-pilot-member table:name="50.3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3.1" table:display="true" table:show-details="true"/>
                <table:data-pilot-member table:name="53.4" table:display="true" table:show-details="true"/>
                <table:data-pilot-member table:name="53.7" table:display="true" table:show-details="true"/>
                <table:data-pilot-member table:name="57.5" table:display="true" table:show-details="true"/>
                <table:data-pilot-member table:name="58.1" table:display="true" table:show-details="true"/>
                <table:data-pilot-member table:name="58.7" table:display="true" table:show-details="true"/>
                <table:data-pilot-member table:name="64.5" table:display="true" table:show-details="true"/>
                <table:data-pilot-member table:name="68.2" table:display="true" table:show-details="true"/>
                <table:data-pilot-member table:name="74.8" table:display="true" table:show-details="true"/>
                <table:data-pilot-member table:name="76.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berOfShooting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30T10:40:18.936000000</meta:creation-date>
    <dc:date>2020-06-30T10:47:47.140000000</dc:date>
    <meta:editing-duration>PT7M30S</meta:editing-duration>
    <meta:editing-cycles>1</meta:editing-cycles>
    <meta:document-statistic meta:table-count="2" meta:cell-count="7568" meta:object-count="0"/>
    <meta:generator>LibreOffice/6.4.2.2$Windows_x86 LibreOffice_project/4e471d8c02c9c90f512f7f9ead8875b57fcb1ec3</meta:generator>
  </office:meta>
</office:document-meta>
</file>